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3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54.79pt"/>
    </style:style>
    <style:style style:name="co4" style:family="table-column">
      <style:table-column-properties fo:break-before="auto" style:column-width="52.4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38.81pt"/>
    </style:style>
    <style:style style:name="co7" style:family="table-column">
      <style:table-column-properties fo:break-before="auto" style:column-width="40.1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4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log_42584.25" table:style-name="ta1">
        <table:shapes>
          <draw:frame draw:z-index="0" draw:style-name="gr1" draw:text-style-name="P1" svg:width="929.34pt" svg:height="441.98pt" svg:x="534.27pt" svg:y="35.38pt">
            <loext:p draw:notify-on-update-of-ranges="'log_42584.25'.B2:'log_42584.25'.B361 'log_42584.25'.C1:'log_42584.25'.C1 'log_42584.25'.C2:'log_42584.25'.C361 'log_42584.25'.B2:'log_42584.25'.B361 'log_42584.25'.D1:'log_42584.25'.D1 'log_42584.25'.D2:'log_42584.25'.D361 'log_42584.25'.B2:'log_42584.25'.B361 'log_42584.25'.E1:'log_42584.25'.E1 'log_42584.25'.E2:'log_42584.25'.E36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Epoch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Adjusted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Error</text:p>
          </table:table-cell>
          <table:table-cell table:number-columns-repeated="2"/>
          <table:table-cell office:value-type="string" calcext:value-type="string">
            <text:p>Adju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0M33S" calcext:value-type="time">
            <text:p>06:00:33 AM</text:p>
          </table:table-cell>
          <table:table-cell table:formula="of:=[.H2]+[.F2]" office:value-type="float" office:value="204.31" calcext:value-type="float">
            <text:p>204.31</text:p>
          </table:table-cell>
          <table:table-cell office:value-type="float" office:value="180" calcext:value-type="float">
            <text:p>180</text:p>
          </table:table-cell>
          <table:table-cell table:formula="of:=-ABS([.D2]-[.C2])" office:value-type="float" office:value="-24.31" calcext:value-type="float">
            <text:p>-24.31</text:p>
          </table:table-cell>
          <table:table-cell office:value-type="float" office:value="204.31" calcext:value-type="float">
            <text:p>204.31</text:p>
          </table:table-cell>
          <table:table-cell table:formula="of:=([.D2]-[.C2])^2" office:value-type="float" office:value="590.9761" calcext:value-type="float">
            <text:p>590.9761</text:p>
          </table:table-cell>
          <table:table-cell table:formula="of:=[.J$2]" office:value-type="float" office:value="0" calcext:value-type="float">
            <text:p>0</text:p>
          </table:table-cell>
          <table:table-cell table:formula="of:=SQRT(AVERAGE([.G2:.G361]))" office:value-type="float" office:value="21.7670297825761" calcext:value-type="float">
            <text:p>21.76702978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0M34S" calcext:value-type="time">
            <text:p>06:00:34 AM</text:p>
          </table:table-cell>
          <table:table-cell table:formula="of:=[.H3]+[.F3]" office:value-type="float" office:value="212.63" calcext:value-type="float">
            <text:p>212.63</text:p>
          </table:table-cell>
          <table:table-cell office:value-type="float" office:value="180" calcext:value-type="float">
            <text:p>180</text:p>
          </table:table-cell>
          <table:table-cell table:formula="of:=-ABS([.D3]-[.C3])" office:value-type="float" office:value="-32.63" calcext:value-type="float">
            <text:p>-32.63</text:p>
          </table:table-cell>
          <table:table-cell office:value-type="float" office:value="212.63" calcext:value-type="float">
            <text:p>212.63</text:p>
          </table:table-cell>
          <table:table-cell table:formula="of:=([.D3]-[.C3])^2" office:value-type="float" office:value="1064.7169" calcext:value-type="float">
            <text:p>1064.7169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0M35S" calcext:value-type="time">
            <text:p>06:00:35 AM</text:p>
          </table:table-cell>
          <table:table-cell table:formula="of:=[.H4]+[.F4]" office:value-type="float" office:value="209.06" calcext:value-type="float">
            <text:p>209.06</text:p>
          </table:table-cell>
          <table:table-cell office:value-type="float" office:value="180" calcext:value-type="float">
            <text:p>180</text:p>
          </table:table-cell>
          <table:table-cell table:formula="of:=-ABS([.D4]-[.C4])" office:value-type="float" office:value="-29.06" calcext:value-type="float">
            <text:p>-29.06</text:p>
          </table:table-cell>
          <table:table-cell office:value-type="float" office:value="209.06" calcext:value-type="float">
            <text:p>209.06</text:p>
          </table:table-cell>
          <table:table-cell table:formula="of:=([.D4]-[.C4])^2" office:value-type="float" office:value="844.4836" calcext:value-type="float">
            <text:p>844.4836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0M36S" calcext:value-type="time">
            <text:p>06:00:36 AM</text:p>
          </table:table-cell>
          <table:table-cell table:formula="of:=[.H5]+[.F5]" office:value-type="float" office:value="208.81" calcext:value-type="float">
            <text:p>208.81</text:p>
          </table:table-cell>
          <table:table-cell office:value-type="float" office:value="180" calcext:value-type="float">
            <text:p>180</text:p>
          </table:table-cell>
          <table:table-cell table:formula="of:=-ABS([.D5]-[.C5])" office:value-type="float" office:value="-28.81" calcext:value-type="float">
            <text:p>-28.81</text:p>
          </table:table-cell>
          <table:table-cell office:value-type="float" office:value="208.81" calcext:value-type="float">
            <text:p>208.81</text:p>
          </table:table-cell>
          <table:table-cell table:formula="of:=([.D5]-[.C5])^2" office:value-type="float" office:value="830.0161" calcext:value-type="float">
            <text:p>830.0161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0M37S" calcext:value-type="time">
            <text:p>06:00:37 AM</text:p>
          </table:table-cell>
          <table:table-cell table:formula="of:=[.H6]+[.F6]" office:value-type="float" office:value="205.94" calcext:value-type="float">
            <text:p>205.94</text:p>
          </table:table-cell>
          <table:table-cell office:value-type="float" office:value="180" calcext:value-type="float">
            <text:p>180</text:p>
          </table:table-cell>
          <table:table-cell table:formula="of:=-ABS([.D6]-[.C6])" office:value-type="float" office:value="-25.94" calcext:value-type="float">
            <text:p>-25.94</text:p>
          </table:table-cell>
          <table:table-cell office:value-type="float" office:value="205.94" calcext:value-type="float">
            <text:p>205.94</text:p>
          </table:table-cell>
          <table:table-cell table:formula="of:=([.D6]-[.C6])^2" office:value-type="float" office:value="672.8836" calcext:value-type="float">
            <text:p>672.8836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0M38S" calcext:value-type="time">
            <text:p>06:00:38 AM</text:p>
          </table:table-cell>
          <table:table-cell table:formula="of:=[.H7]+[.F7]" office:value-type="float" office:value="206.94" calcext:value-type="float">
            <text:p>206.94</text:p>
          </table:table-cell>
          <table:table-cell office:value-type="float" office:value="180" calcext:value-type="float">
            <text:p>180</text:p>
          </table:table-cell>
          <table:table-cell table:formula="of:=-ABS([.D7]-[.C7])" office:value-type="float" office:value="-26.94" calcext:value-type="float">
            <text:p>-26.94</text:p>
          </table:table-cell>
          <table:table-cell office:value-type="float" office:value="206.94" calcext:value-type="float">
            <text:p>206.94</text:p>
          </table:table-cell>
          <table:table-cell table:formula="of:=([.D7]-[.C7])^2" office:value-type="float" office:value="725.7636" calcext:value-type="float">
            <text:p>725.7636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0M39S" calcext:value-type="time">
            <text:p>06:00:39 AM</text:p>
          </table:table-cell>
          <table:table-cell table:formula="of:=[.H8]+[.F8]" office:value-type="float" office:value="207.25" calcext:value-type="float">
            <text:p>207.25</text:p>
          </table:table-cell>
          <table:table-cell office:value-type="float" office:value="180" calcext:value-type="float">
            <text:p>180</text:p>
          </table:table-cell>
          <table:table-cell table:formula="of:=-ABS([.D8]-[.C8])" office:value-type="float" office:value="-27.25" calcext:value-type="float">
            <text:p>-27.25</text:p>
          </table:table-cell>
          <table:table-cell office:value-type="float" office:value="207.25" calcext:value-type="float">
            <text:p>207.25</text:p>
          </table:table-cell>
          <table:table-cell table:formula="of:=([.D8]-[.C8])^2" office:value-type="float" office:value="742.5625" calcext:value-type="float">
            <text:p>742.5625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0M40S" calcext:value-type="time">
            <text:p>06:00:40 AM</text:p>
          </table:table-cell>
          <table:table-cell table:formula="of:=[.H9]+[.F9]" office:value-type="float" office:value="207.81" calcext:value-type="float">
            <text:p>207.81</text:p>
          </table:table-cell>
          <table:table-cell office:value-type="float" office:value="180" calcext:value-type="float">
            <text:p>180</text:p>
          </table:table-cell>
          <table:table-cell table:formula="of:=-ABS([.D9]-[.C9])" office:value-type="float" office:value="-27.81" calcext:value-type="float">
            <text:p>-27.81</text:p>
          </table:table-cell>
          <table:table-cell office:value-type="float" office:value="207.81" calcext:value-type="float">
            <text:p>207.81</text:p>
          </table:table-cell>
          <table:table-cell table:formula="of:=([.D9]-[.C9])^2" office:value-type="float" office:value="773.3961" calcext:value-type="float">
            <text:p>773.3961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0M41S" calcext:value-type="time">
            <text:p>06:00:41 AM</text:p>
          </table:table-cell>
          <table:table-cell table:formula="of:=[.H10]+[.F10]" office:value-type="float" office:value="207.75" calcext:value-type="float">
            <text:p>207.75</text:p>
          </table:table-cell>
          <table:table-cell office:value-type="float" office:value="180" calcext:value-type="float">
            <text:p>180</text:p>
          </table:table-cell>
          <table:table-cell table:formula="of:=-ABS([.D10]-[.C10])" office:value-type="float" office:value="-27.75" calcext:value-type="float">
            <text:p>-27.75</text:p>
          </table:table-cell>
          <table:table-cell office:value-type="float" office:value="207.75" calcext:value-type="float">
            <text:p>207.75</text:p>
          </table:table-cell>
          <table:table-cell table:formula="of:=([.D10]-[.C10])^2" office:value-type="float" office:value="770.0625" calcext:value-type="float">
            <text:p>770.0625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0M42S" calcext:value-type="time">
            <text:p>06:00:42 AM</text:p>
          </table:table-cell>
          <table:table-cell table:formula="of:=[.H11]+[.F11]" office:value-type="float" office:value="207.13" calcext:value-type="float">
            <text:p>207.13</text:p>
          </table:table-cell>
          <table:table-cell office:value-type="float" office:value="180" calcext:value-type="float">
            <text:p>180</text:p>
          </table:table-cell>
          <table:table-cell table:formula="of:=-ABS([.D11]-[.C11])" office:value-type="float" office:value="-27.13" calcext:value-type="float">
            <text:p>-27.13</text:p>
          </table:table-cell>
          <table:table-cell office:value-type="float" office:value="207.13" calcext:value-type="float">
            <text:p>207.13</text:p>
          </table:table-cell>
          <table:table-cell table:formula="of:=([.D11]-[.C11])^2" office:value-type="float" office:value="736.0369" calcext:value-type="float">
            <text:p>736.0369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0M43S" calcext:value-type="time">
            <text:p>06:00:43 AM</text:p>
          </table:table-cell>
          <table:table-cell table:formula="of:=[.H12]+[.F12]" office:value-type="float" office:value="206.69" calcext:value-type="float">
            <text:p>206.69</text:p>
          </table:table-cell>
          <table:table-cell office:value-type="float" office:value="180" calcext:value-type="float">
            <text:p>180</text:p>
          </table:table-cell>
          <table:table-cell table:formula="of:=-ABS([.D12]-[.C12])" office:value-type="float" office:value="-26.69" calcext:value-type="float">
            <text:p>-26.69</text:p>
          </table:table-cell>
          <table:table-cell office:value-type="float" office:value="206.69" calcext:value-type="float">
            <text:p>206.69</text:p>
          </table:table-cell>
          <table:table-cell table:formula="of:=([.D12]-[.C12])^2" office:value-type="float" office:value="712.3561" calcext:value-type="float">
            <text:p>712.3561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0M44S" calcext:value-type="time">
            <text:p>06:00:44 AM</text:p>
          </table:table-cell>
          <table:table-cell table:formula="of:=[.H13]+[.F13]" office:value-type="float" office:value="207" calcext:value-type="float">
            <text:p>207</text:p>
          </table:table-cell>
          <table:table-cell office:value-type="float" office:value="180" calcext:value-type="float">
            <text:p>180</text:p>
          </table:table-cell>
          <table:table-cell table:formula="of:=-ABS([.D13]-[.C13])" office:value-type="float" office:value="-27" calcext:value-type="float">
            <text:p>-27</text:p>
          </table:table-cell>
          <table:table-cell office:value-type="float" office:value="207" calcext:value-type="float">
            <text:p>207</text:p>
          </table:table-cell>
          <table:table-cell table:formula="of:=([.D13]-[.C13])^2" office:value-type="float" office:value="729" calcext:value-type="float">
            <text:p>729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0M45S" calcext:value-type="time">
            <text:p>06:00:45 AM</text:p>
          </table:table-cell>
          <table:table-cell table:formula="of:=[.H14]+[.F14]" office:value-type="float" office:value="207.44" calcext:value-type="float">
            <text:p>207.44</text:p>
          </table:table-cell>
          <table:table-cell office:value-type="float" office:value="180" calcext:value-type="float">
            <text:p>180</text:p>
          </table:table-cell>
          <table:table-cell table:formula="of:=-ABS([.D14]-[.C14])" office:value-type="float" office:value="-27.44" calcext:value-type="float">
            <text:p>-27.44</text:p>
          </table:table-cell>
          <table:table-cell office:value-type="float" office:value="207.44" calcext:value-type="float">
            <text:p>207.44</text:p>
          </table:table-cell>
          <table:table-cell table:formula="of:=([.D14]-[.C14])^2" office:value-type="float" office:value="752.9536" calcext:value-type="float">
            <text:p>752.9536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0M46S" calcext:value-type="time">
            <text:p>06:00:46 AM</text:p>
          </table:table-cell>
          <table:table-cell table:formula="of:=[.H15]+[.F15]" office:value-type="float" office:value="206.31" calcext:value-type="float">
            <text:p>206.31</text:p>
          </table:table-cell>
          <table:table-cell office:value-type="float" office:value="180" calcext:value-type="float">
            <text:p>180</text:p>
          </table:table-cell>
          <table:table-cell table:formula="of:=-ABS([.D15]-[.C15])" office:value-type="float" office:value="-26.31" calcext:value-type="float">
            <text:p>-26.31</text:p>
          </table:table-cell>
          <table:table-cell office:value-type="float" office:value="206.31" calcext:value-type="float">
            <text:p>206.31</text:p>
          </table:table-cell>
          <table:table-cell table:formula="of:=([.D15]-[.C15])^2" office:value-type="float" office:value="692.2161" calcext:value-type="float">
            <text:p>692.2161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0M47S" calcext:value-type="time">
            <text:p>06:00:47 AM</text:p>
          </table:table-cell>
          <table:table-cell table:formula="of:=[.H16]+[.F16]" office:value-type="float" office:value="206.75" calcext:value-type="float">
            <text:p>206.75</text:p>
          </table:table-cell>
          <table:table-cell office:value-type="float" office:value="180" calcext:value-type="float">
            <text:p>180</text:p>
          </table:table-cell>
          <table:table-cell table:formula="of:=-ABS([.D16]-[.C16])" office:value-type="float" office:value="-26.75" calcext:value-type="float">
            <text:p>-26.75</text:p>
          </table:table-cell>
          <table:table-cell office:value-type="float" office:value="206.75" calcext:value-type="float">
            <text:p>206.75</text:p>
          </table:table-cell>
          <table:table-cell table:formula="of:=([.D16]-[.C16])^2" office:value-type="float" office:value="715.5625" calcext:value-type="float">
            <text:p>715.5625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0M48S" calcext:value-type="time">
            <text:p>06:00:48 AM</text:p>
          </table:table-cell>
          <table:table-cell table:formula="of:=[.H17]+[.F17]" office:value-type="float" office:value="208.19" calcext:value-type="float">
            <text:p>208.19</text:p>
          </table:table-cell>
          <table:table-cell office:value-type="float" office:value="180" calcext:value-type="float">
            <text:p>180</text:p>
          </table:table-cell>
          <table:table-cell table:formula="of:=-ABS([.D17]-[.C17])" office:value-type="float" office:value="-28.19" calcext:value-type="float">
            <text:p>-28.19</text:p>
          </table:table-cell>
          <table:table-cell office:value-type="float" office:value="208.19" calcext:value-type="float">
            <text:p>208.19</text:p>
          </table:table-cell>
          <table:table-cell table:formula="of:=([.D17]-[.C17])^2" office:value-type="float" office:value="794.6761" calcext:value-type="float">
            <text:p>794.6761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0M49S" calcext:value-type="time">
            <text:p>06:00:49 AM</text:p>
          </table:table-cell>
          <table:table-cell table:formula="of:=[.H18]+[.F18]" office:value-type="float" office:value="209.13" calcext:value-type="float">
            <text:p>209.13</text:p>
          </table:table-cell>
          <table:table-cell office:value-type="float" office:value="180" calcext:value-type="float">
            <text:p>180</text:p>
          </table:table-cell>
          <table:table-cell table:formula="of:=-ABS([.D18]-[.C18])" office:value-type="float" office:value="-29.13" calcext:value-type="float">
            <text:p>-29.13</text:p>
          </table:table-cell>
          <table:table-cell office:value-type="float" office:value="209.13" calcext:value-type="float">
            <text:p>209.13</text:p>
          </table:table-cell>
          <table:table-cell table:formula="of:=([.D18]-[.C18])^2" office:value-type="float" office:value="848.5569" calcext:value-type="float">
            <text:p>848.5569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0M50S" calcext:value-type="time">
            <text:p>06:00:50 AM</text:p>
          </table:table-cell>
          <table:table-cell table:formula="of:=[.H19]+[.F19]" office:value-type="float" office:value="202.94" calcext:value-type="float">
            <text:p>202.94</text:p>
          </table:table-cell>
          <table:table-cell office:value-type="float" office:value="180" calcext:value-type="float">
            <text:p>180</text:p>
          </table:table-cell>
          <table:table-cell table:formula="of:=-ABS([.D19]-[.C19])" office:value-type="float" office:value="-22.94" calcext:value-type="float">
            <text:p>-22.94</text:p>
          </table:table-cell>
          <table:table-cell office:value-type="float" office:value="202.94" calcext:value-type="float">
            <text:p>202.94</text:p>
          </table:table-cell>
          <table:table-cell table:formula="of:=([.D19]-[.C19])^2" office:value-type="float" office:value="526.2436" calcext:value-type="float">
            <text:p>526.2436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0M51S" calcext:value-type="time">
            <text:p>06:00:51 AM</text:p>
          </table:table-cell>
          <table:table-cell table:formula="of:=[.H20]+[.F20]" office:value-type="float" office:value="205.5" calcext:value-type="float">
            <text:p>205.5</text:p>
          </table:table-cell>
          <table:table-cell office:value-type="float" office:value="180" calcext:value-type="float">
            <text:p>180</text:p>
          </table:table-cell>
          <table:table-cell table:formula="of:=-ABS([.D20]-[.C20])" office:value-type="float" office:value="-25.5" calcext:value-type="float">
            <text:p>-25.5</text:p>
          </table:table-cell>
          <table:table-cell office:value-type="float" office:value="205.5" calcext:value-type="float">
            <text:p>205.5</text:p>
          </table:table-cell>
          <table:table-cell table:formula="of:=([.D20]-[.C20])^2" office:value-type="float" office:value="650.25" calcext:value-type="float">
            <text:p>650.25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0M52S" calcext:value-type="time">
            <text:p>06:00:52 AM</text:p>
          </table:table-cell>
          <table:table-cell table:formula="of:=[.H21]+[.F21]" office:value-type="float" office:value="207.19" calcext:value-type="float">
            <text:p>207.19</text:p>
          </table:table-cell>
          <table:table-cell office:value-type="float" office:value="180" calcext:value-type="float">
            <text:p>180</text:p>
          </table:table-cell>
          <table:table-cell table:formula="of:=-ABS([.D21]-[.C21])" office:value-type="float" office:value="-27.19" calcext:value-type="float">
            <text:p>-27.19</text:p>
          </table:table-cell>
          <table:table-cell office:value-type="float" office:value="207.19" calcext:value-type="float">
            <text:p>207.19</text:p>
          </table:table-cell>
          <table:table-cell table:formula="of:=([.D21]-[.C21])^2" office:value-type="float" office:value="739.2961" calcext:value-type="float">
            <text:p>739.2961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0M53S" calcext:value-type="time">
            <text:p>06:00:53 AM</text:p>
          </table:table-cell>
          <table:table-cell table:formula="of:=[.H22]+[.F22]" office:value-type="float" office:value="208.94" calcext:value-type="float">
            <text:p>208.94</text:p>
          </table:table-cell>
          <table:table-cell office:value-type="float" office:value="180" calcext:value-type="float">
            <text:p>180</text:p>
          </table:table-cell>
          <table:table-cell table:formula="of:=-ABS([.D22]-[.C22])" office:value-type="float" office:value="-28.94" calcext:value-type="float">
            <text:p>-28.94</text:p>
          </table:table-cell>
          <table:table-cell office:value-type="float" office:value="208.94" calcext:value-type="float">
            <text:p>208.94</text:p>
          </table:table-cell>
          <table:table-cell table:formula="of:=([.D22]-[.C22])^2" office:value-type="float" office:value="837.5236" calcext:value-type="float">
            <text:p>837.5236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0M54S" calcext:value-type="time">
            <text:p>06:00:54 AM</text:p>
          </table:table-cell>
          <table:table-cell table:formula="of:=[.H23]+[.F23]" office:value-type="float" office:value="209.75" calcext:value-type="float">
            <text:p>209.75</text:p>
          </table:table-cell>
          <table:table-cell office:value-type="float" office:value="180" calcext:value-type="float">
            <text:p>180</text:p>
          </table:table-cell>
          <table:table-cell table:formula="of:=-ABS([.D23]-[.C23])" office:value-type="float" office:value="-29.75" calcext:value-type="float">
            <text:p>-29.75</text:p>
          </table:table-cell>
          <table:table-cell office:value-type="float" office:value="209.75" calcext:value-type="float">
            <text:p>209.75</text:p>
          </table:table-cell>
          <table:table-cell table:formula="of:=([.D23]-[.C23])^2" office:value-type="float" office:value="885.0625" calcext:value-type="float">
            <text:p>885.0625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0M55S" calcext:value-type="time">
            <text:p>06:00:55 AM</text:p>
          </table:table-cell>
          <table:table-cell table:formula="of:=[.H24]+[.F24]" office:value-type="float" office:value="206.63" calcext:value-type="float">
            <text:p>206.63</text:p>
          </table:table-cell>
          <table:table-cell office:value-type="float" office:value="180" calcext:value-type="float">
            <text:p>180</text:p>
          </table:table-cell>
          <table:table-cell table:formula="of:=-ABS([.D24]-[.C24])" office:value-type="float" office:value="-26.63" calcext:value-type="float">
            <text:p>-26.63</text:p>
          </table:table-cell>
          <table:table-cell office:value-type="float" office:value="206.63" calcext:value-type="float">
            <text:p>206.63</text:p>
          </table:table-cell>
          <table:table-cell table:formula="of:=([.D24]-[.C24])^2" office:value-type="float" office:value="709.1569" calcext:value-type="float">
            <text:p>709.1569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0M56S" calcext:value-type="time">
            <text:p>06:00:56 AM</text:p>
          </table:table-cell>
          <table:table-cell table:formula="of:=[.H25]+[.F25]" office:value-type="float" office:value="207.75" calcext:value-type="float">
            <text:p>207.75</text:p>
          </table:table-cell>
          <table:table-cell office:value-type="float" office:value="180" calcext:value-type="float">
            <text:p>180</text:p>
          </table:table-cell>
          <table:table-cell table:formula="of:=-ABS([.D25]-[.C25])" office:value-type="float" office:value="-27.75" calcext:value-type="float">
            <text:p>-27.75</text:p>
          </table:table-cell>
          <table:table-cell office:value-type="float" office:value="207.75" calcext:value-type="float">
            <text:p>207.75</text:p>
          </table:table-cell>
          <table:table-cell table:formula="of:=([.D25]-[.C25])^2" office:value-type="float" office:value="770.0625" calcext:value-type="float">
            <text:p>770.0625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0M57S" calcext:value-type="time">
            <text:p>06:00:57 AM</text:p>
          </table:table-cell>
          <table:table-cell table:formula="of:=[.H26]+[.F26]" office:value-type="float" office:value="209.25" calcext:value-type="float">
            <text:p>209.25</text:p>
          </table:table-cell>
          <table:table-cell office:value-type="float" office:value="180" calcext:value-type="float">
            <text:p>180</text:p>
          </table:table-cell>
          <table:table-cell table:formula="of:=-ABS([.D26]-[.C26])" office:value-type="float" office:value="-29.25" calcext:value-type="float">
            <text:p>-29.25</text:p>
          </table:table-cell>
          <table:table-cell office:value-type="float" office:value="209.25" calcext:value-type="float">
            <text:p>209.25</text:p>
          </table:table-cell>
          <table:table-cell table:formula="of:=([.D26]-[.C26])^2" office:value-type="float" office:value="855.5625" calcext:value-type="float">
            <text:p>855.5625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0M58S" calcext:value-type="time">
            <text:p>06:00:58 AM</text:p>
          </table:table-cell>
          <table:table-cell table:formula="of:=[.H27]+[.F27]" office:value-type="float" office:value="214.56" calcext:value-type="float">
            <text:p>214.56</text:p>
          </table:table-cell>
          <table:table-cell office:value-type="float" office:value="180" calcext:value-type="float">
            <text:p>180</text:p>
          </table:table-cell>
          <table:table-cell table:formula="of:=-ABS([.D27]-[.C27])" office:value-type="float" office:value="-34.56" calcext:value-type="float">
            <text:p>-34.56</text:p>
          </table:table-cell>
          <table:table-cell office:value-type="float" office:value="214.56" calcext:value-type="float">
            <text:p>214.56</text:p>
          </table:table-cell>
          <table:table-cell table:formula="of:=([.D27]-[.C27])^2" office:value-type="float" office:value="1194.3936" calcext:value-type="float">
            <text:p>1194.3936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0M59S" calcext:value-type="time">
            <text:p>06:00:59 AM</text:p>
          </table:table-cell>
          <table:table-cell table:formula="of:=[.H28]+[.F28]" office:value-type="float" office:value="212.38" calcext:value-type="float">
            <text:p>212.38</text:p>
          </table:table-cell>
          <table:table-cell office:value-type="float" office:value="180" calcext:value-type="float">
            <text:p>180</text:p>
          </table:table-cell>
          <table:table-cell table:formula="of:=-ABS([.D28]-[.C28])" office:value-type="float" office:value="-32.38" calcext:value-type="float">
            <text:p>-32.38</text:p>
          </table:table-cell>
          <table:table-cell office:value-type="float" office:value="212.38" calcext:value-type="float">
            <text:p>212.38</text:p>
          </table:table-cell>
          <table:table-cell table:formula="of:=([.D28]-[.C28])^2" office:value-type="float" office:value="1048.4644" calcext:value-type="float">
            <text:p>1048.4644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1M00S" calcext:value-type="time">
            <text:p>06:01:00 AM</text:p>
          </table:table-cell>
          <table:table-cell table:formula="of:=[.H29]+[.F29]" office:value-type="float" office:value="209.06" calcext:value-type="float">
            <text:p>209.06</text:p>
          </table:table-cell>
          <table:table-cell office:value-type="float" office:value="180" calcext:value-type="float">
            <text:p>180</text:p>
          </table:table-cell>
          <table:table-cell table:formula="of:=-ABS([.D29]-[.C29])" office:value-type="float" office:value="-29.06" calcext:value-type="float">
            <text:p>-29.06</text:p>
          </table:table-cell>
          <table:table-cell office:value-type="float" office:value="209.06" calcext:value-type="float">
            <text:p>209.06</text:p>
          </table:table-cell>
          <table:table-cell table:formula="of:=([.D29]-[.C29])^2" office:value-type="float" office:value="844.4836" calcext:value-type="float">
            <text:p>844.4836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1M01S" calcext:value-type="time">
            <text:p>06:01:01 AM</text:p>
          </table:table-cell>
          <table:table-cell table:formula="of:=[.H30]+[.F30]" office:value-type="float" office:value="208.69" calcext:value-type="float">
            <text:p>208.69</text:p>
          </table:table-cell>
          <table:table-cell office:value-type="float" office:value="180" calcext:value-type="float">
            <text:p>180</text:p>
          </table:table-cell>
          <table:table-cell table:formula="of:=-ABS([.D30]-[.C30])" office:value-type="float" office:value="-28.69" calcext:value-type="float">
            <text:p>-28.69</text:p>
          </table:table-cell>
          <table:table-cell office:value-type="float" office:value="208.69" calcext:value-type="float">
            <text:p>208.69</text:p>
          </table:table-cell>
          <table:table-cell table:formula="of:=([.D30]-[.C30])^2" office:value-type="float" office:value="823.1161" calcext:value-type="float">
            <text:p>823.1161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1M02S" calcext:value-type="time">
            <text:p>06:01:02 AM</text:p>
          </table:table-cell>
          <table:table-cell table:formula="of:=[.H31]+[.F31]" office:value-type="float" office:value="205.56" calcext:value-type="float">
            <text:p>205.56</text:p>
          </table:table-cell>
          <table:table-cell office:value-type="float" office:value="180" calcext:value-type="float">
            <text:p>180</text:p>
          </table:table-cell>
          <table:table-cell table:formula="of:=-ABS([.D31]-[.C31])" office:value-type="float" office:value="-25.56" calcext:value-type="float">
            <text:p>-25.56</text:p>
          </table:table-cell>
          <table:table-cell office:value-type="float" office:value="205.56" calcext:value-type="float">
            <text:p>205.56</text:p>
          </table:table-cell>
          <table:table-cell table:formula="of:=([.D31]-[.C31])^2" office:value-type="float" office:value="653.3136" calcext:value-type="float">
            <text:p>653.3136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1M03S" calcext:value-type="time">
            <text:p>06:01:03 AM</text:p>
          </table:table-cell>
          <table:table-cell table:formula="of:=[.H32]+[.F32]" office:value-type="float" office:value="203.81" calcext:value-type="float">
            <text:p>203.81</text:p>
          </table:table-cell>
          <table:table-cell office:value-type="float" office:value="180" calcext:value-type="float">
            <text:p>180</text:p>
          </table:table-cell>
          <table:table-cell table:formula="of:=-ABS([.D32]-[.C32])" office:value-type="float" office:value="-23.81" calcext:value-type="float">
            <text:p>-23.81</text:p>
          </table:table-cell>
          <table:table-cell office:value-type="float" office:value="203.81" calcext:value-type="float">
            <text:p>203.81</text:p>
          </table:table-cell>
          <table:table-cell table:formula="of:=([.D32]-[.C32])^2" office:value-type="float" office:value="566.9161" calcext:value-type="float">
            <text:p>566.9161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1M04S" calcext:value-type="time">
            <text:p>06:01:04 AM</text:p>
          </table:table-cell>
          <table:table-cell table:formula="of:=[.H33]+[.F33]" office:value-type="float" office:value="201.56" calcext:value-type="float">
            <text:p>201.56</text:p>
          </table:table-cell>
          <table:table-cell office:value-type="float" office:value="180" calcext:value-type="float">
            <text:p>180</text:p>
          </table:table-cell>
          <table:table-cell table:formula="of:=-ABS([.D33]-[.C33])" office:value-type="float" office:value="-21.56" calcext:value-type="float">
            <text:p>-21.56</text:p>
          </table:table-cell>
          <table:table-cell office:value-type="float" office:value="201.56" calcext:value-type="float">
            <text:p>201.56</text:p>
          </table:table-cell>
          <table:table-cell table:formula="of:=([.D33]-[.C33])^2" office:value-type="float" office:value="464.8336" calcext:value-type="float">
            <text:p>464.8336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1M05S" calcext:value-type="time">
            <text:p>06:01:05 AM</text:p>
          </table:table-cell>
          <table:table-cell table:formula="of:=[.H34]+[.F34]" office:value-type="float" office:value="200.81" calcext:value-type="float">
            <text:p>200.81</text:p>
          </table:table-cell>
          <table:table-cell office:value-type="float" office:value="180" calcext:value-type="float">
            <text:p>180</text:p>
          </table:table-cell>
          <table:table-cell table:formula="of:=-ABS([.D34]-[.C34])" office:value-type="float" office:value="-20.81" calcext:value-type="float">
            <text:p>-20.81</text:p>
          </table:table-cell>
          <table:table-cell office:value-type="float" office:value="200.81" calcext:value-type="float">
            <text:p>200.81</text:p>
          </table:table-cell>
          <table:table-cell table:formula="of:=([.D34]-[.C34])^2" office:value-type="float" office:value="433.0561" calcext:value-type="float">
            <text:p>433.0561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1M06S" calcext:value-type="time">
            <text:p>06:01:06 AM</text:p>
          </table:table-cell>
          <table:table-cell table:formula="of:=[.H35]+[.F35]" office:value-type="float" office:value="200.63" calcext:value-type="float">
            <text:p>200.63</text:p>
          </table:table-cell>
          <table:table-cell office:value-type="float" office:value="180" calcext:value-type="float">
            <text:p>180</text:p>
          </table:table-cell>
          <table:table-cell table:formula="of:=-ABS([.D35]-[.C35])" office:value-type="float" office:value="-20.63" calcext:value-type="float">
            <text:p>-20.63</text:p>
          </table:table-cell>
          <table:table-cell office:value-type="float" office:value="200.63" calcext:value-type="float">
            <text:p>200.63</text:p>
          </table:table-cell>
          <table:table-cell table:formula="of:=([.D35]-[.C35])^2" office:value-type="float" office:value="425.5969" calcext:value-type="float">
            <text:p>425.5969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1M07S" calcext:value-type="time">
            <text:p>06:01:07 AM</text:p>
          </table:table-cell>
          <table:table-cell table:formula="of:=[.H36]+[.F36]" office:value-type="float" office:value="203.75" calcext:value-type="float">
            <text:p>203.75</text:p>
          </table:table-cell>
          <table:table-cell office:value-type="float" office:value="180" calcext:value-type="float">
            <text:p>180</text:p>
          </table:table-cell>
          <table:table-cell table:formula="of:=-ABS([.D36]-[.C36])" office:value-type="float" office:value="-23.75" calcext:value-type="float">
            <text:p>-23.75</text:p>
          </table:table-cell>
          <table:table-cell office:value-type="float" office:value="203.75" calcext:value-type="float">
            <text:p>203.75</text:p>
          </table:table-cell>
          <table:table-cell table:formula="of:=([.D36]-[.C36])^2" office:value-type="float" office:value="564.0625" calcext:value-type="float">
            <text:p>564.0625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1M08S" calcext:value-type="time">
            <text:p>06:01:08 AM</text:p>
          </table:table-cell>
          <table:table-cell table:formula="of:=[.H37]+[.F37]" office:value-type="float" office:value="203.06" calcext:value-type="float">
            <text:p>203.06</text:p>
          </table:table-cell>
          <table:table-cell office:value-type="float" office:value="180" calcext:value-type="float">
            <text:p>180</text:p>
          </table:table-cell>
          <table:table-cell table:formula="of:=-ABS([.D37]-[.C37])" office:value-type="float" office:value="-23.06" calcext:value-type="float">
            <text:p>-23.06</text:p>
          </table:table-cell>
          <table:table-cell office:value-type="float" office:value="203.06" calcext:value-type="float">
            <text:p>203.06</text:p>
          </table:table-cell>
          <table:table-cell table:formula="of:=([.D37]-[.C37])^2" office:value-type="float" office:value="531.7636" calcext:value-type="float">
            <text:p>531.7636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1M09S" calcext:value-type="time">
            <text:p>06:01:09 AM</text:p>
          </table:table-cell>
          <table:table-cell table:formula="of:=[.H38]+[.F38]" office:value-type="float" office:value="204.31" calcext:value-type="float">
            <text:p>204.31</text:p>
          </table:table-cell>
          <table:table-cell office:value-type="float" office:value="180" calcext:value-type="float">
            <text:p>180</text:p>
          </table:table-cell>
          <table:table-cell table:formula="of:=-ABS([.D38]-[.C38])" office:value-type="float" office:value="-24.31" calcext:value-type="float">
            <text:p>-24.31</text:p>
          </table:table-cell>
          <table:table-cell office:value-type="float" office:value="204.31" calcext:value-type="float">
            <text:p>204.31</text:p>
          </table:table-cell>
          <table:table-cell table:formula="of:=([.D38]-[.C38])^2" office:value-type="float" office:value="590.9761" calcext:value-type="float">
            <text:p>590.9761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1M10S" calcext:value-type="time">
            <text:p>06:01:10 AM</text:p>
          </table:table-cell>
          <table:table-cell table:formula="of:=[.H39]+[.F39]" office:value-type="float" office:value="203.19" calcext:value-type="float">
            <text:p>203.19</text:p>
          </table:table-cell>
          <table:table-cell office:value-type="float" office:value="180" calcext:value-type="float">
            <text:p>180</text:p>
          </table:table-cell>
          <table:table-cell table:formula="of:=-ABS([.D39]-[.C39])" office:value-type="float" office:value="-23.19" calcext:value-type="float">
            <text:p>-23.19</text:p>
          </table:table-cell>
          <table:table-cell office:value-type="float" office:value="203.19" calcext:value-type="float">
            <text:p>203.19</text:p>
          </table:table-cell>
          <table:table-cell table:formula="of:=([.D39]-[.C39])^2" office:value-type="float" office:value="537.7761" calcext:value-type="float">
            <text:p>537.7761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1M11S" calcext:value-type="time">
            <text:p>06:01:11 AM</text:p>
          </table:table-cell>
          <table:table-cell table:formula="of:=[.H40]+[.F40]" office:value-type="float" office:value="201.88" calcext:value-type="float">
            <text:p>201.88</text:p>
          </table:table-cell>
          <table:table-cell office:value-type="float" office:value="180" calcext:value-type="float">
            <text:p>180</text:p>
          </table:table-cell>
          <table:table-cell table:formula="of:=-ABS([.D40]-[.C40])" office:value-type="float" office:value="-21.88" calcext:value-type="float">
            <text:p>-21.88</text:p>
          </table:table-cell>
          <table:table-cell office:value-type="float" office:value="201.88" calcext:value-type="float">
            <text:p>201.88</text:p>
          </table:table-cell>
          <table:table-cell table:formula="of:=([.D40]-[.C40])^2" office:value-type="float" office:value="478.7344" calcext:value-type="float">
            <text:p>478.7344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1M12S" calcext:value-type="time">
            <text:p>06:01:12 AM</text:p>
          </table:table-cell>
          <table:table-cell table:formula="of:=[.H41]+[.F41]" office:value-type="float" office:value="201.44" calcext:value-type="float">
            <text:p>201.44</text:p>
          </table:table-cell>
          <table:table-cell office:value-type="float" office:value="180" calcext:value-type="float">
            <text:p>180</text:p>
          </table:table-cell>
          <table:table-cell table:formula="of:=-ABS([.D41]-[.C41])" office:value-type="float" office:value="-21.44" calcext:value-type="float">
            <text:p>-21.44</text:p>
          </table:table-cell>
          <table:table-cell office:value-type="float" office:value="201.44" calcext:value-type="float">
            <text:p>201.44</text:p>
          </table:table-cell>
          <table:table-cell table:formula="of:=([.D41]-[.C41])^2" office:value-type="float" office:value="459.6736" calcext:value-type="float">
            <text:p>459.6736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1M13S" calcext:value-type="time">
            <text:p>06:01:13 AM</text:p>
          </table:table-cell>
          <table:table-cell table:formula="of:=[.H42]+[.F42]" office:value-type="float" office:value="200.25" calcext:value-type="float">
            <text:p>200.25</text:p>
          </table:table-cell>
          <table:table-cell office:value-type="float" office:value="180" calcext:value-type="float">
            <text:p>180</text:p>
          </table:table-cell>
          <table:table-cell table:formula="of:=-ABS([.D42]-[.C42])" office:value-type="float" office:value="-20.25" calcext:value-type="float">
            <text:p>-20.25</text:p>
          </table:table-cell>
          <table:table-cell office:value-type="float" office:value="200.25" calcext:value-type="float">
            <text:p>200.25</text:p>
          </table:table-cell>
          <table:table-cell table:formula="of:=([.D42]-[.C42])^2" office:value-type="float" office:value="410.0625" calcext:value-type="float">
            <text:p>410.0625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1M14S" calcext:value-type="time">
            <text:p>06:01:14 AM</text:p>
          </table:table-cell>
          <table:table-cell table:formula="of:=[.H43]+[.F43]" office:value-type="float" office:value="203.75" calcext:value-type="float">
            <text:p>203.75</text:p>
          </table:table-cell>
          <table:table-cell office:value-type="float" office:value="180" calcext:value-type="float">
            <text:p>180</text:p>
          </table:table-cell>
          <table:table-cell table:formula="of:=-ABS([.D43]-[.C43])" office:value-type="float" office:value="-23.75" calcext:value-type="float">
            <text:p>-23.75</text:p>
          </table:table-cell>
          <table:table-cell office:value-type="float" office:value="203.75" calcext:value-type="float">
            <text:p>203.75</text:p>
          </table:table-cell>
          <table:table-cell table:formula="of:=([.D43]-[.C43])^2" office:value-type="float" office:value="564.0625" calcext:value-type="float">
            <text:p>564.0625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1M15S" calcext:value-type="time">
            <text:p>06:01:15 AM</text:p>
          </table:table-cell>
          <table:table-cell table:formula="of:=[.H44]+[.F44]" office:value-type="float" office:value="204.13" calcext:value-type="float">
            <text:p>204.13</text:p>
          </table:table-cell>
          <table:table-cell office:value-type="float" office:value="180" calcext:value-type="float">
            <text:p>180</text:p>
          </table:table-cell>
          <table:table-cell table:formula="of:=-ABS([.D44]-[.C44])" office:value-type="float" office:value="-24.13" calcext:value-type="float">
            <text:p>-24.13</text:p>
          </table:table-cell>
          <table:table-cell office:value-type="float" office:value="204.13" calcext:value-type="float">
            <text:p>204.13</text:p>
          </table:table-cell>
          <table:table-cell table:formula="of:=([.D44]-[.C44])^2" office:value-type="float" office:value="582.2569" calcext:value-type="float">
            <text:p>582.2569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1M16S" calcext:value-type="time">
            <text:p>06:01:16 AM</text:p>
          </table:table-cell>
          <table:table-cell table:formula="of:=[.H45]+[.F45]" office:value-type="float" office:value="204.69" calcext:value-type="float">
            <text:p>204.69</text:p>
          </table:table-cell>
          <table:table-cell office:value-type="float" office:value="180" calcext:value-type="float">
            <text:p>180</text:p>
          </table:table-cell>
          <table:table-cell table:formula="of:=-ABS([.D45]-[.C45])" office:value-type="float" office:value="-24.69" calcext:value-type="float">
            <text:p>-24.69</text:p>
          </table:table-cell>
          <table:table-cell office:value-type="float" office:value="204.69" calcext:value-type="float">
            <text:p>204.69</text:p>
          </table:table-cell>
          <table:table-cell table:formula="of:=([.D45]-[.C45])^2" office:value-type="float" office:value="609.5961" calcext:value-type="float">
            <text:p>609.5961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1M17S" calcext:value-type="time">
            <text:p>06:01:17 AM</text:p>
          </table:table-cell>
          <table:table-cell table:formula="of:=[.H46]+[.F46]" office:value-type="float" office:value="205.56" calcext:value-type="float">
            <text:p>205.56</text:p>
          </table:table-cell>
          <table:table-cell office:value-type="float" office:value="180" calcext:value-type="float">
            <text:p>180</text:p>
          </table:table-cell>
          <table:table-cell table:formula="of:=-ABS([.D46]-[.C46])" office:value-type="float" office:value="-25.56" calcext:value-type="float">
            <text:p>-25.56</text:p>
          </table:table-cell>
          <table:table-cell office:value-type="float" office:value="205.56" calcext:value-type="float">
            <text:p>205.56</text:p>
          </table:table-cell>
          <table:table-cell table:formula="of:=([.D46]-[.C46])^2" office:value-type="float" office:value="653.3136" calcext:value-type="float">
            <text:p>653.3136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1M18S" calcext:value-type="time">
            <text:p>06:01:18 AM</text:p>
          </table:table-cell>
          <table:table-cell table:formula="of:=[.H47]+[.F47]" office:value-type="float" office:value="205.38" calcext:value-type="float">
            <text:p>205.38</text:p>
          </table:table-cell>
          <table:table-cell office:value-type="float" office:value="180" calcext:value-type="float">
            <text:p>180</text:p>
          </table:table-cell>
          <table:table-cell table:formula="of:=-ABS([.D47]-[.C47])" office:value-type="float" office:value="-25.38" calcext:value-type="float">
            <text:p>-25.38</text:p>
          </table:table-cell>
          <table:table-cell office:value-type="float" office:value="205.38" calcext:value-type="float">
            <text:p>205.38</text:p>
          </table:table-cell>
          <table:table-cell table:formula="of:=([.D47]-[.C47])^2" office:value-type="float" office:value="644.1444" calcext:value-type="float">
            <text:p>644.1444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1M19S" calcext:value-type="time">
            <text:p>06:01:19 AM</text:p>
          </table:table-cell>
          <table:table-cell table:formula="of:=[.H48]+[.F48]" office:value-type="float" office:value="206.25" calcext:value-type="float">
            <text:p>206.25</text:p>
          </table:table-cell>
          <table:table-cell office:value-type="float" office:value="180" calcext:value-type="float">
            <text:p>180</text:p>
          </table:table-cell>
          <table:table-cell table:formula="of:=-ABS([.D48]-[.C48])" office:value-type="float" office:value="-26.25" calcext:value-type="float">
            <text:p>-26.25</text:p>
          </table:table-cell>
          <table:table-cell office:value-type="float" office:value="206.25" calcext:value-type="float">
            <text:p>206.25</text:p>
          </table:table-cell>
          <table:table-cell table:formula="of:=([.D48]-[.C48])^2" office:value-type="float" office:value="689.0625" calcext:value-type="float">
            <text:p>689.0625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1M20S" calcext:value-type="time">
            <text:p>06:01:20 AM</text:p>
          </table:table-cell>
          <table:table-cell table:formula="of:=[.H49]+[.F49]" office:value-type="float" office:value="204.44" calcext:value-type="float">
            <text:p>204.44</text:p>
          </table:table-cell>
          <table:table-cell office:value-type="float" office:value="180" calcext:value-type="float">
            <text:p>180</text:p>
          </table:table-cell>
          <table:table-cell table:formula="of:=-ABS([.D49]-[.C49])" office:value-type="float" office:value="-24.44" calcext:value-type="float">
            <text:p>-24.44</text:p>
          </table:table-cell>
          <table:table-cell office:value-type="float" office:value="204.44" calcext:value-type="float">
            <text:p>204.44</text:p>
          </table:table-cell>
          <table:table-cell table:formula="of:=([.D49]-[.C49])^2" office:value-type="float" office:value="597.3136" calcext:value-type="float">
            <text:p>597.3136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1M21S" calcext:value-type="time">
            <text:p>06:01:21 AM</text:p>
          </table:table-cell>
          <table:table-cell table:formula="of:=[.H50]+[.F50]" office:value-type="float" office:value="203.88" calcext:value-type="float">
            <text:p>203.88</text:p>
          </table:table-cell>
          <table:table-cell office:value-type="float" office:value="180" calcext:value-type="float">
            <text:p>180</text:p>
          </table:table-cell>
          <table:table-cell table:formula="of:=-ABS([.D50]-[.C50])" office:value-type="float" office:value="-23.88" calcext:value-type="float">
            <text:p>-23.88</text:p>
          </table:table-cell>
          <table:table-cell office:value-type="float" office:value="203.88" calcext:value-type="float">
            <text:p>203.88</text:p>
          </table:table-cell>
          <table:table-cell table:formula="of:=([.D50]-[.C50])^2" office:value-type="float" office:value="570.2544" calcext:value-type="float">
            <text:p>570.2544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1M22S" calcext:value-type="time">
            <text:p>06:01:22 AM</text:p>
          </table:table-cell>
          <table:table-cell table:formula="of:=[.H51]+[.F51]" office:value-type="float" office:value="206.06" calcext:value-type="float">
            <text:p>206.06</text:p>
          </table:table-cell>
          <table:table-cell office:value-type="float" office:value="180" calcext:value-type="float">
            <text:p>180</text:p>
          </table:table-cell>
          <table:table-cell table:formula="of:=-ABS([.D51]-[.C51])" office:value-type="float" office:value="-26.06" calcext:value-type="float">
            <text:p>-26.06</text:p>
          </table:table-cell>
          <table:table-cell office:value-type="float" office:value="206.06" calcext:value-type="float">
            <text:p>206.06</text:p>
          </table:table-cell>
          <table:table-cell table:formula="of:=([.D51]-[.C51])^2" office:value-type="float" office:value="679.1236" calcext:value-type="float">
            <text:p>679.1236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1M23S" calcext:value-type="time">
            <text:p>06:01:23 AM</text:p>
          </table:table-cell>
          <table:table-cell table:formula="of:=[.H52]+[.F52]" office:value-type="float" office:value="202.88" calcext:value-type="float">
            <text:p>202.88</text:p>
          </table:table-cell>
          <table:table-cell office:value-type="float" office:value="180" calcext:value-type="float">
            <text:p>180</text:p>
          </table:table-cell>
          <table:table-cell table:formula="of:=-ABS([.D52]-[.C52])" office:value-type="float" office:value="-22.88" calcext:value-type="float">
            <text:p>-22.88</text:p>
          </table:table-cell>
          <table:table-cell office:value-type="float" office:value="202.88" calcext:value-type="float">
            <text:p>202.88</text:p>
          </table:table-cell>
          <table:table-cell table:formula="of:=([.D52]-[.C52])^2" office:value-type="float" office:value="523.4944" calcext:value-type="float">
            <text:p>523.4944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1M24S" calcext:value-type="time">
            <text:p>06:01:24 AM</text:p>
          </table:table-cell>
          <table:table-cell table:formula="of:=[.H53]+[.F53]" office:value-type="float" office:value="203.38" calcext:value-type="float">
            <text:p>203.38</text:p>
          </table:table-cell>
          <table:table-cell office:value-type="float" office:value="180" calcext:value-type="float">
            <text:p>180</text:p>
          </table:table-cell>
          <table:table-cell table:formula="of:=-ABS([.D53]-[.C53])" office:value-type="float" office:value="-23.38" calcext:value-type="float">
            <text:p>-23.38</text:p>
          </table:table-cell>
          <table:table-cell office:value-type="float" office:value="203.38" calcext:value-type="float">
            <text:p>203.38</text:p>
          </table:table-cell>
          <table:table-cell table:formula="of:=([.D53]-[.C53])^2" office:value-type="float" office:value="546.6244" calcext:value-type="float">
            <text:p>546.6244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1M26S" calcext:value-type="time">
            <text:p>06:01:26 AM</text:p>
          </table:table-cell>
          <table:table-cell table:formula="of:=[.H54]+[.F54]" office:value-type="float" office:value="201.19" calcext:value-type="float">
            <text:p>201.19</text:p>
          </table:table-cell>
          <table:table-cell office:value-type="float" office:value="180" calcext:value-type="float">
            <text:p>180</text:p>
          </table:table-cell>
          <table:table-cell table:formula="of:=-ABS([.D54]-[.C54])" office:value-type="float" office:value="-21.19" calcext:value-type="float">
            <text:p>-21.19</text:p>
          </table:table-cell>
          <table:table-cell office:value-type="float" office:value="201.19" calcext:value-type="float">
            <text:p>201.19</text:p>
          </table:table-cell>
          <table:table-cell table:formula="of:=([.D54]-[.C54])^2" office:value-type="float" office:value="449.0161" calcext:value-type="float">
            <text:p>449.0161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1M27S" calcext:value-type="time">
            <text:p>06:01:27 AM</text:p>
          </table:table-cell>
          <table:table-cell table:formula="of:=[.H55]+[.F55]" office:value-type="float" office:value="201.19" calcext:value-type="float">
            <text:p>201.19</text:p>
          </table:table-cell>
          <table:table-cell office:value-type="float" office:value="180" calcext:value-type="float">
            <text:p>180</text:p>
          </table:table-cell>
          <table:table-cell table:formula="of:=-ABS([.D55]-[.C55])" office:value-type="float" office:value="-21.19" calcext:value-type="float">
            <text:p>-21.19</text:p>
          </table:table-cell>
          <table:table-cell office:value-type="float" office:value="201.19" calcext:value-type="float">
            <text:p>201.19</text:p>
          </table:table-cell>
          <table:table-cell table:formula="of:=([.D55]-[.C55])^2" office:value-type="float" office:value="449.0161" calcext:value-type="float">
            <text:p>449.0161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1M28S" calcext:value-type="time">
            <text:p>06:01:28 AM</text:p>
          </table:table-cell>
          <table:table-cell table:formula="of:=[.H56]+[.F56]" office:value-type="float" office:value="202.88" calcext:value-type="float">
            <text:p>202.88</text:p>
          </table:table-cell>
          <table:table-cell office:value-type="float" office:value="180" calcext:value-type="float">
            <text:p>180</text:p>
          </table:table-cell>
          <table:table-cell table:formula="of:=-ABS([.D56]-[.C56])" office:value-type="float" office:value="-22.88" calcext:value-type="float">
            <text:p>-22.88</text:p>
          </table:table-cell>
          <table:table-cell office:value-type="float" office:value="202.88" calcext:value-type="float">
            <text:p>202.88</text:p>
          </table:table-cell>
          <table:table-cell table:formula="of:=([.D56]-[.C56])^2" office:value-type="float" office:value="523.4944" calcext:value-type="float">
            <text:p>523.4944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1M29S" calcext:value-type="time">
            <text:p>06:01:29 AM</text:p>
          </table:table-cell>
          <table:table-cell table:formula="of:=[.H57]+[.F57]" office:value-type="float" office:value="202.06" calcext:value-type="float">
            <text:p>202.06</text:p>
          </table:table-cell>
          <table:table-cell office:value-type="float" office:value="180" calcext:value-type="float">
            <text:p>180</text:p>
          </table:table-cell>
          <table:table-cell table:formula="of:=-ABS([.D57]-[.C57])" office:value-type="float" office:value="-22.06" calcext:value-type="float">
            <text:p>-22.06</text:p>
          </table:table-cell>
          <table:table-cell office:value-type="float" office:value="202.06" calcext:value-type="float">
            <text:p>202.06</text:p>
          </table:table-cell>
          <table:table-cell table:formula="of:=([.D57]-[.C57])^2" office:value-type="float" office:value="486.6436" calcext:value-type="float">
            <text:p>486.6436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1M30S" calcext:value-type="time">
            <text:p>06:01:30 AM</text:p>
          </table:table-cell>
          <table:table-cell table:formula="of:=[.H58]+[.F58]" office:value-type="float" office:value="202.44" calcext:value-type="float">
            <text:p>202.44</text:p>
          </table:table-cell>
          <table:table-cell office:value-type="float" office:value="180" calcext:value-type="float">
            <text:p>180</text:p>
          </table:table-cell>
          <table:table-cell table:formula="of:=-ABS([.D58]-[.C58])" office:value-type="float" office:value="-22.44" calcext:value-type="float">
            <text:p>-22.44</text:p>
          </table:table-cell>
          <table:table-cell office:value-type="float" office:value="202.44" calcext:value-type="float">
            <text:p>202.44</text:p>
          </table:table-cell>
          <table:table-cell table:formula="of:=([.D58]-[.C58])^2" office:value-type="float" office:value="503.5536" calcext:value-type="float">
            <text:p>503.5536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1M31S" calcext:value-type="time">
            <text:p>06:01:31 AM</text:p>
          </table:table-cell>
          <table:table-cell table:formula="of:=[.H59]+[.F59]" office:value-type="float" office:value="200.94" calcext:value-type="float">
            <text:p>200.94</text:p>
          </table:table-cell>
          <table:table-cell office:value-type="float" office:value="180" calcext:value-type="float">
            <text:p>180</text:p>
          </table:table-cell>
          <table:table-cell table:formula="of:=-ABS([.D59]-[.C59])" office:value-type="float" office:value="-20.94" calcext:value-type="float">
            <text:p>-20.94</text:p>
          </table:table-cell>
          <table:table-cell office:value-type="float" office:value="200.94" calcext:value-type="float">
            <text:p>200.94</text:p>
          </table:table-cell>
          <table:table-cell table:formula="of:=([.D59]-[.C59])^2" office:value-type="float" office:value="438.4836" calcext:value-type="float">
            <text:p>438.4836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1M32S" calcext:value-type="time">
            <text:p>06:01:32 AM</text:p>
          </table:table-cell>
          <table:table-cell table:formula="of:=[.H60]+[.F60]" office:value-type="float" office:value="201.88" calcext:value-type="float">
            <text:p>201.88</text:p>
          </table:table-cell>
          <table:table-cell office:value-type="float" office:value="180" calcext:value-type="float">
            <text:p>180</text:p>
          </table:table-cell>
          <table:table-cell table:formula="of:=-ABS([.D60]-[.C60])" office:value-type="float" office:value="-21.88" calcext:value-type="float">
            <text:p>-21.88</text:p>
          </table:table-cell>
          <table:table-cell office:value-type="float" office:value="201.88" calcext:value-type="float">
            <text:p>201.88</text:p>
          </table:table-cell>
          <table:table-cell table:formula="of:=([.D60]-[.C60])^2" office:value-type="float" office:value="478.7344" calcext:value-type="float">
            <text:p>478.7344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1M33S" calcext:value-type="time">
            <text:p>06:01:33 AM</text:p>
          </table:table-cell>
          <table:table-cell table:formula="of:=[.H61]+[.F61]" office:value-type="float" office:value="200.69" calcext:value-type="float">
            <text:p>200.69</text:p>
          </table:table-cell>
          <table:table-cell office:value-type="float" office:value="180" calcext:value-type="float">
            <text:p>180</text:p>
          </table:table-cell>
          <table:table-cell table:formula="of:=-ABS([.D61]-[.C61])" office:value-type="float" office:value="-20.69" calcext:value-type="float">
            <text:p>-20.69</text:p>
          </table:table-cell>
          <table:table-cell office:value-type="float" office:value="200.69" calcext:value-type="float">
            <text:p>200.69</text:p>
          </table:table-cell>
          <table:table-cell table:formula="of:=([.D61]-[.C61])^2" office:value-type="float" office:value="428.0761" calcext:value-type="float">
            <text:p>428.0761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1M34S" calcext:value-type="time">
            <text:p>06:01:34 AM</text:p>
          </table:table-cell>
          <table:table-cell table:formula="of:=[.H62]+[.F62]" office:value-type="float" office:value="202.81" calcext:value-type="float">
            <text:p>202.81</text:p>
          </table:table-cell>
          <table:table-cell office:value-type="float" office:value="180" calcext:value-type="float">
            <text:p>180</text:p>
          </table:table-cell>
          <table:table-cell table:formula="of:=-ABS([.D62]-[.C62])" office:value-type="float" office:value="-22.81" calcext:value-type="float">
            <text:p>-22.81</text:p>
          </table:table-cell>
          <table:table-cell office:value-type="float" office:value="202.81" calcext:value-type="float">
            <text:p>202.81</text:p>
          </table:table-cell>
          <table:table-cell table:formula="of:=([.D62]-[.C62])^2" office:value-type="float" office:value="520.2961" calcext:value-type="float">
            <text:p>520.2961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1M35S" calcext:value-type="time">
            <text:p>06:01:35 AM</text:p>
          </table:table-cell>
          <table:table-cell table:formula="of:=[.H63]+[.F63]" office:value-type="float" office:value="203.5" calcext:value-type="float">
            <text:p>203.5</text:p>
          </table:table-cell>
          <table:table-cell office:value-type="float" office:value="180" calcext:value-type="float">
            <text:p>180</text:p>
          </table:table-cell>
          <table:table-cell table:formula="of:=-ABS([.D63]-[.C63])" office:value-type="float" office:value="-23.5" calcext:value-type="float">
            <text:p>-23.5</text:p>
          </table:table-cell>
          <table:table-cell office:value-type="float" office:value="203.5" calcext:value-type="float">
            <text:p>203.5</text:p>
          </table:table-cell>
          <table:table-cell table:formula="of:=([.D63]-[.C63])^2" office:value-type="float" office:value="552.25" calcext:value-type="float">
            <text:p>552.25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1M36S" calcext:value-type="time">
            <text:p>06:01:36 AM</text:p>
          </table:table-cell>
          <table:table-cell table:formula="of:=[.H64]+[.F64]" office:value-type="float" office:value="204.31" calcext:value-type="float">
            <text:p>204.31</text:p>
          </table:table-cell>
          <table:table-cell office:value-type="float" office:value="180" calcext:value-type="float">
            <text:p>180</text:p>
          </table:table-cell>
          <table:table-cell table:formula="of:=-ABS([.D64]-[.C64])" office:value-type="float" office:value="-24.31" calcext:value-type="float">
            <text:p>-24.31</text:p>
          </table:table-cell>
          <table:table-cell office:value-type="float" office:value="204.31" calcext:value-type="float">
            <text:p>204.31</text:p>
          </table:table-cell>
          <table:table-cell table:formula="of:=([.D64]-[.C64])^2" office:value-type="float" office:value="590.9761" calcext:value-type="float">
            <text:p>590.9761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1M37S" calcext:value-type="time">
            <text:p>06:01:37 AM</text:p>
          </table:table-cell>
          <table:table-cell table:formula="of:=[.H65]+[.F65]" office:value-type="float" office:value="203.88" calcext:value-type="float">
            <text:p>203.88</text:p>
          </table:table-cell>
          <table:table-cell office:value-type="float" office:value="180" calcext:value-type="float">
            <text:p>180</text:p>
          </table:table-cell>
          <table:table-cell table:formula="of:=-ABS([.D65]-[.C65])" office:value-type="float" office:value="-23.88" calcext:value-type="float">
            <text:p>-23.88</text:p>
          </table:table-cell>
          <table:table-cell office:value-type="float" office:value="203.88" calcext:value-type="float">
            <text:p>203.88</text:p>
          </table:table-cell>
          <table:table-cell table:formula="of:=([.D65]-[.C65])^2" office:value-type="float" office:value="570.2544" calcext:value-type="float">
            <text:p>570.2544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1M38S" calcext:value-type="time">
            <text:p>06:01:38 AM</text:p>
          </table:table-cell>
          <table:table-cell table:formula="of:=[.H66]+[.F66]" office:value-type="float" office:value="204.13" calcext:value-type="float">
            <text:p>204.13</text:p>
          </table:table-cell>
          <table:table-cell office:value-type="float" office:value="180" calcext:value-type="float">
            <text:p>180</text:p>
          </table:table-cell>
          <table:table-cell table:formula="of:=-ABS([.D66]-[.C66])" office:value-type="float" office:value="-24.13" calcext:value-type="float">
            <text:p>-24.13</text:p>
          </table:table-cell>
          <table:table-cell office:value-type="float" office:value="204.13" calcext:value-type="float">
            <text:p>204.13</text:p>
          </table:table-cell>
          <table:table-cell table:formula="of:=([.D66]-[.C66])^2" office:value-type="float" office:value="582.2569" calcext:value-type="float">
            <text:p>582.2569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1M39S" calcext:value-type="time">
            <text:p>06:01:39 AM</text:p>
          </table:table-cell>
          <table:table-cell table:formula="of:=[.H67]+[.F67]" office:value-type="float" office:value="202.38" calcext:value-type="float">
            <text:p>202.38</text:p>
          </table:table-cell>
          <table:table-cell office:value-type="float" office:value="180" calcext:value-type="float">
            <text:p>180</text:p>
          </table:table-cell>
          <table:table-cell table:formula="of:=-ABS([.D67]-[.C67])" office:value-type="float" office:value="-22.38" calcext:value-type="float">
            <text:p>-22.38</text:p>
          </table:table-cell>
          <table:table-cell office:value-type="float" office:value="202.38" calcext:value-type="float">
            <text:p>202.38</text:p>
          </table:table-cell>
          <table:table-cell table:formula="of:=([.D67]-[.C67])^2" office:value-type="float" office:value="500.8644" calcext:value-type="float">
            <text:p>500.8644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1M40S" calcext:value-type="time">
            <text:p>06:01:40 AM</text:p>
          </table:table-cell>
          <table:table-cell table:formula="of:=[.H68]+[.F68]" office:value-type="float" office:value="198.19" calcext:value-type="float">
            <text:p>198.19</text:p>
          </table:table-cell>
          <table:table-cell office:value-type="float" office:value="180" calcext:value-type="float">
            <text:p>180</text:p>
          </table:table-cell>
          <table:table-cell table:formula="of:=-ABS([.D68]-[.C68])" office:value-type="float" office:value="-18.19" calcext:value-type="float">
            <text:p>-18.19</text:p>
          </table:table-cell>
          <table:table-cell office:value-type="float" office:value="198.19" calcext:value-type="float">
            <text:p>198.19</text:p>
          </table:table-cell>
          <table:table-cell table:formula="of:=([.D68]-[.C68])^2" office:value-type="float" office:value="330.8761" calcext:value-type="float">
            <text:p>330.8761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1M41S" calcext:value-type="time">
            <text:p>06:01:41 AM</text:p>
          </table:table-cell>
          <table:table-cell table:formula="of:=[.H69]+[.F69]" office:value-type="float" office:value="195.69" calcext:value-type="float">
            <text:p>195.69</text:p>
          </table:table-cell>
          <table:table-cell office:value-type="float" office:value="180" calcext:value-type="float">
            <text:p>180</text:p>
          </table:table-cell>
          <table:table-cell table:formula="of:=-ABS([.D69]-[.C69])" office:value-type="float" office:value="-15.69" calcext:value-type="float">
            <text:p>-15.69</text:p>
          </table:table-cell>
          <table:table-cell office:value-type="float" office:value="195.69" calcext:value-type="float">
            <text:p>195.69</text:p>
          </table:table-cell>
          <table:table-cell table:formula="of:=([.D69]-[.C69])^2" office:value-type="float" office:value="246.1761" calcext:value-type="float">
            <text:p>246.1761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1M42S" calcext:value-type="time">
            <text:p>06:01:42 AM</text:p>
          </table:table-cell>
          <table:table-cell table:formula="of:=[.H70]+[.F70]" office:value-type="float" office:value="198.25" calcext:value-type="float">
            <text:p>198.25</text:p>
          </table:table-cell>
          <table:table-cell office:value-type="float" office:value="180" calcext:value-type="float">
            <text:p>180</text:p>
          </table:table-cell>
          <table:table-cell table:formula="of:=-ABS([.D70]-[.C70])" office:value-type="float" office:value="-18.25" calcext:value-type="float">
            <text:p>-18.25</text:p>
          </table:table-cell>
          <table:table-cell office:value-type="float" office:value="198.25" calcext:value-type="float">
            <text:p>198.25</text:p>
          </table:table-cell>
          <table:table-cell table:formula="of:=([.D70]-[.C70])^2" office:value-type="float" office:value="333.0625" calcext:value-type="float">
            <text:p>333.0625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1M43S" calcext:value-type="time">
            <text:p>06:01:43 AM</text:p>
          </table:table-cell>
          <table:table-cell table:formula="of:=[.H71]+[.F71]" office:value-type="float" office:value="200.44" calcext:value-type="float">
            <text:p>200.44</text:p>
          </table:table-cell>
          <table:table-cell office:value-type="float" office:value="180" calcext:value-type="float">
            <text:p>180</text:p>
          </table:table-cell>
          <table:table-cell table:formula="of:=-ABS([.D71]-[.C71])" office:value-type="float" office:value="-20.44" calcext:value-type="float">
            <text:p>-20.44</text:p>
          </table:table-cell>
          <table:table-cell office:value-type="float" office:value="200.44" calcext:value-type="float">
            <text:p>200.44</text:p>
          </table:table-cell>
          <table:table-cell table:formula="of:=([.D71]-[.C71])^2" office:value-type="float" office:value="417.7936" calcext:value-type="float">
            <text:p>417.7936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1M44S" calcext:value-type="time">
            <text:p>06:01:44 AM</text:p>
          </table:table-cell>
          <table:table-cell table:formula="of:=[.H72]+[.F72]" office:value-type="float" office:value="201.63" calcext:value-type="float">
            <text:p>201.63</text:p>
          </table:table-cell>
          <table:table-cell office:value-type="float" office:value="180" calcext:value-type="float">
            <text:p>180</text:p>
          </table:table-cell>
          <table:table-cell table:formula="of:=-ABS([.D72]-[.C72])" office:value-type="float" office:value="-21.63" calcext:value-type="float">
            <text:p>-21.63</text:p>
          </table:table-cell>
          <table:table-cell office:value-type="float" office:value="201.63" calcext:value-type="float">
            <text:p>201.63</text:p>
          </table:table-cell>
          <table:table-cell table:formula="of:=([.D72]-[.C72])^2" office:value-type="float" office:value="467.8569" calcext:value-type="float">
            <text:p>467.8569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1M45S" calcext:value-type="time">
            <text:p>06:01:45 AM</text:p>
          </table:table-cell>
          <table:table-cell table:formula="of:=[.H73]+[.F73]" office:value-type="float" office:value="205.56" calcext:value-type="float">
            <text:p>205.56</text:p>
          </table:table-cell>
          <table:table-cell office:value-type="float" office:value="180" calcext:value-type="float">
            <text:p>180</text:p>
          </table:table-cell>
          <table:table-cell table:formula="of:=-ABS([.D73]-[.C73])" office:value-type="float" office:value="-25.56" calcext:value-type="float">
            <text:p>-25.56</text:p>
          </table:table-cell>
          <table:table-cell office:value-type="float" office:value="205.56" calcext:value-type="float">
            <text:p>205.56</text:p>
          </table:table-cell>
          <table:table-cell table:formula="of:=([.D73]-[.C73])^2" office:value-type="float" office:value="653.3136" calcext:value-type="float">
            <text:p>653.3136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1M46S" calcext:value-type="time">
            <text:p>06:01:46 AM</text:p>
          </table:table-cell>
          <table:table-cell table:formula="of:=[.H74]+[.F74]" office:value-type="float" office:value="197.75" calcext:value-type="float">
            <text:p>197.75</text:p>
          </table:table-cell>
          <table:table-cell office:value-type="float" office:value="180" calcext:value-type="float">
            <text:p>180</text:p>
          </table:table-cell>
          <table:table-cell table:formula="of:=-ABS([.D74]-[.C74])" office:value-type="float" office:value="-17.75" calcext:value-type="float">
            <text:p>-17.75</text:p>
          </table:table-cell>
          <table:table-cell office:value-type="float" office:value="197.75" calcext:value-type="float">
            <text:p>197.75</text:p>
          </table:table-cell>
          <table:table-cell table:formula="of:=([.D74]-[.C74])^2" office:value-type="float" office:value="315.0625" calcext:value-type="float">
            <text:p>315.0625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1M47S" calcext:value-type="time">
            <text:p>06:01:47 AM</text:p>
          </table:table-cell>
          <table:table-cell table:formula="of:=[.H75]+[.F75]" office:value-type="float" office:value="195.81" calcext:value-type="float">
            <text:p>195.81</text:p>
          </table:table-cell>
          <table:table-cell office:value-type="float" office:value="180" calcext:value-type="float">
            <text:p>180</text:p>
          </table:table-cell>
          <table:table-cell table:formula="of:=-ABS([.D75]-[.C75])" office:value-type="float" office:value="-15.81" calcext:value-type="float">
            <text:p>-15.81</text:p>
          </table:table-cell>
          <table:table-cell office:value-type="float" office:value="195.81" calcext:value-type="float">
            <text:p>195.81</text:p>
          </table:table-cell>
          <table:table-cell table:formula="of:=([.D75]-[.C75])^2" office:value-type="float" office:value="249.9561" calcext:value-type="float">
            <text:p>249.9561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1M48S" calcext:value-type="time">
            <text:p>06:01:48 AM</text:p>
          </table:table-cell>
          <table:table-cell table:formula="of:=[.H76]+[.F76]" office:value-type="float" office:value="197.81" calcext:value-type="float">
            <text:p>197.81</text:p>
          </table:table-cell>
          <table:table-cell office:value-type="float" office:value="180" calcext:value-type="float">
            <text:p>180</text:p>
          </table:table-cell>
          <table:table-cell table:formula="of:=-ABS([.D76]-[.C76])" office:value-type="float" office:value="-17.81" calcext:value-type="float">
            <text:p>-17.81</text:p>
          </table:table-cell>
          <table:table-cell office:value-type="float" office:value="197.81" calcext:value-type="float">
            <text:p>197.81</text:p>
          </table:table-cell>
          <table:table-cell table:formula="of:=([.D76]-[.C76])^2" office:value-type="float" office:value="317.1961" calcext:value-type="float">
            <text:p>317.1961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1M50S" calcext:value-type="time">
            <text:p>06:01:50 AM</text:p>
          </table:table-cell>
          <table:table-cell table:formula="of:=[.H77]+[.F77]" office:value-type="float" office:value="111.25" calcext:value-type="float">
            <text:p>111.25</text:p>
          </table:table-cell>
          <table:table-cell office:value-type="float" office:value="90" calcext:value-type="float">
            <text:p>90</text:p>
          </table:table-cell>
          <table:table-cell table:formula="of:=-ABS([.D77]-[.C77])" office:value-type="float" office:value="-21.25" calcext:value-type="float">
            <text:p>-21.25</text:p>
          </table:table-cell>
          <table:table-cell office:value-type="float" office:value="111.25" calcext:value-type="float">
            <text:p>111.25</text:p>
          </table:table-cell>
          <table:table-cell table:formula="of:=([.D77]-[.C77])^2" office:value-type="float" office:value="451.5625" calcext:value-type="float">
            <text:p>451.5625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1M51S" calcext:value-type="time">
            <text:p>06:01:51 AM</text:p>
          </table:table-cell>
          <table:table-cell table:formula="of:=[.H78]+[.F78]" office:value-type="float" office:value="102.19" calcext:value-type="float">
            <text:p>102.19</text:p>
          </table:table-cell>
          <table:table-cell office:value-type="float" office:value="90" calcext:value-type="float">
            <text:p>90</text:p>
          </table:table-cell>
          <table:table-cell table:formula="of:=-ABS([.D78]-[.C78])" office:value-type="float" office:value="-12.19" calcext:value-type="float">
            <text:p>-12.19</text:p>
          </table:table-cell>
          <table:table-cell office:value-type="float" office:value="102.19" calcext:value-type="float">
            <text:p>102.19</text:p>
          </table:table-cell>
          <table:table-cell table:formula="of:=([.D78]-[.C78])^2" office:value-type="float" office:value="148.5961" calcext:value-type="float">
            <text:p>148.5961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1M52S" calcext:value-type="time">
            <text:p>06:01:52 AM</text:p>
          </table:table-cell>
          <table:table-cell table:formula="of:=[.H79]+[.F79]" office:value-type="float" office:value="97.81" calcext:value-type="float">
            <text:p>97.81</text:p>
          </table:table-cell>
          <table:table-cell office:value-type="float" office:value="90" calcext:value-type="float">
            <text:p>90</text:p>
          </table:table-cell>
          <table:table-cell table:formula="of:=-ABS([.D79]-[.C79])" office:value-type="float" office:value="-7.81" calcext:value-type="float">
            <text:p>-7.81</text:p>
          </table:table-cell>
          <table:table-cell office:value-type="float" office:value="97.81" calcext:value-type="float">
            <text:p>97.81</text:p>
          </table:table-cell>
          <table:table-cell table:formula="of:=([.D79]-[.C79])^2" office:value-type="float" office:value="60.9961" calcext:value-type="float">
            <text:p>60.9961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1M53S" calcext:value-type="time">
            <text:p>06:01:53 AM</text:p>
          </table:table-cell>
          <table:table-cell table:formula="of:=[.H80]+[.F80]"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table:formula="of:=-ABS([.D80]-[.C80])" office:value-type="float" office:value="-5" calcext:value-type="float">
            <text:p>-5</text:p>
          </table:table-cell>
          <table:table-cell office:value-type="float" office:value="95" calcext:value-type="float">
            <text:p>95</text:p>
          </table:table-cell>
          <table:table-cell table:formula="of:=([.D80]-[.C80])^2" office:value-type="float" office:value="25" calcext:value-type="float">
            <text:p>25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1M54S" calcext:value-type="time">
            <text:p>06:01:54 AM</text:p>
          </table:table-cell>
          <table:table-cell table:formula="of:=[.H81]+[.F81]" office:value-type="float" office:value="92.12" calcext:value-type="float">
            <text:p>92.12</text:p>
          </table:table-cell>
          <table:table-cell office:value-type="float" office:value="90" calcext:value-type="float">
            <text:p>90</text:p>
          </table:table-cell>
          <table:table-cell table:formula="of:=-ABS([.D81]-[.C81])" office:value-type="float" office:value="-2.12" calcext:value-type="float">
            <text:p>-2.12</text:p>
          </table:table-cell>
          <table:table-cell office:value-type="float" office:value="92.12" calcext:value-type="float">
            <text:p>92.12</text:p>
          </table:table-cell>
          <table:table-cell table:formula="of:=([.D81]-[.C81])^2" office:value-type="float" office:value="4.49440000000002" calcext:value-type="float">
            <text:p>4.4944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1M55S" calcext:value-type="time">
            <text:p>06:01:55 AM</text:p>
          </table:table-cell>
          <table:table-cell table:formula="of:=[.H82]+[.F82]"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table:formula="of:=-ABS([.D82]-[.C82])" office:value-type="float" office:value="-2" calcext:value-type="float">
            <text:p>-2</text:p>
          </table:table-cell>
          <table:table-cell office:value-type="float" office:value="92" calcext:value-type="float">
            <text:p>92</text:p>
          </table:table-cell>
          <table:table-cell table:formula="of:=([.D82]-[.C82])^2" office:value-type="float" office:value="4" calcext:value-type="float">
            <text:p>4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1M56S" calcext:value-type="time">
            <text:p>06:01:56 AM</text:p>
          </table:table-cell>
          <table:table-cell table:formula="of:=[.H83]+[.F83]" office:value-type="float" office:value="92.75" calcext:value-type="float">
            <text:p>92.75</text:p>
          </table:table-cell>
          <table:table-cell office:value-type="float" office:value="90" calcext:value-type="float">
            <text:p>90</text:p>
          </table:table-cell>
          <table:table-cell table:formula="of:=-ABS([.D83]-[.C83])" office:value-type="float" office:value="-2.75" calcext:value-type="float">
            <text:p>-2.75</text:p>
          </table:table-cell>
          <table:table-cell office:value-type="float" office:value="92.75" calcext:value-type="float">
            <text:p>92.75</text:p>
          </table:table-cell>
          <table:table-cell table:formula="of:=([.D83]-[.C83])^2" office:value-type="float" office:value="7.5625" calcext:value-type="float">
            <text:p>7.5625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1M57S" calcext:value-type="time">
            <text:p>06:01:57 AM</text:p>
          </table:table-cell>
          <table:table-cell table:formula="of:=[.H84]+[.F84]" office:value-type="float" office:value="91.87" calcext:value-type="float">
            <text:p>91.87</text:p>
          </table:table-cell>
          <table:table-cell office:value-type="float" office:value="90" calcext:value-type="float">
            <text:p>90</text:p>
          </table:table-cell>
          <table:table-cell table:formula="of:=-ABS([.D84]-[.C84])" office:value-type="float" office:value="-1.87" calcext:value-type="float">
            <text:p>-1.87</text:p>
          </table:table-cell>
          <table:table-cell office:value-type="float" office:value="91.87" calcext:value-type="float">
            <text:p>91.87</text:p>
          </table:table-cell>
          <table:table-cell table:formula="of:=([.D84]-[.C84])^2" office:value-type="float" office:value="3.49690000000002" calcext:value-type="float">
            <text:p>3.4969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1M58S" calcext:value-type="time">
            <text:p>06:01:58 AM</text:p>
          </table:table-cell>
          <table:table-cell table:formula="of:=[.H85]+[.F85]" office:value-type="float" office:value="92.56" calcext:value-type="float">
            <text:p>92.56</text:p>
          </table:table-cell>
          <table:table-cell office:value-type="float" office:value="90" calcext:value-type="float">
            <text:p>90</text:p>
          </table:table-cell>
          <table:table-cell table:formula="of:=-ABS([.D85]-[.C85])" office:value-type="float" office:value="-2.56" calcext:value-type="float">
            <text:p>-2.56</text:p>
          </table:table-cell>
          <table:table-cell office:value-type="float" office:value="92.56" calcext:value-type="float">
            <text:p>92.56</text:p>
          </table:table-cell>
          <table:table-cell table:formula="of:=([.D85]-[.C85])^2" office:value-type="float" office:value="6.55360000000001" calcext:value-type="float">
            <text:p>6.5536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1M59S" calcext:value-type="time">
            <text:p>06:01:59 AM</text:p>
          </table:table-cell>
          <table:table-cell table:formula="of:=[.H86]+[.F86]" office:value-type="float" office:value="90.56" calcext:value-type="float">
            <text:p>90.56</text:p>
          </table:table-cell>
          <table:table-cell office:value-type="float" office:value="90" calcext:value-type="float">
            <text:p>90</text:p>
          </table:table-cell>
          <table:table-cell table:formula="of:=-ABS([.D86]-[.C86])" office:value-type="float" office:value="-0.560000000000002" calcext:value-type="float">
            <text:p>-0.56</text:p>
          </table:table-cell>
          <table:table-cell office:value-type="float" office:value="90.56" calcext:value-type="float">
            <text:p>90.56</text:p>
          </table:table-cell>
          <table:table-cell table:formula="of:=([.D86]-[.C86])^2" office:value-type="float" office:value="0.313600000000003" calcext:value-type="float">
            <text:p>0.3136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2M00S" calcext:value-type="time">
            <text:p>06:02:00 AM</text:p>
          </table:table-cell>
          <table:table-cell table:formula="of:=[.H87]+[.F87]" office:value-type="float" office:value="90.06" calcext:value-type="float">
            <text:p>90.06</text:p>
          </table:table-cell>
          <table:table-cell office:value-type="float" office:value="90" calcext:value-type="float">
            <text:p>90</text:p>
          </table:table-cell>
          <table:table-cell table:formula="of:=-ABS([.D87]-[.C87])" office:value-type="float" office:value="-0.0600000000000023" calcext:value-type="float">
            <text:p>-0.06</text:p>
          </table:table-cell>
          <table:table-cell office:value-type="float" office:value="90.06" calcext:value-type="float">
            <text:p>90.06</text:p>
          </table:table-cell>
          <table:table-cell table:formula="of:=([.D87]-[.C87])^2" office:value-type="float" office:value="0.00360000000000027" calcext:value-type="float">
            <text:p>0.0036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2M01S" calcext:value-type="time">
            <text:p>06:02:01 AM</text:p>
          </table:table-cell>
          <table:table-cell table:formula="of:=[.H88]+[.F88]" office:value-type="float" office:value="92.87" calcext:value-type="float">
            <text:p>92.87</text:p>
          </table:table-cell>
          <table:table-cell office:value-type="float" office:value="90" calcext:value-type="float">
            <text:p>90</text:p>
          </table:table-cell>
          <table:table-cell table:formula="of:=-ABS([.D88]-[.C88])" office:value-type="float" office:value="-2.87" calcext:value-type="float">
            <text:p>-2.87</text:p>
          </table:table-cell>
          <table:table-cell office:value-type="float" office:value="92.87" calcext:value-type="float">
            <text:p>92.87</text:p>
          </table:table-cell>
          <table:table-cell table:formula="of:=([.D88]-[.C88])^2" office:value-type="float" office:value="8.23690000000003" calcext:value-type="float">
            <text:p>8.2369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2M02S" calcext:value-type="time">
            <text:p>06:02:02 AM</text:p>
          </table:table-cell>
          <table:table-cell table:formula="of:=[.H89]+[.F89]" office:value-type="float" office:value="94.69" calcext:value-type="float">
            <text:p>94.69</text:p>
          </table:table-cell>
          <table:table-cell office:value-type="float" office:value="90" calcext:value-type="float">
            <text:p>90</text:p>
          </table:table-cell>
          <table:table-cell table:formula="of:=-ABS([.D89]-[.C89])" office:value-type="float" office:value="-4.69" calcext:value-type="float">
            <text:p>-4.69</text:p>
          </table:table-cell>
          <table:table-cell office:value-type="float" office:value="94.69" calcext:value-type="float">
            <text:p>94.69</text:p>
          </table:table-cell>
          <table:table-cell table:formula="of:=([.D89]-[.C89])^2" office:value-type="float" office:value="21.9961" calcext:value-type="float">
            <text:p>21.9961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2M03S" calcext:value-type="time">
            <text:p>06:02:03 AM</text:p>
          </table:table-cell>
          <table:table-cell table:formula="of:=[.H90]+[.F90]" office:value-type="float" office:value="94.19" calcext:value-type="float">
            <text:p>94.19</text:p>
          </table:table-cell>
          <table:table-cell office:value-type="float" office:value="90" calcext:value-type="float">
            <text:p>90</text:p>
          </table:table-cell>
          <table:table-cell table:formula="of:=-ABS([.D90]-[.C90])" office:value-type="float" office:value="-4.19" calcext:value-type="float">
            <text:p>-4.19</text:p>
          </table:table-cell>
          <table:table-cell office:value-type="float" office:value="94.19" calcext:value-type="float">
            <text:p>94.19</text:p>
          </table:table-cell>
          <table:table-cell table:formula="of:=([.D90]-[.C90])^2" office:value-type="float" office:value="17.5561" calcext:value-type="float">
            <text:p>17.5561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2M04S" calcext:value-type="time">
            <text:p>06:02:04 AM</text:p>
          </table:table-cell>
          <table:table-cell table:formula="of:=[.H91]+[.F91]" office:value-type="float" office:value="95.25" calcext:value-type="float">
            <text:p>95.25</text:p>
          </table:table-cell>
          <table:table-cell office:value-type="float" office:value="90" calcext:value-type="float">
            <text:p>90</text:p>
          </table:table-cell>
          <table:table-cell table:formula="of:=-ABS([.D91]-[.C91])" office:value-type="float" office:value="-5.25" calcext:value-type="float">
            <text:p>-5.25</text:p>
          </table:table-cell>
          <table:table-cell office:value-type="float" office:value="95.25" calcext:value-type="float">
            <text:p>95.25</text:p>
          </table:table-cell>
          <table:table-cell table:formula="of:=([.D91]-[.C91])^2" office:value-type="float" office:value="27.5625" calcext:value-type="float">
            <text:p>27.5625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2M05S" calcext:value-type="time">
            <text:p>06:02:05 AM</text:p>
          </table:table-cell>
          <table:table-cell table:formula="of:=[.H92]+[.F92]" office:value-type="float" office:value="96.31" calcext:value-type="float">
            <text:p>96.31</text:p>
          </table:table-cell>
          <table:table-cell office:value-type="float" office:value="90" calcext:value-type="float">
            <text:p>90</text:p>
          </table:table-cell>
          <table:table-cell table:formula="of:=-ABS([.D92]-[.C92])" office:value-type="float" office:value="-6.31" calcext:value-type="float">
            <text:p>-6.31</text:p>
          </table:table-cell>
          <table:table-cell office:value-type="float" office:value="96.31" calcext:value-type="float">
            <text:p>96.31</text:p>
          </table:table-cell>
          <table:table-cell table:formula="of:=([.D92]-[.C92])^2" office:value-type="float" office:value="39.8161" calcext:value-type="float">
            <text:p>39.8161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2M25S" calcext:value-type="time">
            <text:p>06:02:25 AM</text:p>
          </table:table-cell>
          <table:table-cell table:formula="of:=[.H93]+[.F93]" office:value-type="float" office:value="185.06" calcext:value-type="float">
            <text:p>185.06</text:p>
          </table:table-cell>
          <table:table-cell office:value-type="float" office:value="180" calcext:value-type="float">
            <text:p>180</text:p>
          </table:table-cell>
          <table:table-cell table:formula="of:=-ABS([.D93]-[.C93])" office:value-type="float" office:value="-5.06" calcext:value-type="float">
            <text:p>-5.06</text:p>
          </table:table-cell>
          <table:table-cell office:value-type="float" office:value="185.06" calcext:value-type="float">
            <text:p>185.06</text:p>
          </table:table-cell>
          <table:table-cell table:formula="of:=([.D93]-[.C93])^2" office:value-type="float" office:value="25.6036" calcext:value-type="float">
            <text:p>25.6036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2M26S" calcext:value-type="time">
            <text:p>06:02:26 AM</text:p>
          </table:table-cell>
          <table:table-cell table:formula="of:=[.H94]+[.F94]" office:value-type="float" office:value="185" calcext:value-type="float">
            <text:p>185</text:p>
          </table:table-cell>
          <table:table-cell office:value-type="float" office:value="180" calcext:value-type="float">
            <text:p>180</text:p>
          </table:table-cell>
          <table:table-cell table:formula="of:=-ABS([.D94]-[.C94])" office:value-type="float" office:value="-5" calcext:value-type="float">
            <text:p>-5</text:p>
          </table:table-cell>
          <table:table-cell office:value-type="float" office:value="185" calcext:value-type="float">
            <text:p>185</text:p>
          </table:table-cell>
          <table:table-cell table:formula="of:=([.D94]-[.C94])^2" office:value-type="float" office:value="25" calcext:value-type="float">
            <text:p>25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2M27S" calcext:value-type="time">
            <text:p>06:02:27 AM</text:p>
          </table:table-cell>
          <table:table-cell table:formula="of:=[.H95]+[.F95]" office:value-type="float" office:value="186.19" calcext:value-type="float">
            <text:p>186.19</text:p>
          </table:table-cell>
          <table:table-cell office:value-type="float" office:value="180" calcext:value-type="float">
            <text:p>180</text:p>
          </table:table-cell>
          <table:table-cell table:formula="of:=-ABS([.D95]-[.C95])" office:value-type="float" office:value="-6.19" calcext:value-type="float">
            <text:p>-6.19</text:p>
          </table:table-cell>
          <table:table-cell office:value-type="float" office:value="186.19" calcext:value-type="float">
            <text:p>186.19</text:p>
          </table:table-cell>
          <table:table-cell table:formula="of:=([.D95]-[.C95])^2" office:value-type="float" office:value="38.3161" calcext:value-type="float">
            <text:p>38.3161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2M28S" calcext:value-type="time">
            <text:p>06:02:28 AM</text:p>
          </table:table-cell>
          <table:table-cell table:formula="of:=[.H96]+[.F96]" office:value-type="float" office:value="184.31" calcext:value-type="float">
            <text:p>184.31</text:p>
          </table:table-cell>
          <table:table-cell office:value-type="float" office:value="180" calcext:value-type="float">
            <text:p>180</text:p>
          </table:table-cell>
          <table:table-cell table:formula="of:=-ABS([.D96]-[.C96])" office:value-type="float" office:value="-4.31" calcext:value-type="float">
            <text:p>-4.31</text:p>
          </table:table-cell>
          <table:table-cell office:value-type="float" office:value="184.31" calcext:value-type="float">
            <text:p>184.31</text:p>
          </table:table-cell>
          <table:table-cell table:formula="of:=([.D96]-[.C96])^2" office:value-type="float" office:value="18.5761" calcext:value-type="float">
            <text:p>18.5761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2M29S" calcext:value-type="time">
            <text:p>06:02:29 AM</text:p>
          </table:table-cell>
          <table:table-cell table:formula="of:=[.H97]+[.F97]" office:value-type="float" office:value="182.69" calcext:value-type="float">
            <text:p>182.69</text:p>
          </table:table-cell>
          <table:table-cell office:value-type="float" office:value="180" calcext:value-type="float">
            <text:p>180</text:p>
          </table:table-cell>
          <table:table-cell table:formula="of:=-ABS([.D97]-[.C97])" office:value-type="float" office:value="-2.69" calcext:value-type="float">
            <text:p>-2.69</text:p>
          </table:table-cell>
          <table:table-cell office:value-type="float" office:value="182.69" calcext:value-type="float">
            <text:p>182.69</text:p>
          </table:table-cell>
          <table:table-cell table:formula="of:=([.D97]-[.C97])^2" office:value-type="float" office:value="7.23609999999999" calcext:value-type="float">
            <text:p>7.2361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2M30S" calcext:value-type="time">
            <text:p>06:02:30 AM</text:p>
          </table:table-cell>
          <table:table-cell table:formula="of:=[.H98]+[.F98]" office:value-type="float" office:value="188.56" calcext:value-type="float">
            <text:p>188.56</text:p>
          </table:table-cell>
          <table:table-cell office:value-type="float" office:value="180" calcext:value-type="float">
            <text:p>180</text:p>
          </table:table-cell>
          <table:table-cell table:formula="of:=-ABS([.D98]-[.C98])" office:value-type="float" office:value="-8.56" calcext:value-type="float">
            <text:p>-8.56</text:p>
          </table:table-cell>
          <table:table-cell office:value-type="float" office:value="188.56" calcext:value-type="float">
            <text:p>188.56</text:p>
          </table:table-cell>
          <table:table-cell table:formula="of:=([.D98]-[.C98])^2" office:value-type="float" office:value="73.2736" calcext:value-type="float">
            <text:p>73.2736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2M31S" calcext:value-type="time">
            <text:p>06:02:31 AM</text:p>
          </table:table-cell>
          <table:table-cell table:formula="of:=[.H99]+[.F99]" office:value-type="float" office:value="188.38" calcext:value-type="float">
            <text:p>188.38</text:p>
          </table:table-cell>
          <table:table-cell office:value-type="float" office:value="180" calcext:value-type="float">
            <text:p>180</text:p>
          </table:table-cell>
          <table:table-cell table:formula="of:=-ABS([.D99]-[.C99])" office:value-type="float" office:value="-8.38" calcext:value-type="float">
            <text:p>-8.38</text:p>
          </table:table-cell>
          <table:table-cell office:value-type="float" office:value="188.38" calcext:value-type="float">
            <text:p>188.38</text:p>
          </table:table-cell>
          <table:table-cell table:formula="of:=([.D99]-[.C99])^2" office:value-type="float" office:value="70.2243999999999" calcext:value-type="float">
            <text:p>70.2244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2M32S" calcext:value-type="time">
            <text:p>06:02:32 AM</text:p>
          </table:table-cell>
          <table:table-cell table:formula="of:=[.H100]+[.F100]" office:value-type="float" office:value="187.75" calcext:value-type="float">
            <text:p>187.75</text:p>
          </table:table-cell>
          <table:table-cell office:value-type="float" office:value="180" calcext:value-type="float">
            <text:p>180</text:p>
          </table:table-cell>
          <table:table-cell table:formula="of:=-ABS([.D100]-[.C100])" office:value-type="float" office:value="-7.75" calcext:value-type="float">
            <text:p>-7.75</text:p>
          </table:table-cell>
          <table:table-cell office:value-type="float" office:value="187.75" calcext:value-type="float">
            <text:p>187.75</text:p>
          </table:table-cell>
          <table:table-cell table:formula="of:=([.D100]-[.C100])^2" office:value-type="float" office:value="60.0625" calcext:value-type="float">
            <text:p>60.0625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2M33S" calcext:value-type="time">
            <text:p>06:02:33 AM</text:p>
          </table:table-cell>
          <table:table-cell table:formula="of:=[.H101]+[.F101]" office:value-type="float" office:value="188.31" calcext:value-type="float">
            <text:p>188.31</text:p>
          </table:table-cell>
          <table:table-cell office:value-type="float" office:value="180" calcext:value-type="float">
            <text:p>180</text:p>
          </table:table-cell>
          <table:table-cell table:formula="of:=-ABS([.D101]-[.C101])" office:value-type="float" office:value="-8.31" calcext:value-type="float">
            <text:p>-8.31</text:p>
          </table:table-cell>
          <table:table-cell office:value-type="float" office:value="188.31" calcext:value-type="float">
            <text:p>188.31</text:p>
          </table:table-cell>
          <table:table-cell table:formula="of:=([.D101]-[.C101])^2" office:value-type="float" office:value="69.0561000000001" calcext:value-type="float">
            <text:p>69.0561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2M34S" calcext:value-type="time">
            <text:p>06:02:34 AM</text:p>
          </table:table-cell>
          <table:table-cell table:formula="of:=[.H102]+[.F102]" office:value-type="float" office:value="187.5" calcext:value-type="float">
            <text:p>187.5</text:p>
          </table:table-cell>
          <table:table-cell office:value-type="float" office:value="180" calcext:value-type="float">
            <text:p>180</text:p>
          </table:table-cell>
          <table:table-cell table:formula="of:=-ABS([.D102]-[.C102])" office:value-type="float" office:value="-7.5" calcext:value-type="float">
            <text:p>-7.5</text:p>
          </table:table-cell>
          <table:table-cell office:value-type="float" office:value="187.5" calcext:value-type="float">
            <text:p>187.5</text:p>
          </table:table-cell>
          <table:table-cell table:formula="of:=([.D102]-[.C102])^2" office:value-type="float" office:value="56.25" calcext:value-type="float">
            <text:p>56.25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2M35S" calcext:value-type="time">
            <text:p>06:02:35 AM</text:p>
          </table:table-cell>
          <table:table-cell table:formula="of:=[.H103]+[.F103]" office:value-type="float" office:value="187.06" calcext:value-type="float">
            <text:p>187.06</text:p>
          </table:table-cell>
          <table:table-cell office:value-type="float" office:value="180" calcext:value-type="float">
            <text:p>180</text:p>
          </table:table-cell>
          <table:table-cell table:formula="of:=-ABS([.D103]-[.C103])" office:value-type="float" office:value="-7.06" calcext:value-type="float">
            <text:p>-7.06</text:p>
          </table:table-cell>
          <table:table-cell office:value-type="float" office:value="187.06" calcext:value-type="float">
            <text:p>187.06</text:p>
          </table:table-cell>
          <table:table-cell table:formula="of:=([.D103]-[.C103])^2" office:value-type="float" office:value="49.8436" calcext:value-type="float">
            <text:p>49.8436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2M36S" calcext:value-type="time">
            <text:p>06:02:36 AM</text:p>
          </table:table-cell>
          <table:table-cell table:formula="of:=[.H104]+[.F104]" office:value-type="float" office:value="188.81" calcext:value-type="float">
            <text:p>188.81</text:p>
          </table:table-cell>
          <table:table-cell office:value-type="float" office:value="180" calcext:value-type="float">
            <text:p>180</text:p>
          </table:table-cell>
          <table:table-cell table:formula="of:=-ABS([.D104]-[.C104])" office:value-type="float" office:value="-8.81" calcext:value-type="float">
            <text:p>-8.81</text:p>
          </table:table-cell>
          <table:table-cell office:value-type="float" office:value="188.81" calcext:value-type="float">
            <text:p>188.81</text:p>
          </table:table-cell>
          <table:table-cell table:formula="of:=([.D104]-[.C104])^2" office:value-type="float" office:value="77.6161" calcext:value-type="float">
            <text:p>77.6161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2M37S" calcext:value-type="time">
            <text:p>06:02:37 AM</text:p>
          </table:table-cell>
          <table:table-cell table:formula="of:=[.H105]+[.F105]" office:value-type="float" office:value="190" calcext:value-type="float">
            <text:p>190</text:p>
          </table:table-cell>
          <table:table-cell office:value-type="float" office:value="180" calcext:value-type="float">
            <text:p>180</text:p>
          </table:table-cell>
          <table:table-cell table:formula="of:=-ABS([.D105]-[.C105])" office:value-type="float" office:value="-10" calcext:value-type="float">
            <text:p>-10</text:p>
          </table:table-cell>
          <table:table-cell office:value-type="float" office:value="190" calcext:value-type="float">
            <text:p>190</text:p>
          </table:table-cell>
          <table:table-cell table:formula="of:=([.D105]-[.C105])^2" office:value-type="float" office:value="100" calcext:value-type="float">
            <text:p>100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2M38S" calcext:value-type="time">
            <text:p>06:02:38 AM</text:p>
          </table:table-cell>
          <table:table-cell table:formula="of:=[.H106]+[.F106]" office:value-type="float" office:value="186.06" calcext:value-type="float">
            <text:p>186.06</text:p>
          </table:table-cell>
          <table:table-cell office:value-type="float" office:value="180" calcext:value-type="float">
            <text:p>180</text:p>
          </table:table-cell>
          <table:table-cell table:formula="of:=-ABS([.D106]-[.C106])" office:value-type="float" office:value="-6.06" calcext:value-type="float">
            <text:p>-6.06</text:p>
          </table:table-cell>
          <table:table-cell office:value-type="float" office:value="186.06" calcext:value-type="float">
            <text:p>186.06</text:p>
          </table:table-cell>
          <table:table-cell table:formula="of:=([.D106]-[.C106])^2" office:value-type="float" office:value="36.7236" calcext:value-type="float">
            <text:p>36.7236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2M39S" calcext:value-type="time">
            <text:p>06:02:39 AM</text:p>
          </table:table-cell>
          <table:table-cell table:formula="of:=[.H107]+[.F107]" office:value-type="float" office:value="183.69" calcext:value-type="float">
            <text:p>183.69</text:p>
          </table:table-cell>
          <table:table-cell office:value-type="float" office:value="180" calcext:value-type="float">
            <text:p>180</text:p>
          </table:table-cell>
          <table:table-cell table:formula="of:=-ABS([.D107]-[.C107])" office:value-type="float" office:value="-3.69" calcext:value-type="float">
            <text:p>-3.69</text:p>
          </table:table-cell>
          <table:table-cell office:value-type="float" office:value="183.69" calcext:value-type="float">
            <text:p>183.69</text:p>
          </table:table-cell>
          <table:table-cell table:formula="of:=([.D107]-[.C107])^2" office:value-type="float" office:value="13.6161" calcext:value-type="float">
            <text:p>13.6161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2M40S" calcext:value-type="time">
            <text:p>06:02:40 AM</text:p>
          </table:table-cell>
          <table:table-cell table:formula="of:=[.H108]+[.F108]" office:value-type="float" office:value="184.25" calcext:value-type="float">
            <text:p>184.25</text:p>
          </table:table-cell>
          <table:table-cell office:value-type="float" office:value="180" calcext:value-type="float">
            <text:p>180</text:p>
          </table:table-cell>
          <table:table-cell table:formula="of:=-ABS([.D108]-[.C108])" office:value-type="float" office:value="-4.25" calcext:value-type="float">
            <text:p>-4.25</text:p>
          </table:table-cell>
          <table:table-cell office:value-type="float" office:value="184.25" calcext:value-type="float">
            <text:p>184.25</text:p>
          </table:table-cell>
          <table:table-cell table:formula="of:=([.D108]-[.C108])^2" office:value-type="float" office:value="18.0625" calcext:value-type="float">
            <text:p>18.0625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2M41S" calcext:value-type="time">
            <text:p>06:02:41 AM</text:p>
          </table:table-cell>
          <table:table-cell table:formula="of:=[.H109]+[.F109]" office:value-type="float" office:value="186.75" calcext:value-type="float">
            <text:p>186.75</text:p>
          </table:table-cell>
          <table:table-cell office:value-type="float" office:value="180" calcext:value-type="float">
            <text:p>180</text:p>
          </table:table-cell>
          <table:table-cell table:formula="of:=-ABS([.D109]-[.C109])" office:value-type="float" office:value="-6.75" calcext:value-type="float">
            <text:p>-6.75</text:p>
          </table:table-cell>
          <table:table-cell office:value-type="float" office:value="186.75" calcext:value-type="float">
            <text:p>186.75</text:p>
          </table:table-cell>
          <table:table-cell table:formula="of:=([.D109]-[.C109])^2" office:value-type="float" office:value="45.5625" calcext:value-type="float">
            <text:p>45.5625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2M42S" calcext:value-type="time">
            <text:p>06:02:42 AM</text:p>
          </table:table-cell>
          <table:table-cell table:formula="of:=[.H110]+[.F110]" office:value-type="float" office:value="187.31" calcext:value-type="float">
            <text:p>187.31</text:p>
          </table:table-cell>
          <table:table-cell office:value-type="float" office:value="180" calcext:value-type="float">
            <text:p>180</text:p>
          </table:table-cell>
          <table:table-cell table:formula="of:=-ABS([.D110]-[.C110])" office:value-type="float" office:value="-7.31" calcext:value-type="float">
            <text:p>-7.31</text:p>
          </table:table-cell>
          <table:table-cell office:value-type="float" office:value="187.31" calcext:value-type="float">
            <text:p>187.31</text:p>
          </table:table-cell>
          <table:table-cell table:formula="of:=([.D110]-[.C110])^2" office:value-type="float" office:value="53.4361" calcext:value-type="float">
            <text:p>53.4361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2M43S" calcext:value-type="time">
            <text:p>06:02:43 AM</text:p>
          </table:table-cell>
          <table:table-cell table:formula="of:=[.H111]+[.F111]" office:value-type="float" office:value="190.19" calcext:value-type="float">
            <text:p>190.19</text:p>
          </table:table-cell>
          <table:table-cell office:value-type="float" office:value="180" calcext:value-type="float">
            <text:p>180</text:p>
          </table:table-cell>
          <table:table-cell table:formula="of:=-ABS([.D111]-[.C111])" office:value-type="float" office:value="-10.19" calcext:value-type="float">
            <text:p>-10.19</text:p>
          </table:table-cell>
          <table:table-cell office:value-type="float" office:value="190.19" calcext:value-type="float">
            <text:p>190.19</text:p>
          </table:table-cell>
          <table:table-cell table:formula="of:=([.D111]-[.C111])^2" office:value-type="float" office:value="103.8361" calcext:value-type="float">
            <text:p>103.8361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2M44S" calcext:value-type="time">
            <text:p>06:02:44 AM</text:p>
          </table:table-cell>
          <table:table-cell table:formula="of:=[.H112]+[.F112]" office:value-type="float" office:value="186.63" calcext:value-type="float">
            <text:p>186.63</text:p>
          </table:table-cell>
          <table:table-cell office:value-type="float" office:value="180" calcext:value-type="float">
            <text:p>180</text:p>
          </table:table-cell>
          <table:table-cell table:formula="of:=-ABS([.D112]-[.C112])" office:value-type="float" office:value="-6.63" calcext:value-type="float">
            <text:p>-6.63</text:p>
          </table:table-cell>
          <table:table-cell office:value-type="float" office:value="186.63" calcext:value-type="float">
            <text:p>186.63</text:p>
          </table:table-cell>
          <table:table-cell table:formula="of:=([.D112]-[.C112])^2" office:value-type="float" office:value="43.9568999999999" calcext:value-type="float">
            <text:p>43.9569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2M45S" calcext:value-type="time">
            <text:p>06:02:45 AM</text:p>
          </table:table-cell>
          <table:table-cell table:formula="of:=[.H113]+[.F113]" office:value-type="float" office:value="187.31" calcext:value-type="float">
            <text:p>187.31</text:p>
          </table:table-cell>
          <table:table-cell office:value-type="float" office:value="180" calcext:value-type="float">
            <text:p>180</text:p>
          </table:table-cell>
          <table:table-cell table:formula="of:=-ABS([.D113]-[.C113])" office:value-type="float" office:value="-7.31" calcext:value-type="float">
            <text:p>-7.31</text:p>
          </table:table-cell>
          <table:table-cell office:value-type="float" office:value="187.31" calcext:value-type="float">
            <text:p>187.31</text:p>
          </table:table-cell>
          <table:table-cell table:formula="of:=([.D113]-[.C113])^2" office:value-type="float" office:value="53.4361" calcext:value-type="float">
            <text:p>53.4361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2M46S" calcext:value-type="time">
            <text:p>06:02:46 AM</text:p>
          </table:table-cell>
          <table:table-cell table:formula="of:=[.H114]+[.F114]" office:value-type="float" office:value="187.31" calcext:value-type="float">
            <text:p>187.31</text:p>
          </table:table-cell>
          <table:table-cell office:value-type="float" office:value="180" calcext:value-type="float">
            <text:p>180</text:p>
          </table:table-cell>
          <table:table-cell table:formula="of:=-ABS([.D114]-[.C114])" office:value-type="float" office:value="-7.31" calcext:value-type="float">
            <text:p>-7.31</text:p>
          </table:table-cell>
          <table:table-cell office:value-type="float" office:value="187.31" calcext:value-type="float">
            <text:p>187.31</text:p>
          </table:table-cell>
          <table:table-cell table:formula="of:=([.D114]-[.C114])^2" office:value-type="float" office:value="53.4361" calcext:value-type="float">
            <text:p>53.4361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2M47S" calcext:value-type="time">
            <text:p>06:02:47 AM</text:p>
          </table:table-cell>
          <table:table-cell table:formula="of:=[.H115]+[.F115]" office:value-type="float" office:value="186.31" calcext:value-type="float">
            <text:p>186.31</text:p>
          </table:table-cell>
          <table:table-cell office:value-type="float" office:value="180" calcext:value-type="float">
            <text:p>180</text:p>
          </table:table-cell>
          <table:table-cell table:formula="of:=-ABS([.D115]-[.C115])" office:value-type="float" office:value="-6.31" calcext:value-type="float">
            <text:p>-6.31</text:p>
          </table:table-cell>
          <table:table-cell office:value-type="float" office:value="186.31" calcext:value-type="float">
            <text:p>186.31</text:p>
          </table:table-cell>
          <table:table-cell table:formula="of:=([.D115]-[.C115])^2" office:value-type="float" office:value="39.8161" calcext:value-type="float">
            <text:p>39.8161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2M48S" calcext:value-type="time">
            <text:p>06:02:48 AM</text:p>
          </table:table-cell>
          <table:table-cell table:formula="of:=[.H116]+[.F116]" office:value-type="float" office:value="186.69" calcext:value-type="float">
            <text:p>186.69</text:p>
          </table:table-cell>
          <table:table-cell office:value-type="float" office:value="180" calcext:value-type="float">
            <text:p>180</text:p>
          </table:table-cell>
          <table:table-cell table:formula="of:=-ABS([.D116]-[.C116])" office:value-type="float" office:value="-6.69" calcext:value-type="float">
            <text:p>-6.69</text:p>
          </table:table-cell>
          <table:table-cell office:value-type="float" office:value="186.69" calcext:value-type="float">
            <text:p>186.69</text:p>
          </table:table-cell>
          <table:table-cell table:formula="of:=([.D116]-[.C116])^2" office:value-type="float" office:value="44.7561" calcext:value-type="float">
            <text:p>44.7561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2M49S" calcext:value-type="time">
            <text:p>06:02:49 AM</text:p>
          </table:table-cell>
          <table:table-cell table:formula="of:=[.H117]+[.F117]" office:value-type="float" office:value="186.75" calcext:value-type="float">
            <text:p>186.75</text:p>
          </table:table-cell>
          <table:table-cell office:value-type="float" office:value="180" calcext:value-type="float">
            <text:p>180</text:p>
          </table:table-cell>
          <table:table-cell table:formula="of:=-ABS([.D117]-[.C117])" office:value-type="float" office:value="-6.75" calcext:value-type="float">
            <text:p>-6.75</text:p>
          </table:table-cell>
          <table:table-cell office:value-type="float" office:value="186.75" calcext:value-type="float">
            <text:p>186.75</text:p>
          </table:table-cell>
          <table:table-cell table:formula="of:=([.D117]-[.C117])^2" office:value-type="float" office:value="45.5625" calcext:value-type="float">
            <text:p>45.5625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2M50S" calcext:value-type="time">
            <text:p>06:02:50 AM</text:p>
          </table:table-cell>
          <table:table-cell table:formula="of:=[.H118]+[.F118]" office:value-type="float" office:value="183.75" calcext:value-type="float">
            <text:p>183.75</text:p>
          </table:table-cell>
          <table:table-cell office:value-type="float" office:value="180" calcext:value-type="float">
            <text:p>180</text:p>
          </table:table-cell>
          <table:table-cell table:formula="of:=-ABS([.D118]-[.C118])" office:value-type="float" office:value="-3.75" calcext:value-type="float">
            <text:p>-3.75</text:p>
          </table:table-cell>
          <table:table-cell office:value-type="float" office:value="183.75" calcext:value-type="float">
            <text:p>183.75</text:p>
          </table:table-cell>
          <table:table-cell table:formula="of:=([.D118]-[.C118])^2" office:value-type="float" office:value="14.0625" calcext:value-type="float">
            <text:p>14.0625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2M51S" calcext:value-type="time">
            <text:p>06:02:51 AM</text:p>
          </table:table-cell>
          <table:table-cell table:formula="of:=[.H119]+[.F119]" office:value-type="float" office:value="184.25" calcext:value-type="float">
            <text:p>184.25</text:p>
          </table:table-cell>
          <table:table-cell office:value-type="float" office:value="180" calcext:value-type="float">
            <text:p>180</text:p>
          </table:table-cell>
          <table:table-cell table:formula="of:=-ABS([.D119]-[.C119])" office:value-type="float" office:value="-4.25" calcext:value-type="float">
            <text:p>-4.25</text:p>
          </table:table-cell>
          <table:table-cell office:value-type="float" office:value="184.25" calcext:value-type="float">
            <text:p>184.25</text:p>
          </table:table-cell>
          <table:table-cell table:formula="of:=([.D119]-[.C119])^2" office:value-type="float" office:value="18.0625" calcext:value-type="float">
            <text:p>18.0625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2M52S" calcext:value-type="time">
            <text:p>06:02:52 AM</text:p>
          </table:table-cell>
          <table:table-cell table:formula="of:=[.H120]+[.F120]" office:value-type="float" office:value="185.38" calcext:value-type="float">
            <text:p>185.38</text:p>
          </table:table-cell>
          <table:table-cell office:value-type="float" office:value="180" calcext:value-type="float">
            <text:p>180</text:p>
          </table:table-cell>
          <table:table-cell table:formula="of:=-ABS([.D120]-[.C120])" office:value-type="float" office:value="-5.38" calcext:value-type="float">
            <text:p>-5.38</text:p>
          </table:table-cell>
          <table:table-cell office:value-type="float" office:value="185.38" calcext:value-type="float">
            <text:p>185.38</text:p>
          </table:table-cell>
          <table:table-cell table:formula="of:=([.D120]-[.C120])^2" office:value-type="float" office:value="28.9443999999999" calcext:value-type="float">
            <text:p>28.9444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2M53S" calcext:value-type="time">
            <text:p>06:02:53 AM</text:p>
          </table:table-cell>
          <table:table-cell table:formula="of:=[.H121]+[.F121]" office:value-type="float" office:value="185" calcext:value-type="float">
            <text:p>185</text:p>
          </table:table-cell>
          <table:table-cell office:value-type="float" office:value="180" calcext:value-type="float">
            <text:p>180</text:p>
          </table:table-cell>
          <table:table-cell table:formula="of:=-ABS([.D121]-[.C121])" office:value-type="float" office:value="-5" calcext:value-type="float">
            <text:p>-5</text:p>
          </table:table-cell>
          <table:table-cell office:value-type="float" office:value="185" calcext:value-type="float">
            <text:p>185</text:p>
          </table:table-cell>
          <table:table-cell table:formula="of:=([.D121]-[.C121])^2" office:value-type="float" office:value="25" calcext:value-type="float">
            <text:p>25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2M54S" calcext:value-type="time">
            <text:p>06:02:54 AM</text:p>
          </table:table-cell>
          <table:table-cell table:formula="of:=[.H122]+[.F122]" office:value-type="float" office:value="190.56" calcext:value-type="float">
            <text:p>190.56</text:p>
          </table:table-cell>
          <table:table-cell office:value-type="float" office:value="180" calcext:value-type="float">
            <text:p>180</text:p>
          </table:table-cell>
          <table:table-cell table:formula="of:=-ABS([.D122]-[.C122])" office:value-type="float" office:value="-10.56" calcext:value-type="float">
            <text:p>-10.56</text:p>
          </table:table-cell>
          <table:table-cell office:value-type="float" office:value="190.56" calcext:value-type="float">
            <text:p>190.56</text:p>
          </table:table-cell>
          <table:table-cell table:formula="of:=([.D122]-[.C122])^2" office:value-type="float" office:value="111.5136" calcext:value-type="float">
            <text:p>111.5136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2M55S" calcext:value-type="time">
            <text:p>06:02:55 AM</text:p>
          </table:table-cell>
          <table:table-cell table:formula="of:=[.H123]+[.F123]" office:value-type="float" office:value="189.63" calcext:value-type="float">
            <text:p>189.63</text:p>
          </table:table-cell>
          <table:table-cell office:value-type="float" office:value="180" calcext:value-type="float">
            <text:p>180</text:p>
          </table:table-cell>
          <table:table-cell table:formula="of:=-ABS([.D123]-[.C123])" office:value-type="float" office:value="-9.63" calcext:value-type="float">
            <text:p>-9.63</text:p>
          </table:table-cell>
          <table:table-cell office:value-type="float" office:value="189.63" calcext:value-type="float">
            <text:p>189.63</text:p>
          </table:table-cell>
          <table:table-cell table:formula="of:=([.D123]-[.C123])^2" office:value-type="float" office:value="92.7368999999999" calcext:value-type="float">
            <text:p>92.7369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2M56S" calcext:value-type="time">
            <text:p>06:02:56 AM</text:p>
          </table:table-cell>
          <table:table-cell table:formula="of:=[.H124]+[.F124]" office:value-type="float" office:value="188.31" calcext:value-type="float">
            <text:p>188.31</text:p>
          </table:table-cell>
          <table:table-cell office:value-type="float" office:value="180" calcext:value-type="float">
            <text:p>180</text:p>
          </table:table-cell>
          <table:table-cell table:formula="of:=-ABS([.D124]-[.C124])" office:value-type="float" office:value="-8.31" calcext:value-type="float">
            <text:p>-8.31</text:p>
          </table:table-cell>
          <table:table-cell office:value-type="float" office:value="188.31" calcext:value-type="float">
            <text:p>188.31</text:p>
          </table:table-cell>
          <table:table-cell table:formula="of:=([.D124]-[.C124])^2" office:value-type="float" office:value="69.0561000000001" calcext:value-type="float">
            <text:p>69.0561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2M57S" calcext:value-type="time">
            <text:p>06:02:57 AM</text:p>
          </table:table-cell>
          <table:table-cell table:formula="of:=[.H125]+[.F125]" office:value-type="float" office:value="191.06" calcext:value-type="float">
            <text:p>191.06</text:p>
          </table:table-cell>
          <table:table-cell office:value-type="float" office:value="180" calcext:value-type="float">
            <text:p>180</text:p>
          </table:table-cell>
          <table:table-cell table:formula="of:=-ABS([.D125]-[.C125])" office:value-type="float" office:value="-11.06" calcext:value-type="float">
            <text:p>-11.06</text:p>
          </table:table-cell>
          <table:table-cell office:value-type="float" office:value="191.06" calcext:value-type="float">
            <text:p>191.06</text:p>
          </table:table-cell>
          <table:table-cell table:formula="of:=([.D125]-[.C125])^2" office:value-type="float" office:value="122.3236" calcext:value-type="float">
            <text:p>122.3236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2M58S" calcext:value-type="time">
            <text:p>06:02:58 AM</text:p>
          </table:table-cell>
          <table:table-cell table:formula="of:=[.H126]+[.F126]" office:value-type="float" office:value="190.31" calcext:value-type="float">
            <text:p>190.31</text:p>
          </table:table-cell>
          <table:table-cell office:value-type="float" office:value="180" calcext:value-type="float">
            <text:p>180</text:p>
          </table:table-cell>
          <table:table-cell table:formula="of:=-ABS([.D126]-[.C126])" office:value-type="float" office:value="-10.31" calcext:value-type="float">
            <text:p>-10.31</text:p>
          </table:table-cell>
          <table:table-cell office:value-type="float" office:value="190.31" calcext:value-type="float">
            <text:p>190.31</text:p>
          </table:table-cell>
          <table:table-cell table:formula="of:=([.D126]-[.C126])^2" office:value-type="float" office:value="106.2961" calcext:value-type="float">
            <text:p>106.2961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2M59S" calcext:value-type="time">
            <text:p>06:02:59 AM</text:p>
          </table:table-cell>
          <table:table-cell table:formula="of:=[.H127]+[.F127]" office:value-type="float" office:value="192.44" calcext:value-type="float">
            <text:p>192.44</text:p>
          </table:table-cell>
          <table:table-cell office:value-type="float" office:value="180" calcext:value-type="float">
            <text:p>180</text:p>
          </table:table-cell>
          <table:table-cell table:formula="of:=-ABS([.D127]-[.C127])" office:value-type="float" office:value="-12.44" calcext:value-type="float">
            <text:p>-12.44</text:p>
          </table:table-cell>
          <table:table-cell office:value-type="float" office:value="192.44" calcext:value-type="float">
            <text:p>192.44</text:p>
          </table:table-cell>
          <table:table-cell table:formula="of:=([.D127]-[.C127])^2" office:value-type="float" office:value="154.7536" calcext:value-type="float">
            <text:p>154.7536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3M00S" calcext:value-type="time">
            <text:p>06:03:00 AM</text:p>
          </table:table-cell>
          <table:table-cell table:formula="of:=[.H128]+[.F128]" office:value-type="float" office:value="190.81" calcext:value-type="float">
            <text:p>190.81</text:p>
          </table:table-cell>
          <table:table-cell office:value-type="float" office:value="180" calcext:value-type="float">
            <text:p>180</text:p>
          </table:table-cell>
          <table:table-cell table:formula="of:=-ABS([.D128]-[.C128])" office:value-type="float" office:value="-10.81" calcext:value-type="float">
            <text:p>-10.81</text:p>
          </table:table-cell>
          <table:table-cell office:value-type="float" office:value="190.81" calcext:value-type="float">
            <text:p>190.81</text:p>
          </table:table-cell>
          <table:table-cell table:formula="of:=([.D128]-[.C128])^2" office:value-type="float" office:value="116.8561" calcext:value-type="float">
            <text:p>116.8561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3M01S" calcext:value-type="time">
            <text:p>06:03:01 AM</text:p>
          </table:table-cell>
          <table:table-cell table:formula="of:=[.H129]+[.F129]" office:value-type="float" office:value="192.19" calcext:value-type="float">
            <text:p>192.19</text:p>
          </table:table-cell>
          <table:table-cell office:value-type="float" office:value="180" calcext:value-type="float">
            <text:p>180</text:p>
          </table:table-cell>
          <table:table-cell table:formula="of:=-ABS([.D129]-[.C129])" office:value-type="float" office:value="-12.19" calcext:value-type="float">
            <text:p>-12.19</text:p>
          </table:table-cell>
          <table:table-cell office:value-type="float" office:value="192.19" calcext:value-type="float">
            <text:p>192.19</text:p>
          </table:table-cell>
          <table:table-cell table:formula="of:=([.D129]-[.C129])^2" office:value-type="float" office:value="148.5961" calcext:value-type="float">
            <text:p>148.5961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3M02S" calcext:value-type="time">
            <text:p>06:03:02 AM</text:p>
          </table:table-cell>
          <table:table-cell table:formula="of:=[.H130]+[.F130]" office:value-type="float" office:value="188.56" calcext:value-type="float">
            <text:p>188.56</text:p>
          </table:table-cell>
          <table:table-cell office:value-type="float" office:value="180" calcext:value-type="float">
            <text:p>180</text:p>
          </table:table-cell>
          <table:table-cell table:formula="of:=-ABS([.D130]-[.C130])" office:value-type="float" office:value="-8.56" calcext:value-type="float">
            <text:p>-8.56</text:p>
          </table:table-cell>
          <table:table-cell office:value-type="float" office:value="188.56" calcext:value-type="float">
            <text:p>188.56</text:p>
          </table:table-cell>
          <table:table-cell table:formula="of:=([.D130]-[.C130])^2" office:value-type="float" office:value="73.2736" calcext:value-type="float">
            <text:p>73.2736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3M03S" calcext:value-type="time">
            <text:p>06:03:03 AM</text:p>
          </table:table-cell>
          <table:table-cell table:formula="of:=[.H131]+[.F131]" office:value-type="float" office:value="188.56" calcext:value-type="float">
            <text:p>188.56</text:p>
          </table:table-cell>
          <table:table-cell office:value-type="float" office:value="180" calcext:value-type="float">
            <text:p>180</text:p>
          </table:table-cell>
          <table:table-cell table:formula="of:=-ABS([.D131]-[.C131])" office:value-type="float" office:value="-8.56" calcext:value-type="float">
            <text:p>-8.56</text:p>
          </table:table-cell>
          <table:table-cell office:value-type="float" office:value="188.56" calcext:value-type="float">
            <text:p>188.56</text:p>
          </table:table-cell>
          <table:table-cell table:formula="of:=([.D131]-[.C131])^2" office:value-type="float" office:value="73.2736" calcext:value-type="float">
            <text:p>73.2736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3M04S" calcext:value-type="time">
            <text:p>06:03:04 AM</text:p>
          </table:table-cell>
          <table:table-cell table:formula="of:=[.H132]+[.F132]" office:value-type="float" office:value="185.81" calcext:value-type="float">
            <text:p>185.81</text:p>
          </table:table-cell>
          <table:table-cell office:value-type="float" office:value="180" calcext:value-type="float">
            <text:p>180</text:p>
          </table:table-cell>
          <table:table-cell table:formula="of:=-ABS([.D132]-[.C132])" office:value-type="float" office:value="-5.81" calcext:value-type="float">
            <text:p>-5.81</text:p>
          </table:table-cell>
          <table:table-cell office:value-type="float" office:value="185.81" calcext:value-type="float">
            <text:p>185.81</text:p>
          </table:table-cell>
          <table:table-cell table:formula="of:=([.D132]-[.C132])^2" office:value-type="float" office:value="33.7561" calcext:value-type="float">
            <text:p>33.7561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3M05S" calcext:value-type="time">
            <text:p>06:03:05 AM</text:p>
          </table:table-cell>
          <table:table-cell table:formula="of:=[.H133]+[.F133]" office:value-type="float" office:value="184.06" calcext:value-type="float">
            <text:p>184.06</text:p>
          </table:table-cell>
          <table:table-cell office:value-type="float" office:value="180" calcext:value-type="float">
            <text:p>180</text:p>
          </table:table-cell>
          <table:table-cell table:formula="of:=-ABS([.D133]-[.C133])" office:value-type="float" office:value="-4.06" calcext:value-type="float">
            <text:p>-4.06</text:p>
          </table:table-cell>
          <table:table-cell office:value-type="float" office:value="184.06" calcext:value-type="float">
            <text:p>184.06</text:p>
          </table:table-cell>
          <table:table-cell table:formula="of:=([.D133]-[.C133])^2" office:value-type="float" office:value="16.4836" calcext:value-type="float">
            <text:p>16.4836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3M06S" calcext:value-type="time">
            <text:p>06:03:06 AM</text:p>
          </table:table-cell>
          <table:table-cell table:formula="of:=[.H134]+[.F134]" office:value-type="float" office:value="186.81" calcext:value-type="float">
            <text:p>186.81</text:p>
          </table:table-cell>
          <table:table-cell office:value-type="float" office:value="180" calcext:value-type="float">
            <text:p>180</text:p>
          </table:table-cell>
          <table:table-cell table:formula="of:=-ABS([.D134]-[.C134])" office:value-type="float" office:value="-6.81" calcext:value-type="float">
            <text:p>-6.81</text:p>
          </table:table-cell>
          <table:table-cell office:value-type="float" office:value="186.81" calcext:value-type="float">
            <text:p>186.81</text:p>
          </table:table-cell>
          <table:table-cell table:formula="of:=([.D134]-[.C134])^2" office:value-type="float" office:value="46.3761" calcext:value-type="float">
            <text:p>46.3761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3M07S" calcext:value-type="time">
            <text:p>06:03:07 AM</text:p>
          </table:table-cell>
          <table:table-cell table:formula="of:=[.H135]+[.F135]" office:value-type="float" office:value="188.25" calcext:value-type="float">
            <text:p>188.25</text:p>
          </table:table-cell>
          <table:table-cell office:value-type="float" office:value="180" calcext:value-type="float">
            <text:p>180</text:p>
          </table:table-cell>
          <table:table-cell table:formula="of:=-ABS([.D135]-[.C135])" office:value-type="float" office:value="-8.25" calcext:value-type="float">
            <text:p>-8.25</text:p>
          </table:table-cell>
          <table:table-cell office:value-type="float" office:value="188.25" calcext:value-type="float">
            <text:p>188.25</text:p>
          </table:table-cell>
          <table:table-cell table:formula="of:=([.D135]-[.C135])^2" office:value-type="float" office:value="68.0625" calcext:value-type="float">
            <text:p>68.0625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3M08S" calcext:value-type="time">
            <text:p>06:03:08 AM</text:p>
          </table:table-cell>
          <table:table-cell table:formula="of:=[.H136]+[.F136]" office:value-type="float" office:value="188.19" calcext:value-type="float">
            <text:p>188.19</text:p>
          </table:table-cell>
          <table:table-cell office:value-type="float" office:value="180" calcext:value-type="float">
            <text:p>180</text:p>
          </table:table-cell>
          <table:table-cell table:formula="of:=-ABS([.D136]-[.C136])" office:value-type="float" office:value="-8.19" calcext:value-type="float">
            <text:p>-8.19</text:p>
          </table:table-cell>
          <table:table-cell office:value-type="float" office:value="188.19" calcext:value-type="float">
            <text:p>188.19</text:p>
          </table:table-cell>
          <table:table-cell table:formula="of:=([.D136]-[.C136])^2" office:value-type="float" office:value="67.0761" calcext:value-type="float">
            <text:p>67.0761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3M09S" calcext:value-type="time">
            <text:p>06:03:09 AM</text:p>
          </table:table-cell>
          <table:table-cell table:formula="of:=[.H137]+[.F137]" office:value-type="float" office:value="186.06" calcext:value-type="float">
            <text:p>186.06</text:p>
          </table:table-cell>
          <table:table-cell office:value-type="float" office:value="180" calcext:value-type="float">
            <text:p>180</text:p>
          </table:table-cell>
          <table:table-cell table:formula="of:=-ABS([.D137]-[.C137])" office:value-type="float" office:value="-6.06" calcext:value-type="float">
            <text:p>-6.06</text:p>
          </table:table-cell>
          <table:table-cell office:value-type="float" office:value="186.06" calcext:value-type="float">
            <text:p>186.06</text:p>
          </table:table-cell>
          <table:table-cell table:formula="of:=([.D137]-[.C137])^2" office:value-type="float" office:value="36.7236" calcext:value-type="float">
            <text:p>36.7236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3M10S" calcext:value-type="time">
            <text:p>06:03:10 AM</text:p>
          </table:table-cell>
          <table:table-cell table:formula="of:=[.H138]+[.F138]" office:value-type="float" office:value="180.19" calcext:value-type="float">
            <text:p>180.19</text:p>
          </table:table-cell>
          <table:table-cell office:value-type="float" office:value="180" calcext:value-type="float">
            <text:p>180</text:p>
          </table:table-cell>
          <table:table-cell table:formula="of:=-ABS([.D138]-[.C138])" office:value-type="float" office:value="-0.189999999999998" calcext:value-type="float">
            <text:p>-0.19</text:p>
          </table:table-cell>
          <table:table-cell office:value-type="float" office:value="180.19" calcext:value-type="float">
            <text:p>180.19</text:p>
          </table:table-cell>
          <table:table-cell table:formula="of:=([.D138]-[.C138])^2" office:value-type="float" office:value="0.0360999999999991" calcext:value-type="float">
            <text:p>0.0361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3M11S" calcext:value-type="time">
            <text:p>06:03:11 AM</text:p>
          </table:table-cell>
          <table:table-cell table:formula="of:=[.H139]+[.F139]" office:value-type="float" office:value="173.81" calcext:value-type="float">
            <text:p>173.81</text:p>
          </table:table-cell>
          <table:table-cell office:value-type="float" office:value="180" calcext:value-type="float">
            <text:p>180</text:p>
          </table:table-cell>
          <table:table-cell table:formula="of:=-ABS([.D139]-[.C139])" office:value-type="float" office:value="-6.19" calcext:value-type="float">
            <text:p>-6.19</text:p>
          </table:table-cell>
          <table:table-cell office:value-type="float" office:value="173.81" calcext:value-type="float">
            <text:p>173.81</text:p>
          </table:table-cell>
          <table:table-cell table:formula="of:=([.D139]-[.C139])^2" office:value-type="float" office:value="38.3161" calcext:value-type="float">
            <text:p>38.3161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3M12S" calcext:value-type="time">
            <text:p>06:03:12 AM</text:p>
          </table:table-cell>
          <table:table-cell table:formula="of:=[.H140]+[.F140]" office:value-type="float" office:value="179.5" calcext:value-type="float">
            <text:p>179.5</text:p>
          </table:table-cell>
          <table:table-cell office:value-type="float" office:value="180" calcext:value-type="float">
            <text:p>180</text:p>
          </table:table-cell>
          <table:table-cell table:formula="of:=-ABS([.D140]-[.C140])" office:value-type="float" office:value="-0.5" calcext:value-type="float">
            <text:p>-0.5</text:p>
          </table:table-cell>
          <table:table-cell office:value-type="float" office:value="179.5" calcext:value-type="float">
            <text:p>179.5</text:p>
          </table:table-cell>
          <table:table-cell table:formula="of:=([.D140]-[.C140])^2" office:value-type="float" office:value="0.25" calcext:value-type="float">
            <text:p>0.25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3M13S" calcext:value-type="time">
            <text:p>06:03:13 AM</text:p>
          </table:table-cell>
          <table:table-cell table:formula="of:=[.H141]+[.F141]" office:value-type="float" office:value="182.81" calcext:value-type="float">
            <text:p>182.81</text:p>
          </table:table-cell>
          <table:table-cell office:value-type="float" office:value="180" calcext:value-type="float">
            <text:p>180</text:p>
          </table:table-cell>
          <table:table-cell table:formula="of:=-ABS([.D141]-[.C141])" office:value-type="float" office:value="-2.81" calcext:value-type="float">
            <text:p>-2.81</text:p>
          </table:table-cell>
          <table:table-cell office:value-type="float" office:value="182.81" calcext:value-type="float">
            <text:p>182.81</text:p>
          </table:table-cell>
          <table:table-cell table:formula="of:=([.D141]-[.C141])^2" office:value-type="float" office:value="7.89610000000001" calcext:value-type="float">
            <text:p>7.8961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3M14S" calcext:value-type="time">
            <text:p>06:03:14 AM</text:p>
          </table:table-cell>
          <table:table-cell table:formula="of:=[.H142]+[.F142]" office:value-type="float" office:value="183.44" calcext:value-type="float">
            <text:p>183.44</text:p>
          </table:table-cell>
          <table:table-cell office:value-type="float" office:value="180" calcext:value-type="float">
            <text:p>180</text:p>
          </table:table-cell>
          <table:table-cell table:formula="of:=-ABS([.D142]-[.C142])" office:value-type="float" office:value="-3.44" calcext:value-type="float">
            <text:p>-3.44</text:p>
          </table:table-cell>
          <table:table-cell office:value-type="float" office:value="183.44" calcext:value-type="float">
            <text:p>183.44</text:p>
          </table:table-cell>
          <table:table-cell table:formula="of:=([.D142]-[.C142])^2" office:value-type="float" office:value="11.8336" calcext:value-type="float">
            <text:p>11.8336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3M15S" calcext:value-type="time">
            <text:p>06:03:15 AM</text:p>
          </table:table-cell>
          <table:table-cell table:formula="of:=[.H143]+[.F143]" office:value-type="float" office:value="184.5" calcext:value-type="float">
            <text:p>184.5</text:p>
          </table:table-cell>
          <table:table-cell office:value-type="float" office:value="180" calcext:value-type="float">
            <text:p>180</text:p>
          </table:table-cell>
          <table:table-cell table:formula="of:=-ABS([.D143]-[.C143])" office:value-type="float" office:value="-4.5" calcext:value-type="float">
            <text:p>-4.5</text:p>
          </table:table-cell>
          <table:table-cell office:value-type="float" office:value="184.5" calcext:value-type="float">
            <text:p>184.5</text:p>
          </table:table-cell>
          <table:table-cell table:formula="of:=([.D143]-[.C143])^2" office:value-type="float" office:value="20.25" calcext:value-type="float">
            <text:p>20.25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3M16S" calcext:value-type="time">
            <text:p>06:03:16 AM</text:p>
          </table:table-cell>
          <table:table-cell table:formula="of:=[.H144]+[.F144]" office:value-type="float" office:value="182.81" calcext:value-type="float">
            <text:p>182.81</text:p>
          </table:table-cell>
          <table:table-cell office:value-type="float" office:value="180" calcext:value-type="float">
            <text:p>180</text:p>
          </table:table-cell>
          <table:table-cell table:formula="of:=-ABS([.D144]-[.C144])" office:value-type="float" office:value="-2.81" calcext:value-type="float">
            <text:p>-2.81</text:p>
          </table:table-cell>
          <table:table-cell office:value-type="float" office:value="182.81" calcext:value-type="float">
            <text:p>182.81</text:p>
          </table:table-cell>
          <table:table-cell table:formula="of:=([.D144]-[.C144])^2" office:value-type="float" office:value="7.89610000000001" calcext:value-type="float">
            <text:p>7.8961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3M17S" calcext:value-type="time">
            <text:p>06:03:17 AM</text:p>
          </table:table-cell>
          <table:table-cell table:formula="of:=[.H145]+[.F145]" office:value-type="float" office:value="179.56" calcext:value-type="float">
            <text:p>179.56</text:p>
          </table:table-cell>
          <table:table-cell office:value-type="float" office:value="180" calcext:value-type="float">
            <text:p>180</text:p>
          </table:table-cell>
          <table:table-cell table:formula="of:=-ABS([.D145]-[.C145])" office:value-type="float" office:value="-0.439999999999998" calcext:value-type="float">
            <text:p>-0.44</text:p>
          </table:table-cell>
          <table:table-cell office:value-type="float" office:value="179.56" calcext:value-type="float">
            <text:p>179.56</text:p>
          </table:table-cell>
          <table:table-cell table:formula="of:=([.D145]-[.C145])^2" office:value-type="float" office:value="0.193599999999998" calcext:value-type="float">
            <text:p>0.1936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3M18S" calcext:value-type="time">
            <text:p>06:03:18 AM</text:p>
          </table:table-cell>
          <table:table-cell table:formula="of:=[.H146]+[.F146]" office:value-type="float" office:value="180.06" calcext:value-type="float">
            <text:p>180.06</text:p>
          </table:table-cell>
          <table:table-cell office:value-type="float" office:value="180" calcext:value-type="float">
            <text:p>180</text:p>
          </table:table-cell>
          <table:table-cell table:formula="of:=-ABS([.D146]-[.C146])" office:value-type="float" office:value="-0.0600000000000023" calcext:value-type="float">
            <text:p>-0.06</text:p>
          </table:table-cell>
          <table:table-cell office:value-type="float" office:value="180.06" calcext:value-type="float">
            <text:p>180.06</text:p>
          </table:table-cell>
          <table:table-cell table:formula="of:=([.D146]-[.C146])^2" office:value-type="float" office:value="0.00360000000000027" calcext:value-type="float">
            <text:p>0.0036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3M19S" calcext:value-type="time">
            <text:p>06:03:19 AM</text:p>
          </table:table-cell>
          <table:table-cell table:formula="of:=[.H147]+[.F147]" office:value-type="float" office:value="176.88" calcext:value-type="float">
            <text:p>176.88</text:p>
          </table:table-cell>
          <table:table-cell office:value-type="float" office:value="180" calcext:value-type="float">
            <text:p>180</text:p>
          </table:table-cell>
          <table:table-cell table:formula="of:=-ABS([.D147]-[.C147])" office:value-type="float" office:value="-3.12" calcext:value-type="float">
            <text:p>-3.12</text:p>
          </table:table-cell>
          <table:table-cell office:value-type="float" office:value="176.88" calcext:value-type="float">
            <text:p>176.88</text:p>
          </table:table-cell>
          <table:table-cell table:formula="of:=([.D147]-[.C147])^2" office:value-type="float" office:value="9.73440000000003" calcext:value-type="float">
            <text:p>9.7344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3M20S" calcext:value-type="time">
            <text:p>06:03:20 AM</text:p>
          </table:table-cell>
          <table:table-cell table:formula="of:=[.H148]+[.F148]" office:value-type="float" office:value="176.31" calcext:value-type="float">
            <text:p>176.31</text:p>
          </table:table-cell>
          <table:table-cell office:value-type="float" office:value="180" calcext:value-type="float">
            <text:p>180</text:p>
          </table:table-cell>
          <table:table-cell table:formula="of:=-ABS([.D148]-[.C148])" office:value-type="float" office:value="-3.69" calcext:value-type="float">
            <text:p>-3.69</text:p>
          </table:table-cell>
          <table:table-cell office:value-type="float" office:value="176.31" calcext:value-type="float">
            <text:p>176.31</text:p>
          </table:table-cell>
          <table:table-cell table:formula="of:=([.D148]-[.C148])^2" office:value-type="float" office:value="13.6161" calcext:value-type="float">
            <text:p>13.6161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3M22S" calcext:value-type="time">
            <text:p>06:03:22 AM</text:p>
          </table:table-cell>
          <table:table-cell table:formula="of:=[.H149]+[.F149]" office:value-type="float" office:value="176.81" calcext:value-type="float">
            <text:p>176.81</text:p>
          </table:table-cell>
          <table:table-cell office:value-type="float" office:value="180" calcext:value-type="float">
            <text:p>180</text:p>
          </table:table-cell>
          <table:table-cell table:formula="of:=-ABS([.D149]-[.C149])" office:value-type="float" office:value="-3.19" calcext:value-type="float">
            <text:p>-3.19</text:p>
          </table:table-cell>
          <table:table-cell office:value-type="float" office:value="176.81" calcext:value-type="float">
            <text:p>176.81</text:p>
          </table:table-cell>
          <table:table-cell table:formula="of:=([.D149]-[.C149])^2" office:value-type="float" office:value="10.1761" calcext:value-type="float">
            <text:p>10.1761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3M23S" calcext:value-type="time">
            <text:p>06:03:23 AM</text:p>
          </table:table-cell>
          <table:table-cell table:formula="of:=[.H150]+[.F150]" office:value-type="float" office:value="175.38" calcext:value-type="float">
            <text:p>175.38</text:p>
          </table:table-cell>
          <table:table-cell office:value-type="float" office:value="180" calcext:value-type="float">
            <text:p>180</text:p>
          </table:table-cell>
          <table:table-cell table:formula="of:=-ABS([.D150]-[.C150])" office:value-type="float" office:value="-4.62" calcext:value-type="float">
            <text:p>-4.62</text:p>
          </table:table-cell>
          <table:table-cell office:value-type="float" office:value="175.38" calcext:value-type="float">
            <text:p>175.38</text:p>
          </table:table-cell>
          <table:table-cell table:formula="of:=([.D150]-[.C150])^2" office:value-type="float" office:value="21.3444" calcext:value-type="float">
            <text:p>21.3444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3M24S" calcext:value-type="time">
            <text:p>06:03:24 AM</text:p>
          </table:table-cell>
          <table:table-cell table:formula="of:=[.H151]+[.F151]" office:value-type="float" office:value="177.44" calcext:value-type="float">
            <text:p>177.44</text:p>
          </table:table-cell>
          <table:table-cell office:value-type="float" office:value="180" calcext:value-type="float">
            <text:p>180</text:p>
          </table:table-cell>
          <table:table-cell table:formula="of:=-ABS([.D151]-[.C151])" office:value-type="float" office:value="-2.56" calcext:value-type="float">
            <text:p>-2.56</text:p>
          </table:table-cell>
          <table:table-cell office:value-type="float" office:value="177.44" calcext:value-type="float">
            <text:p>177.44</text:p>
          </table:table-cell>
          <table:table-cell table:formula="of:=([.D151]-[.C151])^2" office:value-type="float" office:value="6.55360000000001" calcext:value-type="float">
            <text:p>6.5536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3M25S" calcext:value-type="time">
            <text:p>06:03:25 AM</text:p>
          </table:table-cell>
          <table:table-cell table:formula="of:=[.H152]+[.F152]" office:value-type="float" office:value="176" calcext:value-type="float">
            <text:p>176</text:p>
          </table:table-cell>
          <table:table-cell office:value-type="float" office:value="180" calcext:value-type="float">
            <text:p>180</text:p>
          </table:table-cell>
          <table:table-cell table:formula="of:=-ABS([.D152]-[.C152])" office:value-type="float" office:value="-4" calcext:value-type="float">
            <text:p>-4</text:p>
          </table:table-cell>
          <table:table-cell office:value-type="float" office:value="176" calcext:value-type="float">
            <text:p>176</text:p>
          </table:table-cell>
          <table:table-cell table:formula="of:=([.D152]-[.C152])^2" office:value-type="float" office:value="16" calcext:value-type="float">
            <text:p>16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3M26S" calcext:value-type="time">
            <text:p>06:03:26 AM</text:p>
          </table:table-cell>
          <table:table-cell table:formula="of:=[.H153]+[.F153]" office:value-type="float" office:value="183.63" calcext:value-type="float">
            <text:p>183.63</text:p>
          </table:table-cell>
          <table:table-cell office:value-type="float" office:value="180" calcext:value-type="float">
            <text:p>180</text:p>
          </table:table-cell>
          <table:table-cell table:formula="of:=-ABS([.D153]-[.C153])" office:value-type="float" office:value="-3.63" calcext:value-type="float">
            <text:p>-3.63</text:p>
          </table:table-cell>
          <table:table-cell office:value-type="float" office:value="183.63" calcext:value-type="float">
            <text:p>183.63</text:p>
          </table:table-cell>
          <table:table-cell table:formula="of:=([.D153]-[.C153])^2" office:value-type="float" office:value="13.1769" calcext:value-type="float">
            <text:p>13.1769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3M27S" calcext:value-type="time">
            <text:p>06:03:27 AM</text:p>
          </table:table-cell>
          <table:table-cell table:formula="of:=[.H154]+[.F154]" office:value-type="float" office:value="235.19" calcext:value-type="float">
            <text:p>235.19</text:p>
          </table:table-cell>
          <table:table-cell office:value-type="float" office:value="270" calcext:value-type="float">
            <text:p>270</text:p>
          </table:table-cell>
          <table:table-cell table:formula="of:=-ABS([.D154]-[.C154])" office:value-type="float" office:value="-34.81" calcext:value-type="float">
            <text:p>-34.81</text:p>
          </table:table-cell>
          <table:table-cell office:value-type="float" office:value="235.19" calcext:value-type="float">
            <text:p>235.19</text:p>
          </table:table-cell>
          <table:table-cell table:formula="of:=([.D154]-[.C154])^2" office:value-type="float" office:value="1211.7361" calcext:value-type="float">
            <text:p>1211.7361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3M28S" calcext:value-type="time">
            <text:p>06:03:28 AM</text:p>
          </table:table-cell>
          <table:table-cell table:formula="of:=[.H155]+[.F155]" office:value-type="float" office:value="265.13" calcext:value-type="float">
            <text:p>265.13</text:p>
          </table:table-cell>
          <table:table-cell office:value-type="float" office:value="270" calcext:value-type="float">
            <text:p>270</text:p>
          </table:table-cell>
          <table:table-cell table:formula="of:=-ABS([.D155]-[.C155])" office:value-type="float" office:value="-4.87" calcext:value-type="float">
            <text:p>-4.87</text:p>
          </table:table-cell>
          <table:table-cell office:value-type="float" office:value="265.13" calcext:value-type="float">
            <text:p>265.13</text:p>
          </table:table-cell>
          <table:table-cell table:formula="of:=([.D155]-[.C155])^2" office:value-type="float" office:value="23.7169" calcext:value-type="float">
            <text:p>23.7169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3M29S" calcext:value-type="time">
            <text:p>06:03:29 AM</text:p>
          </table:table-cell>
          <table:table-cell table:formula="of:=[.H156]+[.F156]" office:value-type="float" office:value="279.88" calcext:value-type="float">
            <text:p>279.88</text:p>
          </table:table-cell>
          <table:table-cell office:value-type="float" office:value="270" calcext:value-type="float">
            <text:p>270</text:p>
          </table:table-cell>
          <table:table-cell table:formula="of:=-ABS([.D156]-[.C156])" office:value-type="float" office:value="-9.88" calcext:value-type="float">
            <text:p>-9.88</text:p>
          </table:table-cell>
          <table:table-cell office:value-type="float" office:value="279.88" calcext:value-type="float">
            <text:p>279.88</text:p>
          </table:table-cell>
          <table:table-cell table:formula="of:=([.D156]-[.C156])^2" office:value-type="float" office:value="97.6143999999999" calcext:value-type="float">
            <text:p>97.6144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3M30S" calcext:value-type="time">
            <text:p>06:03:30 AM</text:p>
          </table:table-cell>
          <table:table-cell table:formula="of:=[.H157]+[.F157]" office:value-type="float" office:value="279.56" calcext:value-type="float">
            <text:p>279.56</text:p>
          </table:table-cell>
          <table:table-cell office:value-type="float" office:value="270" calcext:value-type="float">
            <text:p>270</text:p>
          </table:table-cell>
          <table:table-cell table:formula="of:=-ABS([.D157]-[.C157])" office:value-type="float" office:value="-9.56" calcext:value-type="float">
            <text:p>-9.56</text:p>
          </table:table-cell>
          <table:table-cell office:value-type="float" office:value="279.56" calcext:value-type="float">
            <text:p>279.56</text:p>
          </table:table-cell>
          <table:table-cell table:formula="of:=([.D157]-[.C157])^2" office:value-type="float" office:value="91.3936000000001" calcext:value-type="float">
            <text:p>91.3936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3M31S" calcext:value-type="time">
            <text:p>06:03:31 AM</text:p>
          </table:table-cell>
          <table:table-cell table:formula="of:=[.H158]+[.F158]" office:value-type="float" office:value="276.56" calcext:value-type="float">
            <text:p>276.56</text:p>
          </table:table-cell>
          <table:table-cell office:value-type="float" office:value="270" calcext:value-type="float">
            <text:p>270</text:p>
          </table:table-cell>
          <table:table-cell table:formula="of:=-ABS([.D158]-[.C158])" office:value-type="float" office:value="-6.56" calcext:value-type="float">
            <text:p>-6.56</text:p>
          </table:table-cell>
          <table:table-cell office:value-type="float" office:value="276.56" calcext:value-type="float">
            <text:p>276.56</text:p>
          </table:table-cell>
          <table:table-cell table:formula="of:=([.D158]-[.C158])^2" office:value-type="float" office:value="43.0336" calcext:value-type="float">
            <text:p>43.0336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3M32S" calcext:value-type="time">
            <text:p>06:03:32 AM</text:p>
          </table:table-cell>
          <table:table-cell table:formula="of:=[.H159]+[.F159]" office:value-type="float" office:value="280.88" calcext:value-type="float">
            <text:p>280.88</text:p>
          </table:table-cell>
          <table:table-cell office:value-type="float" office:value="270" calcext:value-type="float">
            <text:p>270</text:p>
          </table:table-cell>
          <table:table-cell table:formula="of:=-ABS([.D159]-[.C159])" office:value-type="float" office:value="-10.88" calcext:value-type="float">
            <text:p>-10.88</text:p>
          </table:table-cell>
          <table:table-cell office:value-type="float" office:value="280.88" calcext:value-type="float">
            <text:p>280.88</text:p>
          </table:table-cell>
          <table:table-cell table:formula="of:=([.D159]-[.C159])^2" office:value-type="float" office:value="118.3744" calcext:value-type="float">
            <text:p>118.3744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3M33S" calcext:value-type="time">
            <text:p>06:03:33 AM</text:p>
          </table:table-cell>
          <table:table-cell table:formula="of:=[.H160]+[.F160]" office:value-type="float" office:value="280.38" calcext:value-type="float">
            <text:p>280.38</text:p>
          </table:table-cell>
          <table:table-cell office:value-type="float" office:value="270" calcext:value-type="float">
            <text:p>270</text:p>
          </table:table-cell>
          <table:table-cell table:formula="of:=-ABS([.D160]-[.C160])" office:value-type="float" office:value="-10.38" calcext:value-type="float">
            <text:p>-10.38</text:p>
          </table:table-cell>
          <table:table-cell office:value-type="float" office:value="280.38" calcext:value-type="float">
            <text:p>280.38</text:p>
          </table:table-cell>
          <table:table-cell table:formula="of:=([.D160]-[.C160])^2" office:value-type="float" office:value="107.7444" calcext:value-type="float">
            <text:p>107.7444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3M34S" calcext:value-type="time">
            <text:p>06:03:34 AM</text:p>
          </table:table-cell>
          <table:table-cell table:formula="of:=[.H161]+[.F161]" office:value-type="float" office:value="278.63" calcext:value-type="float">
            <text:p>278.63</text:p>
          </table:table-cell>
          <table:table-cell office:value-type="float" office:value="270" calcext:value-type="float">
            <text:p>270</text:p>
          </table:table-cell>
          <table:table-cell table:formula="of:=-ABS([.D161]-[.C161])" office:value-type="float" office:value="-8.63" calcext:value-type="float">
            <text:p>-8.63</text:p>
          </table:table-cell>
          <table:table-cell office:value-type="float" office:value="278.63" calcext:value-type="float">
            <text:p>278.63</text:p>
          </table:table-cell>
          <table:table-cell table:formula="of:=([.D161]-[.C161])^2" office:value-type="float" office:value="74.4768999999999" calcext:value-type="float">
            <text:p>74.4769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3M35S" calcext:value-type="time">
            <text:p>06:03:35 AM</text:p>
          </table:table-cell>
          <table:table-cell table:formula="of:=[.H162]+[.F162]" office:value-type="float" office:value="278.69" calcext:value-type="float">
            <text:p>278.69</text:p>
          </table:table-cell>
          <table:table-cell office:value-type="float" office:value="270" calcext:value-type="float">
            <text:p>270</text:p>
          </table:table-cell>
          <table:table-cell table:formula="of:=-ABS([.D162]-[.C162])" office:value-type="float" office:value="-8.69" calcext:value-type="float">
            <text:p>-8.69</text:p>
          </table:table-cell>
          <table:table-cell office:value-type="float" office:value="278.69" calcext:value-type="float">
            <text:p>278.69</text:p>
          </table:table-cell>
          <table:table-cell table:formula="of:=([.D162]-[.C162])^2" office:value-type="float" office:value="75.5161" calcext:value-type="float">
            <text:p>75.5161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3M36S" calcext:value-type="time">
            <text:p>06:03:36 AM</text:p>
          </table:table-cell>
          <table:table-cell table:formula="of:=[.H163]+[.F163]" office:value-type="float" office:value="278.13" calcext:value-type="float">
            <text:p>278.13</text:p>
          </table:table-cell>
          <table:table-cell office:value-type="float" office:value="270" calcext:value-type="float">
            <text:p>270</text:p>
          </table:table-cell>
          <table:table-cell table:formula="of:=-ABS([.D163]-[.C163])" office:value-type="float" office:value="-8.13" calcext:value-type="float">
            <text:p>-8.13</text:p>
          </table:table-cell>
          <table:table-cell office:value-type="float" office:value="278.13" calcext:value-type="float">
            <text:p>278.13</text:p>
          </table:table-cell>
          <table:table-cell table:formula="of:=([.D163]-[.C163])^2" office:value-type="float" office:value="66.0968999999999" calcext:value-type="float">
            <text:p>66.0969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3M37S" calcext:value-type="time">
            <text:p>06:03:37 AM</text:p>
          </table:table-cell>
          <table:table-cell table:formula="of:=[.H164]+[.F164]" office:value-type="float" office:value="278.75" calcext:value-type="float">
            <text:p>278.75</text:p>
          </table:table-cell>
          <table:table-cell office:value-type="float" office:value="270" calcext:value-type="float">
            <text:p>270</text:p>
          </table:table-cell>
          <table:table-cell table:formula="of:=-ABS([.D164]-[.C164])" office:value-type="float" office:value="-8.75" calcext:value-type="float">
            <text:p>-8.75</text:p>
          </table:table-cell>
          <table:table-cell office:value-type="float" office:value="278.75" calcext:value-type="float">
            <text:p>278.75</text:p>
          </table:table-cell>
          <table:table-cell table:formula="of:=([.D164]-[.C164])^2" office:value-type="float" office:value="76.5625" calcext:value-type="float">
            <text:p>76.5625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3M38S" calcext:value-type="time">
            <text:p>06:03:38 AM</text:p>
          </table:table-cell>
          <table:table-cell table:formula="of:=[.H165]+[.F165]" office:value-type="float" office:value="278.69" calcext:value-type="float">
            <text:p>278.69</text:p>
          </table:table-cell>
          <table:table-cell office:value-type="float" office:value="270" calcext:value-type="float">
            <text:p>270</text:p>
          </table:table-cell>
          <table:table-cell table:formula="of:=-ABS([.D165]-[.C165])" office:value-type="float" office:value="-8.69" calcext:value-type="float">
            <text:p>-8.69</text:p>
          </table:table-cell>
          <table:table-cell office:value-type="float" office:value="278.69" calcext:value-type="float">
            <text:p>278.69</text:p>
          </table:table-cell>
          <table:table-cell table:formula="of:=([.D165]-[.C165])^2" office:value-type="float" office:value="75.5161" calcext:value-type="float">
            <text:p>75.5161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3M39S" calcext:value-type="time">
            <text:p>06:03:39 AM</text:p>
          </table:table-cell>
          <table:table-cell table:formula="of:=[.H166]+[.F166]" office:value-type="float" office:value="277.69" calcext:value-type="float">
            <text:p>277.69</text:p>
          </table:table-cell>
          <table:table-cell office:value-type="float" office:value="270" calcext:value-type="float">
            <text:p>270</text:p>
          </table:table-cell>
          <table:table-cell table:formula="of:=-ABS([.D166]-[.C166])" office:value-type="float" office:value="-7.69" calcext:value-type="float">
            <text:p>-7.69</text:p>
          </table:table-cell>
          <table:table-cell office:value-type="float" office:value="277.69" calcext:value-type="float">
            <text:p>277.69</text:p>
          </table:table-cell>
          <table:table-cell table:formula="of:=([.D166]-[.C166])^2" office:value-type="float" office:value="59.1361" calcext:value-type="float">
            <text:p>59.1361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3M40S" calcext:value-type="time">
            <text:p>06:03:40 AM</text:p>
          </table:table-cell>
          <table:table-cell table:formula="of:=[.H167]+[.F167]" office:value-type="float" office:value="278.81" calcext:value-type="float">
            <text:p>278.81</text:p>
          </table:table-cell>
          <table:table-cell office:value-type="float" office:value="270" calcext:value-type="float">
            <text:p>270</text:p>
          </table:table-cell>
          <table:table-cell table:formula="of:=-ABS([.D167]-[.C167])" office:value-type="float" office:value="-8.81" calcext:value-type="float">
            <text:p>-8.81</text:p>
          </table:table-cell>
          <table:table-cell office:value-type="float" office:value="278.81" calcext:value-type="float">
            <text:p>278.81</text:p>
          </table:table-cell>
          <table:table-cell table:formula="of:=([.D167]-[.C167])^2" office:value-type="float" office:value="77.6161" calcext:value-type="float">
            <text:p>77.6161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3M41S" calcext:value-type="time">
            <text:p>06:03:41 AM</text:p>
          </table:table-cell>
          <table:table-cell table:formula="of:=[.H168]+[.F168]" office:value-type="float" office:value="279.25" calcext:value-type="float">
            <text:p>279.25</text:p>
          </table:table-cell>
          <table:table-cell office:value-type="float" office:value="270" calcext:value-type="float">
            <text:p>270</text:p>
          </table:table-cell>
          <table:table-cell table:formula="of:=-ABS([.D168]-[.C168])" office:value-type="float" office:value="-9.25" calcext:value-type="float">
            <text:p>-9.25</text:p>
          </table:table-cell>
          <table:table-cell office:value-type="float" office:value="279.25" calcext:value-type="float">
            <text:p>279.25</text:p>
          </table:table-cell>
          <table:table-cell table:formula="of:=([.D168]-[.C168])^2" office:value-type="float" office:value="85.5625" calcext:value-type="float">
            <text:p>85.5625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3M42S" calcext:value-type="time">
            <text:p>06:03:42 AM</text:p>
          </table:table-cell>
          <table:table-cell table:formula="of:=[.H169]+[.F169]" office:value-type="float" office:value="279.25" calcext:value-type="float">
            <text:p>279.25</text:p>
          </table:table-cell>
          <table:table-cell office:value-type="float" office:value="270" calcext:value-type="float">
            <text:p>270</text:p>
          </table:table-cell>
          <table:table-cell table:formula="of:=-ABS([.D169]-[.C169])" office:value-type="float" office:value="-9.25" calcext:value-type="float">
            <text:p>-9.25</text:p>
          </table:table-cell>
          <table:table-cell office:value-type="float" office:value="279.25" calcext:value-type="float">
            <text:p>279.25</text:p>
          </table:table-cell>
          <table:table-cell table:formula="of:=([.D169]-[.C169])^2" office:value-type="float" office:value="85.5625" calcext:value-type="float">
            <text:p>85.5625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3M43S" calcext:value-type="time">
            <text:p>06:03:43 AM</text:p>
          </table:table-cell>
          <table:table-cell table:formula="of:=[.H170]+[.F170]" office:value-type="float" office:value="281.06" calcext:value-type="float">
            <text:p>281.06</text:p>
          </table:table-cell>
          <table:table-cell office:value-type="float" office:value="270" calcext:value-type="float">
            <text:p>270</text:p>
          </table:table-cell>
          <table:table-cell table:formula="of:=-ABS([.D170]-[.C170])" office:value-type="float" office:value="-11.06" calcext:value-type="float">
            <text:p>-11.06</text:p>
          </table:table-cell>
          <table:table-cell office:value-type="float" office:value="281.06" calcext:value-type="float">
            <text:p>281.06</text:p>
          </table:table-cell>
          <table:table-cell table:formula="of:=([.D170]-[.C170])^2" office:value-type="float" office:value="122.3236" calcext:value-type="float">
            <text:p>122.3236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3M44S" calcext:value-type="time">
            <text:p>06:03:44 AM</text:p>
          </table:table-cell>
          <table:table-cell table:formula="of:=[.H171]+[.F171]" office:value-type="float" office:value="282.44" calcext:value-type="float">
            <text:p>282.44</text:p>
          </table:table-cell>
          <table:table-cell office:value-type="float" office:value="270" calcext:value-type="float">
            <text:p>270</text:p>
          </table:table-cell>
          <table:table-cell table:formula="of:=-ABS([.D171]-[.C171])" office:value-type="float" office:value="-12.44" calcext:value-type="float">
            <text:p>-12.44</text:p>
          </table:table-cell>
          <table:table-cell office:value-type="float" office:value="282.44" calcext:value-type="float">
            <text:p>282.44</text:p>
          </table:table-cell>
          <table:table-cell table:formula="of:=([.D171]-[.C171])^2" office:value-type="float" office:value="154.7536" calcext:value-type="float">
            <text:p>154.7536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3M45S" calcext:value-type="time">
            <text:p>06:03:45 AM</text:p>
          </table:table-cell>
          <table:table-cell table:formula="of:=[.H172]+[.F172]" office:value-type="float" office:value="279.63" calcext:value-type="float">
            <text:p>279.63</text:p>
          </table:table-cell>
          <table:table-cell office:value-type="float" office:value="270" calcext:value-type="float">
            <text:p>270</text:p>
          </table:table-cell>
          <table:table-cell table:formula="of:=-ABS([.D172]-[.C172])" office:value-type="float" office:value="-9.63" calcext:value-type="float">
            <text:p>-9.63</text:p>
          </table:table-cell>
          <table:table-cell office:value-type="float" office:value="279.63" calcext:value-type="float">
            <text:p>279.63</text:p>
          </table:table-cell>
          <table:table-cell table:formula="of:=([.D172]-[.C172])^2" office:value-type="float" office:value="92.7368999999999" calcext:value-type="float">
            <text:p>92.7369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3M46S" calcext:value-type="time">
            <text:p>06:03:46 AM</text:p>
          </table:table-cell>
          <table:table-cell table:formula="of:=[.H173]+[.F173]" office:value-type="float" office:value="279.94" calcext:value-type="float">
            <text:p>279.94</text:p>
          </table:table-cell>
          <table:table-cell office:value-type="float" office:value="270" calcext:value-type="float">
            <text:p>270</text:p>
          </table:table-cell>
          <table:table-cell table:formula="of:=-ABS([.D173]-[.C173])" office:value-type="float" office:value="-9.94" calcext:value-type="float">
            <text:p>-9.94</text:p>
          </table:table-cell>
          <table:table-cell office:value-type="float" office:value="279.94" calcext:value-type="float">
            <text:p>279.94</text:p>
          </table:table-cell>
          <table:table-cell table:formula="of:=([.D173]-[.C173])^2" office:value-type="float" office:value="98.8036" calcext:value-type="float">
            <text:p>98.8036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3M47S" calcext:value-type="time">
            <text:p>06:03:47 AM</text:p>
          </table:table-cell>
          <table:table-cell table:formula="of:=[.H174]+[.F174]" office:value-type="float" office:value="281.44" calcext:value-type="float">
            <text:p>281.44</text:p>
          </table:table-cell>
          <table:table-cell office:value-type="float" office:value="270" calcext:value-type="float">
            <text:p>270</text:p>
          </table:table-cell>
          <table:table-cell table:formula="of:=-ABS([.D174]-[.C174])" office:value-type="float" office:value="-11.44" calcext:value-type="float">
            <text:p>-11.44</text:p>
          </table:table-cell>
          <table:table-cell office:value-type="float" office:value="281.44" calcext:value-type="float">
            <text:p>281.44</text:p>
          </table:table-cell>
          <table:table-cell table:formula="of:=([.D174]-[.C174])^2" office:value-type="float" office:value="130.8736" calcext:value-type="float">
            <text:p>130.8736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3M48S" calcext:value-type="time">
            <text:p>06:03:48 AM</text:p>
          </table:table-cell>
          <table:table-cell table:formula="of:=[.H175]+[.F175]" office:value-type="float" office:value="282.38" calcext:value-type="float">
            <text:p>282.38</text:p>
          </table:table-cell>
          <table:table-cell office:value-type="float" office:value="270" calcext:value-type="float">
            <text:p>270</text:p>
          </table:table-cell>
          <table:table-cell table:formula="of:=-ABS([.D175]-[.C175])" office:value-type="float" office:value="-12.38" calcext:value-type="float">
            <text:p>-12.38</text:p>
          </table:table-cell>
          <table:table-cell office:value-type="float" office:value="282.38" calcext:value-type="float">
            <text:p>282.38</text:p>
          </table:table-cell>
          <table:table-cell table:formula="of:=([.D175]-[.C175])^2" office:value-type="float" office:value="153.2644" calcext:value-type="float">
            <text:p>153.2644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3M49S" calcext:value-type="time">
            <text:p>06:03:49 AM</text:p>
          </table:table-cell>
          <table:table-cell table:formula="of:=[.H176]+[.F176]" office:value-type="float" office:value="282.69" calcext:value-type="float">
            <text:p>282.69</text:p>
          </table:table-cell>
          <table:table-cell office:value-type="float" office:value="270" calcext:value-type="float">
            <text:p>270</text:p>
          </table:table-cell>
          <table:table-cell table:formula="of:=-ABS([.D176]-[.C176])" office:value-type="float" office:value="-12.69" calcext:value-type="float">
            <text:p>-12.69</text:p>
          </table:table-cell>
          <table:table-cell office:value-type="float" office:value="282.69" calcext:value-type="float">
            <text:p>282.69</text:p>
          </table:table-cell>
          <table:table-cell table:formula="of:=([.D176]-[.C176])^2" office:value-type="float" office:value="161.0361" calcext:value-type="float">
            <text:p>161.0361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3M50S" calcext:value-type="time">
            <text:p>06:03:50 AM</text:p>
          </table:table-cell>
          <table:table-cell table:formula="of:=[.H177]+[.F177]" office:value-type="float" office:value="285.56" calcext:value-type="float">
            <text:p>285.56</text:p>
          </table:table-cell>
          <table:table-cell office:value-type="float" office:value="270" calcext:value-type="float">
            <text:p>270</text:p>
          </table:table-cell>
          <table:table-cell table:formula="of:=-ABS([.D177]-[.C177])" office:value-type="float" office:value="-15.56" calcext:value-type="float">
            <text:p>-15.56</text:p>
          </table:table-cell>
          <table:table-cell office:value-type="float" office:value="285.56" calcext:value-type="float">
            <text:p>285.56</text:p>
          </table:table-cell>
          <table:table-cell table:formula="of:=([.D177]-[.C177])^2" office:value-type="float" office:value="242.1136" calcext:value-type="float">
            <text:p>242.1136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3M51S" calcext:value-type="time">
            <text:p>06:03:51 AM</text:p>
          </table:table-cell>
          <table:table-cell table:formula="of:=[.H178]+[.F178]" office:value-type="float" office:value="280.75" calcext:value-type="float">
            <text:p>280.75</text:p>
          </table:table-cell>
          <table:table-cell office:value-type="float" office:value="270" calcext:value-type="float">
            <text:p>270</text:p>
          </table:table-cell>
          <table:table-cell table:formula="of:=-ABS([.D178]-[.C178])" office:value-type="float" office:value="-10.75" calcext:value-type="float">
            <text:p>-10.75</text:p>
          </table:table-cell>
          <table:table-cell office:value-type="float" office:value="280.75" calcext:value-type="float">
            <text:p>280.75</text:p>
          </table:table-cell>
          <table:table-cell table:formula="of:=([.D178]-[.C178])^2" office:value-type="float" office:value="115.5625" calcext:value-type="float">
            <text:p>115.5625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3M52S" calcext:value-type="time">
            <text:p>06:03:52 AM</text:p>
          </table:table-cell>
          <table:table-cell table:formula="of:=[.H179]+[.F179]" office:value-type="float" office:value="279.88" calcext:value-type="float">
            <text:p>279.88</text:p>
          </table:table-cell>
          <table:table-cell office:value-type="float" office:value="270" calcext:value-type="float">
            <text:p>270</text:p>
          </table:table-cell>
          <table:table-cell table:formula="of:=-ABS([.D179]-[.C179])" office:value-type="float" office:value="-9.88" calcext:value-type="float">
            <text:p>-9.88</text:p>
          </table:table-cell>
          <table:table-cell office:value-type="float" office:value="279.88" calcext:value-type="float">
            <text:p>279.88</text:p>
          </table:table-cell>
          <table:table-cell table:formula="of:=([.D179]-[.C179])^2" office:value-type="float" office:value="97.6143999999999" calcext:value-type="float">
            <text:p>97.6144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3M53S" calcext:value-type="time">
            <text:p>06:03:53 AM</text:p>
          </table:table-cell>
          <table:table-cell table:formula="of:=[.H180]+[.F180]" office:value-type="float" office:value="280.56" calcext:value-type="float">
            <text:p>280.56</text:p>
          </table:table-cell>
          <table:table-cell office:value-type="float" office:value="270" calcext:value-type="float">
            <text:p>270</text:p>
          </table:table-cell>
          <table:table-cell table:formula="of:=-ABS([.D180]-[.C180])" office:value-type="float" office:value="-10.56" calcext:value-type="float">
            <text:p>-10.56</text:p>
          </table:table-cell>
          <table:table-cell office:value-type="float" office:value="280.56" calcext:value-type="float">
            <text:p>280.56</text:p>
          </table:table-cell>
          <table:table-cell table:formula="of:=([.D180]-[.C180])^2" office:value-type="float" office:value="111.5136" calcext:value-type="float">
            <text:p>111.5136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3M54S" calcext:value-type="time">
            <text:p>06:03:54 AM</text:p>
          </table:table-cell>
          <table:table-cell table:formula="of:=[.H181]+[.F181]" office:value-type="float" office:value="282.94" calcext:value-type="float">
            <text:p>282.94</text:p>
          </table:table-cell>
          <table:table-cell office:value-type="float" office:value="270" calcext:value-type="float">
            <text:p>270</text:p>
          </table:table-cell>
          <table:table-cell table:formula="of:=-ABS([.D181]-[.C181])" office:value-type="float" office:value="-12.94" calcext:value-type="float">
            <text:p>-12.94</text:p>
          </table:table-cell>
          <table:table-cell office:value-type="float" office:value="282.94" calcext:value-type="float">
            <text:p>282.94</text:p>
          </table:table-cell>
          <table:table-cell table:formula="of:=([.D181]-[.C181])^2" office:value-type="float" office:value="167.4436" calcext:value-type="float">
            <text:p>167.4436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3M55S" calcext:value-type="time">
            <text:p>06:03:55 AM</text:p>
          </table:table-cell>
          <table:table-cell table:formula="of:=[.H182]+[.F182]" office:value-type="float" office:value="282.44" calcext:value-type="float">
            <text:p>282.44</text:p>
          </table:table-cell>
          <table:table-cell office:value-type="float" office:value="270" calcext:value-type="float">
            <text:p>270</text:p>
          </table:table-cell>
          <table:table-cell table:formula="of:=-ABS([.D182]-[.C182])" office:value-type="float" office:value="-12.44" calcext:value-type="float">
            <text:p>-12.44</text:p>
          </table:table-cell>
          <table:table-cell office:value-type="float" office:value="282.44" calcext:value-type="float">
            <text:p>282.44</text:p>
          </table:table-cell>
          <table:table-cell table:formula="of:=([.D182]-[.C182])^2" office:value-type="float" office:value="154.7536" calcext:value-type="float">
            <text:p>154.7536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3M56S" calcext:value-type="time">
            <text:p>06:03:56 AM</text:p>
          </table:table-cell>
          <table:table-cell table:formula="of:=[.H183]+[.F183]" office:value-type="float" office:value="283.56" calcext:value-type="float">
            <text:p>283.56</text:p>
          </table:table-cell>
          <table:table-cell office:value-type="float" office:value="270" calcext:value-type="float">
            <text:p>270</text:p>
          </table:table-cell>
          <table:table-cell table:formula="of:=-ABS([.D183]-[.C183])" office:value-type="float" office:value="-13.56" calcext:value-type="float">
            <text:p>-13.56</text:p>
          </table:table-cell>
          <table:table-cell office:value-type="float" office:value="283.56" calcext:value-type="float">
            <text:p>283.56</text:p>
          </table:table-cell>
          <table:table-cell table:formula="of:=([.D183]-[.C183])^2" office:value-type="float" office:value="183.8736" calcext:value-type="float">
            <text:p>183.8736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3M57S" calcext:value-type="time">
            <text:p>06:03:57 AM</text:p>
          </table:table-cell>
          <table:table-cell table:formula="of:=[.H184]+[.F184]" office:value-type="float" office:value="280.94" calcext:value-type="float">
            <text:p>280.94</text:p>
          </table:table-cell>
          <table:table-cell office:value-type="float" office:value="270" calcext:value-type="float">
            <text:p>270</text:p>
          </table:table-cell>
          <table:table-cell table:formula="of:=-ABS([.D184]-[.C184])" office:value-type="float" office:value="-10.94" calcext:value-type="float">
            <text:p>-10.94</text:p>
          </table:table-cell>
          <table:table-cell office:value-type="float" office:value="280.94" calcext:value-type="float">
            <text:p>280.94</text:p>
          </table:table-cell>
          <table:table-cell table:formula="of:=([.D184]-[.C184])^2" office:value-type="float" office:value="119.6836" calcext:value-type="float">
            <text:p>119.6836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3M58S" calcext:value-type="time">
            <text:p>06:03:58 AM</text:p>
          </table:table-cell>
          <table:table-cell table:formula="of:=[.H185]+[.F185]" office:value-type="float" office:value="283.06" calcext:value-type="float">
            <text:p>283.06</text:p>
          </table:table-cell>
          <table:table-cell office:value-type="float" office:value="270" calcext:value-type="float">
            <text:p>270</text:p>
          </table:table-cell>
          <table:table-cell table:formula="of:=-ABS([.D185]-[.C185])" office:value-type="float" office:value="-13.06" calcext:value-type="float">
            <text:p>-13.06</text:p>
          </table:table-cell>
          <table:table-cell office:value-type="float" office:value="283.06" calcext:value-type="float">
            <text:p>283.06</text:p>
          </table:table-cell>
          <table:table-cell table:formula="of:=([.D185]-[.C185])^2" office:value-type="float" office:value="170.5636" calcext:value-type="float">
            <text:p>170.5636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3M59S" calcext:value-type="time">
            <text:p>06:03:59 AM</text:p>
          </table:table-cell>
          <table:table-cell table:formula="of:=[.H186]+[.F186]" office:value-type="float" office:value="284.19" calcext:value-type="float">
            <text:p>284.19</text:p>
          </table:table-cell>
          <table:table-cell office:value-type="float" office:value="270" calcext:value-type="float">
            <text:p>270</text:p>
          </table:table-cell>
          <table:table-cell table:formula="of:=-ABS([.D186]-[.C186])" office:value-type="float" office:value="-14.19" calcext:value-type="float">
            <text:p>-14.19</text:p>
          </table:table-cell>
          <table:table-cell office:value-type="float" office:value="284.19" calcext:value-type="float">
            <text:p>284.19</text:p>
          </table:table-cell>
          <table:table-cell table:formula="of:=([.D186]-[.C186])^2" office:value-type="float" office:value="201.3561" calcext:value-type="float">
            <text:p>201.3561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4M00S" calcext:value-type="time">
            <text:p>06:04:00 AM</text:p>
          </table:table-cell>
          <table:table-cell table:formula="of:=[.H187]+[.F187]" office:value-type="float" office:value="287.25" calcext:value-type="float">
            <text:p>287.25</text:p>
          </table:table-cell>
          <table:table-cell office:value-type="float" office:value="270" calcext:value-type="float">
            <text:p>270</text:p>
          </table:table-cell>
          <table:table-cell table:formula="of:=-ABS([.D187]-[.C187])" office:value-type="float" office:value="-17.25" calcext:value-type="float">
            <text:p>-17.25</text:p>
          </table:table-cell>
          <table:table-cell office:value-type="float" office:value="287.25" calcext:value-type="float">
            <text:p>287.25</text:p>
          </table:table-cell>
          <table:table-cell table:formula="of:=([.D187]-[.C187])^2" office:value-type="float" office:value="297.5625" calcext:value-type="float">
            <text:p>297.5625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4M01S" calcext:value-type="time">
            <text:p>06:04:01 AM</text:p>
          </table:table-cell>
          <table:table-cell table:formula="of:=[.H188]+[.F188]" office:value-type="float" office:value="285.56" calcext:value-type="float">
            <text:p>285.56</text:p>
          </table:table-cell>
          <table:table-cell office:value-type="float" office:value="270" calcext:value-type="float">
            <text:p>270</text:p>
          </table:table-cell>
          <table:table-cell table:formula="of:=-ABS([.D188]-[.C188])" office:value-type="float" office:value="-15.56" calcext:value-type="float">
            <text:p>-15.56</text:p>
          </table:table-cell>
          <table:table-cell office:value-type="float" office:value="285.56" calcext:value-type="float">
            <text:p>285.56</text:p>
          </table:table-cell>
          <table:table-cell table:formula="of:=([.D188]-[.C188])^2" office:value-type="float" office:value="242.1136" calcext:value-type="float">
            <text:p>242.1136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4M02S" calcext:value-type="time">
            <text:p>06:04:02 AM</text:p>
          </table:table-cell>
          <table:table-cell table:formula="of:=[.H189]+[.F189]" office:value-type="float" office:value="286.69" calcext:value-type="float">
            <text:p>286.69</text:p>
          </table:table-cell>
          <table:table-cell office:value-type="float" office:value="270" calcext:value-type="float">
            <text:p>270</text:p>
          </table:table-cell>
          <table:table-cell table:formula="of:=-ABS([.D189]-[.C189])" office:value-type="float" office:value="-16.69" calcext:value-type="float">
            <text:p>-16.69</text:p>
          </table:table-cell>
          <table:table-cell office:value-type="float" office:value="286.69" calcext:value-type="float">
            <text:p>286.69</text:p>
          </table:table-cell>
          <table:table-cell table:formula="of:=([.D189]-[.C189])^2" office:value-type="float" office:value="278.5561" calcext:value-type="float">
            <text:p>278.5561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4M03S" calcext:value-type="time">
            <text:p>06:04:03 AM</text:p>
          </table:table-cell>
          <table:table-cell table:formula="of:=[.H190]+[.F190]" office:value-type="float" office:value="284.25" calcext:value-type="float">
            <text:p>284.25</text:p>
          </table:table-cell>
          <table:table-cell office:value-type="float" office:value="270" calcext:value-type="float">
            <text:p>270</text:p>
          </table:table-cell>
          <table:table-cell table:formula="of:=-ABS([.D190]-[.C190])" office:value-type="float" office:value="-14.25" calcext:value-type="float">
            <text:p>-14.25</text:p>
          </table:table-cell>
          <table:table-cell office:value-type="float" office:value="284.25" calcext:value-type="float">
            <text:p>284.25</text:p>
          </table:table-cell>
          <table:table-cell table:formula="of:=([.D190]-[.C190])^2" office:value-type="float" office:value="203.0625" calcext:value-type="float">
            <text:p>203.0625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4M04S" calcext:value-type="time">
            <text:p>06:04:04 AM</text:p>
          </table:table-cell>
          <table:table-cell table:formula="of:=[.H191]+[.F191]" office:value-type="float" office:value="282.06" calcext:value-type="float">
            <text:p>282.06</text:p>
          </table:table-cell>
          <table:table-cell office:value-type="float" office:value="270" calcext:value-type="float">
            <text:p>270</text:p>
          </table:table-cell>
          <table:table-cell table:formula="of:=-ABS([.D191]-[.C191])" office:value-type="float" office:value="-12.06" calcext:value-type="float">
            <text:p>-12.06</text:p>
          </table:table-cell>
          <table:table-cell office:value-type="float" office:value="282.06" calcext:value-type="float">
            <text:p>282.06</text:p>
          </table:table-cell>
          <table:table-cell table:formula="of:=([.D191]-[.C191])^2" office:value-type="float" office:value="145.4436" calcext:value-type="float">
            <text:p>145.4436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4M05S" calcext:value-type="time">
            <text:p>06:04:05 AM</text:p>
          </table:table-cell>
          <table:table-cell table:formula="of:=[.H192]+[.F192]" office:value-type="float" office:value="283.06" calcext:value-type="float">
            <text:p>283.06</text:p>
          </table:table-cell>
          <table:table-cell office:value-type="float" office:value="270" calcext:value-type="float">
            <text:p>270</text:p>
          </table:table-cell>
          <table:table-cell table:formula="of:=-ABS([.D192]-[.C192])" office:value-type="float" office:value="-13.06" calcext:value-type="float">
            <text:p>-13.06</text:p>
          </table:table-cell>
          <table:table-cell office:value-type="float" office:value="283.06" calcext:value-type="float">
            <text:p>283.06</text:p>
          </table:table-cell>
          <table:table-cell table:formula="of:=([.D192]-[.C192])^2" office:value-type="float" office:value="170.5636" calcext:value-type="float">
            <text:p>170.5636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4M06S" calcext:value-type="time">
            <text:p>06:04:06 AM</text:p>
          </table:table-cell>
          <table:table-cell table:formula="of:=[.H193]+[.F193]" office:value-type="float" office:value="281" calcext:value-type="float">
            <text:p>281</text:p>
          </table:table-cell>
          <table:table-cell office:value-type="float" office:value="270" calcext:value-type="float">
            <text:p>270</text:p>
          </table:table-cell>
          <table:table-cell table:formula="of:=-ABS([.D193]-[.C193])" office:value-type="float" office:value="-11" calcext:value-type="float">
            <text:p>-11</text:p>
          </table:table-cell>
          <table:table-cell office:value-type="float" office:value="281" calcext:value-type="float">
            <text:p>281</text:p>
          </table:table-cell>
          <table:table-cell table:formula="of:=([.D193]-[.C193])^2" office:value-type="float" office:value="121" calcext:value-type="float">
            <text:p>121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4M07S" calcext:value-type="time">
            <text:p>06:04:07 AM</text:p>
          </table:table-cell>
          <table:table-cell table:formula="of:=[.H194]+[.F194]" office:value-type="float" office:value="281" calcext:value-type="float">
            <text:p>281</text:p>
          </table:table-cell>
          <table:table-cell office:value-type="float" office:value="270" calcext:value-type="float">
            <text:p>270</text:p>
          </table:table-cell>
          <table:table-cell table:formula="of:=-ABS([.D194]-[.C194])" office:value-type="float" office:value="-11" calcext:value-type="float">
            <text:p>-11</text:p>
          </table:table-cell>
          <table:table-cell office:value-type="float" office:value="281" calcext:value-type="float">
            <text:p>281</text:p>
          </table:table-cell>
          <table:table-cell table:formula="of:=([.D194]-[.C194])^2" office:value-type="float" office:value="121" calcext:value-type="float">
            <text:p>121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4M09S" calcext:value-type="time">
            <text:p>06:04:09 AM</text:p>
          </table:table-cell>
          <table:table-cell table:formula="of:=[.H195]+[.F195]" office:value-type="float" office:value="281.25" calcext:value-type="float">
            <text:p>281.25</text:p>
          </table:table-cell>
          <table:table-cell office:value-type="float" office:value="270" calcext:value-type="float">
            <text:p>270</text:p>
          </table:table-cell>
          <table:table-cell table:formula="of:=-ABS([.D195]-[.C195])" office:value-type="float" office:value="-11.25" calcext:value-type="float">
            <text:p>-11.25</text:p>
          </table:table-cell>
          <table:table-cell office:value-type="float" office:value="281.25" calcext:value-type="float">
            <text:p>281.25</text:p>
          </table:table-cell>
          <table:table-cell table:formula="of:=([.D195]-[.C195])^2" office:value-type="float" office:value="126.5625" calcext:value-type="float">
            <text:p>126.5625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4M10S" calcext:value-type="time">
            <text:p>06:04:10 AM</text:p>
          </table:table-cell>
          <table:table-cell table:formula="of:=[.H196]+[.F196]" office:value-type="float" office:value="283.56" calcext:value-type="float">
            <text:p>283.56</text:p>
          </table:table-cell>
          <table:table-cell office:value-type="float" office:value="270" calcext:value-type="float">
            <text:p>270</text:p>
          </table:table-cell>
          <table:table-cell table:formula="of:=-ABS([.D196]-[.C196])" office:value-type="float" office:value="-13.56" calcext:value-type="float">
            <text:p>-13.56</text:p>
          </table:table-cell>
          <table:table-cell office:value-type="float" office:value="283.56" calcext:value-type="float">
            <text:p>283.56</text:p>
          </table:table-cell>
          <table:table-cell table:formula="of:=([.D196]-[.C196])^2" office:value-type="float" office:value="183.8736" calcext:value-type="float">
            <text:p>183.8736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4M11S" calcext:value-type="time">
            <text:p>06:04:11 AM</text:p>
          </table:table-cell>
          <table:table-cell table:formula="of:=[.H197]+[.F197]" office:value-type="float" office:value="281.56" calcext:value-type="float">
            <text:p>281.56</text:p>
          </table:table-cell>
          <table:table-cell office:value-type="float" office:value="270" calcext:value-type="float">
            <text:p>270</text:p>
          </table:table-cell>
          <table:table-cell table:formula="of:=-ABS([.D197]-[.C197])" office:value-type="float" office:value="-11.56" calcext:value-type="float">
            <text:p>-11.56</text:p>
          </table:table-cell>
          <table:table-cell office:value-type="float" office:value="281.56" calcext:value-type="float">
            <text:p>281.56</text:p>
          </table:table-cell>
          <table:table-cell table:formula="of:=([.D197]-[.C197])^2" office:value-type="float" office:value="133.6336" calcext:value-type="float">
            <text:p>133.6336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4M12S" calcext:value-type="time">
            <text:p>06:04:12 AM</text:p>
          </table:table-cell>
          <table:table-cell table:formula="of:=[.H198]+[.F198]" office:value-type="float" office:value="282" calcext:value-type="float">
            <text:p>282</text:p>
          </table:table-cell>
          <table:table-cell office:value-type="float" office:value="270" calcext:value-type="float">
            <text:p>270</text:p>
          </table:table-cell>
          <table:table-cell table:formula="of:=-ABS([.D198]-[.C198])" office:value-type="float" office:value="-12" calcext:value-type="float">
            <text:p>-12</text:p>
          </table:table-cell>
          <table:table-cell office:value-type="float" office:value="282" calcext:value-type="float">
            <text:p>282</text:p>
          </table:table-cell>
          <table:table-cell table:formula="of:=([.D198]-[.C198])^2" office:value-type="float" office:value="144" calcext:value-type="float">
            <text:p>144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4M13S" calcext:value-type="time">
            <text:p>06:04:13 AM</text:p>
          </table:table-cell>
          <table:table-cell table:formula="of:=[.H199]+[.F199]" office:value-type="float" office:value="284.06" calcext:value-type="float">
            <text:p>284.06</text:p>
          </table:table-cell>
          <table:table-cell office:value-type="float" office:value="270" calcext:value-type="float">
            <text:p>270</text:p>
          </table:table-cell>
          <table:table-cell table:formula="of:=-ABS([.D199]-[.C199])" office:value-type="float" office:value="-14.06" calcext:value-type="float">
            <text:p>-14.06</text:p>
          </table:table-cell>
          <table:table-cell office:value-type="float" office:value="284.06" calcext:value-type="float">
            <text:p>284.06</text:p>
          </table:table-cell>
          <table:table-cell table:formula="of:=([.D199]-[.C199])^2" office:value-type="float" office:value="197.6836" calcext:value-type="float">
            <text:p>197.6836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4M14S" calcext:value-type="time">
            <text:p>06:04:14 AM</text:p>
          </table:table-cell>
          <table:table-cell table:formula="of:=[.H200]+[.F200]" office:value-type="float" office:value="287.63" calcext:value-type="float">
            <text:p>287.63</text:p>
          </table:table-cell>
          <table:table-cell office:value-type="float" office:value="270" calcext:value-type="float">
            <text:p>270</text:p>
          </table:table-cell>
          <table:table-cell table:formula="of:=-ABS([.D200]-[.C200])" office:value-type="float" office:value="-17.63" calcext:value-type="float">
            <text:p>-17.63</text:p>
          </table:table-cell>
          <table:table-cell office:value-type="float" office:value="287.63" calcext:value-type="float">
            <text:p>287.63</text:p>
          </table:table-cell>
          <table:table-cell table:formula="of:=([.D200]-[.C200])^2" office:value-type="float" office:value="310.8169" calcext:value-type="float">
            <text:p>310.8169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4M15S" calcext:value-type="time">
            <text:p>06:04:15 AM</text:p>
          </table:table-cell>
          <table:table-cell table:formula="of:=[.H201]+[.F201]" office:value-type="float" office:value="283.63" calcext:value-type="float">
            <text:p>283.63</text:p>
          </table:table-cell>
          <table:table-cell office:value-type="float" office:value="270" calcext:value-type="float">
            <text:p>270</text:p>
          </table:table-cell>
          <table:table-cell table:formula="of:=-ABS([.D201]-[.C201])" office:value-type="float" office:value="-13.63" calcext:value-type="float">
            <text:p>-13.63</text:p>
          </table:table-cell>
          <table:table-cell office:value-type="float" office:value="283.63" calcext:value-type="float">
            <text:p>283.63</text:p>
          </table:table-cell>
          <table:table-cell table:formula="of:=([.D201]-[.C201])^2" office:value-type="float" office:value="185.7769" calcext:value-type="float">
            <text:p>185.7769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4M16S" calcext:value-type="time">
            <text:p>06:04:16 AM</text:p>
          </table:table-cell>
          <table:table-cell table:formula="of:=[.H202]+[.F202]" office:value-type="float" office:value="282.38" calcext:value-type="float">
            <text:p>282.38</text:p>
          </table:table-cell>
          <table:table-cell office:value-type="float" office:value="270" calcext:value-type="float">
            <text:p>270</text:p>
          </table:table-cell>
          <table:table-cell table:formula="of:=-ABS([.D202]-[.C202])" office:value-type="float" office:value="-12.38" calcext:value-type="float">
            <text:p>-12.38</text:p>
          </table:table-cell>
          <table:table-cell office:value-type="float" office:value="282.38" calcext:value-type="float">
            <text:p>282.38</text:p>
          </table:table-cell>
          <table:table-cell table:formula="of:=([.D202]-[.C202])^2" office:value-type="float" office:value="153.2644" calcext:value-type="float">
            <text:p>153.2644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4M17S" calcext:value-type="time">
            <text:p>06:04:17 AM</text:p>
          </table:table-cell>
          <table:table-cell table:formula="of:=[.H203]+[.F203]" office:value-type="float" office:value="286.69" calcext:value-type="float">
            <text:p>286.69</text:p>
          </table:table-cell>
          <table:table-cell office:value-type="float" office:value="270" calcext:value-type="float">
            <text:p>270</text:p>
          </table:table-cell>
          <table:table-cell table:formula="of:=-ABS([.D203]-[.C203])" office:value-type="float" office:value="-16.69" calcext:value-type="float">
            <text:p>-16.69</text:p>
          </table:table-cell>
          <table:table-cell office:value-type="float" office:value="286.69" calcext:value-type="float">
            <text:p>286.69</text:p>
          </table:table-cell>
          <table:table-cell table:formula="of:=([.D203]-[.C203])^2" office:value-type="float" office:value="278.5561" calcext:value-type="float">
            <text:p>278.5561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4M18S" calcext:value-type="time">
            <text:p>06:04:18 AM</text:p>
          </table:table-cell>
          <table:table-cell table:formula="of:=[.H204]+[.F204]" office:value-type="float" office:value="284.88" calcext:value-type="float">
            <text:p>284.88</text:p>
          </table:table-cell>
          <table:table-cell office:value-type="float" office:value="270" calcext:value-type="float">
            <text:p>270</text:p>
          </table:table-cell>
          <table:table-cell table:formula="of:=-ABS([.D204]-[.C204])" office:value-type="float" office:value="-14.88" calcext:value-type="float">
            <text:p>-14.88</text:p>
          </table:table-cell>
          <table:table-cell office:value-type="float" office:value="284.88" calcext:value-type="float">
            <text:p>284.88</text:p>
          </table:table-cell>
          <table:table-cell table:formula="of:=([.D204]-[.C204])^2" office:value-type="float" office:value="221.4144" calcext:value-type="float">
            <text:p>221.4144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4M19S" calcext:value-type="time">
            <text:p>06:04:19 AM</text:p>
          </table:table-cell>
          <table:table-cell table:formula="of:=[.H205]+[.F205]" office:value-type="float" office:value="283.31" calcext:value-type="float">
            <text:p>283.31</text:p>
          </table:table-cell>
          <table:table-cell office:value-type="float" office:value="270" calcext:value-type="float">
            <text:p>270</text:p>
          </table:table-cell>
          <table:table-cell table:formula="of:=-ABS([.D205]-[.C205])" office:value-type="float" office:value="-13.31" calcext:value-type="float">
            <text:p>-13.31</text:p>
          </table:table-cell>
          <table:table-cell office:value-type="float" office:value="283.31" calcext:value-type="float">
            <text:p>283.31</text:p>
          </table:table-cell>
          <table:table-cell table:formula="of:=([.D205]-[.C205])^2" office:value-type="float" office:value="177.1561" calcext:value-type="float">
            <text:p>177.1561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4M20S" calcext:value-type="time">
            <text:p>06:04:20 AM</text:p>
          </table:table-cell>
          <table:table-cell table:formula="of:=[.H206]+[.F206]" office:value-type="float" office:value="283.19" calcext:value-type="float">
            <text:p>283.19</text:p>
          </table:table-cell>
          <table:table-cell office:value-type="float" office:value="180" calcext:value-type="float">
            <text:p>180</text:p>
          </table:table-cell>
          <table:table-cell table:formula="of:=-ABS([.D206]-[.C206])" office:value-type="float" office:value="-103.19" calcext:value-type="float">
            <text:p>-103.19</text:p>
          </table:table-cell>
          <table:table-cell office:value-type="float" office:value="283.19" calcext:value-type="float">
            <text:p>283.19</text:p>
          </table:table-cell>
          <table:table-cell table:formula="of:=([.D206]-[.C206])^2" office:value-type="float" office:value="10648.1761" calcext:value-type="float">
            <text:p>10648.1761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4M21S" calcext:value-type="time">
            <text:p>06:04:21 AM</text:p>
          </table:table-cell>
          <table:table-cell table:formula="of:=[.H207]+[.F207]" office:value-type="float" office:value="277.75" calcext:value-type="float">
            <text:p>277.75</text:p>
          </table:table-cell>
          <table:table-cell office:value-type="float" office:value="180" calcext:value-type="float">
            <text:p>180</text:p>
          </table:table-cell>
          <table:table-cell table:formula="of:=-ABS([.D207]-[.C207])" office:value-type="float" office:value="-97.75" calcext:value-type="float">
            <text:p>-97.75</text:p>
          </table:table-cell>
          <table:table-cell office:value-type="float" office:value="277.75" calcext:value-type="float">
            <text:p>277.75</text:p>
          </table:table-cell>
          <table:table-cell table:formula="of:=([.D207]-[.C207])^2" office:value-type="float" office:value="9555.0625" calcext:value-type="float">
            <text:p>9555.0625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4M22S" calcext:value-type="time">
            <text:p>06:04:22 AM</text:p>
          </table:table-cell>
          <table:table-cell table:formula="of:=[.H208]+[.F208]" office:value-type="float" office:value="261.75" calcext:value-type="float">
            <text:p>261.75</text:p>
          </table:table-cell>
          <table:table-cell office:value-type="float" office:value="180" calcext:value-type="float">
            <text:p>180</text:p>
          </table:table-cell>
          <table:table-cell table:formula="of:=-ABS([.D208]-[.C208])" office:value-type="float" office:value="-81.75" calcext:value-type="float">
            <text:p>-81.75</text:p>
          </table:table-cell>
          <table:table-cell office:value-type="float" office:value="261.75" calcext:value-type="float">
            <text:p>261.75</text:p>
          </table:table-cell>
          <table:table-cell table:formula="of:=([.D208]-[.C208])^2" office:value-type="float" office:value="6683.0625" calcext:value-type="float">
            <text:p>6683.0625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4M23S" calcext:value-type="time">
            <text:p>06:04:23 AM</text:p>
          </table:table-cell>
          <table:table-cell table:formula="of:=[.H209]+[.F209]" office:value-type="float" office:value="234.38" calcext:value-type="float">
            <text:p>234.38</text:p>
          </table:table-cell>
          <table:table-cell office:value-type="float" office:value="180" calcext:value-type="float">
            <text:p>180</text:p>
          </table:table-cell>
          <table:table-cell table:formula="of:=-ABS([.D209]-[.C209])" office:value-type="float" office:value="-54.38" calcext:value-type="float">
            <text:p>-54.38</text:p>
          </table:table-cell>
          <table:table-cell office:value-type="float" office:value="234.38" calcext:value-type="float">
            <text:p>234.38</text:p>
          </table:table-cell>
          <table:table-cell table:formula="of:=([.D209]-[.C209])^2" office:value-type="float" office:value="2957.1844" calcext:value-type="float">
            <text:p>2957.1844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4M24S" calcext:value-type="time">
            <text:p>06:04:24 AM</text:p>
          </table:table-cell>
          <table:table-cell table:formula="of:=[.H210]+[.F210]" office:value-type="float" office:value="210.94" calcext:value-type="float">
            <text:p>210.94</text:p>
          </table:table-cell>
          <table:table-cell office:value-type="float" office:value="180" calcext:value-type="float">
            <text:p>180</text:p>
          </table:table-cell>
          <table:table-cell table:formula="of:=-ABS([.D210]-[.C210])" office:value-type="float" office:value="-30.94" calcext:value-type="float">
            <text:p>-30.94</text:p>
          </table:table-cell>
          <table:table-cell office:value-type="float" office:value="210.94" calcext:value-type="float">
            <text:p>210.94</text:p>
          </table:table-cell>
          <table:table-cell table:formula="of:=([.D210]-[.C210])^2" office:value-type="float" office:value="957.2836" calcext:value-type="float">
            <text:p>957.2836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4M25S" calcext:value-type="time">
            <text:p>06:04:25 AM</text:p>
          </table:table-cell>
          <table:table-cell table:formula="of:=[.H211]+[.F211]" office:value-type="float" office:value="194.94" calcext:value-type="float">
            <text:p>194.94</text:p>
          </table:table-cell>
          <table:table-cell office:value-type="float" office:value="180" calcext:value-type="float">
            <text:p>180</text:p>
          </table:table-cell>
          <table:table-cell table:formula="of:=-ABS([.D211]-[.C211])" office:value-type="float" office:value="-14.94" calcext:value-type="float">
            <text:p>-14.94</text:p>
          </table:table-cell>
          <table:table-cell office:value-type="float" office:value="194.94" calcext:value-type="float">
            <text:p>194.94</text:p>
          </table:table-cell>
          <table:table-cell table:formula="of:=([.D211]-[.C211])^2" office:value-type="float" office:value="223.2036" calcext:value-type="float">
            <text:p>223.2036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4M26S" calcext:value-type="time">
            <text:p>06:04:26 AM</text:p>
          </table:table-cell>
          <table:table-cell table:formula="of:=[.H212]+[.F212]" office:value-type="float" office:value="192.81" calcext:value-type="float">
            <text:p>192.81</text:p>
          </table:table-cell>
          <table:table-cell office:value-type="float" office:value="180" calcext:value-type="float">
            <text:p>180</text:p>
          </table:table-cell>
          <table:table-cell table:formula="of:=-ABS([.D212]-[.C212])" office:value-type="float" office:value="-12.81" calcext:value-type="float">
            <text:p>-12.81</text:p>
          </table:table-cell>
          <table:table-cell office:value-type="float" office:value="192.81" calcext:value-type="float">
            <text:p>192.81</text:p>
          </table:table-cell>
          <table:table-cell table:formula="of:=([.D212]-[.C212])^2" office:value-type="float" office:value="164.0961" calcext:value-type="float">
            <text:p>164.0961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4M27S" calcext:value-type="time">
            <text:p>06:04:27 AM</text:p>
          </table:table-cell>
          <table:table-cell table:formula="of:=[.H213]+[.F213]" office:value-type="float" office:value="193.38" calcext:value-type="float">
            <text:p>193.38</text:p>
          </table:table-cell>
          <table:table-cell office:value-type="float" office:value="180" calcext:value-type="float">
            <text:p>180</text:p>
          </table:table-cell>
          <table:table-cell table:formula="of:=-ABS([.D213]-[.C213])" office:value-type="float" office:value="-13.38" calcext:value-type="float">
            <text:p>-13.38</text:p>
          </table:table-cell>
          <table:table-cell office:value-type="float" office:value="193.38" calcext:value-type="float">
            <text:p>193.38</text:p>
          </table:table-cell>
          <table:table-cell table:formula="of:=([.D213]-[.C213])^2" office:value-type="float" office:value="179.0244" calcext:value-type="float">
            <text:p>179.0244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4M28S" calcext:value-type="time">
            <text:p>06:04:28 AM</text:p>
          </table:table-cell>
          <table:table-cell table:formula="of:=[.H214]+[.F214]" office:value-type="float" office:value="188.06" calcext:value-type="float">
            <text:p>188.06</text:p>
          </table:table-cell>
          <table:table-cell office:value-type="float" office:value="180" calcext:value-type="float">
            <text:p>180</text:p>
          </table:table-cell>
          <table:table-cell table:formula="of:=-ABS([.D214]-[.C214])" office:value-type="float" office:value="-8.06" calcext:value-type="float">
            <text:p>-8.06</text:p>
          </table:table-cell>
          <table:table-cell office:value-type="float" office:value="188.06" calcext:value-type="float">
            <text:p>188.06</text:p>
          </table:table-cell>
          <table:table-cell table:formula="of:=([.D214]-[.C214])^2" office:value-type="float" office:value="64.9636" calcext:value-type="float">
            <text:p>64.9636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4M29S" calcext:value-type="time">
            <text:p>06:04:29 AM</text:p>
          </table:table-cell>
          <table:table-cell table:formula="of:=[.H215]+[.F215]" office:value-type="float" office:value="189.56" calcext:value-type="float">
            <text:p>189.56</text:p>
          </table:table-cell>
          <table:table-cell office:value-type="float" office:value="180" calcext:value-type="float">
            <text:p>180</text:p>
          </table:table-cell>
          <table:table-cell table:formula="of:=-ABS([.D215]-[.C215])" office:value-type="float" office:value="-9.56" calcext:value-type="float">
            <text:p>-9.56</text:p>
          </table:table-cell>
          <table:table-cell office:value-type="float" office:value="189.56" calcext:value-type="float">
            <text:p>189.56</text:p>
          </table:table-cell>
          <table:table-cell table:formula="of:=([.D215]-[.C215])^2" office:value-type="float" office:value="91.3936000000001" calcext:value-type="float">
            <text:p>91.3936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4M30S" calcext:value-type="time">
            <text:p>06:04:30 AM</text:p>
          </table:table-cell>
          <table:table-cell table:formula="of:=[.H216]+[.F216]" office:value-type="float" office:value="195.31" calcext:value-type="float">
            <text:p>195.31</text:p>
          </table:table-cell>
          <table:table-cell office:value-type="float" office:value="180" calcext:value-type="float">
            <text:p>180</text:p>
          </table:table-cell>
          <table:table-cell table:formula="of:=-ABS([.D216]-[.C216])" office:value-type="float" office:value="-15.31" calcext:value-type="float">
            <text:p>-15.31</text:p>
          </table:table-cell>
          <table:table-cell office:value-type="float" office:value="195.31" calcext:value-type="float">
            <text:p>195.31</text:p>
          </table:table-cell>
          <table:table-cell table:formula="of:=([.D216]-[.C216])^2" office:value-type="float" office:value="234.3961" calcext:value-type="float">
            <text:p>234.3961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4M31S" calcext:value-type="time">
            <text:p>06:04:31 AM</text:p>
          </table:table-cell>
          <table:table-cell table:formula="of:=[.H217]+[.F217]" office:value-type="float" office:value="198.81" calcext:value-type="float">
            <text:p>198.81</text:p>
          </table:table-cell>
          <table:table-cell office:value-type="float" office:value="180" calcext:value-type="float">
            <text:p>180</text:p>
          </table:table-cell>
          <table:table-cell table:formula="of:=-ABS([.D217]-[.C217])" office:value-type="float" office:value="-18.81" calcext:value-type="float">
            <text:p>-18.81</text:p>
          </table:table-cell>
          <table:table-cell office:value-type="float" office:value="198.81" calcext:value-type="float">
            <text:p>198.81</text:p>
          </table:table-cell>
          <table:table-cell table:formula="of:=([.D217]-[.C217])^2" office:value-type="float" office:value="353.8161" calcext:value-type="float">
            <text:p>353.8161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4M32S" calcext:value-type="time">
            <text:p>06:04:32 AM</text:p>
          </table:table-cell>
          <table:table-cell table:formula="of:=[.H218]+[.F218]" office:value-type="float" office:value="196.31" calcext:value-type="float">
            <text:p>196.31</text:p>
          </table:table-cell>
          <table:table-cell office:value-type="float" office:value="180" calcext:value-type="float">
            <text:p>180</text:p>
          </table:table-cell>
          <table:table-cell table:formula="of:=-ABS([.D218]-[.C218])" office:value-type="float" office:value="-16.31" calcext:value-type="float">
            <text:p>-16.31</text:p>
          </table:table-cell>
          <table:table-cell office:value-type="float" office:value="196.31" calcext:value-type="float">
            <text:p>196.31</text:p>
          </table:table-cell>
          <table:table-cell table:formula="of:=([.D218]-[.C218])^2" office:value-type="float" office:value="266.0161" calcext:value-type="float">
            <text:p>266.0161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4M33S" calcext:value-type="time">
            <text:p>06:04:33 AM</text:p>
          </table:table-cell>
          <table:table-cell table:formula="of:=[.H219]+[.F219]" office:value-type="float" office:value="193.19" calcext:value-type="float">
            <text:p>193.19</text:p>
          </table:table-cell>
          <table:table-cell office:value-type="float" office:value="180" calcext:value-type="float">
            <text:p>180</text:p>
          </table:table-cell>
          <table:table-cell table:formula="of:=-ABS([.D219]-[.C219])" office:value-type="float" office:value="-13.19" calcext:value-type="float">
            <text:p>-13.19</text:p>
          </table:table-cell>
          <table:table-cell office:value-type="float" office:value="193.19" calcext:value-type="float">
            <text:p>193.19</text:p>
          </table:table-cell>
          <table:table-cell table:formula="of:=([.D219]-[.C219])^2" office:value-type="float" office:value="173.9761" calcext:value-type="float">
            <text:p>173.9761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4M34S" calcext:value-type="time">
            <text:p>06:04:34 AM</text:p>
          </table:table-cell>
          <table:table-cell table:formula="of:=[.H220]+[.F220]" office:value-type="float" office:value="192.88" calcext:value-type="float">
            <text:p>192.88</text:p>
          </table:table-cell>
          <table:table-cell office:value-type="float" office:value="180" calcext:value-type="float">
            <text:p>180</text:p>
          </table:table-cell>
          <table:table-cell table:formula="of:=-ABS([.D220]-[.C220])" office:value-type="float" office:value="-12.88" calcext:value-type="float">
            <text:p>-12.88</text:p>
          </table:table-cell>
          <table:table-cell office:value-type="float" office:value="192.88" calcext:value-type="float">
            <text:p>192.88</text:p>
          </table:table-cell>
          <table:table-cell table:formula="of:=([.D220]-[.C220])^2" office:value-type="float" office:value="165.8944" calcext:value-type="float">
            <text:p>165.8944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4M35S" calcext:value-type="time">
            <text:p>06:04:35 AM</text:p>
          </table:table-cell>
          <table:table-cell table:formula="of:=[.H221]+[.F221]" office:value-type="float" office:value="196.31" calcext:value-type="float">
            <text:p>196.31</text:p>
          </table:table-cell>
          <table:table-cell office:value-type="float" office:value="180" calcext:value-type="float">
            <text:p>180</text:p>
          </table:table-cell>
          <table:table-cell table:formula="of:=-ABS([.D221]-[.C221])" office:value-type="float" office:value="-16.31" calcext:value-type="float">
            <text:p>-16.31</text:p>
          </table:table-cell>
          <table:table-cell office:value-type="float" office:value="196.31" calcext:value-type="float">
            <text:p>196.31</text:p>
          </table:table-cell>
          <table:table-cell table:formula="of:=([.D221]-[.C221])^2" office:value-type="float" office:value="266.0161" calcext:value-type="float">
            <text:p>266.0161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4M36S" calcext:value-type="time">
            <text:p>06:04:36 AM</text:p>
          </table:table-cell>
          <table:table-cell table:formula="of:=[.H222]+[.F222]" office:value-type="float" office:value="193.88" calcext:value-type="float">
            <text:p>193.88</text:p>
          </table:table-cell>
          <table:table-cell office:value-type="float" office:value="180" calcext:value-type="float">
            <text:p>180</text:p>
          </table:table-cell>
          <table:table-cell table:formula="of:=-ABS([.D222]-[.C222])" office:value-type="float" office:value="-13.88" calcext:value-type="float">
            <text:p>-13.88</text:p>
          </table:table-cell>
          <table:table-cell office:value-type="float" office:value="193.88" calcext:value-type="float">
            <text:p>193.88</text:p>
          </table:table-cell>
          <table:table-cell table:formula="of:=([.D222]-[.C222])^2" office:value-type="float" office:value="192.6544" calcext:value-type="float">
            <text:p>192.6544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4M37S" calcext:value-type="time">
            <text:p>06:04:37 AM</text:p>
          </table:table-cell>
          <table:table-cell table:formula="of:=[.H223]+[.F223]" office:value-type="float" office:value="193.44" calcext:value-type="float">
            <text:p>193.44</text:p>
          </table:table-cell>
          <table:table-cell office:value-type="float" office:value="180" calcext:value-type="float">
            <text:p>180</text:p>
          </table:table-cell>
          <table:table-cell table:formula="of:=-ABS([.D223]-[.C223])" office:value-type="float" office:value="-13.44" calcext:value-type="float">
            <text:p>-13.44</text:p>
          </table:table-cell>
          <table:table-cell office:value-type="float" office:value="193.44" calcext:value-type="float">
            <text:p>193.44</text:p>
          </table:table-cell>
          <table:table-cell table:formula="of:=([.D223]-[.C223])^2" office:value-type="float" office:value="180.6336" calcext:value-type="float">
            <text:p>180.6336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4M38S" calcext:value-type="time">
            <text:p>06:04:38 AM</text:p>
          </table:table-cell>
          <table:table-cell table:formula="of:=[.H224]+[.F224]" office:value-type="float" office:value="190.38" calcext:value-type="float">
            <text:p>190.38</text:p>
          </table:table-cell>
          <table:table-cell office:value-type="float" office:value="180" calcext:value-type="float">
            <text:p>180</text:p>
          </table:table-cell>
          <table:table-cell table:formula="of:=-ABS([.D224]-[.C224])" office:value-type="float" office:value="-10.38" calcext:value-type="float">
            <text:p>-10.38</text:p>
          </table:table-cell>
          <table:table-cell office:value-type="float" office:value="190.38" calcext:value-type="float">
            <text:p>190.38</text:p>
          </table:table-cell>
          <table:table-cell table:formula="of:=([.D224]-[.C224])^2" office:value-type="float" office:value="107.7444" calcext:value-type="float">
            <text:p>107.7444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4M39S" calcext:value-type="time">
            <text:p>06:04:39 AM</text:p>
          </table:table-cell>
          <table:table-cell table:formula="of:=[.H225]+[.F225]" office:value-type="float" office:value="194" calcext:value-type="float">
            <text:p>194</text:p>
          </table:table-cell>
          <table:table-cell office:value-type="float" office:value="180" calcext:value-type="float">
            <text:p>180</text:p>
          </table:table-cell>
          <table:table-cell table:formula="of:=-ABS([.D225]-[.C225])" office:value-type="float" office:value="-14" calcext:value-type="float">
            <text:p>-14</text:p>
          </table:table-cell>
          <table:table-cell office:value-type="float" office:value="194" calcext:value-type="float">
            <text:p>194</text:p>
          </table:table-cell>
          <table:table-cell table:formula="of:=([.D225]-[.C225])^2" office:value-type="float" office:value="196" calcext:value-type="float">
            <text:p>196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4M40S" calcext:value-type="time">
            <text:p>06:04:40 AM</text:p>
          </table:table-cell>
          <table:table-cell table:formula="of:=[.H226]+[.F226]" office:value-type="float" office:value="189.63" calcext:value-type="float">
            <text:p>189.63</text:p>
          </table:table-cell>
          <table:table-cell office:value-type="float" office:value="180" calcext:value-type="float">
            <text:p>180</text:p>
          </table:table-cell>
          <table:table-cell table:formula="of:=-ABS([.D226]-[.C226])" office:value-type="float" office:value="-9.63" calcext:value-type="float">
            <text:p>-9.63</text:p>
          </table:table-cell>
          <table:table-cell office:value-type="float" office:value="189.63" calcext:value-type="float">
            <text:p>189.63</text:p>
          </table:table-cell>
          <table:table-cell table:formula="of:=([.D226]-[.C226])^2" office:value-type="float" office:value="92.7368999999999" calcext:value-type="float">
            <text:p>92.7369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4M41S" calcext:value-type="time">
            <text:p>06:04:41 AM</text:p>
          </table:table-cell>
          <table:table-cell table:formula="of:=[.H227]+[.F227]" office:value-type="float" office:value="192.31" calcext:value-type="float">
            <text:p>192.31</text:p>
          </table:table-cell>
          <table:table-cell office:value-type="float" office:value="180" calcext:value-type="float">
            <text:p>180</text:p>
          </table:table-cell>
          <table:table-cell table:formula="of:=-ABS([.D227]-[.C227])" office:value-type="float" office:value="-12.31" calcext:value-type="float">
            <text:p>-12.31</text:p>
          </table:table-cell>
          <table:table-cell office:value-type="float" office:value="192.31" calcext:value-type="float">
            <text:p>192.31</text:p>
          </table:table-cell>
          <table:table-cell table:formula="of:=([.D227]-[.C227])^2" office:value-type="float" office:value="151.5361" calcext:value-type="float">
            <text:p>151.5361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4M42S" calcext:value-type="time">
            <text:p>06:04:42 AM</text:p>
          </table:table-cell>
          <table:table-cell table:formula="of:=[.H228]+[.F228]" office:value-type="float" office:value="186" calcext:value-type="float">
            <text:p>186</text:p>
          </table:table-cell>
          <table:table-cell office:value-type="float" office:value="180" calcext:value-type="float">
            <text:p>180</text:p>
          </table:table-cell>
          <table:table-cell table:formula="of:=-ABS([.D228]-[.C228])" office:value-type="float" office:value="-6" calcext:value-type="float">
            <text:p>-6</text:p>
          </table:table-cell>
          <table:table-cell office:value-type="float" office:value="186" calcext:value-type="float">
            <text:p>186</text:p>
          </table:table-cell>
          <table:table-cell table:formula="of:=([.D228]-[.C228])^2" office:value-type="float" office:value="36" calcext:value-type="float">
            <text:p>36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4M43S" calcext:value-type="time">
            <text:p>06:04:43 AM</text:p>
          </table:table-cell>
          <table:table-cell table:formula="of:=[.H229]+[.F229]" office:value-type="float" office:value="188.06" calcext:value-type="float">
            <text:p>188.06</text:p>
          </table:table-cell>
          <table:table-cell office:value-type="float" office:value="180" calcext:value-type="float">
            <text:p>180</text:p>
          </table:table-cell>
          <table:table-cell table:formula="of:=-ABS([.D229]-[.C229])" office:value-type="float" office:value="-8.06" calcext:value-type="float">
            <text:p>-8.06</text:p>
          </table:table-cell>
          <table:table-cell office:value-type="float" office:value="188.06" calcext:value-type="float">
            <text:p>188.06</text:p>
          </table:table-cell>
          <table:table-cell table:formula="of:=([.D229]-[.C229])^2" office:value-type="float" office:value="64.9636" calcext:value-type="float">
            <text:p>64.9636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4M44S" calcext:value-type="time">
            <text:p>06:04:44 AM</text:p>
          </table:table-cell>
          <table:table-cell table:formula="of:=[.H230]+[.F230]" office:value-type="float" office:value="182.75" calcext:value-type="float">
            <text:p>182.75</text:p>
          </table:table-cell>
          <table:table-cell office:value-type="float" office:value="180" calcext:value-type="float">
            <text:p>180</text:p>
          </table:table-cell>
          <table:table-cell table:formula="of:=-ABS([.D230]-[.C230])" office:value-type="float" office:value="-2.75" calcext:value-type="float">
            <text:p>-2.75</text:p>
          </table:table-cell>
          <table:table-cell office:value-type="float" office:value="182.75" calcext:value-type="float">
            <text:p>182.75</text:p>
          </table:table-cell>
          <table:table-cell table:formula="of:=([.D230]-[.C230])^2" office:value-type="float" office:value="7.5625" calcext:value-type="float">
            <text:p>7.5625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4M45S" calcext:value-type="time">
            <text:p>06:04:45 AM</text:p>
          </table:table-cell>
          <table:table-cell table:formula="of:=[.H231]+[.F231]" office:value-type="float" office:value="187.25" calcext:value-type="float">
            <text:p>187.25</text:p>
          </table:table-cell>
          <table:table-cell office:value-type="float" office:value="180" calcext:value-type="float">
            <text:p>180</text:p>
          </table:table-cell>
          <table:table-cell table:formula="of:=-ABS([.D231]-[.C231])" office:value-type="float" office:value="-7.25" calcext:value-type="float">
            <text:p>-7.25</text:p>
          </table:table-cell>
          <table:table-cell office:value-type="float" office:value="187.25" calcext:value-type="float">
            <text:p>187.25</text:p>
          </table:table-cell>
          <table:table-cell table:formula="of:=([.D231]-[.C231])^2" office:value-type="float" office:value="52.5625" calcext:value-type="float">
            <text:p>52.5625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4M46S" calcext:value-type="time">
            <text:p>06:04:46 AM</text:p>
          </table:table-cell>
          <table:table-cell table:formula="of:=[.H232]+[.F232]" office:value-type="float" office:value="194.25" calcext:value-type="float">
            <text:p>194.25</text:p>
          </table:table-cell>
          <table:table-cell office:value-type="float" office:value="180" calcext:value-type="float">
            <text:p>180</text:p>
          </table:table-cell>
          <table:table-cell table:formula="of:=-ABS([.D232]-[.C232])" office:value-type="float" office:value="-14.25" calcext:value-type="float">
            <text:p>-14.25</text:p>
          </table:table-cell>
          <table:table-cell office:value-type="float" office:value="194.25" calcext:value-type="float">
            <text:p>194.25</text:p>
          </table:table-cell>
          <table:table-cell table:formula="of:=([.D232]-[.C232])^2" office:value-type="float" office:value="203.0625" calcext:value-type="float">
            <text:p>203.0625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4M47S" calcext:value-type="time">
            <text:p>06:04:47 AM</text:p>
          </table:table-cell>
          <table:table-cell table:formula="of:=[.H233]+[.F233]" office:value-type="float" office:value="193.38" calcext:value-type="float">
            <text:p>193.38</text:p>
          </table:table-cell>
          <table:table-cell office:value-type="float" office:value="180" calcext:value-type="float">
            <text:p>180</text:p>
          </table:table-cell>
          <table:table-cell table:formula="of:=-ABS([.D233]-[.C233])" office:value-type="float" office:value="-13.38" calcext:value-type="float">
            <text:p>-13.38</text:p>
          </table:table-cell>
          <table:table-cell office:value-type="float" office:value="193.38" calcext:value-type="float">
            <text:p>193.38</text:p>
          </table:table-cell>
          <table:table-cell table:formula="of:=([.D233]-[.C233])^2" office:value-type="float" office:value="179.0244" calcext:value-type="float">
            <text:p>179.0244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4M48S" calcext:value-type="time">
            <text:p>06:04:48 AM</text:p>
          </table:table-cell>
          <table:table-cell table:formula="of:=[.H234]+[.F234]" office:value-type="float" office:value="196.81" calcext:value-type="float">
            <text:p>196.81</text:p>
          </table:table-cell>
          <table:table-cell office:value-type="float" office:value="180" calcext:value-type="float">
            <text:p>180</text:p>
          </table:table-cell>
          <table:table-cell table:formula="of:=-ABS([.D234]-[.C234])" office:value-type="float" office:value="-16.81" calcext:value-type="float">
            <text:p>-16.81</text:p>
          </table:table-cell>
          <table:table-cell office:value-type="float" office:value="196.81" calcext:value-type="float">
            <text:p>196.81</text:p>
          </table:table-cell>
          <table:table-cell table:formula="of:=([.D234]-[.C234])^2" office:value-type="float" office:value="282.5761" calcext:value-type="float">
            <text:p>282.5761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4M49S" calcext:value-type="time">
            <text:p>06:04:49 AM</text:p>
          </table:table-cell>
          <table:table-cell table:formula="of:=[.H235]+[.F235]" office:value-type="float" office:value="194.63" calcext:value-type="float">
            <text:p>194.63</text:p>
          </table:table-cell>
          <table:table-cell office:value-type="float" office:value="180" calcext:value-type="float">
            <text:p>180</text:p>
          </table:table-cell>
          <table:table-cell table:formula="of:=-ABS([.D235]-[.C235])" office:value-type="float" office:value="-14.63" calcext:value-type="float">
            <text:p>-14.63</text:p>
          </table:table-cell>
          <table:table-cell office:value-type="float" office:value="194.63" calcext:value-type="float">
            <text:p>194.63</text:p>
          </table:table-cell>
          <table:table-cell table:formula="of:=([.D235]-[.C235])^2" office:value-type="float" office:value="214.0369" calcext:value-type="float">
            <text:p>214.0369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4M52S" calcext:value-type="time">
            <text:p>06:04:52 AM</text:p>
          </table:table-cell>
          <table:table-cell table:formula="of:=[.H236]+[.F236]" office:value-type="float" office:value="263.88" calcext:value-type="float">
            <text:p>263.88</text:p>
          </table:table-cell>
          <table:table-cell office:value-type="float" office:value="270" calcext:value-type="float">
            <text:p>270</text:p>
          </table:table-cell>
          <table:table-cell table:formula="of:=-ABS([.D236]-[.C236])" office:value-type="float" office:value="-6.12" calcext:value-type="float">
            <text:p>-6.12</text:p>
          </table:table-cell>
          <table:table-cell office:value-type="float" office:value="263.88" calcext:value-type="float">
            <text:p>263.88</text:p>
          </table:table-cell>
          <table:table-cell table:formula="of:=([.D236]-[.C236])^2" office:value-type="float" office:value="37.4544000000001" calcext:value-type="float">
            <text:p>37.4544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4M53S" calcext:value-type="time">
            <text:p>06:04:53 AM</text:p>
          </table:table-cell>
          <table:table-cell table:formula="of:=[.H237]+[.F237]" office:value-type="float" office:value="275.44" calcext:value-type="float">
            <text:p>275.44</text:p>
          </table:table-cell>
          <table:table-cell office:value-type="float" office:value="270" calcext:value-type="float">
            <text:p>270</text:p>
          </table:table-cell>
          <table:table-cell table:formula="of:=-ABS([.D237]-[.C237])" office:value-type="float" office:value="-5.44" calcext:value-type="float">
            <text:p>-5.44</text:p>
          </table:table-cell>
          <table:table-cell office:value-type="float" office:value="275.44" calcext:value-type="float">
            <text:p>275.44</text:p>
          </table:table-cell>
          <table:table-cell table:formula="of:=([.D237]-[.C237])^2" office:value-type="float" office:value="29.5936" calcext:value-type="float">
            <text:p>29.5936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4M54S" calcext:value-type="time">
            <text:p>06:04:54 AM</text:p>
          </table:table-cell>
          <table:table-cell table:formula="of:=[.H238]+[.F238]" office:value-type="float" office:value="277.75" calcext:value-type="float">
            <text:p>277.75</text:p>
          </table:table-cell>
          <table:table-cell office:value-type="float" office:value="270" calcext:value-type="float">
            <text:p>270</text:p>
          </table:table-cell>
          <table:table-cell table:formula="of:=-ABS([.D238]-[.C238])" office:value-type="float" office:value="-7.75" calcext:value-type="float">
            <text:p>-7.75</text:p>
          </table:table-cell>
          <table:table-cell office:value-type="float" office:value="277.75" calcext:value-type="float">
            <text:p>277.75</text:p>
          </table:table-cell>
          <table:table-cell table:formula="of:=([.D238]-[.C238])^2" office:value-type="float" office:value="60.0625" calcext:value-type="float">
            <text:p>60.0625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4M55S" calcext:value-type="time">
            <text:p>06:04:55 AM</text:p>
          </table:table-cell>
          <table:table-cell table:formula="of:=[.H239]+[.F239]" office:value-type="float" office:value="272.81" calcext:value-type="float">
            <text:p>272.81</text:p>
          </table:table-cell>
          <table:table-cell office:value-type="float" office:value="270" calcext:value-type="float">
            <text:p>270</text:p>
          </table:table-cell>
          <table:table-cell table:formula="of:=-ABS([.D239]-[.C239])" office:value-type="float" office:value="-2.81" calcext:value-type="float">
            <text:p>-2.81</text:p>
          </table:table-cell>
          <table:table-cell office:value-type="float" office:value="272.81" calcext:value-type="float">
            <text:p>272.81</text:p>
          </table:table-cell>
          <table:table-cell table:formula="of:=([.D239]-[.C239])^2" office:value-type="float" office:value="7.89610000000001" calcext:value-type="float">
            <text:p>7.8961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4M56S" calcext:value-type="time">
            <text:p>06:04:56 AM</text:p>
          </table:table-cell>
          <table:table-cell table:formula="of:=[.H240]+[.F240]" office:value-type="float" office:value="269.31" calcext:value-type="float">
            <text:p>269.31</text:p>
          </table:table-cell>
          <table:table-cell office:value-type="float" office:value="270" calcext:value-type="float">
            <text:p>270</text:p>
          </table:table-cell>
          <table:table-cell table:formula="of:=-ABS([.D240]-[.C240])" office:value-type="float" office:value="-0.689999999999998" calcext:value-type="float">
            <text:p>-0.69</text:p>
          </table:table-cell>
          <table:table-cell office:value-type="float" office:value="269.31" calcext:value-type="float">
            <text:p>269.31</text:p>
          </table:table-cell>
          <table:table-cell table:formula="of:=([.D240]-[.C240])^2" office:value-type="float" office:value="0.476099999999997" calcext:value-type="float">
            <text:p>0.4761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4M57S" calcext:value-type="time">
            <text:p>06:04:57 AM</text:p>
          </table:table-cell>
          <table:table-cell table:formula="of:=[.H241]+[.F241]" office:value-type="float" office:value="271.69" calcext:value-type="float">
            <text:p>271.69</text:p>
          </table:table-cell>
          <table:table-cell office:value-type="float" office:value="270" calcext:value-type="float">
            <text:p>270</text:p>
          </table:table-cell>
          <table:table-cell table:formula="of:=-ABS([.D241]-[.C241])" office:value-type="float" office:value="-1.69" calcext:value-type="float">
            <text:p>-1.69</text:p>
          </table:table-cell>
          <table:table-cell office:value-type="float" office:value="271.69" calcext:value-type="float">
            <text:p>271.69</text:p>
          </table:table-cell>
          <table:table-cell table:formula="of:=([.D241]-[.C241])^2" office:value-type="float" office:value="2.85609999999999" calcext:value-type="float">
            <text:p>2.8561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4M58S" calcext:value-type="time">
            <text:p>06:04:58 AM</text:p>
          </table:table-cell>
          <table:table-cell table:formula="of:=[.H242]+[.F242]" office:value-type="float" office:value="272.13" calcext:value-type="float">
            <text:p>272.13</text:p>
          </table:table-cell>
          <table:table-cell office:value-type="float" office:value="270" calcext:value-type="float">
            <text:p>270</text:p>
          </table:table-cell>
          <table:table-cell table:formula="of:=-ABS([.D242]-[.C242])" office:value-type="float" office:value="-2.13" calcext:value-type="float">
            <text:p>-2.13</text:p>
          </table:table-cell>
          <table:table-cell office:value-type="float" office:value="272.13" calcext:value-type="float">
            <text:p>272.13</text:p>
          </table:table-cell>
          <table:table-cell table:formula="of:=([.D242]-[.C242])^2" office:value-type="float" office:value="4.53689999999998" calcext:value-type="float">
            <text:p>4.5369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4M59S" calcext:value-type="time">
            <text:p>06:04:59 AM</text:p>
          </table:table-cell>
          <table:table-cell table:formula="of:=[.H243]+[.F243]" office:value-type="float" office:value="276.31" calcext:value-type="float">
            <text:p>276.31</text:p>
          </table:table-cell>
          <table:table-cell office:value-type="float" office:value="270" calcext:value-type="float">
            <text:p>270</text:p>
          </table:table-cell>
          <table:table-cell table:formula="of:=-ABS([.D243]-[.C243])" office:value-type="float" office:value="-6.31" calcext:value-type="float">
            <text:p>-6.31</text:p>
          </table:table-cell>
          <table:table-cell office:value-type="float" office:value="276.31" calcext:value-type="float">
            <text:p>276.31</text:p>
          </table:table-cell>
          <table:table-cell table:formula="of:=([.D243]-[.C243])^2" office:value-type="float" office:value="39.8161" calcext:value-type="float">
            <text:p>39.8161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5M01S" calcext:value-type="time">
            <text:p>06:05:01 AM</text:p>
          </table:table-cell>
          <table:table-cell table:formula="of:=[.H244]+[.F244]" office:value-type="float" office:value="271.94" calcext:value-type="float">
            <text:p>271.94</text:p>
          </table:table-cell>
          <table:table-cell office:value-type="float" office:value="270" calcext:value-type="float">
            <text:p>270</text:p>
          </table:table-cell>
          <table:table-cell table:formula="of:=-ABS([.D244]-[.C244])" office:value-type="float" office:value="-1.94" calcext:value-type="float">
            <text:p>-1.94</text:p>
          </table:table-cell>
          <table:table-cell office:value-type="float" office:value="271.94" calcext:value-type="float">
            <text:p>271.94</text:p>
          </table:table-cell>
          <table:table-cell table:formula="of:=([.D244]-[.C244])^2" office:value-type="float" office:value="3.76359999999999" calcext:value-type="float">
            <text:p>3.7636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5M02S" calcext:value-type="time">
            <text:p>06:05:02 AM</text:p>
          </table:table-cell>
          <table:table-cell table:formula="of:=[.H245]+[.F245]" office:value-type="float" office:value="268.19" calcext:value-type="float">
            <text:p>268.19</text:p>
          </table:table-cell>
          <table:table-cell office:value-type="float" office:value="270" calcext:value-type="float">
            <text:p>270</text:p>
          </table:table-cell>
          <table:table-cell table:formula="of:=-ABS([.D245]-[.C245])" office:value-type="float" office:value="-1.81" calcext:value-type="float">
            <text:p>-1.81</text:p>
          </table:table-cell>
          <table:table-cell office:value-type="float" office:value="268.19" calcext:value-type="float">
            <text:p>268.19</text:p>
          </table:table-cell>
          <table:table-cell table:formula="of:=([.D245]-[.C245])^2" office:value-type="float" office:value="3.27610000000001" calcext:value-type="float">
            <text:p>3.2761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5M03S" calcext:value-type="time">
            <text:p>06:05:03 AM</text:p>
          </table:table-cell>
          <table:table-cell table:formula="of:=[.H246]+[.F246]" office:value-type="float" office:value="266.06" calcext:value-type="float">
            <text:p>266.06</text:p>
          </table:table-cell>
          <table:table-cell office:value-type="float" office:value="270" calcext:value-type="float">
            <text:p>270</text:p>
          </table:table-cell>
          <table:table-cell table:formula="of:=-ABS([.D246]-[.C246])" office:value-type="float" office:value="-3.94" calcext:value-type="float">
            <text:p>-3.94</text:p>
          </table:table-cell>
          <table:table-cell office:value-type="float" office:value="266.06" calcext:value-type="float">
            <text:p>266.06</text:p>
          </table:table-cell>
          <table:table-cell table:formula="of:=([.D246]-[.C246])^2" office:value-type="float" office:value="15.5236" calcext:value-type="float">
            <text:p>15.5236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5M04S" calcext:value-type="time">
            <text:p>06:05:04 AM</text:p>
          </table:table-cell>
          <table:table-cell table:formula="of:=[.H247]+[.F247]" office:value-type="float" office:value="261.63" calcext:value-type="float">
            <text:p>261.63</text:p>
          </table:table-cell>
          <table:table-cell office:value-type="float" office:value="270" calcext:value-type="float">
            <text:p>270</text:p>
          </table:table-cell>
          <table:table-cell table:formula="of:=-ABS([.D247]-[.C247])" office:value-type="float" office:value="-8.37" calcext:value-type="float">
            <text:p>-8.37</text:p>
          </table:table-cell>
          <table:table-cell office:value-type="float" office:value="261.63" calcext:value-type="float">
            <text:p>261.63</text:p>
          </table:table-cell>
          <table:table-cell table:formula="of:=([.D247]-[.C247])^2" office:value-type="float" office:value="70.0569000000001" calcext:value-type="float">
            <text:p>70.0569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5M05S" calcext:value-type="time">
            <text:p>06:05:05 AM</text:p>
          </table:table-cell>
          <table:table-cell table:formula="of:=[.H248]+[.F248]" office:value-type="float" office:value="255.38" calcext:value-type="float">
            <text:p>255.38</text:p>
          </table:table-cell>
          <table:table-cell office:value-type="float" office:value="270" calcext:value-type="float">
            <text:p>270</text:p>
          </table:table-cell>
          <table:table-cell table:formula="of:=-ABS([.D248]-[.C248])" office:value-type="float" office:value="-14.62" calcext:value-type="float">
            <text:p>-14.62</text:p>
          </table:table-cell>
          <table:table-cell office:value-type="float" office:value="255.38" calcext:value-type="float">
            <text:p>255.38</text:p>
          </table:table-cell>
          <table:table-cell table:formula="of:=([.D248]-[.C248])^2" office:value-type="float" office:value="213.7444" calcext:value-type="float">
            <text:p>213.7444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5M06S" calcext:value-type="time">
            <text:p>06:05:06 AM</text:p>
          </table:table-cell>
          <table:table-cell table:formula="of:=[.H249]+[.F249]" office:value-type="float" office:value="265.38" calcext:value-type="float">
            <text:p>265.38</text:p>
          </table:table-cell>
          <table:table-cell office:value-type="float" office:value="270" calcext:value-type="float">
            <text:p>270</text:p>
          </table:table-cell>
          <table:table-cell table:formula="of:=-ABS([.D249]-[.C249])" office:value-type="float" office:value="-4.62" calcext:value-type="float">
            <text:p>-4.62</text:p>
          </table:table-cell>
          <table:table-cell office:value-type="float" office:value="265.38" calcext:value-type="float">
            <text:p>265.38</text:p>
          </table:table-cell>
          <table:table-cell table:formula="of:=([.D249]-[.C249])^2" office:value-type="float" office:value="21.3444" calcext:value-type="float">
            <text:p>21.3444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5M07S" calcext:value-type="time">
            <text:p>06:05:07 AM</text:p>
          </table:table-cell>
          <table:table-cell table:formula="of:=[.H250]+[.F250]" office:value-type="float" office:value="270.25" calcext:value-type="float">
            <text:p>270.25</text:p>
          </table:table-cell>
          <table:table-cell office:value-type="float" office:value="270" calcext:value-type="float">
            <text:p>270</text:p>
          </table:table-cell>
          <table:table-cell table:formula="of:=-ABS([.D250]-[.C250])" office:value-type="float" office:value="-0.25" calcext:value-type="float">
            <text:p>-0.25</text:p>
          </table:table-cell>
          <table:table-cell office:value-type="float" office:value="270.25" calcext:value-type="float">
            <text:p>270.25</text:p>
          </table:table-cell>
          <table:table-cell table:formula="of:=([.D250]-[.C250])^2" office:value-type="float" office:value="0.0625" calcext:value-type="float">
            <text:p>0.0625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5M08S" calcext:value-type="time">
            <text:p>06:05:08 AM</text:p>
          </table:table-cell>
          <table:table-cell table:formula="of:=[.H251]+[.F251]" office:value-type="float" office:value="274.06" calcext:value-type="float">
            <text:p>274.06</text:p>
          </table:table-cell>
          <table:table-cell office:value-type="float" office:value="270" calcext:value-type="float">
            <text:p>270</text:p>
          </table:table-cell>
          <table:table-cell table:formula="of:=-ABS([.D251]-[.C251])" office:value-type="float" office:value="-4.06" calcext:value-type="float">
            <text:p>-4.06</text:p>
          </table:table-cell>
          <table:table-cell office:value-type="float" office:value="274.06" calcext:value-type="float">
            <text:p>274.06</text:p>
          </table:table-cell>
          <table:table-cell table:formula="of:=([.D251]-[.C251])^2" office:value-type="float" office:value="16.4836" calcext:value-type="float">
            <text:p>16.4836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5M09S" calcext:value-type="time">
            <text:p>06:05:09 AM</text:p>
          </table:table-cell>
          <table:table-cell table:formula="of:=[.H252]+[.F252]" office:value-type="float" office:value="281.63" calcext:value-type="float">
            <text:p>281.63</text:p>
          </table:table-cell>
          <table:table-cell office:value-type="float" office:value="270" calcext:value-type="float">
            <text:p>270</text:p>
          </table:table-cell>
          <table:table-cell table:formula="of:=-ABS([.D252]-[.C252])" office:value-type="float" office:value="-11.63" calcext:value-type="float">
            <text:p>-11.63</text:p>
          </table:table-cell>
          <table:table-cell office:value-type="float" office:value="281.63" calcext:value-type="float">
            <text:p>281.63</text:p>
          </table:table-cell>
          <table:table-cell table:formula="of:=([.D252]-[.C252])^2" office:value-type="float" office:value="135.2569" calcext:value-type="float">
            <text:p>135.2569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5M10S" calcext:value-type="time">
            <text:p>06:05:10 AM</text:p>
          </table:table-cell>
          <table:table-cell table:formula="of:=[.H253]+[.F253]" office:value-type="float" office:value="290.81" calcext:value-type="float">
            <text:p>290.81</text:p>
          </table:table-cell>
          <table:table-cell office:value-type="float" office:value="270" calcext:value-type="float">
            <text:p>270</text:p>
          </table:table-cell>
          <table:table-cell table:formula="of:=-ABS([.D253]-[.C253])" office:value-type="float" office:value="-20.81" calcext:value-type="float">
            <text:p>-20.81</text:p>
          </table:table-cell>
          <table:table-cell office:value-type="float" office:value="290.81" calcext:value-type="float">
            <text:p>290.81</text:p>
          </table:table-cell>
          <table:table-cell table:formula="of:=([.D253]-[.C253])^2" office:value-type="float" office:value="433.0561" calcext:value-type="float">
            <text:p>433.0561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5M11S" calcext:value-type="time">
            <text:p>06:05:11 AM</text:p>
          </table:table-cell>
          <table:table-cell table:formula="of:=[.H254]+[.F254]" office:value-type="float" office:value="290.38" calcext:value-type="float">
            <text:p>290.38</text:p>
          </table:table-cell>
          <table:table-cell office:value-type="float" office:value="270" calcext:value-type="float">
            <text:p>270</text:p>
          </table:table-cell>
          <table:table-cell table:formula="of:=-ABS([.D254]-[.C254])" office:value-type="float" office:value="-20.38" calcext:value-type="float">
            <text:p>-20.38</text:p>
          </table:table-cell>
          <table:table-cell office:value-type="float" office:value="290.38" calcext:value-type="float">
            <text:p>290.38</text:p>
          </table:table-cell>
          <table:table-cell table:formula="of:=([.D254]-[.C254])^2" office:value-type="float" office:value="415.3444" calcext:value-type="float">
            <text:p>415.3444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5M14S" calcext:value-type="time">
            <text:p>06:05:14 AM</text:p>
          </table:table-cell>
          <table:table-cell table:formula="of:=[.H255]+[.F255]" office:value-type="float" office:value="349.88" calcext:value-type="float">
            <text:p>349.88</text:p>
          </table:table-cell>
          <table:table-cell office:value-type="float" office:value="360" calcext:value-type="float">
            <text:p>360</text:p>
          </table:table-cell>
          <table:table-cell table:formula="of:=-ABS([.D255]-[.C255])" office:value-type="float" office:value="-10.12" calcext:value-type="float">
            <text:p>-10.12</text:p>
          </table:table-cell>
          <table:table-cell office:value-type="float" office:value="349.88" calcext:value-type="float">
            <text:p>349.88</text:p>
          </table:table-cell>
          <table:table-cell table:formula="of:=([.D255]-[.C255])^2" office:value-type="float" office:value="102.4144" calcext:value-type="float">
            <text:p>102.4144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5M15S" calcext:value-type="time">
            <text:p>06:05:15 AM</text:p>
          </table:table-cell>
          <table:table-cell table:formula="of:=[.H256]+[.F256]" office:value-type="float" office:value="4.88" calcext:value-type="float">
            <text:p>4.88</text:p>
          </table:table-cell>
          <table:table-cell office:value-type="float" office:value="0" calcext:value-type="float">
            <text:p>0</text:p>
          </table:table-cell>
          <table:table-cell table:formula="of:=-ABS([.D256]-[.C256])" office:value-type="float" office:value="-4.88" calcext:value-type="float">
            <text:p>-4.88</text:p>
          </table:table-cell>
          <table:table-cell office:value-type="float" office:value="4.88" calcext:value-type="float">
            <text:p>4.88</text:p>
          </table:table-cell>
          <table:table-cell table:formula="of:=([.D256]-[.C256])^2" office:value-type="float" office:value="23.8144" calcext:value-type="float">
            <text:p>23.8144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5M16S" calcext:value-type="time">
            <text:p>06:05:16 AM</text:p>
          </table:table-cell>
          <table:table-cell table:formula="of:=[.H257]+[.F257]" office:value-type="float" office:value="9.38" calcext:value-type="float">
            <text:p>9.38</text:p>
          </table:table-cell>
          <table:table-cell office:value-type="float" office:value="0" calcext:value-type="float">
            <text:p>0</text:p>
          </table:table-cell>
          <table:table-cell table:formula="of:=-ABS([.D257]-[.C257])" office:value-type="float" office:value="-9.38" calcext:value-type="float">
            <text:p>-9.38</text:p>
          </table:table-cell>
          <table:table-cell office:value-type="float" office:value="9.38" calcext:value-type="float">
            <text:p>9.38</text:p>
          </table:table-cell>
          <table:table-cell table:formula="of:=([.D257]-[.C257])^2" office:value-type="float" office:value="87.9844" calcext:value-type="float">
            <text:p>87.9844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5M17S" calcext:value-type="time">
            <text:p>06:05:17 AM</text:p>
          </table:table-cell>
          <table:table-cell table:formula="of:=[.H258]+[.F258]" office:value-type="float" office:value="9.63" calcext:value-type="float">
            <text:p>9.63</text:p>
          </table:table-cell>
          <table:table-cell office:value-type="float" office:value="0" calcext:value-type="float">
            <text:p>0</text:p>
          </table:table-cell>
          <table:table-cell table:formula="of:=-ABS([.D258]-[.C258])" office:value-type="float" office:value="-9.63" calcext:value-type="float">
            <text:p>-9.63</text:p>
          </table:table-cell>
          <table:table-cell office:value-type="float" office:value="9.63" calcext:value-type="float">
            <text:p>9.63</text:p>
          </table:table-cell>
          <table:table-cell table:formula="of:=([.D258]-[.C258])^2" office:value-type="float" office:value="92.7369" calcext:value-type="float">
            <text:p>92.7369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5M18S" calcext:value-type="time">
            <text:p>06:05:18 AM</text:p>
          </table:table-cell>
          <table:table-cell table:formula="of:=[.H259]+[.F259]" office:value-type="float" office:value="13.88" calcext:value-type="float">
            <text:p>13.88</text:p>
          </table:table-cell>
          <table:table-cell office:value-type="float" office:value="0" calcext:value-type="float">
            <text:p>0</text:p>
          </table:table-cell>
          <table:table-cell table:formula="of:=-ABS([.D259]-[.C259])" office:value-type="float" office:value="-13.88" calcext:value-type="float">
            <text:p>-13.88</text:p>
          </table:table-cell>
          <table:table-cell office:value-type="float" office:value="13.88" calcext:value-type="float">
            <text:p>13.88</text:p>
          </table:table-cell>
          <table:table-cell table:formula="of:=([.D259]-[.C259])^2" office:value-type="float" office:value="192.6544" calcext:value-type="float">
            <text:p>192.6544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5M19S" calcext:value-type="time">
            <text:p>06:05:19 AM</text:p>
          </table:table-cell>
          <table:table-cell table:formula="of:=[.H260]+[.F260]" office:value-type="float" office:value="17.62" calcext:value-type="float">
            <text:p>17.62</text:p>
          </table:table-cell>
          <table:table-cell office:value-type="float" office:value="0" calcext:value-type="float">
            <text:p>0</text:p>
          </table:table-cell>
          <table:table-cell table:formula="of:=-ABS([.D260]-[.C260])" office:value-type="float" office:value="-17.62" calcext:value-type="float">
            <text:p>-17.62</text:p>
          </table:table-cell>
          <table:table-cell office:value-type="float" office:value="17.62" calcext:value-type="float">
            <text:p>17.62</text:p>
          </table:table-cell>
          <table:table-cell table:formula="of:=([.D260]-[.C260])^2" office:value-type="float" office:value="310.4644" calcext:value-type="float">
            <text:p>310.4644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5M20S" calcext:value-type="time">
            <text:p>06:05:20 AM</text:p>
          </table:table-cell>
          <table:table-cell table:formula="of:=[.H261]+[.F261]" office:value-type="float" office:value="19.69" calcext:value-type="float">
            <text:p>19.69</text:p>
          </table:table-cell>
          <table:table-cell office:value-type="float" office:value="0" calcext:value-type="float">
            <text:p>0</text:p>
          </table:table-cell>
          <table:table-cell table:formula="of:=-ABS([.D261]-[.C261])" office:value-type="float" office:value="-19.69" calcext:value-type="float">
            <text:p>-19.69</text:p>
          </table:table-cell>
          <table:table-cell office:value-type="float" office:value="19.69" calcext:value-type="float">
            <text:p>19.69</text:p>
          </table:table-cell>
          <table:table-cell table:formula="of:=([.D261]-[.C261])^2" office:value-type="float" office:value="387.6961" calcext:value-type="float">
            <text:p>387.6961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5M21S" calcext:value-type="time">
            <text:p>06:05:21 AM</text:p>
          </table:table-cell>
          <table:table-cell table:formula="of:=[.H262]+[.F262]" office:value-type="float" office:value="19.12" calcext:value-type="float">
            <text:p>19.12</text:p>
          </table:table-cell>
          <table:table-cell office:value-type="float" office:value="0" calcext:value-type="float">
            <text:p>0</text:p>
          </table:table-cell>
          <table:table-cell table:formula="of:=-ABS([.D262]-[.C262])" office:value-type="float" office:value="-19.12" calcext:value-type="float">
            <text:p>-19.12</text:p>
          </table:table-cell>
          <table:table-cell office:value-type="float" office:value="19.12" calcext:value-type="float">
            <text:p>19.12</text:p>
          </table:table-cell>
          <table:table-cell table:formula="of:=([.D262]-[.C262])^2" office:value-type="float" office:value="365.5744" calcext:value-type="float">
            <text:p>365.5744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5M22S" calcext:value-type="time">
            <text:p>06:05:22 AM</text:p>
          </table:table-cell>
          <table:table-cell table:formula="of:=[.H263]+[.F263]" office:value-type="float" office:value="16.19" calcext:value-type="float">
            <text:p>16.19</text:p>
          </table:table-cell>
          <table:table-cell office:value-type="float" office:value="0" calcext:value-type="float">
            <text:p>0</text:p>
          </table:table-cell>
          <table:table-cell table:formula="of:=-ABS([.D263]-[.C263])" office:value-type="float" office:value="-16.19" calcext:value-type="float">
            <text:p>-16.19</text:p>
          </table:table-cell>
          <table:table-cell office:value-type="float" office:value="16.19" calcext:value-type="float">
            <text:p>16.19</text:p>
          </table:table-cell>
          <table:table-cell table:formula="of:=([.D263]-[.C263])^2" office:value-type="float" office:value="262.1161" calcext:value-type="float">
            <text:p>262.1161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5M23S" calcext:value-type="time">
            <text:p>06:05:23 AM</text:p>
          </table:table-cell>
          <table:table-cell table:formula="of:=[.H264]+[.F264]" office:value-type="float" office:value="17.31" calcext:value-type="float">
            <text:p>17.31</text:p>
          </table:table-cell>
          <table:table-cell office:value-type="float" office:value="0" calcext:value-type="float">
            <text:p>0</text:p>
          </table:table-cell>
          <table:table-cell table:formula="of:=-ABS([.D264]-[.C264])" office:value-type="float" office:value="-17.31" calcext:value-type="float">
            <text:p>-17.31</text:p>
          </table:table-cell>
          <table:table-cell office:value-type="float" office:value="17.31" calcext:value-type="float">
            <text:p>17.31</text:p>
          </table:table-cell>
          <table:table-cell table:formula="of:=([.D264]-[.C264])^2" office:value-type="float" office:value="299.6361" calcext:value-type="float">
            <text:p>299.6361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5M24S" calcext:value-type="time">
            <text:p>06:05:24 AM</text:p>
          </table:table-cell>
          <table:table-cell table:formula="of:=[.H265]+[.F265]" office:value-type="float" office:value="17.69" calcext:value-type="float">
            <text:p>17.69</text:p>
          </table:table-cell>
          <table:table-cell office:value-type="float" office:value="0" calcext:value-type="float">
            <text:p>0</text:p>
          </table:table-cell>
          <table:table-cell table:formula="of:=-ABS([.D265]-[.C265])" office:value-type="float" office:value="-17.69" calcext:value-type="float">
            <text:p>-17.69</text:p>
          </table:table-cell>
          <table:table-cell office:value-type="float" office:value="17.69" calcext:value-type="float">
            <text:p>17.69</text:p>
          </table:table-cell>
          <table:table-cell table:formula="of:=([.D265]-[.C265])^2" office:value-type="float" office:value="312.9361" calcext:value-type="float">
            <text:p>312.9361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5M25S" calcext:value-type="time">
            <text:p>06:05:25 AM</text:p>
          </table:table-cell>
          <table:table-cell table:formula="of:=[.H266]+[.F266]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-ABS([.D266]-[.C266])" office:value-type="float" office:value="-18" calcext:value-type="float">
            <text:p>-18</text:p>
          </table:table-cell>
          <table:table-cell office:value-type="float" office:value="18" calcext:value-type="float">
            <text:p>18</text:p>
          </table:table-cell>
          <table:table-cell table:formula="of:=([.D266]-[.C266])^2" office:value-type="float" office:value="324" calcext:value-type="float">
            <text:p>324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5M26S" calcext:value-type="time">
            <text:p>06:05:26 AM</text:p>
          </table:table-cell>
          <table:table-cell table:formula="of:=[.H267]+[.F267]" office:value-type="float" office:value="18.19" calcext:value-type="float">
            <text:p>18.19</text:p>
          </table:table-cell>
          <table:table-cell office:value-type="float" office:value="0" calcext:value-type="float">
            <text:p>0</text:p>
          </table:table-cell>
          <table:table-cell table:formula="of:=-ABS([.D267]-[.C267])" office:value-type="float" office:value="-18.19" calcext:value-type="float">
            <text:p>-18.19</text:p>
          </table:table-cell>
          <table:table-cell office:value-type="float" office:value="18.19" calcext:value-type="float">
            <text:p>18.19</text:p>
          </table:table-cell>
          <table:table-cell table:formula="of:=([.D267]-[.C267])^2" office:value-type="float" office:value="330.8761" calcext:value-type="float">
            <text:p>330.8761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5M27S" calcext:value-type="time">
            <text:p>06:05:27 AM</text:p>
          </table:table-cell>
          <table:table-cell table:formula="of:=[.H268]+[.F268]" office:value-type="float" office:value="18.19" calcext:value-type="float">
            <text:p>18.19</text:p>
          </table:table-cell>
          <table:table-cell office:value-type="float" office:value="0" calcext:value-type="float">
            <text:p>0</text:p>
          </table:table-cell>
          <table:table-cell table:formula="of:=-ABS([.D268]-[.C268])" office:value-type="float" office:value="-18.19" calcext:value-type="float">
            <text:p>-18.19</text:p>
          </table:table-cell>
          <table:table-cell office:value-type="float" office:value="18.19" calcext:value-type="float">
            <text:p>18.19</text:p>
          </table:table-cell>
          <table:table-cell table:formula="of:=([.D268]-[.C268])^2" office:value-type="float" office:value="330.8761" calcext:value-type="float">
            <text:p>330.8761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5M28S" calcext:value-type="time">
            <text:p>06:05:28 AM</text:p>
          </table:table-cell>
          <table:table-cell table:formula="of:=[.H269]+[.F269]" office:value-type="float" office:value="20.44" calcext:value-type="float">
            <text:p>20.44</text:p>
          </table:table-cell>
          <table:table-cell office:value-type="float" office:value="0" calcext:value-type="float">
            <text:p>0</text:p>
          </table:table-cell>
          <table:table-cell table:formula="of:=-ABS([.D269]-[.C269])" office:value-type="float" office:value="-20.44" calcext:value-type="float">
            <text:p>-20.44</text:p>
          </table:table-cell>
          <table:table-cell office:value-type="float" office:value="20.44" calcext:value-type="float">
            <text:p>20.44</text:p>
          </table:table-cell>
          <table:table-cell table:formula="of:=([.D269]-[.C269])^2" office:value-type="float" office:value="417.7936" calcext:value-type="float">
            <text:p>417.7936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5M29S" calcext:value-type="time">
            <text:p>06:05:29 AM</text:p>
          </table:table-cell>
          <table:table-cell table:formula="of:=[.H270]+[.F270]" office:value-type="float" office:value="22.81" calcext:value-type="float">
            <text:p>22.81</text:p>
          </table:table-cell>
          <table:table-cell office:value-type="float" office:value="0" calcext:value-type="float">
            <text:p>0</text:p>
          </table:table-cell>
          <table:table-cell table:formula="of:=-ABS([.D270]-[.C270])" office:value-type="float" office:value="-22.81" calcext:value-type="float">
            <text:p>-22.81</text:p>
          </table:table-cell>
          <table:table-cell office:value-type="float" office:value="22.81" calcext:value-type="float">
            <text:p>22.81</text:p>
          </table:table-cell>
          <table:table-cell table:formula="of:=([.D270]-[.C270])^2" office:value-type="float" office:value="520.2961" calcext:value-type="float">
            <text:p>520.2961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5M30S" calcext:value-type="time">
            <text:p>06:05:30 AM</text:p>
          </table:table-cell>
          <table:table-cell table:formula="of:=[.H271]+[.F271]" office:value-type="float" office:value="27.75" calcext:value-type="float">
            <text:p>27.75</text:p>
          </table:table-cell>
          <table:table-cell office:value-type="float" office:value="0" calcext:value-type="float">
            <text:p>0</text:p>
          </table:table-cell>
          <table:table-cell table:formula="of:=-ABS([.D271]-[.C271])" office:value-type="float" office:value="-27.75" calcext:value-type="float">
            <text:p>-27.75</text:p>
          </table:table-cell>
          <table:table-cell office:value-type="float" office:value="27.75" calcext:value-type="float">
            <text:p>27.75</text:p>
          </table:table-cell>
          <table:table-cell table:formula="of:=([.D271]-[.C271])^2" office:value-type="float" office:value="770.0625" calcext:value-type="float">
            <text:p>770.0625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5M31S" calcext:value-type="time">
            <text:p>06:05:31 AM</text:p>
          </table:table-cell>
          <table:table-cell table:formula="of:=[.H272]+[.F272]" office:value-type="float" office:value="21.94" calcext:value-type="float">
            <text:p>21.94</text:p>
          </table:table-cell>
          <table:table-cell office:value-type="float" office:value="0" calcext:value-type="float">
            <text:p>0</text:p>
          </table:table-cell>
          <table:table-cell table:formula="of:=-ABS([.D272]-[.C272])" office:value-type="float" office:value="-21.94" calcext:value-type="float">
            <text:p>-21.94</text:p>
          </table:table-cell>
          <table:table-cell office:value-type="float" office:value="21.94" calcext:value-type="float">
            <text:p>21.94</text:p>
          </table:table-cell>
          <table:table-cell table:formula="of:=([.D272]-[.C272])^2" office:value-type="float" office:value="481.3636" calcext:value-type="float">
            <text:p>481.3636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5M32S" calcext:value-type="time">
            <text:p>06:05:32 AM</text:p>
          </table:table-cell>
          <table:table-cell table:formula="of:=[.H273]+[.F273]" office:value-type="float" office:value="22.19" calcext:value-type="float">
            <text:p>22.19</text:p>
          </table:table-cell>
          <table:table-cell office:value-type="float" office:value="0" calcext:value-type="float">
            <text:p>0</text:p>
          </table:table-cell>
          <table:table-cell table:formula="of:=-ABS([.D273]-[.C273])" office:value-type="float" office:value="-22.19" calcext:value-type="float">
            <text:p>-22.19</text:p>
          </table:table-cell>
          <table:table-cell office:value-type="float" office:value="22.19" calcext:value-type="float">
            <text:p>22.19</text:p>
          </table:table-cell>
          <table:table-cell table:formula="of:=([.D273]-[.C273])^2" office:value-type="float" office:value="492.3961" calcext:value-type="float">
            <text:p>492.3961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5M33S" calcext:value-type="time">
            <text:p>06:05:33 AM</text:p>
          </table:table-cell>
          <table:table-cell table:formula="of:=[.H274]+[.F274]" office:value-type="float" office:value="22.44" calcext:value-type="float">
            <text:p>22.44</text:p>
          </table:table-cell>
          <table:table-cell office:value-type="float" office:value="0" calcext:value-type="float">
            <text:p>0</text:p>
          </table:table-cell>
          <table:table-cell table:formula="of:=-ABS([.D274]-[.C274])" office:value-type="float" office:value="-22.44" calcext:value-type="float">
            <text:p>-22.44</text:p>
          </table:table-cell>
          <table:table-cell office:value-type="float" office:value="22.44" calcext:value-type="float">
            <text:p>22.44</text:p>
          </table:table-cell>
          <table:table-cell table:formula="of:=([.D274]-[.C274])^2" office:value-type="float" office:value="503.5536" calcext:value-type="float">
            <text:p>503.5536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5M34S" calcext:value-type="time">
            <text:p>06:05:34 AM</text:p>
          </table:table-cell>
          <table:table-cell table:formula="of:=[.H275]+[.F275]" office:value-type="float" office:value="22.25" calcext:value-type="float">
            <text:p>22.25</text:p>
          </table:table-cell>
          <table:table-cell office:value-type="float" office:value="0" calcext:value-type="float">
            <text:p>0</text:p>
          </table:table-cell>
          <table:table-cell table:formula="of:=-ABS([.D275]-[.C275])" office:value-type="float" office:value="-22.25" calcext:value-type="float">
            <text:p>-22.25</text:p>
          </table:table-cell>
          <table:table-cell office:value-type="float" office:value="22.25" calcext:value-type="float">
            <text:p>22.25</text:p>
          </table:table-cell>
          <table:table-cell table:formula="of:=([.D275]-[.C275])^2" office:value-type="float" office:value="495.0625" calcext:value-type="float">
            <text:p>495.0625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5M35S" calcext:value-type="time">
            <text:p>06:05:35 AM</text:p>
          </table:table-cell>
          <table:table-cell table:formula="of:=[.H276]+[.F276]" office:value-type="float" office:value="21.81" calcext:value-type="float">
            <text:p>21.81</text:p>
          </table:table-cell>
          <table:table-cell office:value-type="float" office:value="0" calcext:value-type="float">
            <text:p>0</text:p>
          </table:table-cell>
          <table:table-cell table:formula="of:=-ABS([.D276]-[.C276])" office:value-type="float" office:value="-21.81" calcext:value-type="float">
            <text:p>-21.81</text:p>
          </table:table-cell>
          <table:table-cell office:value-type="float" office:value="21.81" calcext:value-type="float">
            <text:p>21.81</text:p>
          </table:table-cell>
          <table:table-cell table:formula="of:=([.D276]-[.C276])^2" office:value-type="float" office:value="475.6761" calcext:value-type="float">
            <text:p>475.6761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5M36S" calcext:value-type="time">
            <text:p>06:05:36 AM</text:p>
          </table:table-cell>
          <table:table-cell table:formula="of:=[.H277]+[.F277]" office:value-type="float" office:value="23.19" calcext:value-type="float">
            <text:p>23.19</text:p>
          </table:table-cell>
          <table:table-cell office:value-type="float" office:value="0" calcext:value-type="float">
            <text:p>0</text:p>
          </table:table-cell>
          <table:table-cell table:formula="of:=-ABS([.D277]-[.C277])" office:value-type="float" office:value="-23.19" calcext:value-type="float">
            <text:p>-23.19</text:p>
          </table:table-cell>
          <table:table-cell office:value-type="float" office:value="23.19" calcext:value-type="float">
            <text:p>23.19</text:p>
          </table:table-cell>
          <table:table-cell table:formula="of:=([.D277]-[.C277])^2" office:value-type="float" office:value="537.7761" calcext:value-type="float">
            <text:p>537.7761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5M37S" calcext:value-type="time">
            <text:p>06:05:37 AM</text:p>
          </table:table-cell>
          <table:table-cell table:formula="of:=[.H278]+[.F278]" office:value-type="float" office:value="18.81" calcext:value-type="float">
            <text:p>18.81</text:p>
          </table:table-cell>
          <table:table-cell office:value-type="float" office:value="0" calcext:value-type="float">
            <text:p>0</text:p>
          </table:table-cell>
          <table:table-cell table:formula="of:=-ABS([.D278]-[.C278])" office:value-type="float" office:value="-18.81" calcext:value-type="float">
            <text:p>-18.81</text:p>
          </table:table-cell>
          <table:table-cell office:value-type="float" office:value="18.81" calcext:value-type="float">
            <text:p>18.81</text:p>
          </table:table-cell>
          <table:table-cell table:formula="of:=([.D278]-[.C278])^2" office:value-type="float" office:value="353.8161" calcext:value-type="float">
            <text:p>353.8161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5M38S" calcext:value-type="time">
            <text:p>06:05:38 AM</text:p>
          </table:table-cell>
          <table:table-cell table:formula="of:=[.H279]+[.F279]" office:value-type="float" office:value="345.5" calcext:value-type="float">
            <text:p>345.5</text:p>
          </table:table-cell>
          <table:table-cell office:value-type="float" office:value="360" calcext:value-type="float">
            <text:p>360</text:p>
          </table:table-cell>
          <table:table-cell table:formula="of:=-ABS([.D279]-[.C279])" office:value-type="float" office:value="-14.5" calcext:value-type="float">
            <text:p>-14.5</text:p>
          </table:table-cell>
          <table:table-cell office:value-type="float" office:value="345.5" calcext:value-type="float">
            <text:p>345.5</text:p>
          </table:table-cell>
          <table:table-cell table:formula="of:=([.D279]-[.C279])^2" office:value-type="float" office:value="210.25" calcext:value-type="float">
            <text:p>210.25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5M41S" calcext:value-type="time">
            <text:p>06:05:41 AM</text:p>
          </table:table-cell>
          <table:table-cell table:formula="of:=[.H280]+[.F280]" office:value-type="float" office:value="214.44" calcext:value-type="float">
            <text:p>214.44</text:p>
          </table:table-cell>
          <table:table-cell office:value-type="float" office:value="180" calcext:value-type="float">
            <text:p>180</text:p>
          </table:table-cell>
          <table:table-cell table:formula="of:=-ABS([.D280]-[.C280])" office:value-type="float" office:value="-34.44" calcext:value-type="float">
            <text:p>-34.44</text:p>
          </table:table-cell>
          <table:table-cell office:value-type="float" office:value="214.44" calcext:value-type="float">
            <text:p>214.44</text:p>
          </table:table-cell>
          <table:table-cell table:formula="of:=([.D280]-[.C280])^2" office:value-type="float" office:value="1186.1136" calcext:value-type="float">
            <text:p>1186.1136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5M42S" calcext:value-type="time">
            <text:p>06:05:42 AM</text:p>
          </table:table-cell>
          <table:table-cell table:formula="of:=[.H281]+[.F281]" office:value-type="float" office:value="201.44" calcext:value-type="float">
            <text:p>201.44</text:p>
          </table:table-cell>
          <table:table-cell office:value-type="float" office:value="180" calcext:value-type="float">
            <text:p>180</text:p>
          </table:table-cell>
          <table:table-cell table:formula="of:=-ABS([.D281]-[.C281])" office:value-type="float" office:value="-21.44" calcext:value-type="float">
            <text:p>-21.44</text:p>
          </table:table-cell>
          <table:table-cell office:value-type="float" office:value="201.44" calcext:value-type="float">
            <text:p>201.44</text:p>
          </table:table-cell>
          <table:table-cell table:formula="of:=([.D281]-[.C281])^2" office:value-type="float" office:value="459.6736" calcext:value-type="float">
            <text:p>459.6736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5M43S" calcext:value-type="time">
            <text:p>06:05:43 AM</text:p>
          </table:table-cell>
          <table:table-cell table:formula="of:=[.H282]+[.F282]" office:value-type="float" office:value="203" calcext:value-type="float">
            <text:p>203</text:p>
          </table:table-cell>
          <table:table-cell office:value-type="float" office:value="180" calcext:value-type="float">
            <text:p>180</text:p>
          </table:table-cell>
          <table:table-cell table:formula="of:=-ABS([.D282]-[.C282])" office:value-type="float" office:value="-23" calcext:value-type="float">
            <text:p>-23</text:p>
          </table:table-cell>
          <table:table-cell office:value-type="float" office:value="203" calcext:value-type="float">
            <text:p>203</text:p>
          </table:table-cell>
          <table:table-cell table:formula="of:=([.D282]-[.C282])^2" office:value-type="float" office:value="529" calcext:value-type="float">
            <text:p>529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5M44S" calcext:value-type="time">
            <text:p>06:05:44 AM</text:p>
          </table:table-cell>
          <table:table-cell table:formula="of:=[.H283]+[.F283]" office:value-type="float" office:value="204.06" calcext:value-type="float">
            <text:p>204.06</text:p>
          </table:table-cell>
          <table:table-cell office:value-type="float" office:value="180" calcext:value-type="float">
            <text:p>180</text:p>
          </table:table-cell>
          <table:table-cell table:formula="of:=-ABS([.D283]-[.C283])" office:value-type="float" office:value="-24.06" calcext:value-type="float">
            <text:p>-24.06</text:p>
          </table:table-cell>
          <table:table-cell office:value-type="float" office:value="204.06" calcext:value-type="float">
            <text:p>204.06</text:p>
          </table:table-cell>
          <table:table-cell table:formula="of:=([.D283]-[.C283])^2" office:value-type="float" office:value="578.8836" calcext:value-type="float">
            <text:p>578.8836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5M45S" calcext:value-type="time">
            <text:p>06:05:45 AM</text:p>
          </table:table-cell>
          <table:table-cell table:formula="of:=[.H284]+[.F284]" office:value-type="float" office:value="205.63" calcext:value-type="float">
            <text:p>205.63</text:p>
          </table:table-cell>
          <table:table-cell office:value-type="float" office:value="180" calcext:value-type="float">
            <text:p>180</text:p>
          </table:table-cell>
          <table:table-cell table:formula="of:=-ABS([.D284]-[.C284])" office:value-type="float" office:value="-25.63" calcext:value-type="float">
            <text:p>-25.63</text:p>
          </table:table-cell>
          <table:table-cell office:value-type="float" office:value="205.63" calcext:value-type="float">
            <text:p>205.63</text:p>
          </table:table-cell>
          <table:table-cell table:formula="of:=([.D284]-[.C284])^2" office:value-type="float" office:value="656.8969" calcext:value-type="float">
            <text:p>656.8969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5M46S" calcext:value-type="time">
            <text:p>06:05:46 AM</text:p>
          </table:table-cell>
          <table:table-cell table:formula="of:=[.H285]+[.F285]" office:value-type="float" office:value="206.88" calcext:value-type="float">
            <text:p>206.88</text:p>
          </table:table-cell>
          <table:table-cell office:value-type="float" office:value="180" calcext:value-type="float">
            <text:p>180</text:p>
          </table:table-cell>
          <table:table-cell table:formula="of:=-ABS([.D285]-[.C285])" office:value-type="float" office:value="-26.88" calcext:value-type="float">
            <text:p>-26.88</text:p>
          </table:table-cell>
          <table:table-cell office:value-type="float" office:value="206.88" calcext:value-type="float">
            <text:p>206.88</text:p>
          </table:table-cell>
          <table:table-cell table:formula="of:=([.D285]-[.C285])^2" office:value-type="float" office:value="722.5344" calcext:value-type="float">
            <text:p>722.5344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5M47S" calcext:value-type="time">
            <text:p>06:05:47 AM</text:p>
          </table:table-cell>
          <table:table-cell table:formula="of:=[.H286]+[.F286]" office:value-type="float" office:value="210.44" calcext:value-type="float">
            <text:p>210.44</text:p>
          </table:table-cell>
          <table:table-cell office:value-type="float" office:value="180" calcext:value-type="float">
            <text:p>180</text:p>
          </table:table-cell>
          <table:table-cell table:formula="of:=-ABS([.D286]-[.C286])" office:value-type="float" office:value="-30.44" calcext:value-type="float">
            <text:p>-30.44</text:p>
          </table:table-cell>
          <table:table-cell office:value-type="float" office:value="210.44" calcext:value-type="float">
            <text:p>210.44</text:p>
          </table:table-cell>
          <table:table-cell table:formula="of:=([.D286]-[.C286])^2" office:value-type="float" office:value="926.5936" calcext:value-type="float">
            <text:p>926.5936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5M48S" calcext:value-type="time">
            <text:p>06:05:48 AM</text:p>
          </table:table-cell>
          <table:table-cell table:formula="of:=[.H287]+[.F287]" office:value-type="float" office:value="209.44" calcext:value-type="float">
            <text:p>209.44</text:p>
          </table:table-cell>
          <table:table-cell office:value-type="float" office:value="180" calcext:value-type="float">
            <text:p>180</text:p>
          </table:table-cell>
          <table:table-cell table:formula="of:=-ABS([.D287]-[.C287])" office:value-type="float" office:value="-29.44" calcext:value-type="float">
            <text:p>-29.44</text:p>
          </table:table-cell>
          <table:table-cell office:value-type="float" office:value="209.44" calcext:value-type="float">
            <text:p>209.44</text:p>
          </table:table-cell>
          <table:table-cell table:formula="of:=([.D287]-[.C287])^2" office:value-type="float" office:value="866.7136" calcext:value-type="float">
            <text:p>866.7136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5M49S" calcext:value-type="time">
            <text:p>06:05:49 AM</text:p>
          </table:table-cell>
          <table:table-cell table:formula="of:=[.H288]+[.F288]" office:value-type="float" office:value="210.19" calcext:value-type="float">
            <text:p>210.19</text:p>
          </table:table-cell>
          <table:table-cell office:value-type="float" office:value="180" calcext:value-type="float">
            <text:p>180</text:p>
          </table:table-cell>
          <table:table-cell table:formula="of:=-ABS([.D288]-[.C288])" office:value-type="float" office:value="-30.19" calcext:value-type="float">
            <text:p>-30.19</text:p>
          </table:table-cell>
          <table:table-cell office:value-type="float" office:value="210.19" calcext:value-type="float">
            <text:p>210.19</text:p>
          </table:table-cell>
          <table:table-cell table:formula="of:=([.D288]-[.C288])^2" office:value-type="float" office:value="911.4361" calcext:value-type="float">
            <text:p>911.4361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5M50S" calcext:value-type="time">
            <text:p>06:05:50 AM</text:p>
          </table:table-cell>
          <table:table-cell table:formula="of:=[.H289]+[.F289]" office:value-type="float" office:value="209.06" calcext:value-type="float">
            <text:p>209.06</text:p>
          </table:table-cell>
          <table:table-cell office:value-type="float" office:value="180" calcext:value-type="float">
            <text:p>180</text:p>
          </table:table-cell>
          <table:table-cell table:formula="of:=-ABS([.D289]-[.C289])" office:value-type="float" office:value="-29.06" calcext:value-type="float">
            <text:p>-29.06</text:p>
          </table:table-cell>
          <table:table-cell office:value-type="float" office:value="209.06" calcext:value-type="float">
            <text:p>209.06</text:p>
          </table:table-cell>
          <table:table-cell table:formula="of:=([.D289]-[.C289])^2" office:value-type="float" office:value="844.4836" calcext:value-type="float">
            <text:p>844.4836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5M52S" calcext:value-type="time">
            <text:p>06:05:52 AM</text:p>
          </table:table-cell>
          <table:table-cell table:formula="of:=[.H290]+[.F290]" office:value-type="float" office:value="208.5" calcext:value-type="float">
            <text:p>208.5</text:p>
          </table:table-cell>
          <table:table-cell office:value-type="float" office:value="180" calcext:value-type="float">
            <text:p>180</text:p>
          </table:table-cell>
          <table:table-cell table:formula="of:=-ABS([.D290]-[.C290])" office:value-type="float" office:value="-28.5" calcext:value-type="float">
            <text:p>-28.5</text:p>
          </table:table-cell>
          <table:table-cell office:value-type="float" office:value="208.5" calcext:value-type="float">
            <text:p>208.5</text:p>
          </table:table-cell>
          <table:table-cell table:formula="of:=([.D290]-[.C290])^2" office:value-type="float" office:value="812.25" calcext:value-type="float">
            <text:p>812.25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5M53S" calcext:value-type="time">
            <text:p>06:05:53 AM</text:p>
          </table:table-cell>
          <table:table-cell table:formula="of:=[.H291]+[.F291]" office:value-type="float" office:value="204.56" calcext:value-type="float">
            <text:p>204.56</text:p>
          </table:table-cell>
          <table:table-cell office:value-type="float" office:value="180" calcext:value-type="float">
            <text:p>180</text:p>
          </table:table-cell>
          <table:table-cell table:formula="of:=-ABS([.D291]-[.C291])" office:value-type="float" office:value="-24.56" calcext:value-type="float">
            <text:p>-24.56</text:p>
          </table:table-cell>
          <table:table-cell office:value-type="float" office:value="204.56" calcext:value-type="float">
            <text:p>204.56</text:p>
          </table:table-cell>
          <table:table-cell table:formula="of:=([.D291]-[.C291])^2" office:value-type="float" office:value="603.1936" calcext:value-type="float">
            <text:p>603.1936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5M54S" calcext:value-type="time">
            <text:p>06:05:54 AM</text:p>
          </table:table-cell>
          <table:table-cell table:formula="of:=[.H292]+[.F292]" office:value-type="float" office:value="209.94" calcext:value-type="float">
            <text:p>209.94</text:p>
          </table:table-cell>
          <table:table-cell office:value-type="float" office:value="180" calcext:value-type="float">
            <text:p>180</text:p>
          </table:table-cell>
          <table:table-cell table:formula="of:=-ABS([.D292]-[.C292])" office:value-type="float" office:value="-29.94" calcext:value-type="float">
            <text:p>-29.94</text:p>
          </table:table-cell>
          <table:table-cell office:value-type="float" office:value="209.94" calcext:value-type="float">
            <text:p>209.94</text:p>
          </table:table-cell>
          <table:table-cell table:formula="of:=([.D292]-[.C292])^2" office:value-type="float" office:value="896.4036" calcext:value-type="float">
            <text:p>896.4036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5M55S" calcext:value-type="time">
            <text:p>06:05:55 AM</text:p>
          </table:table-cell>
          <table:table-cell table:formula="of:=[.H293]+[.F293]" office:value-type="float" office:value="208.69" calcext:value-type="float">
            <text:p>208.69</text:p>
          </table:table-cell>
          <table:table-cell office:value-type="float" office:value="180" calcext:value-type="float">
            <text:p>180</text:p>
          </table:table-cell>
          <table:table-cell table:formula="of:=-ABS([.D293]-[.C293])" office:value-type="float" office:value="-28.69" calcext:value-type="float">
            <text:p>-28.69</text:p>
          </table:table-cell>
          <table:table-cell office:value-type="float" office:value="208.69" calcext:value-type="float">
            <text:p>208.69</text:p>
          </table:table-cell>
          <table:table-cell table:formula="of:=([.D293]-[.C293])^2" office:value-type="float" office:value="823.1161" calcext:value-type="float">
            <text:p>823.1161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5M56S" calcext:value-type="time">
            <text:p>06:05:56 AM</text:p>
          </table:table-cell>
          <table:table-cell table:formula="of:=[.H294]+[.F294]" office:value-type="float" office:value="206.63" calcext:value-type="float">
            <text:p>206.63</text:p>
          </table:table-cell>
          <table:table-cell office:value-type="float" office:value="180" calcext:value-type="float">
            <text:p>180</text:p>
          </table:table-cell>
          <table:table-cell table:formula="of:=-ABS([.D294]-[.C294])" office:value-type="float" office:value="-26.63" calcext:value-type="float">
            <text:p>-26.63</text:p>
          </table:table-cell>
          <table:table-cell office:value-type="float" office:value="206.63" calcext:value-type="float">
            <text:p>206.63</text:p>
          </table:table-cell>
          <table:table-cell table:formula="of:=([.D294]-[.C294])^2" office:value-type="float" office:value="709.1569" calcext:value-type="float">
            <text:p>709.1569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5M57S" calcext:value-type="time">
            <text:p>06:05:57 AM</text:p>
          </table:table-cell>
          <table:table-cell table:formula="of:=[.H295]+[.F295]" office:value-type="float" office:value="206.31" calcext:value-type="float">
            <text:p>206.31</text:p>
          </table:table-cell>
          <table:table-cell office:value-type="float" office:value="180" calcext:value-type="float">
            <text:p>180</text:p>
          </table:table-cell>
          <table:table-cell table:formula="of:=-ABS([.D295]-[.C295])" office:value-type="float" office:value="-26.31" calcext:value-type="float">
            <text:p>-26.31</text:p>
          </table:table-cell>
          <table:table-cell office:value-type="float" office:value="206.31" calcext:value-type="float">
            <text:p>206.31</text:p>
          </table:table-cell>
          <table:table-cell table:formula="of:=([.D295]-[.C295])^2" office:value-type="float" office:value="692.2161" calcext:value-type="float">
            <text:p>692.2161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5M58S" calcext:value-type="time">
            <text:p>06:05:58 AM</text:p>
          </table:table-cell>
          <table:table-cell table:formula="of:=[.H296]+[.F296]" office:value-type="float" office:value="210.38" calcext:value-type="float">
            <text:p>210.38</text:p>
          </table:table-cell>
          <table:table-cell office:value-type="float" office:value="180" calcext:value-type="float">
            <text:p>180</text:p>
          </table:table-cell>
          <table:table-cell table:formula="of:=-ABS([.D296]-[.C296])" office:value-type="float" office:value="-30.38" calcext:value-type="float">
            <text:p>-30.38</text:p>
          </table:table-cell>
          <table:table-cell office:value-type="float" office:value="210.38" calcext:value-type="float">
            <text:p>210.38</text:p>
          </table:table-cell>
          <table:table-cell table:formula="of:=([.D296]-[.C296])^2" office:value-type="float" office:value="922.9444" calcext:value-type="float">
            <text:p>922.9444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5M59S" calcext:value-type="time">
            <text:p>06:05:59 AM</text:p>
          </table:table-cell>
          <table:table-cell table:formula="of:=[.H297]+[.F297]" office:value-type="float" office:value="213.69" calcext:value-type="float">
            <text:p>213.69</text:p>
          </table:table-cell>
          <table:table-cell office:value-type="float" office:value="180" calcext:value-type="float">
            <text:p>180</text:p>
          </table:table-cell>
          <table:table-cell table:formula="of:=-ABS([.D297]-[.C297])" office:value-type="float" office:value="-33.69" calcext:value-type="float">
            <text:p>-33.69</text:p>
          </table:table-cell>
          <table:table-cell office:value-type="float" office:value="213.69" calcext:value-type="float">
            <text:p>213.69</text:p>
          </table:table-cell>
          <table:table-cell table:formula="of:=([.D297]-[.C297])^2" office:value-type="float" office:value="1135.0161" calcext:value-type="float">
            <text:p>1135.0161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6M00S" calcext:value-type="time">
            <text:p>06:06:00 AM</text:p>
          </table:table-cell>
          <table:table-cell table:formula="of:=[.H298]+[.F298]" office:value-type="float" office:value="213.75" calcext:value-type="float">
            <text:p>213.75</text:p>
          </table:table-cell>
          <table:table-cell office:value-type="float" office:value="180" calcext:value-type="float">
            <text:p>180</text:p>
          </table:table-cell>
          <table:table-cell table:formula="of:=-ABS([.D298]-[.C298])" office:value-type="float" office:value="-33.75" calcext:value-type="float">
            <text:p>-33.75</text:p>
          </table:table-cell>
          <table:table-cell office:value-type="float" office:value="213.75" calcext:value-type="float">
            <text:p>213.75</text:p>
          </table:table-cell>
          <table:table-cell table:formula="of:=([.D298]-[.C298])^2" office:value-type="float" office:value="1139.0625" calcext:value-type="float">
            <text:p>1139.0625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6M01S" calcext:value-type="time">
            <text:p>06:06:01 AM</text:p>
          </table:table-cell>
          <table:table-cell table:formula="of:=[.H299]+[.F299]" office:value-type="float" office:value="205.81" calcext:value-type="float">
            <text:p>205.81</text:p>
          </table:table-cell>
          <table:table-cell office:value-type="float" office:value="180" calcext:value-type="float">
            <text:p>180</text:p>
          </table:table-cell>
          <table:table-cell table:formula="of:=-ABS([.D299]-[.C299])" office:value-type="float" office:value="-25.81" calcext:value-type="float">
            <text:p>-25.81</text:p>
          </table:table-cell>
          <table:table-cell office:value-type="float" office:value="205.81" calcext:value-type="float">
            <text:p>205.81</text:p>
          </table:table-cell>
          <table:table-cell table:formula="of:=([.D299]-[.C299])^2" office:value-type="float" office:value="666.1561" calcext:value-type="float">
            <text:p>666.1561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6M02S" calcext:value-type="time">
            <text:p>06:06:02 AM</text:p>
          </table:table-cell>
          <table:table-cell table:formula="of:=[.H300]+[.F300]" office:value-type="float" office:value="202.13" calcext:value-type="float">
            <text:p>202.13</text:p>
          </table:table-cell>
          <table:table-cell office:value-type="float" office:value="180" calcext:value-type="float">
            <text:p>180</text:p>
          </table:table-cell>
          <table:table-cell table:formula="of:=-ABS([.D300]-[.C300])" office:value-type="float" office:value="-22.13" calcext:value-type="float">
            <text:p>-22.13</text:p>
          </table:table-cell>
          <table:table-cell office:value-type="float" office:value="202.13" calcext:value-type="float">
            <text:p>202.13</text:p>
          </table:table-cell>
          <table:table-cell table:formula="of:=([.D300]-[.C300])^2" office:value-type="float" office:value="489.7369" calcext:value-type="float">
            <text:p>489.7369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6M03S" calcext:value-type="time">
            <text:p>06:06:03 AM</text:p>
          </table:table-cell>
          <table:table-cell table:formula="of:=[.H301]+[.F301]" office:value-type="float" office:value="202.56" calcext:value-type="float">
            <text:p>202.56</text:p>
          </table:table-cell>
          <table:table-cell office:value-type="float" office:value="180" calcext:value-type="float">
            <text:p>180</text:p>
          </table:table-cell>
          <table:table-cell table:formula="of:=-ABS([.D301]-[.C301])" office:value-type="float" office:value="-22.56" calcext:value-type="float">
            <text:p>-22.56</text:p>
          </table:table-cell>
          <table:table-cell office:value-type="float" office:value="202.56" calcext:value-type="float">
            <text:p>202.56</text:p>
          </table:table-cell>
          <table:table-cell table:formula="of:=([.D301]-[.C301])^2" office:value-type="float" office:value="508.9536" calcext:value-type="float">
            <text:p>508.9536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6M04S" calcext:value-type="time">
            <text:p>06:06:04 AM</text:p>
          </table:table-cell>
          <table:table-cell table:formula="of:=[.H302]+[.F302]" office:value-type="float" office:value="202.31" calcext:value-type="float">
            <text:p>202.31</text:p>
          </table:table-cell>
          <table:table-cell office:value-type="float" office:value="180" calcext:value-type="float">
            <text:p>180</text:p>
          </table:table-cell>
          <table:table-cell table:formula="of:=-ABS([.D302]-[.C302])" office:value-type="float" office:value="-22.31" calcext:value-type="float">
            <text:p>-22.31</text:p>
          </table:table-cell>
          <table:table-cell office:value-type="float" office:value="202.31" calcext:value-type="float">
            <text:p>202.31</text:p>
          </table:table-cell>
          <table:table-cell table:formula="of:=([.D302]-[.C302])^2" office:value-type="float" office:value="497.7361" calcext:value-type="float">
            <text:p>497.7361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6M05S" calcext:value-type="time">
            <text:p>06:06:05 AM</text:p>
          </table:table-cell>
          <table:table-cell table:formula="of:=[.H303]+[.F303]" office:value-type="float" office:value="204.13" calcext:value-type="float">
            <text:p>204.13</text:p>
          </table:table-cell>
          <table:table-cell office:value-type="float" office:value="180" calcext:value-type="float">
            <text:p>180</text:p>
          </table:table-cell>
          <table:table-cell table:formula="of:=-ABS([.D303]-[.C303])" office:value-type="float" office:value="-24.13" calcext:value-type="float">
            <text:p>-24.13</text:p>
          </table:table-cell>
          <table:table-cell office:value-type="float" office:value="204.13" calcext:value-type="float">
            <text:p>204.13</text:p>
          </table:table-cell>
          <table:table-cell table:formula="of:=([.D303]-[.C303])^2" office:value-type="float" office:value="582.2569" calcext:value-type="float">
            <text:p>582.2569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6M06S" calcext:value-type="time">
            <text:p>06:06:06 AM</text:p>
          </table:table-cell>
          <table:table-cell table:formula="of:=[.H304]+[.F304]" office:value-type="float" office:value="204.63" calcext:value-type="float">
            <text:p>204.63</text:p>
          </table:table-cell>
          <table:table-cell office:value-type="float" office:value="180" calcext:value-type="float">
            <text:p>180</text:p>
          </table:table-cell>
          <table:table-cell table:formula="of:=-ABS([.D304]-[.C304])" office:value-type="float" office:value="-24.63" calcext:value-type="float">
            <text:p>-24.63</text:p>
          </table:table-cell>
          <table:table-cell office:value-type="float" office:value="204.63" calcext:value-type="float">
            <text:p>204.63</text:p>
          </table:table-cell>
          <table:table-cell table:formula="of:=([.D304]-[.C304])^2" office:value-type="float" office:value="606.6369" calcext:value-type="float">
            <text:p>606.6369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6M07S" calcext:value-type="time">
            <text:p>06:06:07 AM</text:p>
          </table:table-cell>
          <table:table-cell table:formula="of:=[.H305]+[.F305]" office:value-type="float" office:value="205" calcext:value-type="float">
            <text:p>205</text:p>
          </table:table-cell>
          <table:table-cell office:value-type="float" office:value="180" calcext:value-type="float">
            <text:p>180</text:p>
          </table:table-cell>
          <table:table-cell table:formula="of:=-ABS([.D305]-[.C305])" office:value-type="float" office:value="-25" calcext:value-type="float">
            <text:p>-25</text:p>
          </table:table-cell>
          <table:table-cell office:value-type="float" office:value="205" calcext:value-type="float">
            <text:p>205</text:p>
          </table:table-cell>
          <table:table-cell table:formula="of:=([.D305]-[.C305])^2" office:value-type="float" office:value="625" calcext:value-type="float">
            <text:p>625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6M08S" calcext:value-type="time">
            <text:p>06:06:08 AM</text:p>
          </table:table-cell>
          <table:table-cell table:formula="of:=[.H306]+[.F306]" office:value-type="float" office:value="203.88" calcext:value-type="float">
            <text:p>203.88</text:p>
          </table:table-cell>
          <table:table-cell office:value-type="float" office:value="180" calcext:value-type="float">
            <text:p>180</text:p>
          </table:table-cell>
          <table:table-cell table:formula="of:=-ABS([.D306]-[.C306])" office:value-type="float" office:value="-23.88" calcext:value-type="float">
            <text:p>-23.88</text:p>
          </table:table-cell>
          <table:table-cell office:value-type="float" office:value="203.88" calcext:value-type="float">
            <text:p>203.88</text:p>
          </table:table-cell>
          <table:table-cell table:formula="of:=([.D306]-[.C306])^2" office:value-type="float" office:value="570.2544" calcext:value-type="float">
            <text:p>570.2544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6M09S" calcext:value-type="time">
            <text:p>06:06:09 AM</text:p>
          </table:table-cell>
          <table:table-cell table:formula="of:=[.H307]+[.F307]" office:value-type="float" office:value="207.81" calcext:value-type="float">
            <text:p>207.81</text:p>
          </table:table-cell>
          <table:table-cell office:value-type="float" office:value="180" calcext:value-type="float">
            <text:p>180</text:p>
          </table:table-cell>
          <table:table-cell table:formula="of:=-ABS([.D307]-[.C307])" office:value-type="float" office:value="-27.81" calcext:value-type="float">
            <text:p>-27.81</text:p>
          </table:table-cell>
          <table:table-cell office:value-type="float" office:value="207.81" calcext:value-type="float">
            <text:p>207.81</text:p>
          </table:table-cell>
          <table:table-cell table:formula="of:=([.D307]-[.C307])^2" office:value-type="float" office:value="773.3961" calcext:value-type="float">
            <text:p>773.3961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6M10S" calcext:value-type="time">
            <text:p>06:06:10 AM</text:p>
          </table:table-cell>
          <table:table-cell table:formula="of:=[.H308]+[.F308]" office:value-type="float" office:value="214.38" calcext:value-type="float">
            <text:p>214.38</text:p>
          </table:table-cell>
          <table:table-cell office:value-type="float" office:value="180" calcext:value-type="float">
            <text:p>180</text:p>
          </table:table-cell>
          <table:table-cell table:formula="of:=-ABS([.D308]-[.C308])" office:value-type="float" office:value="-34.38" calcext:value-type="float">
            <text:p>-34.38</text:p>
          </table:table-cell>
          <table:table-cell office:value-type="float" office:value="214.38" calcext:value-type="float">
            <text:p>214.38</text:p>
          </table:table-cell>
          <table:table-cell table:formula="of:=([.D308]-[.C308])^2" office:value-type="float" office:value="1181.9844" calcext:value-type="float">
            <text:p>1181.9844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6M11S" calcext:value-type="time">
            <text:p>06:06:11 AM</text:p>
          </table:table-cell>
          <table:table-cell table:formula="of:=[.H309]+[.F309]" office:value-type="float" office:value="214.44" calcext:value-type="float">
            <text:p>214.44</text:p>
          </table:table-cell>
          <table:table-cell office:value-type="float" office:value="180" calcext:value-type="float">
            <text:p>180</text:p>
          </table:table-cell>
          <table:table-cell table:formula="of:=-ABS([.D309]-[.C309])" office:value-type="float" office:value="-34.44" calcext:value-type="float">
            <text:p>-34.44</text:p>
          </table:table-cell>
          <table:table-cell office:value-type="float" office:value="214.44" calcext:value-type="float">
            <text:p>214.44</text:p>
          </table:table-cell>
          <table:table-cell table:formula="of:=([.D309]-[.C309])^2" office:value-type="float" office:value="1186.1136" calcext:value-type="float">
            <text:p>1186.1136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6M12S" calcext:value-type="time">
            <text:p>06:06:12 AM</text:p>
          </table:table-cell>
          <table:table-cell table:formula="of:=[.H310]+[.F310]" office:value-type="float" office:value="212" calcext:value-type="float">
            <text:p>212</text:p>
          </table:table-cell>
          <table:table-cell office:value-type="float" office:value="180" calcext:value-type="float">
            <text:p>180</text:p>
          </table:table-cell>
          <table:table-cell table:formula="of:=-ABS([.D310]-[.C310])" office:value-type="float" office:value="-32" calcext:value-type="float">
            <text:p>-32</text:p>
          </table:table-cell>
          <table:table-cell office:value-type="float" office:value="212" calcext:value-type="float">
            <text:p>212</text:p>
          </table:table-cell>
          <table:table-cell table:formula="of:=([.D310]-[.C310])^2" office:value-type="float" office:value="1024" calcext:value-type="float">
            <text:p>1024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6M13S" calcext:value-type="time">
            <text:p>06:06:13 AM</text:p>
          </table:table-cell>
          <table:table-cell table:formula="of:=[.H311]+[.F311]" office:value-type="float" office:value="211.75" calcext:value-type="float">
            <text:p>211.75</text:p>
          </table:table-cell>
          <table:table-cell office:value-type="float" office:value="180" calcext:value-type="float">
            <text:p>180</text:p>
          </table:table-cell>
          <table:table-cell table:formula="of:=-ABS([.D311]-[.C311])" office:value-type="float" office:value="-31.75" calcext:value-type="float">
            <text:p>-31.75</text:p>
          </table:table-cell>
          <table:table-cell office:value-type="float" office:value="211.75" calcext:value-type="float">
            <text:p>211.75</text:p>
          </table:table-cell>
          <table:table-cell table:formula="of:=([.D311]-[.C311])^2" office:value-type="float" office:value="1008.0625" calcext:value-type="float">
            <text:p>1008.0625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6M14S" calcext:value-type="time">
            <text:p>06:06:14 AM</text:p>
          </table:table-cell>
          <table:table-cell table:formula="of:=[.H312]+[.F312]" office:value-type="float" office:value="210.5" calcext:value-type="float">
            <text:p>210.5</text:p>
          </table:table-cell>
          <table:table-cell office:value-type="float" office:value="180" calcext:value-type="float">
            <text:p>180</text:p>
          </table:table-cell>
          <table:table-cell table:formula="of:=-ABS([.D312]-[.C312])" office:value-type="float" office:value="-30.5" calcext:value-type="float">
            <text:p>-30.5</text:p>
          </table:table-cell>
          <table:table-cell office:value-type="float" office:value="210.5" calcext:value-type="float">
            <text:p>210.5</text:p>
          </table:table-cell>
          <table:table-cell table:formula="of:=([.D312]-[.C312])^2" office:value-type="float" office:value="930.25" calcext:value-type="float">
            <text:p>930.25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6M15S" calcext:value-type="time">
            <text:p>06:06:15 AM</text:p>
          </table:table-cell>
          <table:table-cell table:formula="of:=[.H313]+[.F313]" office:value-type="float" office:value="211.38" calcext:value-type="float">
            <text:p>211.38</text:p>
          </table:table-cell>
          <table:table-cell office:value-type="float" office:value="180" calcext:value-type="float">
            <text:p>180</text:p>
          </table:table-cell>
          <table:table-cell table:formula="of:=-ABS([.D313]-[.C313])" office:value-type="float" office:value="-31.38" calcext:value-type="float">
            <text:p>-31.38</text:p>
          </table:table-cell>
          <table:table-cell office:value-type="float" office:value="211.38" calcext:value-type="float">
            <text:p>211.38</text:p>
          </table:table-cell>
          <table:table-cell table:formula="of:=([.D313]-[.C313])^2" office:value-type="float" office:value="984.7044" calcext:value-type="float">
            <text:p>984.7044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6M16S" calcext:value-type="time">
            <text:p>06:06:16 AM</text:p>
          </table:table-cell>
          <table:table-cell table:formula="of:=[.H314]+[.F314]" office:value-type="float" office:value="210.56" calcext:value-type="float">
            <text:p>210.56</text:p>
          </table:table-cell>
          <table:table-cell office:value-type="float" office:value="180" calcext:value-type="float">
            <text:p>180</text:p>
          </table:table-cell>
          <table:table-cell table:formula="of:=-ABS([.D314]-[.C314])" office:value-type="float" office:value="-30.56" calcext:value-type="float">
            <text:p>-30.56</text:p>
          </table:table-cell>
          <table:table-cell office:value-type="float" office:value="210.56" calcext:value-type="float">
            <text:p>210.56</text:p>
          </table:table-cell>
          <table:table-cell table:formula="of:=([.D314]-[.C314])^2" office:value-type="float" office:value="933.9136" calcext:value-type="float">
            <text:p>933.9136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6M17S" calcext:value-type="time">
            <text:p>06:06:17 AM</text:p>
          </table:table-cell>
          <table:table-cell table:formula="of:=[.H315]+[.F315]" office:value-type="float" office:value="211.06" calcext:value-type="float">
            <text:p>211.06</text:p>
          </table:table-cell>
          <table:table-cell office:value-type="float" office:value="180" calcext:value-type="float">
            <text:p>180</text:p>
          </table:table-cell>
          <table:table-cell table:formula="of:=-ABS([.D315]-[.C315])" office:value-type="float" office:value="-31.06" calcext:value-type="float">
            <text:p>-31.06</text:p>
          </table:table-cell>
          <table:table-cell office:value-type="float" office:value="211.06" calcext:value-type="float">
            <text:p>211.06</text:p>
          </table:table-cell>
          <table:table-cell table:formula="of:=([.D315]-[.C315])^2" office:value-type="float" office:value="964.7236" calcext:value-type="float">
            <text:p>964.7236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6M18S" calcext:value-type="time">
            <text:p>06:06:18 AM</text:p>
          </table:table-cell>
          <table:table-cell table:formula="of:=[.H316]+[.F316]" office:value-type="float" office:value="210.44" calcext:value-type="float">
            <text:p>210.44</text:p>
          </table:table-cell>
          <table:table-cell office:value-type="float" office:value="180" calcext:value-type="float">
            <text:p>180</text:p>
          </table:table-cell>
          <table:table-cell table:formula="of:=-ABS([.D316]-[.C316])" office:value-type="float" office:value="-30.44" calcext:value-type="float">
            <text:p>-30.44</text:p>
          </table:table-cell>
          <table:table-cell office:value-type="float" office:value="210.44" calcext:value-type="float">
            <text:p>210.44</text:p>
          </table:table-cell>
          <table:table-cell table:formula="of:=([.D316]-[.C316])^2" office:value-type="float" office:value="926.5936" calcext:value-type="float">
            <text:p>926.5936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6M19S" calcext:value-type="time">
            <text:p>06:06:19 AM</text:p>
          </table:table-cell>
          <table:table-cell table:formula="of:=[.H317]+[.F317]" office:value-type="float" office:value="208.13" calcext:value-type="float">
            <text:p>208.13</text:p>
          </table:table-cell>
          <table:table-cell office:value-type="float" office:value="180" calcext:value-type="float">
            <text:p>180</text:p>
          </table:table-cell>
          <table:table-cell table:formula="of:=-ABS([.D317]-[.C317])" office:value-type="float" office:value="-28.13" calcext:value-type="float">
            <text:p>-28.13</text:p>
          </table:table-cell>
          <table:table-cell office:value-type="float" office:value="208.13" calcext:value-type="float">
            <text:p>208.13</text:p>
          </table:table-cell>
          <table:table-cell table:formula="of:=([.D317]-[.C317])^2" office:value-type="float" office:value="791.2969" calcext:value-type="float">
            <text:p>791.2969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6M20S" calcext:value-type="time">
            <text:p>06:06:20 AM</text:p>
          </table:table-cell>
          <table:table-cell table:formula="of:=[.H318]+[.F318]" office:value-type="float" office:value="200.31" calcext:value-type="float">
            <text:p>200.31</text:p>
          </table:table-cell>
          <table:table-cell office:value-type="float" office:value="180" calcext:value-type="float">
            <text:p>180</text:p>
          </table:table-cell>
          <table:table-cell table:formula="of:=-ABS([.D318]-[.C318])" office:value-type="float" office:value="-20.31" calcext:value-type="float">
            <text:p>-20.31</text:p>
          </table:table-cell>
          <table:table-cell office:value-type="float" office:value="200.31" calcext:value-type="float">
            <text:p>200.31</text:p>
          </table:table-cell>
          <table:table-cell table:formula="of:=([.D318]-[.C318])^2" office:value-type="float" office:value="412.4961" calcext:value-type="float">
            <text:p>412.4961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6M21S" calcext:value-type="time">
            <text:p>06:06:21 AM</text:p>
          </table:table-cell>
          <table:table-cell table:formula="of:=[.H319]+[.F319]" office:value-type="float" office:value="198" calcext:value-type="float">
            <text:p>198</text:p>
          </table:table-cell>
          <table:table-cell office:value-type="float" office:value="180" calcext:value-type="float">
            <text:p>180</text:p>
          </table:table-cell>
          <table:table-cell table:formula="of:=-ABS([.D319]-[.C319])" office:value-type="float" office:value="-18" calcext:value-type="float">
            <text:p>-18</text:p>
          </table:table-cell>
          <table:table-cell office:value-type="float" office:value="198" calcext:value-type="float">
            <text:p>198</text:p>
          </table:table-cell>
          <table:table-cell table:formula="of:=([.D319]-[.C319])^2" office:value-type="float" office:value="324" calcext:value-type="float">
            <text:p>324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6M22S" calcext:value-type="time">
            <text:p>06:06:22 AM</text:p>
          </table:table-cell>
          <table:table-cell table:formula="of:=[.H320]+[.F320]" office:value-type="float" office:value="203.06" calcext:value-type="float">
            <text:p>203.06</text:p>
          </table:table-cell>
          <table:table-cell office:value-type="float" office:value="180" calcext:value-type="float">
            <text:p>180</text:p>
          </table:table-cell>
          <table:table-cell table:formula="of:=-ABS([.D320]-[.C320])" office:value-type="float" office:value="-23.06" calcext:value-type="float">
            <text:p>-23.06</text:p>
          </table:table-cell>
          <table:table-cell office:value-type="float" office:value="203.06" calcext:value-type="float">
            <text:p>203.06</text:p>
          </table:table-cell>
          <table:table-cell table:formula="of:=([.D320]-[.C320])^2" office:value-type="float" office:value="531.7636" calcext:value-type="float">
            <text:p>531.7636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6M23S" calcext:value-type="time">
            <text:p>06:06:23 AM</text:p>
          </table:table-cell>
          <table:table-cell table:formula="of:=[.H321]+[.F321]" office:value-type="float" office:value="207.31" calcext:value-type="float">
            <text:p>207.31</text:p>
          </table:table-cell>
          <table:table-cell office:value-type="float" office:value="180" calcext:value-type="float">
            <text:p>180</text:p>
          </table:table-cell>
          <table:table-cell table:formula="of:=-ABS([.D321]-[.C321])" office:value-type="float" office:value="-27.31" calcext:value-type="float">
            <text:p>-27.31</text:p>
          </table:table-cell>
          <table:table-cell office:value-type="float" office:value="207.31" calcext:value-type="float">
            <text:p>207.31</text:p>
          </table:table-cell>
          <table:table-cell table:formula="of:=([.D321]-[.C321])^2" office:value-type="float" office:value="745.8361" calcext:value-type="float">
            <text:p>745.8361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6M27S" calcext:value-type="time">
            <text:p>06:06:27 AM</text:p>
          </table:table-cell>
          <table:table-cell table:formula="of:=[.H322]+[.F322]" office:value-type="float" office:value="122.25" calcext:value-type="float">
            <text:p>122.25</text:p>
          </table:table-cell>
          <table:table-cell office:value-type="float" office:value="90" calcext:value-type="float">
            <text:p>90</text:p>
          </table:table-cell>
          <table:table-cell table:formula="of:=-ABS([.D322]-[.C322])" office:value-type="float" office:value="-32.25" calcext:value-type="float">
            <text:p>-32.25</text:p>
          </table:table-cell>
          <table:table-cell office:value-type="float" office:value="122.25" calcext:value-type="float">
            <text:p>122.25</text:p>
          </table:table-cell>
          <table:table-cell table:formula="of:=([.D322]-[.C322])^2" office:value-type="float" office:value="1040.0625" calcext:value-type="float">
            <text:p>1040.0625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6M28S" calcext:value-type="time">
            <text:p>06:06:28 AM</text:p>
          </table:table-cell>
          <table:table-cell table:formula="of:=[.H323]+[.F323]" office:value-type="float" office:value="116.12" calcext:value-type="float">
            <text:p>116.12</text:p>
          </table:table-cell>
          <table:table-cell office:value-type="float" office:value="90" calcext:value-type="float">
            <text:p>90</text:p>
          </table:table-cell>
          <table:table-cell table:formula="of:=-ABS([.D323]-[.C323])" office:value-type="float" office:value="-26.12" calcext:value-type="float">
            <text:p>-26.12</text:p>
          </table:table-cell>
          <table:table-cell office:value-type="float" office:value="116.12" calcext:value-type="float">
            <text:p>116.12</text:p>
          </table:table-cell>
          <table:table-cell table:formula="of:=([.D323]-[.C323])^2" office:value-type="float" office:value="682.2544" calcext:value-type="float">
            <text:p>682.2544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6M29S" calcext:value-type="time">
            <text:p>06:06:29 AM</text:p>
          </table:table-cell>
          <table:table-cell table:formula="of:=[.H324]+[.F324]" office:value-type="float" office:value="112.5" calcext:value-type="float">
            <text:p>112.5</text:p>
          </table:table-cell>
          <table:table-cell office:value-type="float" office:value="90" calcext:value-type="float">
            <text:p>90</text:p>
          </table:table-cell>
          <table:table-cell table:formula="of:=-ABS([.D324]-[.C324])" office:value-type="float" office:value="-22.5" calcext:value-type="float">
            <text:p>-22.5</text:p>
          </table:table-cell>
          <table:table-cell office:value-type="float" office:value="112.5" calcext:value-type="float">
            <text:p>112.5</text:p>
          </table:table-cell>
          <table:table-cell table:formula="of:=([.D324]-[.C324])^2" office:value-type="float" office:value="506.25" calcext:value-type="float">
            <text:p>506.25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6M30S" calcext:value-type="time">
            <text:p>06:06:30 AM</text:p>
          </table:table-cell>
          <table:table-cell table:formula="of:=[.H325]+[.F325]" office:value-type="float" office:value="114.5" calcext:value-type="float">
            <text:p>114.5</text:p>
          </table:table-cell>
          <table:table-cell office:value-type="float" office:value="90" calcext:value-type="float">
            <text:p>90</text:p>
          </table:table-cell>
          <table:table-cell table:formula="of:=-ABS([.D325]-[.C325])" office:value-type="float" office:value="-24.5" calcext:value-type="float">
            <text:p>-24.5</text:p>
          </table:table-cell>
          <table:table-cell office:value-type="float" office:value="114.5" calcext:value-type="float">
            <text:p>114.5</text:p>
          </table:table-cell>
          <table:table-cell table:formula="of:=([.D325]-[.C325])^2" office:value-type="float" office:value="600.25" calcext:value-type="float">
            <text:p>600.25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6M31S" calcext:value-type="time">
            <text:p>06:06:31 AM</text:p>
          </table:table-cell>
          <table:table-cell table:formula="of:=[.H326]+[.F326]" office:value-type="float" office:value="115.37" calcext:value-type="float">
            <text:p>115.37</text:p>
          </table:table-cell>
          <table:table-cell office:value-type="float" office:value="90" calcext:value-type="float">
            <text:p>90</text:p>
          </table:table-cell>
          <table:table-cell table:formula="of:=-ABS([.D326]-[.C326])" office:value-type="float" office:value="-25.37" calcext:value-type="float">
            <text:p>-25.37</text:p>
          </table:table-cell>
          <table:table-cell office:value-type="float" office:value="115.37" calcext:value-type="float">
            <text:p>115.37</text:p>
          </table:table-cell>
          <table:table-cell table:formula="of:=([.D326]-[.C326])^2" office:value-type="float" office:value="643.6369" calcext:value-type="float">
            <text:p>643.6369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6M32S" calcext:value-type="time">
            <text:p>06:06:32 AM</text:p>
          </table:table-cell>
          <table:table-cell table:formula="of:=[.H327]+[.F327]" office:value-type="float" office:value="117.31" calcext:value-type="float">
            <text:p>117.31</text:p>
          </table:table-cell>
          <table:table-cell office:value-type="float" office:value="90" calcext:value-type="float">
            <text:p>90</text:p>
          </table:table-cell>
          <table:table-cell table:formula="of:=-ABS([.D327]-[.C327])" office:value-type="float" office:value="-27.31" calcext:value-type="float">
            <text:p>-27.31</text:p>
          </table:table-cell>
          <table:table-cell office:value-type="float" office:value="117.31" calcext:value-type="float">
            <text:p>117.31</text:p>
          </table:table-cell>
          <table:table-cell table:formula="of:=([.D327]-[.C327])^2" office:value-type="float" office:value="745.8361" calcext:value-type="float">
            <text:p>745.8361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6M33S" calcext:value-type="time">
            <text:p>06:06:33 AM</text:p>
          </table:table-cell>
          <table:table-cell table:formula="of:=[.H328]+[.F328]" office:value-type="float" office:value="116.31" calcext:value-type="float">
            <text:p>116.31</text:p>
          </table:table-cell>
          <table:table-cell office:value-type="float" office:value="90" calcext:value-type="float">
            <text:p>90</text:p>
          </table:table-cell>
          <table:table-cell table:formula="of:=-ABS([.D328]-[.C328])" office:value-type="float" office:value="-26.31" calcext:value-type="float">
            <text:p>-26.31</text:p>
          </table:table-cell>
          <table:table-cell office:value-type="float" office:value="116.31" calcext:value-type="float">
            <text:p>116.31</text:p>
          </table:table-cell>
          <table:table-cell table:formula="of:=([.D328]-[.C328])^2" office:value-type="float" office:value="692.2161" calcext:value-type="float">
            <text:p>692.2161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6M34S" calcext:value-type="time">
            <text:p>06:06:34 AM</text:p>
          </table:table-cell>
          <table:table-cell table:formula="of:=[.H329]+[.F329]" office:value-type="float" office:value="121" calcext:value-type="float">
            <text:p>121</text:p>
          </table:table-cell>
          <table:table-cell office:value-type="float" office:value="90" calcext:value-type="float">
            <text:p>90</text:p>
          </table:table-cell>
          <table:table-cell table:formula="of:=-ABS([.D329]-[.C329])" office:value-type="float" office:value="-31" calcext:value-type="float">
            <text:p>-31</text:p>
          </table:table-cell>
          <table:table-cell office:value-type="float" office:value="121" calcext:value-type="float">
            <text:p>121</text:p>
          </table:table-cell>
          <table:table-cell table:formula="of:=([.D329]-[.C329])^2" office:value-type="float" office:value="961" calcext:value-type="float">
            <text:p>961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6M35S" calcext:value-type="time">
            <text:p>06:06:35 AM</text:p>
          </table:table-cell>
          <table:table-cell table:formula="of:=[.H330]+[.F330]" office:value-type="float" office:value="117.5" calcext:value-type="float">
            <text:p>117.5</text:p>
          </table:table-cell>
          <table:table-cell office:value-type="float" office:value="90" calcext:value-type="float">
            <text:p>90</text:p>
          </table:table-cell>
          <table:table-cell table:formula="of:=-ABS([.D330]-[.C330])" office:value-type="float" office:value="-27.5" calcext:value-type="float">
            <text:p>-27.5</text:p>
          </table:table-cell>
          <table:table-cell office:value-type="float" office:value="117.5" calcext:value-type="float">
            <text:p>117.5</text:p>
          </table:table-cell>
          <table:table-cell table:formula="of:=([.D330]-[.C330])^2" office:value-type="float" office:value="756.25" calcext:value-type="float">
            <text:p>756.25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6M36S" calcext:value-type="time">
            <text:p>06:06:36 AM</text:p>
          </table:table-cell>
          <table:table-cell table:formula="of:=[.H331]+[.F331]" office:value-type="float" office:value="118.94" calcext:value-type="float">
            <text:p>118.94</text:p>
          </table:table-cell>
          <table:table-cell office:value-type="float" office:value="90" calcext:value-type="float">
            <text:p>90</text:p>
          </table:table-cell>
          <table:table-cell table:formula="of:=-ABS([.D331]-[.C331])" office:value-type="float" office:value="-28.94" calcext:value-type="float">
            <text:p>-28.94</text:p>
          </table:table-cell>
          <table:table-cell office:value-type="float" office:value="118.94" calcext:value-type="float">
            <text:p>118.94</text:p>
          </table:table-cell>
          <table:table-cell table:formula="of:=([.D331]-[.C331])^2" office:value-type="float" office:value="837.5236" calcext:value-type="float">
            <text:p>837.5236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6M37S" calcext:value-type="time">
            <text:p>06:06:37 AM</text:p>
          </table:table-cell>
          <table:table-cell table:formula="of:=[.H332]+[.F332]" office:value-type="float" office:value="117.62" calcext:value-type="float">
            <text:p>117.62</text:p>
          </table:table-cell>
          <table:table-cell office:value-type="float" office:value="90" calcext:value-type="float">
            <text:p>90</text:p>
          </table:table-cell>
          <table:table-cell table:formula="of:=-ABS([.D332]-[.C332])" office:value-type="float" office:value="-27.62" calcext:value-type="float">
            <text:p>-27.62</text:p>
          </table:table-cell>
          <table:table-cell office:value-type="float" office:value="117.62" calcext:value-type="float">
            <text:p>117.62</text:p>
          </table:table-cell>
          <table:table-cell table:formula="of:=([.D332]-[.C332])^2" office:value-type="float" office:value="762.8644" calcext:value-type="float">
            <text:p>762.8644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6M38S" calcext:value-type="time">
            <text:p>06:06:38 AM</text:p>
          </table:table-cell>
          <table:table-cell table:formula="of:=[.H333]+[.F333]" office:value-type="float" office:value="118.44" calcext:value-type="float">
            <text:p>118.44</text:p>
          </table:table-cell>
          <table:table-cell office:value-type="float" office:value="90" calcext:value-type="float">
            <text:p>90</text:p>
          </table:table-cell>
          <table:table-cell table:formula="of:=-ABS([.D333]-[.C333])" office:value-type="float" office:value="-28.44" calcext:value-type="float">
            <text:p>-28.44</text:p>
          </table:table-cell>
          <table:table-cell office:value-type="float" office:value="118.44" calcext:value-type="float">
            <text:p>118.44</text:p>
          </table:table-cell>
          <table:table-cell table:formula="of:=([.D333]-[.C333])^2" office:value-type="float" office:value="808.8336" calcext:value-type="float">
            <text:p>808.8336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6M39S" calcext:value-type="time">
            <text:p>06:06:39 AM</text:p>
          </table:table-cell>
          <table:table-cell table:formula="of:=[.H334]+[.F334]" office:value-type="float" office:value="116.69" calcext:value-type="float">
            <text:p>116.69</text:p>
          </table:table-cell>
          <table:table-cell office:value-type="float" office:value="90" calcext:value-type="float">
            <text:p>90</text:p>
          </table:table-cell>
          <table:table-cell table:formula="of:=-ABS([.D334]-[.C334])" office:value-type="float" office:value="-26.69" calcext:value-type="float">
            <text:p>-26.69</text:p>
          </table:table-cell>
          <table:table-cell office:value-type="float" office:value="116.69" calcext:value-type="float">
            <text:p>116.69</text:p>
          </table:table-cell>
          <table:table-cell table:formula="of:=([.D334]-[.C334])^2" office:value-type="float" office:value="712.3561" calcext:value-type="float">
            <text:p>712.3561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6M40S" calcext:value-type="time">
            <text:p>06:06:40 AM</text:p>
          </table:table-cell>
          <table:table-cell table:formula="of:=[.H335]+[.F335]" office:value-type="float" office:value="117" calcext:value-type="float">
            <text:p>117</text:p>
          </table:table-cell>
          <table:table-cell office:value-type="float" office:value="90" calcext:value-type="float">
            <text:p>90</text:p>
          </table:table-cell>
          <table:table-cell table:formula="of:=-ABS([.D335]-[.C335])" office:value-type="float" office:value="-27" calcext:value-type="float">
            <text:p>-27</text:p>
          </table:table-cell>
          <table:table-cell office:value-type="float" office:value="117" calcext:value-type="float">
            <text:p>117</text:p>
          </table:table-cell>
          <table:table-cell table:formula="of:=([.D335]-[.C335])^2" office:value-type="float" office:value="729" calcext:value-type="float">
            <text:p>729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6M41S" calcext:value-type="time">
            <text:p>06:06:41 AM</text:p>
          </table:table-cell>
          <table:table-cell table:formula="of:=[.H336]+[.F336]" office:value-type="float" office:value="119.56" calcext:value-type="float">
            <text:p>119.56</text:p>
          </table:table-cell>
          <table:table-cell office:value-type="float" office:value="90" calcext:value-type="float">
            <text:p>90</text:p>
          </table:table-cell>
          <table:table-cell table:formula="of:=-ABS([.D336]-[.C336])" office:value-type="float" office:value="-29.56" calcext:value-type="float">
            <text:p>-29.56</text:p>
          </table:table-cell>
          <table:table-cell office:value-type="float" office:value="119.56" calcext:value-type="float">
            <text:p>119.56</text:p>
          </table:table-cell>
          <table:table-cell table:formula="of:=([.D336]-[.C336])^2" office:value-type="float" office:value="873.7936" calcext:value-type="float">
            <text:p>873.7936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6M42S" calcext:value-type="time">
            <text:p>06:06:42 AM</text:p>
          </table:table-cell>
          <table:table-cell table:formula="of:=[.H337]+[.F337]" office:value-type="float" office:value="116.94" calcext:value-type="float">
            <text:p>116.94</text:p>
          </table:table-cell>
          <table:table-cell office:value-type="float" office:value="90" calcext:value-type="float">
            <text:p>90</text:p>
          </table:table-cell>
          <table:table-cell table:formula="of:=-ABS([.D337]-[.C337])" office:value-type="float" office:value="-26.94" calcext:value-type="float">
            <text:p>-26.94</text:p>
          </table:table-cell>
          <table:table-cell office:value-type="float" office:value="116.94" calcext:value-type="float">
            <text:p>116.94</text:p>
          </table:table-cell>
          <table:table-cell table:formula="of:=([.D337]-[.C337])^2" office:value-type="float" office:value="725.7636" calcext:value-type="float">
            <text:p>725.7636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6M43S" calcext:value-type="time">
            <text:p>06:06:43 AM</text:p>
          </table:table-cell>
          <table:table-cell table:formula="of:=[.H338]+[.F338]" office:value-type="float" office:value="122.25" calcext:value-type="float">
            <text:p>122.25</text:p>
          </table:table-cell>
          <table:table-cell office:value-type="float" office:value="90" calcext:value-type="float">
            <text:p>90</text:p>
          </table:table-cell>
          <table:table-cell table:formula="of:=-ABS([.D338]-[.C338])" office:value-type="float" office:value="-32.25" calcext:value-type="float">
            <text:p>-32.25</text:p>
          </table:table-cell>
          <table:table-cell office:value-type="float" office:value="122.25" calcext:value-type="float">
            <text:p>122.25</text:p>
          </table:table-cell>
          <table:table-cell table:formula="of:=([.D338]-[.C338])^2" office:value-type="float" office:value="1040.0625" calcext:value-type="float">
            <text:p>1040.0625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6M44S" calcext:value-type="time">
            <text:p>06:06:44 AM</text:p>
          </table:table-cell>
          <table:table-cell table:formula="of:=[.H339]+[.F339]" office:value-type="float" office:value="119.94" calcext:value-type="float">
            <text:p>119.94</text:p>
          </table:table-cell>
          <table:table-cell office:value-type="float" office:value="90" calcext:value-type="float">
            <text:p>90</text:p>
          </table:table-cell>
          <table:table-cell table:formula="of:=-ABS([.D339]-[.C339])" office:value-type="float" office:value="-29.94" calcext:value-type="float">
            <text:p>-29.94</text:p>
          </table:table-cell>
          <table:table-cell office:value-type="float" office:value="119.94" calcext:value-type="float">
            <text:p>119.94</text:p>
          </table:table-cell>
          <table:table-cell table:formula="of:=([.D339]-[.C339])^2" office:value-type="float" office:value="896.4036" calcext:value-type="float">
            <text:p>896.4036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6M45S" calcext:value-type="time">
            <text:p>06:06:45 AM</text:p>
          </table:table-cell>
          <table:table-cell table:formula="of:=[.H340]+[.F340]" office:value-type="float" office:value="118.31" calcext:value-type="float">
            <text:p>118.31</text:p>
          </table:table-cell>
          <table:table-cell office:value-type="float" office:value="90" calcext:value-type="float">
            <text:p>90</text:p>
          </table:table-cell>
          <table:table-cell table:formula="of:=-ABS([.D340]-[.C340])" office:value-type="float" office:value="-28.31" calcext:value-type="float">
            <text:p>-28.31</text:p>
          </table:table-cell>
          <table:table-cell office:value-type="float" office:value="118.31" calcext:value-type="float">
            <text:p>118.31</text:p>
          </table:table-cell>
          <table:table-cell table:formula="of:=([.D340]-[.C340])^2" office:value-type="float" office:value="801.4561" calcext:value-type="float">
            <text:p>801.4561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6M46S" calcext:value-type="time">
            <text:p>06:06:46 AM</text:p>
          </table:table-cell>
          <table:table-cell table:formula="of:=[.H341]+[.F341]" office:value-type="float" office:value="119.56" calcext:value-type="float">
            <text:p>119.56</text:p>
          </table:table-cell>
          <table:table-cell office:value-type="float" office:value="90" calcext:value-type="float">
            <text:p>90</text:p>
          </table:table-cell>
          <table:table-cell table:formula="of:=-ABS([.D341]-[.C341])" office:value-type="float" office:value="-29.56" calcext:value-type="float">
            <text:p>-29.56</text:p>
          </table:table-cell>
          <table:table-cell office:value-type="float" office:value="119.56" calcext:value-type="float">
            <text:p>119.56</text:p>
          </table:table-cell>
          <table:table-cell table:formula="of:=([.D341]-[.C341])^2" office:value-type="float" office:value="873.7936" calcext:value-type="float">
            <text:p>873.7936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6M47S" calcext:value-type="time">
            <text:p>06:06:47 AM</text:p>
          </table:table-cell>
          <table:table-cell table:formula="of:=[.H342]+[.F342]" office:value-type="float" office:value="116.62" calcext:value-type="float">
            <text:p>116.62</text:p>
          </table:table-cell>
          <table:table-cell office:value-type="float" office:value="90" calcext:value-type="float">
            <text:p>90</text:p>
          </table:table-cell>
          <table:table-cell table:formula="of:=-ABS([.D342]-[.C342])" office:value-type="float" office:value="-26.62" calcext:value-type="float">
            <text:p>-26.62</text:p>
          </table:table-cell>
          <table:table-cell office:value-type="float" office:value="116.62" calcext:value-type="float">
            <text:p>116.62</text:p>
          </table:table-cell>
          <table:table-cell table:formula="of:=([.D342]-[.C342])^2" office:value-type="float" office:value="708.6244" calcext:value-type="float">
            <text:p>708.6244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6M48S" calcext:value-type="time">
            <text:p>06:06:48 AM</text:p>
          </table:table-cell>
          <table:table-cell table:formula="of:=[.H343]+[.F343]" office:value-type="float" office:value="117.75" calcext:value-type="float">
            <text:p>117.75</text:p>
          </table:table-cell>
          <table:table-cell office:value-type="float" office:value="90" calcext:value-type="float">
            <text:p>90</text:p>
          </table:table-cell>
          <table:table-cell table:formula="of:=-ABS([.D343]-[.C343])" office:value-type="float" office:value="-27.75" calcext:value-type="float">
            <text:p>-27.75</text:p>
          </table:table-cell>
          <table:table-cell office:value-type="float" office:value="117.75" calcext:value-type="float">
            <text:p>117.75</text:p>
          </table:table-cell>
          <table:table-cell table:formula="of:=([.D343]-[.C343])^2" office:value-type="float" office:value="770.0625" calcext:value-type="float">
            <text:p>770.0625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6M49S" calcext:value-type="time">
            <text:p>06:06:49 AM</text:p>
          </table:table-cell>
          <table:table-cell table:formula="of:=[.H344]+[.F344]" office:value-type="float" office:value="118.87" calcext:value-type="float">
            <text:p>118.87</text:p>
          </table:table-cell>
          <table:table-cell office:value-type="float" office:value="90" calcext:value-type="float">
            <text:p>90</text:p>
          </table:table-cell>
          <table:table-cell table:formula="of:=-ABS([.D344]-[.C344])" office:value-type="float" office:value="-28.87" calcext:value-type="float">
            <text:p>-28.87</text:p>
          </table:table-cell>
          <table:table-cell office:value-type="float" office:value="118.87" calcext:value-type="float">
            <text:p>118.87</text:p>
          </table:table-cell>
          <table:table-cell table:formula="of:=([.D344]-[.C344])^2" office:value-type="float" office:value="833.4769" calcext:value-type="float">
            <text:p>833.4769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6M50S" calcext:value-type="time">
            <text:p>06:06:50 AM</text:p>
          </table:table-cell>
          <table:table-cell table:formula="of:=[.H345]+[.F345]" office:value-type="float" office:value="120.69" calcext:value-type="float">
            <text:p>120.69</text:p>
          </table:table-cell>
          <table:table-cell office:value-type="float" office:value="90" calcext:value-type="float">
            <text:p>90</text:p>
          </table:table-cell>
          <table:table-cell table:formula="of:=-ABS([.D345]-[.C345])" office:value-type="float" office:value="-30.69" calcext:value-type="float">
            <text:p>-30.69</text:p>
          </table:table-cell>
          <table:table-cell office:value-type="float" office:value="120.69" calcext:value-type="float">
            <text:p>120.69</text:p>
          </table:table-cell>
          <table:table-cell table:formula="of:=([.D345]-[.C345])^2" office:value-type="float" office:value="941.8761" calcext:value-type="float">
            <text:p>941.8761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6M51S" calcext:value-type="time">
            <text:p>06:06:51 AM</text:p>
          </table:table-cell>
          <table:table-cell table:formula="of:=[.H346]+[.F346]" office:value-type="float" office:value="120.37" calcext:value-type="float">
            <text:p>120.37</text:p>
          </table:table-cell>
          <table:table-cell office:value-type="float" office:value="90" calcext:value-type="float">
            <text:p>90</text:p>
          </table:table-cell>
          <table:table-cell table:formula="of:=-ABS([.D346]-[.C346])" office:value-type="float" office:value="-30.37" calcext:value-type="float">
            <text:p>-30.37</text:p>
          </table:table-cell>
          <table:table-cell office:value-type="float" office:value="120.37" calcext:value-type="float">
            <text:p>120.37</text:p>
          </table:table-cell>
          <table:table-cell table:formula="of:=([.D346]-[.C346])^2" office:value-type="float" office:value="922.3369" calcext:value-type="float">
            <text:p>922.3369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6M52S" calcext:value-type="time">
            <text:p>06:06:52 AM</text:p>
          </table:table-cell>
          <table:table-cell table:formula="of:=[.H347]+[.F347]" office:value-type="float" office:value="120.56" calcext:value-type="float">
            <text:p>120.56</text:p>
          </table:table-cell>
          <table:table-cell office:value-type="float" office:value="90" calcext:value-type="float">
            <text:p>90</text:p>
          </table:table-cell>
          <table:table-cell table:formula="of:=-ABS([.D347]-[.C347])" office:value-type="float" office:value="-30.56" calcext:value-type="float">
            <text:p>-30.56</text:p>
          </table:table-cell>
          <table:table-cell office:value-type="float" office:value="120.56" calcext:value-type="float">
            <text:p>120.56</text:p>
          </table:table-cell>
          <table:table-cell table:formula="of:=([.D347]-[.C347])^2" office:value-type="float" office:value="933.9136" calcext:value-type="float">
            <text:p>933.9136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6M53S" calcext:value-type="time">
            <text:p>06:06:53 AM</text:p>
          </table:table-cell>
          <table:table-cell table:formula="of:=[.H348]+[.F348]" office:value-type="float" office:value="122.31" calcext:value-type="float">
            <text:p>122.31</text:p>
          </table:table-cell>
          <table:table-cell office:value-type="float" office:value="90" calcext:value-type="float">
            <text:p>90</text:p>
          </table:table-cell>
          <table:table-cell table:formula="of:=-ABS([.D348]-[.C348])" office:value-type="float" office:value="-32.31" calcext:value-type="float">
            <text:p>-32.31</text:p>
          </table:table-cell>
          <table:table-cell office:value-type="float" office:value="122.31" calcext:value-type="float">
            <text:p>122.31</text:p>
          </table:table-cell>
          <table:table-cell table:formula="of:=([.D348]-[.C348])^2" office:value-type="float" office:value="1043.9361" calcext:value-type="float">
            <text:p>1043.9361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6M55S" calcext:value-type="time">
            <text:p>06:06:55 AM</text:p>
          </table:table-cell>
          <table:table-cell table:formula="of:=[.H349]+[.F349]" office:value-type="float" office:value="120.56" calcext:value-type="float">
            <text:p>120.56</text:p>
          </table:table-cell>
          <table:table-cell office:value-type="float" office:value="90" calcext:value-type="float">
            <text:p>90</text:p>
          </table:table-cell>
          <table:table-cell table:formula="of:=-ABS([.D349]-[.C349])" office:value-type="float" office:value="-30.56" calcext:value-type="float">
            <text:p>-30.56</text:p>
          </table:table-cell>
          <table:table-cell office:value-type="float" office:value="120.56" calcext:value-type="float">
            <text:p>120.56</text:p>
          </table:table-cell>
          <table:table-cell table:formula="of:=([.D349]-[.C349])^2" office:value-type="float" office:value="933.9136" calcext:value-type="float">
            <text:p>933.9136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6M56S" calcext:value-type="time">
            <text:p>06:06:56 AM</text:p>
          </table:table-cell>
          <table:table-cell table:formula="of:=[.H350]+[.F350]" office:value-type="float" office:value="125.5" calcext:value-type="float">
            <text:p>125.5</text:p>
          </table:table-cell>
          <table:table-cell office:value-type="float" office:value="90" calcext:value-type="float">
            <text:p>90</text:p>
          </table:table-cell>
          <table:table-cell table:formula="of:=-ABS([.D350]-[.C350])" office:value-type="float" office:value="-35.5" calcext:value-type="float">
            <text:p>-35.5</text:p>
          </table:table-cell>
          <table:table-cell office:value-type="float" office:value="125.5" calcext:value-type="float">
            <text:p>125.5</text:p>
          </table:table-cell>
          <table:table-cell table:formula="of:=([.D350]-[.C350])^2" office:value-type="float" office:value="1260.25" calcext:value-type="float">
            <text:p>1260.25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6M57S" calcext:value-type="time">
            <text:p>06:06:57 AM</text:p>
          </table:table-cell>
          <table:table-cell table:formula="of:=[.H351]+[.F351]" office:value-type="float" office:value="122.37" calcext:value-type="float">
            <text:p>122.37</text:p>
          </table:table-cell>
          <table:table-cell office:value-type="float" office:value="90" calcext:value-type="float">
            <text:p>90</text:p>
          </table:table-cell>
          <table:table-cell table:formula="of:=-ABS([.D351]-[.C351])" office:value-type="float" office:value="-32.37" calcext:value-type="float">
            <text:p>-32.37</text:p>
          </table:table-cell>
          <table:table-cell office:value-type="float" office:value="122.37" calcext:value-type="float">
            <text:p>122.37</text:p>
          </table:table-cell>
          <table:table-cell table:formula="of:=([.D351]-[.C351])^2" office:value-type="float" office:value="1047.8169" calcext:value-type="float">
            <text:p>1047.8169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6M58S" calcext:value-type="time">
            <text:p>06:06:58 AM</text:p>
          </table:table-cell>
          <table:table-cell table:formula="of:=[.H352]+[.F352]" office:value-type="float" office:value="119" calcext:value-type="float">
            <text:p>119</text:p>
          </table:table-cell>
          <table:table-cell office:value-type="float" office:value="90" calcext:value-type="float">
            <text:p>90</text:p>
          </table:table-cell>
          <table:table-cell table:formula="of:=-ABS([.D352]-[.C352])" office:value-type="float" office:value="-29" calcext:value-type="float">
            <text:p>-29</text:p>
          </table:table-cell>
          <table:table-cell office:value-type="float" office:value="119" calcext:value-type="float">
            <text:p>119</text:p>
          </table:table-cell>
          <table:table-cell table:formula="of:=([.D352]-[.C352])^2" office:value-type="float" office:value="841" calcext:value-type="float">
            <text:p>841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6M59S" calcext:value-type="time">
            <text:p>06:06:59 AM</text:p>
          </table:table-cell>
          <table:table-cell table:formula="of:=[.H353]+[.F353]" office:value-type="float" office:value="116.31" calcext:value-type="float">
            <text:p>116.31</text:p>
          </table:table-cell>
          <table:table-cell office:value-type="float" office:value="90" calcext:value-type="float">
            <text:p>90</text:p>
          </table:table-cell>
          <table:table-cell table:formula="of:=-ABS([.D353]-[.C353])" office:value-type="float" office:value="-26.31" calcext:value-type="float">
            <text:p>-26.31</text:p>
          </table:table-cell>
          <table:table-cell office:value-type="float" office:value="116.31" calcext:value-type="float">
            <text:p>116.31</text:p>
          </table:table-cell>
          <table:table-cell table:formula="of:=([.D353]-[.C353])^2" office:value-type="float" office:value="692.2161" calcext:value-type="float">
            <text:p>692.2161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7M00S" calcext:value-type="time">
            <text:p>06:07:00 AM</text:p>
          </table:table-cell>
          <table:table-cell table:formula="of:=[.H354]+[.F354]" office:value-type="float" office:value="119.06" calcext:value-type="float">
            <text:p>119.06</text:p>
          </table:table-cell>
          <table:table-cell office:value-type="float" office:value="90" calcext:value-type="float">
            <text:p>90</text:p>
          </table:table-cell>
          <table:table-cell table:formula="of:=-ABS([.D354]-[.C354])" office:value-type="float" office:value="-29.06" calcext:value-type="float">
            <text:p>-29.06</text:p>
          </table:table-cell>
          <table:table-cell office:value-type="float" office:value="119.06" calcext:value-type="float">
            <text:p>119.06</text:p>
          </table:table-cell>
          <table:table-cell table:formula="of:=([.D354]-[.C354])^2" office:value-type="float" office:value="844.4836" calcext:value-type="float">
            <text:p>844.4836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7M01S" calcext:value-type="time">
            <text:p>06:07:01 AM</text:p>
          </table:table-cell>
          <table:table-cell table:formula="of:=[.H355]+[.F355]" office:value-type="float" office:value="121.31" calcext:value-type="float">
            <text:p>121.31</text:p>
          </table:table-cell>
          <table:table-cell office:value-type="float" office:value="90" calcext:value-type="float">
            <text:p>90</text:p>
          </table:table-cell>
          <table:table-cell table:formula="of:=-ABS([.D355]-[.C355])" office:value-type="float" office:value="-31.31" calcext:value-type="float">
            <text:p>-31.31</text:p>
          </table:table-cell>
          <table:table-cell office:value-type="float" office:value="121.31" calcext:value-type="float">
            <text:p>121.31</text:p>
          </table:table-cell>
          <table:table-cell table:formula="of:=([.D355]-[.C355])^2" office:value-type="float" office:value="980.3161" calcext:value-type="float">
            <text:p>980.3161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7M02S" calcext:value-type="time">
            <text:p>06:07:02 AM</text:p>
          </table:table-cell>
          <table:table-cell table:formula="of:=[.H356]+[.F356]" office:value-type="float" office:value="123.25" calcext:value-type="float">
            <text:p>123.25</text:p>
          </table:table-cell>
          <table:table-cell office:value-type="float" office:value="90" calcext:value-type="float">
            <text:p>90</text:p>
          </table:table-cell>
          <table:table-cell table:formula="of:=-ABS([.D356]-[.C356])" office:value-type="float" office:value="-33.25" calcext:value-type="float">
            <text:p>-33.25</text:p>
          </table:table-cell>
          <table:table-cell office:value-type="float" office:value="123.25" calcext:value-type="float">
            <text:p>123.25</text:p>
          </table:table-cell>
          <table:table-cell table:formula="of:=([.D356]-[.C356])^2" office:value-type="float" office:value="1105.5625" calcext:value-type="float">
            <text:p>1105.5625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7M03S" calcext:value-type="time">
            <text:p>06:07:03 AM</text:p>
          </table:table-cell>
          <table:table-cell table:formula="of:=[.H357]+[.F357]" office:value-type="float" office:value="122.25" calcext:value-type="float">
            <text:p>122.25</text:p>
          </table:table-cell>
          <table:table-cell office:value-type="float" office:value="90" calcext:value-type="float">
            <text:p>90</text:p>
          </table:table-cell>
          <table:table-cell table:formula="of:=-ABS([.D357]-[.C357])" office:value-type="float" office:value="-32.25" calcext:value-type="float">
            <text:p>-32.25</text:p>
          </table:table-cell>
          <table:table-cell office:value-type="float" office:value="122.25" calcext:value-type="float">
            <text:p>122.25</text:p>
          </table:table-cell>
          <table:table-cell table:formula="of:=([.D357]-[.C357])^2" office:value-type="float" office:value="1040.0625" calcext:value-type="float">
            <text:p>1040.0625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7M04S" calcext:value-type="time">
            <text:p>06:07:04 AM</text:p>
          </table:table-cell>
          <table:table-cell table:formula="of:=[.H358]+[.F358]" office:value-type="float" office:value="123.25" calcext:value-type="float">
            <text:p>123.25</text:p>
          </table:table-cell>
          <table:table-cell office:value-type="float" office:value="90" calcext:value-type="float">
            <text:p>90</text:p>
          </table:table-cell>
          <table:table-cell table:formula="of:=-ABS([.D358]-[.C358])" office:value-type="float" office:value="-33.25" calcext:value-type="float">
            <text:p>-33.25</text:p>
          </table:table-cell>
          <table:table-cell office:value-type="float" office:value="123.25" calcext:value-type="float">
            <text:p>123.25</text:p>
          </table:table-cell>
          <table:table-cell table:formula="of:=([.D358]-[.C358])^2" office:value-type="float" office:value="1105.5625" calcext:value-type="float">
            <text:p>1105.5625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7M05S" calcext:value-type="time">
            <text:p>06:07:05 AM</text:p>
          </table:table-cell>
          <table:table-cell table:formula="of:=[.H359]+[.F359]" office:value-type="float" office:value="123.69" calcext:value-type="float">
            <text:p>123.69</text:p>
          </table:table-cell>
          <table:table-cell office:value-type="float" office:value="90" calcext:value-type="float">
            <text:p>90</text:p>
          </table:table-cell>
          <table:table-cell table:formula="of:=-ABS([.D359]-[.C359])" office:value-type="float" office:value="-33.69" calcext:value-type="float">
            <text:p>-33.69</text:p>
          </table:table-cell>
          <table:table-cell office:value-type="float" office:value="123.69" calcext:value-type="float">
            <text:p>123.69</text:p>
          </table:table-cell>
          <table:table-cell table:formula="of:=([.D359]-[.C359])^2" office:value-type="float" office:value="1135.0161" calcext:value-type="float">
            <text:p>1135.0161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7M06S" calcext:value-type="time">
            <text:p>06:07:06 AM</text:p>
          </table:table-cell>
          <table:table-cell table:formula="of:=[.H360]+[.F360]" office:value-type="float" office:value="123.62" calcext:value-type="float">
            <text:p>123.62</text:p>
          </table:table-cell>
          <table:table-cell office:value-type="float" office:value="90" calcext:value-type="float">
            <text:p>90</text:p>
          </table:table-cell>
          <table:table-cell table:formula="of:=-ABS([.D360]-[.C360])" office:value-type="float" office:value="-33.62" calcext:value-type="float">
            <text:p>-33.62</text:p>
          </table:table-cell>
          <table:table-cell office:value-type="float" office:value="123.62" calcext:value-type="float">
            <text:p>123.62</text:p>
          </table:table-cell>
          <table:table-cell table:formula="of:=([.D360]-[.C360])^2" office:value-type="float" office:value="1130.3044" calcext:value-type="float">
            <text:p>1130.3044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3</text:p>
          </table:table-cell>
          <table:table-cell office:value-type="time" office:time-value="PT06H07M07S" calcext:value-type="time">
            <text:p>06:07:07 AM</text:p>
          </table:table-cell>
          <table:table-cell table:formula="of:=[.H361]+[.F361]" office:value-type="float" office:value="113.19" calcext:value-type="float">
            <text:p>113.19</text:p>
          </table:table-cell>
          <table:table-cell office:value-type="float" office:value="90" calcext:value-type="float">
            <text:p>90</text:p>
          </table:table-cell>
          <table:table-cell table:formula="of:=-ABS([.D361]-[.C361])" office:value-type="float" office:value="-23.19" calcext:value-type="float">
            <text:p>-23.19</text:p>
          </table:table-cell>
          <table:table-cell office:value-type="float" office:value="113.19" calcext:value-type="float">
            <text:p>113.19</text:p>
          </table:table-cell>
          <table:table-cell table:formula="of:=([.D361]-[.C361])^2" office:value-type="float" office:value="537.7761" calcext:value-type="float">
            <text:p>537.7761</text:p>
          </table:table-cell>
          <table:table-cell table:formula="of:=[.J$2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10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4">00/00/0000</text:date>, <text:time style:data-style-name="N2" text:time-value="14:50:09.2078922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04T14:52:21.164014096</dc:date>
    <meta:editing-duration>PT6M2S</meta:editing-duration>
    <meta:editing-cycles>2</meta:editing-cycles>
    <meta:generator>LibreOffice/5.1.4.2$Linux_X86_64 LibreOffice_project/10m0$Build-2</meta:generator>
    <meta:document-statistic meta:table-count="1" meta:cell-count="288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4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2.786cm" svg:height="15.593cm" xlink:href=".." xlink:type="simple" chart:class="chart:scatter" chart:style-name="ch1">
        <chart:legend chart:legend-position="end" svg:x="29.987cm" svg:y="6.999cm" style:legend-expansion="high" chart:style-name="ch2"/>
        <chart:plot-area chart:style-name="ch3" table:cell-range-address="'log_42584.25'.B2:'log_42584.25'.E361 'log_42584.25'.C1:'log_42584.25'.E1" chart:data-source-has-labels="row" svg:x="0.655cm" svg:y="0.311cm" svg:width="28.677cm" svg:height="14.971cm">
          <chartooo:coordinate-region svg:x="1.621cm" svg:y="0.511cm" svg:width="26.744cm" svg:height="14.57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log_42584.25'.C2:'log_42584.25'.C361" chart:label-cell-address="'log_42584.25'.C1:'log_42584.25'.C1" chart:class="chart:scatter">
            <chart:domain table:cell-range-address="'log_42584.25'.B2:'log_42584.25'.B361"/>
            <chart:data-point chart:repeated="360"/>
          </chart:series>
          <chart:series chart:style-name="ch8" chart:values-cell-range-address="'log_42584.25'.D2:'log_42584.25'.D361" chart:label-cell-address="'log_42584.25'.D1:'log_42584.25'.D1" chart:class="chart:scatter">
            <chart:data-point chart:repeated="360"/>
          </chart:series>
          <chart:series chart:style-name="ch9" chart:values-cell-range-address="'log_42584.25'.E2:'log_42584.25'.E361" chart:label-cell-address="'log_42584.25'.E1:'log_42584.25'.E1" chart:class="chart:scatter">
            <chart:data-point chart:repeated="36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djusted</text:p>
                <draw:g>
                  <svg:desc>'log_42584.25'.C1:'log_42584.25'.C1</svg:desc>
                </draw:g>
              </table:table-cell>
              <table:table-cell office:value-type="string">
                <text:p>Expected</text:p>
                <draw:g>
                  <svg:desc>'log_42584.25'.D1:'log_42584.25'.D1</svg:desc>
                </draw:g>
              </table:table-cell>
              <table:table-cell office:value-type="string">
                <text:p>Error</text:p>
                <draw:g>
                  <svg:desc>'log_42584.25'.E1:'log_42584.25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50381944444444">
                <text:p>0.250381944444444</text:p>
                <draw:g>
                  <svg:desc>'log_42584.25'.B2:'log_42584.25'.B361</svg:desc>
                </draw:g>
              </table:table-cell>
              <table:table-cell office:value-type="float" office:value="204.31">
                <text:p>204.31</text:p>
                <draw:g>
                  <svg:desc>'log_42584.25'.C2:'log_42584.25'.C361</svg:desc>
                </draw:g>
              </table:table-cell>
              <table:table-cell office:value-type="float" office:value="180">
                <text:p>180</text:p>
                <draw:g>
                  <svg:desc>'log_42584.25'.D2:'log_42584.25'.D361</svg:desc>
                </draw:g>
              </table:table-cell>
              <table:table-cell office:value-type="float" office:value="-24.31">
                <text:p>-24.31</text:p>
                <draw:g>
                  <svg:desc>'log_42584.25'.E2:'log_42584.25'.E3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0393518518519">
                <text:p>0.250393518518519</text:p>
              </table:table-cell>
              <table:table-cell office:value-type="float" office:value="212.63">
                <text:p>212.63</text:p>
              </table:table-cell>
              <table:table-cell office:value-type="float" office:value="180">
                <text:p>180</text:p>
              </table:table-cell>
              <table:table-cell office:value-type="float" office:value="-32.63">
                <text:p>-32.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50405092592593">
                <text:p>0.250405092592593</text:p>
              </table:table-cell>
              <table:table-cell office:value-type="float" office:value="209.06">
                <text:p>209.06</text:p>
              </table:table-cell>
              <table:table-cell office:value-type="float" office:value="180">
                <text:p>180</text:p>
              </table:table-cell>
              <table:table-cell office:value-type="float" office:value="-29.06">
                <text:p>-29.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50416666666667">
                <text:p>0.250416666666667</text:p>
              </table:table-cell>
              <table:table-cell office:value-type="float" office:value="208.81">
                <text:p>208.81</text:p>
              </table:table-cell>
              <table:table-cell office:value-type="float" office:value="180">
                <text:p>180</text:p>
              </table:table-cell>
              <table:table-cell office:value-type="float" office:value="-28.81">
                <text:p>-28.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0428240740741">
                <text:p>0.250428240740741</text:p>
              </table:table-cell>
              <table:table-cell office:value-type="float" office:value="205.94">
                <text:p>205.94</text:p>
              </table:table-cell>
              <table:table-cell office:value-type="float" office:value="180">
                <text:p>180</text:p>
              </table:table-cell>
              <table:table-cell office:value-type="float" office:value="-25.94">
                <text:p>-25.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0439814814815">
                <text:p>0.250439814814815</text:p>
              </table:table-cell>
              <table:table-cell office:value-type="float" office:value="206.94">
                <text:p>206.94</text:p>
              </table:table-cell>
              <table:table-cell office:value-type="float" office:value="180">
                <text:p>180</text:p>
              </table:table-cell>
              <table:table-cell office:value-type="float" office:value="-26.94">
                <text:p>-26.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50451388888889">
                <text:p>0.250451388888889</text:p>
              </table:table-cell>
              <table:table-cell office:value-type="float" office:value="207.25">
                <text:p>207.25</text:p>
              </table:table-cell>
              <table:table-cell office:value-type="float" office:value="180">
                <text:p>180</text:p>
              </table:table-cell>
              <table:table-cell office:value-type="float" office:value="-27.25">
                <text:p>-27.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50462962962963">
                <text:p>0.250462962962963</text:p>
              </table:table-cell>
              <table:table-cell office:value-type="float" office:value="207.81">
                <text:p>207.81</text:p>
              </table:table-cell>
              <table:table-cell office:value-type="float" office:value="180">
                <text:p>180</text:p>
              </table:table-cell>
              <table:table-cell office:value-type="float" office:value="-27.81">
                <text:p>-27.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50474537037037">
                <text:p>0.250474537037037</text:p>
              </table:table-cell>
              <table:table-cell office:value-type="float" office:value="207.75">
                <text:p>207.75</text:p>
              </table:table-cell>
              <table:table-cell office:value-type="float" office:value="180">
                <text:p>180</text:p>
              </table:table-cell>
              <table:table-cell office:value-type="float" office:value="-27.75">
                <text:p>-27.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50486111111111">
                <text:p>0.250486111111111</text:p>
              </table:table-cell>
              <table:table-cell office:value-type="float" office:value="207.13">
                <text:p>207.13</text:p>
              </table:table-cell>
              <table:table-cell office:value-type="float" office:value="180">
                <text:p>180</text:p>
              </table:table-cell>
              <table:table-cell office:value-type="float" office:value="-27.13">
                <text:p>-27.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0497685185185">
                <text:p>0.250497685185185</text:p>
              </table:table-cell>
              <table:table-cell office:value-type="float" office:value="206.69">
                <text:p>206.69</text:p>
              </table:table-cell>
              <table:table-cell office:value-type="float" office:value="180">
                <text:p>180</text:p>
              </table:table-cell>
              <table:table-cell office:value-type="float" office:value="-26.69">
                <text:p>-26.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0509259259259">
                <text:p>0.250509259259259</text:p>
              </table:table-cell>
              <table:table-cell office:value-type="float" office:value="207">
                <text:p>207</text:p>
              </table:table-cell>
              <table:table-cell office:value-type="float" office:value="180">
                <text:p>180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50520833333333">
                <text:p>0.250520833333333</text:p>
              </table:table-cell>
              <table:table-cell office:value-type="float" office:value="207.44">
                <text:p>207.44</text:p>
              </table:table-cell>
              <table:table-cell office:value-type="float" office:value="180">
                <text:p>180</text:p>
              </table:table-cell>
              <table:table-cell office:value-type="float" office:value="-27.44">
                <text:p>-27.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50532407407407">
                <text:p>0.250532407407407</text:p>
              </table:table-cell>
              <table:table-cell office:value-type="float" office:value="206.31">
                <text:p>206.31</text:p>
              </table:table-cell>
              <table:table-cell office:value-type="float" office:value="180">
                <text:p>180</text:p>
              </table:table-cell>
              <table:table-cell office:value-type="float" office:value="-26.31">
                <text:p>-26.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50543981481481">
                <text:p>0.250543981481481</text:p>
              </table:table-cell>
              <table:table-cell office:value-type="float" office:value="206.75">
                <text:p>206.75</text:p>
              </table:table-cell>
              <table:table-cell office:value-type="float" office:value="180">
                <text:p>180</text:p>
              </table:table-cell>
              <table:table-cell office:value-type="float" office:value="-26.75">
                <text:p>-26.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50555555555555">
                <text:p>0.250555555555555</text:p>
              </table:table-cell>
              <table:table-cell office:value-type="float" office:value="208.19">
                <text:p>208.19</text:p>
              </table:table-cell>
              <table:table-cell office:value-type="float" office:value="180">
                <text:p>180</text:p>
              </table:table-cell>
              <table:table-cell office:value-type="float" office:value="-28.19">
                <text:p>-28.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5056712962963">
                <text:p>0.25056712962963</text:p>
              </table:table-cell>
              <table:table-cell office:value-type="float" office:value="209.13">
                <text:p>209.13</text:p>
              </table:table-cell>
              <table:table-cell office:value-type="float" office:value="180">
                <text:p>180</text:p>
              </table:table-cell>
              <table:table-cell office:value-type="float" office:value="-29.13">
                <text:p>-29.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50578703703704">
                <text:p>0.250578703703704</text:p>
              </table:table-cell>
              <table:table-cell office:value-type="float" office:value="202.94">
                <text:p>202.94</text:p>
              </table:table-cell>
              <table:table-cell office:value-type="float" office:value="180">
                <text:p>180</text:p>
              </table:table-cell>
              <table:table-cell office:value-type="float" office:value="-22.94">
                <text:p>-22.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50590277777778">
                <text:p>0.250590277777778</text:p>
              </table:table-cell>
              <table:table-cell office:value-type="float" office:value="205.5">
                <text:p>205.5</text:p>
              </table:table-cell>
              <table:table-cell office:value-type="float" office:value="180">
                <text:p>180</text:p>
              </table:table-cell>
              <table:table-cell office:value-type="float" office:value="-25.5">
                <text:p>-25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50601851851852">
                <text:p>0.250601851851852</text:p>
              </table:table-cell>
              <table:table-cell office:value-type="float" office:value="207.19">
                <text:p>207.19</text:p>
              </table:table-cell>
              <table:table-cell office:value-type="float" office:value="180">
                <text:p>180</text:p>
              </table:table-cell>
              <table:table-cell office:value-type="float" office:value="-27.19">
                <text:p>-27.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50613425925926">
                <text:p>0.250613425925926</text:p>
              </table:table-cell>
              <table:table-cell office:value-type="float" office:value="208.94">
                <text:p>208.94</text:p>
              </table:table-cell>
              <table:table-cell office:value-type="float" office:value="180">
                <text:p>180</text:p>
              </table:table-cell>
              <table:table-cell office:value-type="float" office:value="-28.94">
                <text:p>-28.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50625">
                <text:p>0.250625</text:p>
              </table:table-cell>
              <table:table-cell office:value-type="float" office:value="209.75">
                <text:p>209.75</text:p>
              </table:table-cell>
              <table:table-cell office:value-type="float" office:value="180">
                <text:p>180</text:p>
              </table:table-cell>
              <table:table-cell office:value-type="float" office:value="-29.75">
                <text:p>-29.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50636574074074">
                <text:p>0.250636574074074</text:p>
              </table:table-cell>
              <table:table-cell office:value-type="float" office:value="206.63">
                <text:p>206.63</text:p>
              </table:table-cell>
              <table:table-cell office:value-type="float" office:value="180">
                <text:p>180</text:p>
              </table:table-cell>
              <table:table-cell office:value-type="float" office:value="-26.63">
                <text:p>-26.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50648148148148">
                <text:p>0.250648148148148</text:p>
              </table:table-cell>
              <table:table-cell office:value-type="float" office:value="207.75">
                <text:p>207.75</text:p>
              </table:table-cell>
              <table:table-cell office:value-type="float" office:value="180">
                <text:p>180</text:p>
              </table:table-cell>
              <table:table-cell office:value-type="float" office:value="-27.75">
                <text:p>-27.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0659722222222">
                <text:p>0.250659722222222</text:p>
              </table:table-cell>
              <table:table-cell office:value-type="float" office:value="209.25">
                <text:p>209.25</text:p>
              </table:table-cell>
              <table:table-cell office:value-type="float" office:value="180">
                <text:p>180</text:p>
              </table:table-cell>
              <table:table-cell office:value-type="float" office:value="-29.25">
                <text:p>-29.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0671296296296">
                <text:p>0.250671296296296</text:p>
              </table:table-cell>
              <table:table-cell office:value-type="float" office:value="214.56">
                <text:p>214.56</text:p>
              </table:table-cell>
              <table:table-cell office:value-type="float" office:value="180">
                <text:p>180</text:p>
              </table:table-cell>
              <table:table-cell office:value-type="float" office:value="-34.56">
                <text:p>-34.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5068287037037">
                <text:p>0.25068287037037</text:p>
              </table:table-cell>
              <table:table-cell office:value-type="float" office:value="212.38">
                <text:p>212.38</text:p>
              </table:table-cell>
              <table:table-cell office:value-type="float" office:value="180">
                <text:p>180</text:p>
              </table:table-cell>
              <table:table-cell office:value-type="float" office:value="-32.38">
                <text:p>-32.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50694444444444">
                <text:p>0.250694444444444</text:p>
              </table:table-cell>
              <table:table-cell office:value-type="float" office:value="209.06">
                <text:p>209.06</text:p>
              </table:table-cell>
              <table:table-cell office:value-type="float" office:value="180">
                <text:p>180</text:p>
              </table:table-cell>
              <table:table-cell office:value-type="float" office:value="-29.06">
                <text:p>-29.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50706018518518">
                <text:p>0.250706018518518</text:p>
              </table:table-cell>
              <table:table-cell office:value-type="float" office:value="208.69">
                <text:p>208.69</text:p>
              </table:table-cell>
              <table:table-cell office:value-type="float" office:value="180">
                <text:p>180</text:p>
              </table:table-cell>
              <table:table-cell office:value-type="float" office:value="-28.69">
                <text:p>-28.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50717592592593">
                <text:p>0.250717592592593</text:p>
              </table:table-cell>
              <table:table-cell office:value-type="float" office:value="205.56">
                <text:p>205.56</text:p>
              </table:table-cell>
              <table:table-cell office:value-type="float" office:value="180">
                <text:p>180</text:p>
              </table:table-cell>
              <table:table-cell office:value-type="float" office:value="-25.56">
                <text:p>-25.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50729166666667">
                <text:p>0.250729166666667</text:p>
              </table:table-cell>
              <table:table-cell office:value-type="float" office:value="203.81">
                <text:p>203.81</text:p>
              </table:table-cell>
              <table:table-cell office:value-type="float" office:value="180">
                <text:p>180</text:p>
              </table:table-cell>
              <table:table-cell office:value-type="float" office:value="-23.81">
                <text:p>-23.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50740740740741">
                <text:p>0.250740740740741</text:p>
              </table:table-cell>
              <table:table-cell office:value-type="float" office:value="201.56">
                <text:p>201.56</text:p>
              </table:table-cell>
              <table:table-cell office:value-type="float" office:value="180">
                <text:p>180</text:p>
              </table:table-cell>
              <table:table-cell office:value-type="float" office:value="-21.56">
                <text:p>-21.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50752314814815">
                <text:p>0.250752314814815</text:p>
              </table:table-cell>
              <table:table-cell office:value-type="float" office:value="200.81">
                <text:p>200.81</text:p>
              </table:table-cell>
              <table:table-cell office:value-type="float" office:value="180">
                <text:p>180</text:p>
              </table:table-cell>
              <table:table-cell office:value-type="float" office:value="-20.81">
                <text:p>-20.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50763888888889">
                <text:p>0.250763888888889</text:p>
              </table:table-cell>
              <table:table-cell office:value-type="float" office:value="200.63">
                <text:p>200.63</text:p>
              </table:table-cell>
              <table:table-cell office:value-type="float" office:value="180">
                <text:p>180</text:p>
              </table:table-cell>
              <table:table-cell office:value-type="float" office:value="-20.63">
                <text:p>-20.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50775462962963">
                <text:p>0.250775462962963</text:p>
              </table:table-cell>
              <table:table-cell office:value-type="float" office:value="203.75">
                <text:p>203.75</text:p>
              </table:table-cell>
              <table:table-cell office:value-type="float" office:value="180">
                <text:p>180</text:p>
              </table:table-cell>
              <table:table-cell office:value-type="float" office:value="-23.75">
                <text:p>-23.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50787037037037">
                <text:p>0.250787037037037</text:p>
              </table:table-cell>
              <table:table-cell office:value-type="float" office:value="203.06">
                <text:p>203.06</text:p>
              </table:table-cell>
              <table:table-cell office:value-type="float" office:value="180">
                <text:p>180</text:p>
              </table:table-cell>
              <table:table-cell office:value-type="float" office:value="-23.06">
                <text:p>-23.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50798611111111">
                <text:p>0.250798611111111</text:p>
              </table:table-cell>
              <table:table-cell office:value-type="float" office:value="204.31">
                <text:p>204.31</text:p>
              </table:table-cell>
              <table:table-cell office:value-type="float" office:value="180">
                <text:p>180</text:p>
              </table:table-cell>
              <table:table-cell office:value-type="float" office:value="-24.31">
                <text:p>-24.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50810185185185">
                <text:p>0.250810185185185</text:p>
              </table:table-cell>
              <table:table-cell office:value-type="float" office:value="203.19">
                <text:p>203.19</text:p>
              </table:table-cell>
              <table:table-cell office:value-type="float" office:value="180">
                <text:p>180</text:p>
              </table:table-cell>
              <table:table-cell office:value-type="float" office:value="-23.19">
                <text:p>-23.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50821759259259">
                <text:p>0.250821759259259</text:p>
              </table:table-cell>
              <table:table-cell office:value-type="float" office:value="201.88">
                <text:p>201.88</text:p>
              </table:table-cell>
              <table:table-cell office:value-type="float" office:value="180">
                <text:p>180</text:p>
              </table:table-cell>
              <table:table-cell office:value-type="float" office:value="-21.88">
                <text:p>-21.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50833333333333">
                <text:p>0.250833333333333</text:p>
              </table:table-cell>
              <table:table-cell office:value-type="float" office:value="201.44">
                <text:p>201.44</text:p>
              </table:table-cell>
              <table:table-cell office:value-type="float" office:value="180">
                <text:p>180</text:p>
              </table:table-cell>
              <table:table-cell office:value-type="float" office:value="-21.44">
                <text:p>-21.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50844907407407">
                <text:p>0.250844907407407</text:p>
              </table:table-cell>
              <table:table-cell office:value-type="float" office:value="200.25">
                <text:p>200.25</text:p>
              </table:table-cell>
              <table:table-cell office:value-type="float" office:value="180">
                <text:p>180</text:p>
              </table:table-cell>
              <table:table-cell office:value-type="float" office:value="-20.25">
                <text:p>-20.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50856481481481">
                <text:p>0.250856481481481</text:p>
              </table:table-cell>
              <table:table-cell office:value-type="float" office:value="203.75">
                <text:p>203.75</text:p>
              </table:table-cell>
              <table:table-cell office:value-type="float" office:value="180">
                <text:p>180</text:p>
              </table:table-cell>
              <table:table-cell office:value-type="float" office:value="-23.75">
                <text:p>-23.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50868055555556">
                <text:p>0.250868055555556</text:p>
              </table:table-cell>
              <table:table-cell office:value-type="float" office:value="204.13">
                <text:p>204.13</text:p>
              </table:table-cell>
              <table:table-cell office:value-type="float" office:value="180">
                <text:p>180</text:p>
              </table:table-cell>
              <table:table-cell office:value-type="float" office:value="-24.13">
                <text:p>-24.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5087962962963">
                <text:p>0.25087962962963</text:p>
              </table:table-cell>
              <table:table-cell office:value-type="float" office:value="204.69">
                <text:p>204.69</text:p>
              </table:table-cell>
              <table:table-cell office:value-type="float" office:value="180">
                <text:p>180</text:p>
              </table:table-cell>
              <table:table-cell office:value-type="float" office:value="-24.69">
                <text:p>-24.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50891203703704">
                <text:p>0.250891203703704</text:p>
              </table:table-cell>
              <table:table-cell office:value-type="float" office:value="205.56">
                <text:p>205.56</text:p>
              </table:table-cell>
              <table:table-cell office:value-type="float" office:value="180">
                <text:p>180</text:p>
              </table:table-cell>
              <table:table-cell office:value-type="float" office:value="-25.56">
                <text:p>-25.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50902777777778">
                <text:p>0.250902777777778</text:p>
              </table:table-cell>
              <table:table-cell office:value-type="float" office:value="205.38">
                <text:p>205.38</text:p>
              </table:table-cell>
              <table:table-cell office:value-type="float" office:value="180">
                <text:p>180</text:p>
              </table:table-cell>
              <table:table-cell office:value-type="float" office:value="-25.38">
                <text:p>-25.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50914351851852">
                <text:p>0.250914351851852</text:p>
              </table:table-cell>
              <table:table-cell office:value-type="float" office:value="206.25">
                <text:p>206.25</text:p>
              </table:table-cell>
              <table:table-cell office:value-type="float" office:value="180">
                <text:p>180</text:p>
              </table:table-cell>
              <table:table-cell office:value-type="float" office:value="-26.25">
                <text:p>-26.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50925925925926">
                <text:p>0.250925925925926</text:p>
              </table:table-cell>
              <table:table-cell office:value-type="float" office:value="204.44">
                <text:p>204.44</text:p>
              </table:table-cell>
              <table:table-cell office:value-type="float" office:value="180">
                <text:p>180</text:p>
              </table:table-cell>
              <table:table-cell office:value-type="float" office:value="-24.44">
                <text:p>-24.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509375">
                <text:p>0.2509375</text:p>
              </table:table-cell>
              <table:table-cell office:value-type="float" office:value="203.88">
                <text:p>203.88</text:p>
              </table:table-cell>
              <table:table-cell office:value-type="float" office:value="180">
                <text:p>180</text:p>
              </table:table-cell>
              <table:table-cell office:value-type="float" office:value="-23.88">
                <text:p>-23.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50949074074074">
                <text:p>0.250949074074074</text:p>
              </table:table-cell>
              <table:table-cell office:value-type="float" office:value="206.06">
                <text:p>206.06</text:p>
              </table:table-cell>
              <table:table-cell office:value-type="float" office:value="180">
                <text:p>180</text:p>
              </table:table-cell>
              <table:table-cell office:value-type="float" office:value="-26.06">
                <text:p>-26.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50960648148148">
                <text:p>0.250960648148148</text:p>
              </table:table-cell>
              <table:table-cell office:value-type="float" office:value="202.88">
                <text:p>202.88</text:p>
              </table:table-cell>
              <table:table-cell office:value-type="float" office:value="180">
                <text:p>180</text:p>
              </table:table-cell>
              <table:table-cell office:value-type="float" office:value="-22.88">
                <text:p>-22.8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50972222222222">
                <text:p>0.250972222222222</text:p>
              </table:table-cell>
              <table:table-cell office:value-type="float" office:value="203.38">
                <text:p>203.38</text:p>
              </table:table-cell>
              <table:table-cell office:value-type="float" office:value="180">
                <text:p>180</text:p>
              </table:table-cell>
              <table:table-cell office:value-type="float" office:value="-23.38">
                <text:p>-23.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5099537037037">
                <text:p>0.25099537037037</text:p>
              </table:table-cell>
              <table:table-cell office:value-type="float" office:value="201.19">
                <text:p>201.19</text:p>
              </table:table-cell>
              <table:table-cell office:value-type="float" office:value="180">
                <text:p>180</text:p>
              </table:table-cell>
              <table:table-cell office:value-type="float" office:value="-21.19">
                <text:p>-21.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51006944444444">
                <text:p>0.251006944444444</text:p>
              </table:table-cell>
              <table:table-cell office:value-type="float" office:value="201.19">
                <text:p>201.19</text:p>
              </table:table-cell>
              <table:table-cell office:value-type="float" office:value="180">
                <text:p>180</text:p>
              </table:table-cell>
              <table:table-cell office:value-type="float" office:value="-21.19">
                <text:p>-21.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51018518518519">
                <text:p>0.251018518518519</text:p>
              </table:table-cell>
              <table:table-cell office:value-type="float" office:value="202.88">
                <text:p>202.88</text:p>
              </table:table-cell>
              <table:table-cell office:value-type="float" office:value="180">
                <text:p>180</text:p>
              </table:table-cell>
              <table:table-cell office:value-type="float" office:value="-22.88">
                <text:p>-22.8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51030092592593">
                <text:p>0.251030092592593</text:p>
              </table:table-cell>
              <table:table-cell office:value-type="float" office:value="202.06">
                <text:p>202.06</text:p>
              </table:table-cell>
              <table:table-cell office:value-type="float" office:value="180">
                <text:p>180</text:p>
              </table:table-cell>
              <table:table-cell office:value-type="float" office:value="-22.06">
                <text:p>-22.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51041666666667">
                <text:p>0.251041666666667</text:p>
              </table:table-cell>
              <table:table-cell office:value-type="float" office:value="202.44">
                <text:p>202.44</text:p>
              </table:table-cell>
              <table:table-cell office:value-type="float" office:value="180">
                <text:p>180</text:p>
              </table:table-cell>
              <table:table-cell office:value-type="float" office:value="-22.44">
                <text:p>-22.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51053240740741">
                <text:p>0.251053240740741</text:p>
              </table:table-cell>
              <table:table-cell office:value-type="float" office:value="200.94">
                <text:p>200.94</text:p>
              </table:table-cell>
              <table:table-cell office:value-type="float" office:value="180">
                <text:p>180</text:p>
              </table:table-cell>
              <table:table-cell office:value-type="float" office:value="-20.94">
                <text:p>-20.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51064814814815">
                <text:p>0.251064814814815</text:p>
              </table:table-cell>
              <table:table-cell office:value-type="float" office:value="201.88">
                <text:p>201.88</text:p>
              </table:table-cell>
              <table:table-cell office:value-type="float" office:value="180">
                <text:p>180</text:p>
              </table:table-cell>
              <table:table-cell office:value-type="float" office:value="-21.88">
                <text:p>-21.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51076388888889">
                <text:p>0.251076388888889</text:p>
              </table:table-cell>
              <table:table-cell office:value-type="float" office:value="200.69">
                <text:p>200.69</text:p>
              </table:table-cell>
              <table:table-cell office:value-type="float" office:value="180">
                <text:p>180</text:p>
              </table:table-cell>
              <table:table-cell office:value-type="float" office:value="-20.69">
                <text:p>-20.6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51087962962963">
                <text:p>0.251087962962963</text:p>
              </table:table-cell>
              <table:table-cell office:value-type="float" office:value="202.81">
                <text:p>202.81</text:p>
              </table:table-cell>
              <table:table-cell office:value-type="float" office:value="180">
                <text:p>180</text:p>
              </table:table-cell>
              <table:table-cell office:value-type="float" office:value="-22.81">
                <text:p>-22.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51099537037037">
                <text:p>0.251099537037037</text:p>
              </table:table-cell>
              <table:table-cell office:value-type="float" office:value="203.5">
                <text:p>203.5</text:p>
              </table:table-cell>
              <table:table-cell office:value-type="float" office:value="180">
                <text:p>180</text:p>
              </table:table-cell>
              <table:table-cell office:value-type="float" office:value="-23.5">
                <text:p>-23.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51111111111111">
                <text:p>0.251111111111111</text:p>
              </table:table-cell>
              <table:table-cell office:value-type="float" office:value="204.31">
                <text:p>204.31</text:p>
              </table:table-cell>
              <table:table-cell office:value-type="float" office:value="180">
                <text:p>180</text:p>
              </table:table-cell>
              <table:table-cell office:value-type="float" office:value="-24.31">
                <text:p>-24.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51122685185185">
                <text:p>0.251122685185185</text:p>
              </table:table-cell>
              <table:table-cell office:value-type="float" office:value="203.88">
                <text:p>203.88</text:p>
              </table:table-cell>
              <table:table-cell office:value-type="float" office:value="180">
                <text:p>180</text:p>
              </table:table-cell>
              <table:table-cell office:value-type="float" office:value="-23.88">
                <text:p>-23.8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51134259259259">
                <text:p>0.251134259259259</text:p>
              </table:table-cell>
              <table:table-cell office:value-type="float" office:value="204.13">
                <text:p>204.13</text:p>
              </table:table-cell>
              <table:table-cell office:value-type="float" office:value="180">
                <text:p>180</text:p>
              </table:table-cell>
              <table:table-cell office:value-type="float" office:value="-24.13">
                <text:p>-24.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51145833333333">
                <text:p>0.251145833333333</text:p>
              </table:table-cell>
              <table:table-cell office:value-type="float" office:value="202.38">
                <text:p>202.38</text:p>
              </table:table-cell>
              <table:table-cell office:value-type="float" office:value="180">
                <text:p>180</text:p>
              </table:table-cell>
              <table:table-cell office:value-type="float" office:value="-22.38">
                <text:p>-22.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51157407407407">
                <text:p>0.251157407407407</text:p>
              </table:table-cell>
              <table:table-cell office:value-type="float" office:value="198.19">
                <text:p>198.19</text:p>
              </table:table-cell>
              <table:table-cell office:value-type="float" office:value="180">
                <text:p>180</text:p>
              </table:table-cell>
              <table:table-cell office:value-type="float" office:value="-18.19">
                <text:p>-18.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51168981481481">
                <text:p>0.251168981481481</text:p>
              </table:table-cell>
              <table:table-cell office:value-type="float" office:value="195.69">
                <text:p>195.69</text:p>
              </table:table-cell>
              <table:table-cell office:value-type="float" office:value="180">
                <text:p>180</text:p>
              </table:table-cell>
              <table:table-cell office:value-type="float" office:value="-15.69">
                <text:p>-15.6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51180555555556">
                <text:p>0.251180555555556</text:p>
              </table:table-cell>
              <table:table-cell office:value-type="float" office:value="198.25">
                <text:p>198.25</text:p>
              </table:table-cell>
              <table:table-cell office:value-type="float" office:value="180">
                <text:p>180</text:p>
              </table:table-cell>
              <table:table-cell office:value-type="float" office:value="-18.25">
                <text:p>-18.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5119212962963">
                <text:p>0.25119212962963</text:p>
              </table:table-cell>
              <table:table-cell office:value-type="float" office:value="200.44">
                <text:p>200.44</text:p>
              </table:table-cell>
              <table:table-cell office:value-type="float" office:value="180">
                <text:p>180</text:p>
              </table:table-cell>
              <table:table-cell office:value-type="float" office:value="-20.44">
                <text:p>-20.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51203703703704">
                <text:p>0.251203703703704</text:p>
              </table:table-cell>
              <table:table-cell office:value-type="float" office:value="201.63">
                <text:p>201.63</text:p>
              </table:table-cell>
              <table:table-cell office:value-type="float" office:value="180">
                <text:p>180</text:p>
              </table:table-cell>
              <table:table-cell office:value-type="float" office:value="-21.63">
                <text:p>-21.6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51215277777778">
                <text:p>0.251215277777778</text:p>
              </table:table-cell>
              <table:table-cell office:value-type="float" office:value="205.56">
                <text:p>205.56</text:p>
              </table:table-cell>
              <table:table-cell office:value-type="float" office:value="180">
                <text:p>180</text:p>
              </table:table-cell>
              <table:table-cell office:value-type="float" office:value="-25.56">
                <text:p>-25.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51226851851852">
                <text:p>0.251226851851852</text:p>
              </table:table-cell>
              <table:table-cell office:value-type="float" office:value="197.75">
                <text:p>197.75</text:p>
              </table:table-cell>
              <table:table-cell office:value-type="float" office:value="180">
                <text:p>180</text:p>
              </table:table-cell>
              <table:table-cell office:value-type="float" office:value="-17.75">
                <text:p>-17.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51238425925926">
                <text:p>0.251238425925926</text:p>
              </table:table-cell>
              <table:table-cell office:value-type="float" office:value="195.81">
                <text:p>195.81</text:p>
              </table:table-cell>
              <table:table-cell office:value-type="float" office:value="180">
                <text:p>180</text:p>
              </table:table-cell>
              <table:table-cell office:value-type="float" office:value="-15.81">
                <text:p>-15.8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5125">
                <text:p>0.25125</text:p>
              </table:table-cell>
              <table:table-cell office:value-type="float" office:value="197.81">
                <text:p>197.81</text:p>
              </table:table-cell>
              <table:table-cell office:value-type="float" office:value="180">
                <text:p>180</text:p>
              </table:table-cell>
              <table:table-cell office:value-type="float" office:value="-17.81">
                <text:p>-17.8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51273148148148">
                <text:p>0.251273148148148</text:p>
              </table:table-cell>
              <table:table-cell office:value-type="float" office:value="111.25">
                <text:p>111.25</text:p>
              </table:table-cell>
              <table:table-cell office:value-type="float" office:value="90">
                <text:p>90</text:p>
              </table:table-cell>
              <table:table-cell office:value-type="float" office:value="-21.25">
                <text:p>-21.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51284722222222">
                <text:p>0.251284722222222</text:p>
              </table:table-cell>
              <table:table-cell office:value-type="float" office:value="102.19">
                <text:p>102.19</text:p>
              </table:table-cell>
              <table:table-cell office:value-type="float" office:value="90">
                <text:p>90</text:p>
              </table:table-cell>
              <table:table-cell office:value-type="float" office:value="-12.19">
                <text:p>-12.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51296296296296">
                <text:p>0.251296296296296</text:p>
              </table:table-cell>
              <table:table-cell office:value-type="float" office:value="97.81">
                <text:p>97.81</text:p>
              </table:table-cell>
              <table:table-cell office:value-type="float" office:value="90">
                <text:p>90</text:p>
              </table:table-cell>
              <table:table-cell office:value-type="float" office:value="-7.81">
                <text:p>-7.8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5130787037037">
                <text:p>0.25130787037037</text:p>
              </table:table-cell>
              <table:table-cell office:value-type="float" office:value="95">
                <text:p>95</text:p>
              </table:table-cell>
              <table:table-cell office:value-type="float" office:value="90">
                <text:p>9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51319444444444">
                <text:p>0.251319444444444</text:p>
              </table:table-cell>
              <table:table-cell office:value-type="float" office:value="92.12">
                <text:p>92.12</text:p>
              </table:table-cell>
              <table:table-cell office:value-type="float" office:value="90">
                <text:p>90</text:p>
              </table:table-cell>
              <table:table-cell office:value-type="float" office:value="-2.12">
                <text:p>-2.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51331018518519">
                <text:p>0.251331018518519</text:p>
              </table:table-cell>
              <table:table-cell office:value-type="float" office:value="92">
                <text:p>92</text:p>
              </table:table-cell>
              <table:table-cell office:value-type="float" office:value="90">
                <text:p>9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51342592592593">
                <text:p>0.251342592592593</text:p>
              </table:table-cell>
              <table:table-cell office:value-type="float" office:value="92.75">
                <text:p>92.75</text:p>
              </table:table-cell>
              <table:table-cell office:value-type="float" office:value="90">
                <text:p>90</text:p>
              </table:table-cell>
              <table:table-cell office:value-type="float" office:value="-2.75">
                <text:p>-2.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51354166666667">
                <text:p>0.251354166666667</text:p>
              </table:table-cell>
              <table:table-cell office:value-type="float" office:value="91.87">
                <text:p>91.87</text:p>
              </table:table-cell>
              <table:table-cell office:value-type="float" office:value="90">
                <text:p>90</text:p>
              </table:table-cell>
              <table:table-cell office:value-type="float" office:value="-1.87">
                <text:p>-1.8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51365740740741">
                <text:p>0.251365740740741</text:p>
              </table:table-cell>
              <table:table-cell office:value-type="float" office:value="92.56">
                <text:p>92.56</text:p>
              </table:table-cell>
              <table:table-cell office:value-type="float" office:value="90">
                <text:p>90</text:p>
              </table:table-cell>
              <table:table-cell office:value-type="float" office:value="-2.56">
                <text:p>-2.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51377314814815">
                <text:p>0.251377314814815</text:p>
              </table:table-cell>
              <table:table-cell office:value-type="float" office:value="90.56">
                <text:p>90.56</text:p>
              </table:table-cell>
              <table:table-cell office:value-type="float" office:value="90">
                <text:p>90</text:p>
              </table:table-cell>
              <table:table-cell office:value-type="float" office:value="-0.560000000000002">
                <text:p>-0.5600000000000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51388888888889">
                <text:p>0.251388888888889</text:p>
              </table:table-cell>
              <table:table-cell office:value-type="float" office:value="90.06">
                <text:p>90.06</text:p>
              </table:table-cell>
              <table:table-cell office:value-type="float" office:value="90">
                <text:p>90</text:p>
              </table:table-cell>
              <table:table-cell office:value-type="float" office:value="-0.0600000000000023">
                <text:p>-0.06000000000000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51400462962963">
                <text:p>0.251400462962963</text:p>
              </table:table-cell>
              <table:table-cell office:value-type="float" office:value="92.87">
                <text:p>92.87</text:p>
              </table:table-cell>
              <table:table-cell office:value-type="float" office:value="90">
                <text:p>90</text:p>
              </table:table-cell>
              <table:table-cell office:value-type="float" office:value="-2.87">
                <text:p>-2.8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51412037037037">
                <text:p>0.251412037037037</text:p>
              </table:table-cell>
              <table:table-cell office:value-type="float" office:value="94.69">
                <text:p>94.69</text:p>
              </table:table-cell>
              <table:table-cell office:value-type="float" office:value="90">
                <text:p>90</text:p>
              </table:table-cell>
              <table:table-cell office:value-type="float" office:value="-4.69">
                <text:p>-4.6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51423611111111">
                <text:p>0.251423611111111</text:p>
              </table:table-cell>
              <table:table-cell office:value-type="float" office:value="94.19">
                <text:p>94.19</text:p>
              </table:table-cell>
              <table:table-cell office:value-type="float" office:value="90">
                <text:p>90</text:p>
              </table:table-cell>
              <table:table-cell office:value-type="float" office:value="-4.19">
                <text:p>-4.1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51435185185185">
                <text:p>0.251435185185185</text:p>
              </table:table-cell>
              <table:table-cell office:value-type="float" office:value="95.25">
                <text:p>95.25</text:p>
              </table:table-cell>
              <table:table-cell office:value-type="float" office:value="90">
                <text:p>90</text:p>
              </table:table-cell>
              <table:table-cell office:value-type="float" office:value="-5.25">
                <text:p>-5.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251446759259259">
                <text:p>0.251446759259259</text:p>
              </table:table-cell>
              <table:table-cell office:value-type="float" office:value="96.31">
                <text:p>96.31</text:p>
              </table:table-cell>
              <table:table-cell office:value-type="float" office:value="90">
                <text:p>90</text:p>
              </table:table-cell>
              <table:table-cell office:value-type="float" office:value="-6.31">
                <text:p>-6.3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51678240740741">
                <text:p>0.251678240740741</text:p>
              </table:table-cell>
              <table:table-cell office:value-type="float" office:value="185.06">
                <text:p>185.06</text:p>
              </table:table-cell>
              <table:table-cell office:value-type="float" office:value="180">
                <text:p>180</text:p>
              </table:table-cell>
              <table:table-cell office:value-type="float" office:value="-5.06">
                <text:p>-5.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51689814814815">
                <text:p>0.251689814814815</text:p>
              </table:table-cell>
              <table:table-cell office:value-type="float" office:value="185">
                <text:p>185</text:p>
              </table:table-cell>
              <table:table-cell office:value-type="float" office:value="180">
                <text:p>18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51701388888889">
                <text:p>0.251701388888889</text:p>
              </table:table-cell>
              <table:table-cell office:value-type="float" office:value="186.19">
                <text:p>186.19</text:p>
              </table:table-cell>
              <table:table-cell office:value-type="float" office:value="180">
                <text:p>180</text:p>
              </table:table-cell>
              <table:table-cell office:value-type="float" office:value="-6.19">
                <text:p>-6.1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251712962962963">
                <text:p>0.251712962962963</text:p>
              </table:table-cell>
              <table:table-cell office:value-type="float" office:value="184.31">
                <text:p>184.31</text:p>
              </table:table-cell>
              <table:table-cell office:value-type="float" office:value="180">
                <text:p>180</text:p>
              </table:table-cell>
              <table:table-cell office:value-type="float" office:value="-4.31">
                <text:p>-4.3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51724537037037">
                <text:p>0.251724537037037</text:p>
              </table:table-cell>
              <table:table-cell office:value-type="float" office:value="182.69">
                <text:p>182.69</text:p>
              </table:table-cell>
              <table:table-cell office:value-type="float" office:value="180">
                <text:p>180</text:p>
              </table:table-cell>
              <table:table-cell office:value-type="float" office:value="-2.69">
                <text:p>-2.6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51736111111111">
                <text:p>0.251736111111111</text:p>
              </table:table-cell>
              <table:table-cell office:value-type="float" office:value="188.56">
                <text:p>188.56</text:p>
              </table:table-cell>
              <table:table-cell office:value-type="float" office:value="180">
                <text:p>180</text:p>
              </table:table-cell>
              <table:table-cell office:value-type="float" office:value="-8.56">
                <text:p>-8.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251747685185185">
                <text:p>0.251747685185185</text:p>
              </table:table-cell>
              <table:table-cell office:value-type="float" office:value="188.38">
                <text:p>188.38</text:p>
              </table:table-cell>
              <table:table-cell office:value-type="float" office:value="180">
                <text:p>180</text:p>
              </table:table-cell>
              <table:table-cell office:value-type="float" office:value="-8.38">
                <text:p>-8.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51759259259259">
                <text:p>0.251759259259259</text:p>
              </table:table-cell>
              <table:table-cell office:value-type="float" office:value="187.75">
                <text:p>187.75</text:p>
              </table:table-cell>
              <table:table-cell office:value-type="float" office:value="180">
                <text:p>180</text:p>
              </table:table-cell>
              <table:table-cell office:value-type="float" office:value="-7.75">
                <text:p>-7.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51770833333333">
                <text:p>0.251770833333333</text:p>
              </table:table-cell>
              <table:table-cell office:value-type="float" office:value="188.31">
                <text:p>188.31</text:p>
              </table:table-cell>
              <table:table-cell office:value-type="float" office:value="180">
                <text:p>180</text:p>
              </table:table-cell>
              <table:table-cell office:value-type="float" office:value="-8.31">
                <text:p>-8.3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251782407407407">
                <text:p>0.251782407407407</text:p>
              </table:table-cell>
              <table:table-cell office:value-type="float" office:value="187.5">
                <text:p>187.5</text:p>
              </table:table-cell>
              <table:table-cell office:value-type="float" office:value="180">
                <text:p>180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251793981481481">
                <text:p>0.251793981481481</text:p>
              </table:table-cell>
              <table:table-cell office:value-type="float" office:value="187.06">
                <text:p>187.06</text:p>
              </table:table-cell>
              <table:table-cell office:value-type="float" office:value="180">
                <text:p>180</text:p>
              </table:table-cell>
              <table:table-cell office:value-type="float" office:value="-7.06">
                <text:p>-7.0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251805555555556">
                <text:p>0.251805555555556</text:p>
              </table:table-cell>
              <table:table-cell office:value-type="float" office:value="188.81">
                <text:p>188.81</text:p>
              </table:table-cell>
              <table:table-cell office:value-type="float" office:value="180">
                <text:p>180</text:p>
              </table:table-cell>
              <table:table-cell office:value-type="float" office:value="-8.81">
                <text:p>-8.8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25181712962963">
                <text:p>0.25181712962963</text:p>
              </table:table-cell>
              <table:table-cell office:value-type="float" office:value="190">
                <text:p>190</text:p>
              </table:table-cell>
              <table:table-cell office:value-type="float" office:value="180">
                <text:p>18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251828703703704">
                <text:p>0.251828703703704</text:p>
              </table:table-cell>
              <table:table-cell office:value-type="float" office:value="186.06">
                <text:p>186.06</text:p>
              </table:table-cell>
              <table:table-cell office:value-type="float" office:value="180">
                <text:p>180</text:p>
              </table:table-cell>
              <table:table-cell office:value-type="float" office:value="-6.06">
                <text:p>-6.0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251840277777778">
                <text:p>0.251840277777778</text:p>
              </table:table-cell>
              <table:table-cell office:value-type="float" office:value="183.69">
                <text:p>183.69</text:p>
              </table:table-cell>
              <table:table-cell office:value-type="float" office:value="180">
                <text:p>180</text:p>
              </table:table-cell>
              <table:table-cell office:value-type="float" office:value="-3.69">
                <text:p>-3.6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251851851851852">
                <text:p>0.251851851851852</text:p>
              </table:table-cell>
              <table:table-cell office:value-type="float" office:value="184.25">
                <text:p>184.25</text:p>
              </table:table-cell>
              <table:table-cell office:value-type="float" office:value="180">
                <text:p>180</text:p>
              </table:table-cell>
              <table:table-cell office:value-type="float" office:value="-4.25">
                <text:p>-4.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251863425925926">
                <text:p>0.251863425925926</text:p>
              </table:table-cell>
              <table:table-cell office:value-type="float" office:value="186.75">
                <text:p>186.75</text:p>
              </table:table-cell>
              <table:table-cell office:value-type="float" office:value="180">
                <text:p>180</text:p>
              </table:table-cell>
              <table:table-cell office:value-type="float" office:value="-6.75">
                <text:p>-6.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251875">
                <text:p>0.251875</text:p>
              </table:table-cell>
              <table:table-cell office:value-type="float" office:value="187.31">
                <text:p>187.31</text:p>
              </table:table-cell>
              <table:table-cell office:value-type="float" office:value="180">
                <text:p>180</text:p>
              </table:table-cell>
              <table:table-cell office:value-type="float" office:value="-7.31">
                <text:p>-7.3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251886574074074">
                <text:p>0.251886574074074</text:p>
              </table:table-cell>
              <table:table-cell office:value-type="float" office:value="190.19">
                <text:p>190.19</text:p>
              </table:table-cell>
              <table:table-cell office:value-type="float" office:value="180">
                <text:p>180</text:p>
              </table:table-cell>
              <table:table-cell office:value-type="float" office:value="-10.19">
                <text:p>-10.1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251898148148148">
                <text:p>0.251898148148148</text:p>
              </table:table-cell>
              <table:table-cell office:value-type="float" office:value="186.63">
                <text:p>186.63</text:p>
              </table:table-cell>
              <table:table-cell office:value-type="float" office:value="180">
                <text:p>180</text:p>
              </table:table-cell>
              <table:table-cell office:value-type="float" office:value="-6.63">
                <text:p>-6.6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251909722222222">
                <text:p>0.251909722222222</text:p>
              </table:table-cell>
              <table:table-cell office:value-type="float" office:value="187.31">
                <text:p>187.31</text:p>
              </table:table-cell>
              <table:table-cell office:value-type="float" office:value="180">
                <text:p>180</text:p>
              </table:table-cell>
              <table:table-cell office:value-type="float" office:value="-7.31">
                <text:p>-7.3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251921296296296">
                <text:p>0.251921296296296</text:p>
              </table:table-cell>
              <table:table-cell office:value-type="float" office:value="187.31">
                <text:p>187.31</text:p>
              </table:table-cell>
              <table:table-cell office:value-type="float" office:value="180">
                <text:p>180</text:p>
              </table:table-cell>
              <table:table-cell office:value-type="float" office:value="-7.31">
                <text:p>-7.3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25193287037037">
                <text:p>0.25193287037037</text:p>
              </table:table-cell>
              <table:table-cell office:value-type="float" office:value="186.31">
                <text:p>186.31</text:p>
              </table:table-cell>
              <table:table-cell office:value-type="float" office:value="180">
                <text:p>180</text:p>
              </table:table-cell>
              <table:table-cell office:value-type="float" office:value="-6.31">
                <text:p>-6.3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251944444444444">
                <text:p>0.251944444444444</text:p>
              </table:table-cell>
              <table:table-cell office:value-type="float" office:value="186.69">
                <text:p>186.69</text:p>
              </table:table-cell>
              <table:table-cell office:value-type="float" office:value="180">
                <text:p>180</text:p>
              </table:table-cell>
              <table:table-cell office:value-type="float" office:value="-6.69">
                <text:p>-6.6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251956018518518">
                <text:p>0.251956018518518</text:p>
              </table:table-cell>
              <table:table-cell office:value-type="float" office:value="186.75">
                <text:p>186.75</text:p>
              </table:table-cell>
              <table:table-cell office:value-type="float" office:value="180">
                <text:p>180</text:p>
              </table:table-cell>
              <table:table-cell office:value-type="float" office:value="-6.75">
                <text:p>-6.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251967592592593">
                <text:p>0.251967592592593</text:p>
              </table:table-cell>
              <table:table-cell office:value-type="float" office:value="183.75">
                <text:p>183.75</text:p>
              </table:table-cell>
              <table:table-cell office:value-type="float" office:value="180">
                <text:p>180</text:p>
              </table:table-cell>
              <table:table-cell office:value-type="float" office:value="-3.75">
                <text:p>-3.7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251979166666667">
                <text:p>0.251979166666667</text:p>
              </table:table-cell>
              <table:table-cell office:value-type="float" office:value="184.25">
                <text:p>184.25</text:p>
              </table:table-cell>
              <table:table-cell office:value-type="float" office:value="180">
                <text:p>180</text:p>
              </table:table-cell>
              <table:table-cell office:value-type="float" office:value="-4.25">
                <text:p>-4.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251990740740741">
                <text:p>0.251990740740741</text:p>
              </table:table-cell>
              <table:table-cell office:value-type="float" office:value="185.38">
                <text:p>185.38</text:p>
              </table:table-cell>
              <table:table-cell office:value-type="float" office:value="180">
                <text:p>180</text:p>
              </table:table-cell>
              <table:table-cell office:value-type="float" office:value="-5.38">
                <text:p>-5.3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252002314814815">
                <text:p>0.252002314814815</text:p>
              </table:table-cell>
              <table:table-cell office:value-type="float" office:value="185">
                <text:p>185</text:p>
              </table:table-cell>
              <table:table-cell office:value-type="float" office:value="180">
                <text:p>18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52013888888889">
                <text:p>0.252013888888889</text:p>
              </table:table-cell>
              <table:table-cell office:value-type="float" office:value="190.56">
                <text:p>190.56</text:p>
              </table:table-cell>
              <table:table-cell office:value-type="float" office:value="180">
                <text:p>180</text:p>
              </table:table-cell>
              <table:table-cell office:value-type="float" office:value="-10.56">
                <text:p>-10.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52025462962963">
                <text:p>0.252025462962963</text:p>
              </table:table-cell>
              <table:table-cell office:value-type="float" office:value="189.63">
                <text:p>189.63</text:p>
              </table:table-cell>
              <table:table-cell office:value-type="float" office:value="180">
                <text:p>180</text:p>
              </table:table-cell>
              <table:table-cell office:value-type="float" office:value="-9.63">
                <text:p>-9.6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52037037037037">
                <text:p>0.252037037037037</text:p>
              </table:table-cell>
              <table:table-cell office:value-type="float" office:value="188.31">
                <text:p>188.31</text:p>
              </table:table-cell>
              <table:table-cell office:value-type="float" office:value="180">
                <text:p>180</text:p>
              </table:table-cell>
              <table:table-cell office:value-type="float" office:value="-8.31">
                <text:p>-8.3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52048611111111">
                <text:p>0.252048611111111</text:p>
              </table:table-cell>
              <table:table-cell office:value-type="float" office:value="191.06">
                <text:p>191.06</text:p>
              </table:table-cell>
              <table:table-cell office:value-type="float" office:value="180">
                <text:p>180</text:p>
              </table:table-cell>
              <table:table-cell office:value-type="float" office:value="-11.06">
                <text:p>-11.0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52060185185185">
                <text:p>0.252060185185185</text:p>
              </table:table-cell>
              <table:table-cell office:value-type="float" office:value="190.31">
                <text:p>190.31</text:p>
              </table:table-cell>
              <table:table-cell office:value-type="float" office:value="180">
                <text:p>180</text:p>
              </table:table-cell>
              <table:table-cell office:value-type="float" office:value="-10.31">
                <text:p>-10.3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52071759259259">
                <text:p>0.252071759259259</text:p>
              </table:table-cell>
              <table:table-cell office:value-type="float" office:value="192.44">
                <text:p>192.44</text:p>
              </table:table-cell>
              <table:table-cell office:value-type="float" office:value="180">
                <text:p>180</text:p>
              </table:table-cell>
              <table:table-cell office:value-type="float" office:value="-12.44">
                <text:p>-12.4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52083333333333">
                <text:p>0.252083333333333</text:p>
              </table:table-cell>
              <table:table-cell office:value-type="float" office:value="190.81">
                <text:p>190.81</text:p>
              </table:table-cell>
              <table:table-cell office:value-type="float" office:value="180">
                <text:p>180</text:p>
              </table:table-cell>
              <table:table-cell office:value-type="float" office:value="-10.81">
                <text:p>-10.8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52094907407407">
                <text:p>0.252094907407407</text:p>
              </table:table-cell>
              <table:table-cell office:value-type="float" office:value="192.19">
                <text:p>192.19</text:p>
              </table:table-cell>
              <table:table-cell office:value-type="float" office:value="180">
                <text:p>180</text:p>
              </table:table-cell>
              <table:table-cell office:value-type="float" office:value="-12.19">
                <text:p>-12.1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52106481481481">
                <text:p>0.252106481481481</text:p>
              </table:table-cell>
              <table:table-cell office:value-type="float" office:value="188.56">
                <text:p>188.56</text:p>
              </table:table-cell>
              <table:table-cell office:value-type="float" office:value="180">
                <text:p>180</text:p>
              </table:table-cell>
              <table:table-cell office:value-type="float" office:value="-8.56">
                <text:p>-8.5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52118055555556">
                <text:p>0.252118055555556</text:p>
              </table:table-cell>
              <table:table-cell office:value-type="float" office:value="188.56">
                <text:p>188.56</text:p>
              </table:table-cell>
              <table:table-cell office:value-type="float" office:value="180">
                <text:p>180</text:p>
              </table:table-cell>
              <table:table-cell office:value-type="float" office:value="-8.56">
                <text:p>-8.5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25212962962963">
                <text:p>0.25212962962963</text:p>
              </table:table-cell>
              <table:table-cell office:value-type="float" office:value="185.81">
                <text:p>185.81</text:p>
              </table:table-cell>
              <table:table-cell office:value-type="float" office:value="180">
                <text:p>180</text:p>
              </table:table-cell>
              <table:table-cell office:value-type="float" office:value="-5.81">
                <text:p>-5.8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252141203703704">
                <text:p>0.252141203703704</text:p>
              </table:table-cell>
              <table:table-cell office:value-type="float" office:value="184.06">
                <text:p>184.06</text:p>
              </table:table-cell>
              <table:table-cell office:value-type="float" office:value="180">
                <text:p>180</text:p>
              </table:table-cell>
              <table:table-cell office:value-type="float" office:value="-4.06">
                <text:p>-4.0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252152777777778">
                <text:p>0.252152777777778</text:p>
              </table:table-cell>
              <table:table-cell office:value-type="float" office:value="186.81">
                <text:p>186.81</text:p>
              </table:table-cell>
              <table:table-cell office:value-type="float" office:value="180">
                <text:p>180</text:p>
              </table:table-cell>
              <table:table-cell office:value-type="float" office:value="-6.81">
                <text:p>-6.8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252164351851852">
                <text:p>0.252164351851852</text:p>
              </table:table-cell>
              <table:table-cell office:value-type="float" office:value="188.25">
                <text:p>188.25</text:p>
              </table:table-cell>
              <table:table-cell office:value-type="float" office:value="180">
                <text:p>180</text:p>
              </table:table-cell>
              <table:table-cell office:value-type="float" office:value="-8.25">
                <text:p>-8.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252175925925926">
                <text:p>0.252175925925926</text:p>
              </table:table-cell>
              <table:table-cell office:value-type="float" office:value="188.19">
                <text:p>188.19</text:p>
              </table:table-cell>
              <table:table-cell office:value-type="float" office:value="180">
                <text:p>180</text:p>
              </table:table-cell>
              <table:table-cell office:value-type="float" office:value="-8.19">
                <text:p>-8.1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2521875">
                <text:p>0.2521875</text:p>
              </table:table-cell>
              <table:table-cell office:value-type="float" office:value="186.06">
                <text:p>186.06</text:p>
              </table:table-cell>
              <table:table-cell office:value-type="float" office:value="180">
                <text:p>180</text:p>
              </table:table-cell>
              <table:table-cell office:value-type="float" office:value="-6.06">
                <text:p>-6.0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252199074074074">
                <text:p>0.252199074074074</text:p>
              </table:table-cell>
              <table:table-cell office:value-type="float" office:value="180.19">
                <text:p>180.19</text:p>
              </table:table-cell>
              <table:table-cell office:value-type="float" office:value="180">
                <text:p>180</text:p>
              </table:table-cell>
              <table:table-cell office:value-type="float" office:value="-0.189999999999998">
                <text:p>-0.18999999999999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252210648148148">
                <text:p>0.252210648148148</text:p>
              </table:table-cell>
              <table:table-cell office:value-type="float" office:value="173.81">
                <text:p>173.81</text:p>
              </table:table-cell>
              <table:table-cell office:value-type="float" office:value="180">
                <text:p>180</text:p>
              </table:table-cell>
              <table:table-cell office:value-type="float" office:value="-6.19">
                <text:p>-6.1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252222222222222">
                <text:p>0.252222222222222</text:p>
              </table:table-cell>
              <table:table-cell office:value-type="float" office:value="179.5">
                <text:p>179.5</text:p>
              </table:table-cell>
              <table:table-cell office:value-type="float" office:value="180">
                <text:p>18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252233796296296">
                <text:p>0.252233796296296</text:p>
              </table:table-cell>
              <table:table-cell office:value-type="float" office:value="182.81">
                <text:p>182.81</text:p>
              </table:table-cell>
              <table:table-cell office:value-type="float" office:value="180">
                <text:p>180</text:p>
              </table:table-cell>
              <table:table-cell office:value-type="float" office:value="-2.81">
                <text:p>-2.8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25224537037037">
                <text:p>0.25224537037037</text:p>
              </table:table-cell>
              <table:table-cell office:value-type="float" office:value="183.44">
                <text:p>183.44</text:p>
              </table:table-cell>
              <table:table-cell office:value-type="float" office:value="180">
                <text:p>180</text:p>
              </table:table-cell>
              <table:table-cell office:value-type="float" office:value="-3.44">
                <text:p>-3.4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252256944444444">
                <text:p>0.252256944444444</text:p>
              </table:table-cell>
              <table:table-cell office:value-type="float" office:value="184.5">
                <text:p>184.5</text:p>
              </table:table-cell>
              <table:table-cell office:value-type="float" office:value="180">
                <text:p>180</text:p>
              </table:table-cell>
              <table:table-cell office:value-type="float" office:value="-4.5">
                <text:p>-4.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252268518518518">
                <text:p>0.252268518518518</text:p>
              </table:table-cell>
              <table:table-cell office:value-type="float" office:value="182.81">
                <text:p>182.81</text:p>
              </table:table-cell>
              <table:table-cell office:value-type="float" office:value="180">
                <text:p>180</text:p>
              </table:table-cell>
              <table:table-cell office:value-type="float" office:value="-2.81">
                <text:p>-2.8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252280092592593">
                <text:p>0.252280092592593</text:p>
              </table:table-cell>
              <table:table-cell office:value-type="float" office:value="179.56">
                <text:p>179.56</text:p>
              </table:table-cell>
              <table:table-cell office:value-type="float" office:value="180">
                <text:p>180</text:p>
              </table:table-cell>
              <table:table-cell office:value-type="float" office:value="-0.439999999999998">
                <text:p>-0.43999999999999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252291666666667">
                <text:p>0.252291666666667</text:p>
              </table:table-cell>
              <table:table-cell office:value-type="float" office:value="180.06">
                <text:p>180.06</text:p>
              </table:table-cell>
              <table:table-cell office:value-type="float" office:value="180">
                <text:p>180</text:p>
              </table:table-cell>
              <table:table-cell office:value-type="float" office:value="-0.0600000000000023">
                <text:p>-0.060000000000002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252303240740741">
                <text:p>0.252303240740741</text:p>
              </table:table-cell>
              <table:table-cell office:value-type="float" office:value="176.88">
                <text:p>176.88</text:p>
              </table:table-cell>
              <table:table-cell office:value-type="float" office:value="180">
                <text:p>180</text:p>
              </table:table-cell>
              <table:table-cell office:value-type="float" office:value="-3.12">
                <text:p>-3.1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252314814814815">
                <text:p>0.252314814814815</text:p>
              </table:table-cell>
              <table:table-cell office:value-type="float" office:value="176.31">
                <text:p>176.31</text:p>
              </table:table-cell>
              <table:table-cell office:value-type="float" office:value="180">
                <text:p>180</text:p>
              </table:table-cell>
              <table:table-cell office:value-type="float" office:value="-3.69">
                <text:p>-3.6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252337962962963">
                <text:p>0.252337962962963</text:p>
              </table:table-cell>
              <table:table-cell office:value-type="float" office:value="176.81">
                <text:p>176.81</text:p>
              </table:table-cell>
              <table:table-cell office:value-type="float" office:value="180">
                <text:p>180</text:p>
              </table:table-cell>
              <table:table-cell office:value-type="float" office:value="-3.19">
                <text:p>-3.1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252349537037037">
                <text:p>0.252349537037037</text:p>
              </table:table-cell>
              <table:table-cell office:value-type="float" office:value="175.38">
                <text:p>175.38</text:p>
              </table:table-cell>
              <table:table-cell office:value-type="float" office:value="180">
                <text:p>180</text:p>
              </table:table-cell>
              <table:table-cell office:value-type="float" office:value="-4.62">
                <text:p>-4.6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252361111111111">
                <text:p>0.252361111111111</text:p>
              </table:table-cell>
              <table:table-cell office:value-type="float" office:value="177.44">
                <text:p>177.44</text:p>
              </table:table-cell>
              <table:table-cell office:value-type="float" office:value="180">
                <text:p>180</text:p>
              </table:table-cell>
              <table:table-cell office:value-type="float" office:value="-2.56">
                <text:p>-2.5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252372685185185">
                <text:p>0.252372685185185</text:p>
              </table:table-cell>
              <table:table-cell office:value-type="float" office:value="176">
                <text:p>176</text:p>
              </table:table-cell>
              <table:table-cell office:value-type="float" office:value="180">
                <text:p>18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252384259259259">
                <text:p>0.252384259259259</text:p>
              </table:table-cell>
              <table:table-cell office:value-type="float" office:value="183.63">
                <text:p>183.63</text:p>
              </table:table-cell>
              <table:table-cell office:value-type="float" office:value="180">
                <text:p>180</text:p>
              </table:table-cell>
              <table:table-cell office:value-type="float" office:value="-3.63">
                <text:p>-3.6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252395833333333">
                <text:p>0.252395833333333</text:p>
              </table:table-cell>
              <table:table-cell office:value-type="float" office:value="235.19">
                <text:p>235.19</text:p>
              </table:table-cell>
              <table:table-cell office:value-type="float" office:value="270">
                <text:p>270</text:p>
              </table:table-cell>
              <table:table-cell office:value-type="float" office:value="-34.81">
                <text:p>-34.8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252407407407407">
                <text:p>0.252407407407407</text:p>
              </table:table-cell>
              <table:table-cell office:value-type="float" office:value="265.13">
                <text:p>265.13</text:p>
              </table:table-cell>
              <table:table-cell office:value-type="float" office:value="270">
                <text:p>270</text:p>
              </table:table-cell>
              <table:table-cell office:value-type="float" office:value="-4.87">
                <text:p>-4.8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252418981481481">
                <text:p>0.252418981481481</text:p>
              </table:table-cell>
              <table:table-cell office:value-type="float" office:value="279.88">
                <text:p>279.88</text:p>
              </table:table-cell>
              <table:table-cell office:value-type="float" office:value="270">
                <text:p>270</text:p>
              </table:table-cell>
              <table:table-cell office:value-type="float" office:value="-9.88">
                <text:p>-9.8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252430555555556">
                <text:p>0.252430555555556</text:p>
              </table:table-cell>
              <table:table-cell office:value-type="float" office:value="279.56">
                <text:p>279.56</text:p>
              </table:table-cell>
              <table:table-cell office:value-type="float" office:value="270">
                <text:p>270</text:p>
              </table:table-cell>
              <table:table-cell office:value-type="float" office:value="-9.56">
                <text:p>-9.5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25244212962963">
                <text:p>0.25244212962963</text:p>
              </table:table-cell>
              <table:table-cell office:value-type="float" office:value="276.56">
                <text:p>276.56</text:p>
              </table:table-cell>
              <table:table-cell office:value-type="float" office:value="270">
                <text:p>270</text:p>
              </table:table-cell>
              <table:table-cell office:value-type="float" office:value="-6.56">
                <text:p>-6.5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252453703703704">
                <text:p>0.252453703703704</text:p>
              </table:table-cell>
              <table:table-cell office:value-type="float" office:value="280.88">
                <text:p>280.88</text:p>
              </table:table-cell>
              <table:table-cell office:value-type="float" office:value="270">
                <text:p>270</text:p>
              </table:table-cell>
              <table:table-cell office:value-type="float" office:value="-10.88">
                <text:p>-10.8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252465277777778">
                <text:p>0.252465277777778</text:p>
              </table:table-cell>
              <table:table-cell office:value-type="float" office:value="280.38">
                <text:p>280.38</text:p>
              </table:table-cell>
              <table:table-cell office:value-type="float" office:value="270">
                <text:p>270</text:p>
              </table:table-cell>
              <table:table-cell office:value-type="float" office:value="-10.38">
                <text:p>-10.3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252476851851852">
                <text:p>0.252476851851852</text:p>
              </table:table-cell>
              <table:table-cell office:value-type="float" office:value="278.63">
                <text:p>278.63</text:p>
              </table:table-cell>
              <table:table-cell office:value-type="float" office:value="270">
                <text:p>270</text:p>
              </table:table-cell>
              <table:table-cell office:value-type="float" office:value="-8.63">
                <text:p>-8.6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252488425925926">
                <text:p>0.252488425925926</text:p>
              </table:table-cell>
              <table:table-cell office:value-type="float" office:value="278.69">
                <text:p>278.69</text:p>
              </table:table-cell>
              <table:table-cell office:value-type="float" office:value="270">
                <text:p>270</text:p>
              </table:table-cell>
              <table:table-cell office:value-type="float" office:value="-8.69">
                <text:p>-8.6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2525">
                <text:p>0.2525</text:p>
              </table:table-cell>
              <table:table-cell office:value-type="float" office:value="278.13">
                <text:p>278.13</text:p>
              </table:table-cell>
              <table:table-cell office:value-type="float" office:value="270">
                <text:p>270</text:p>
              </table:table-cell>
              <table:table-cell office:value-type="float" office:value="-8.13">
                <text:p>-8.1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252511574074074">
                <text:p>0.252511574074074</text:p>
              </table:table-cell>
              <table:table-cell office:value-type="float" office:value="278.75">
                <text:p>278.75</text:p>
              </table:table-cell>
              <table:table-cell office:value-type="float" office:value="270">
                <text:p>270</text:p>
              </table:table-cell>
              <table:table-cell office:value-type="float" office:value="-8.75">
                <text:p>-8.7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252523148148148">
                <text:p>0.252523148148148</text:p>
              </table:table-cell>
              <table:table-cell office:value-type="float" office:value="278.69">
                <text:p>278.69</text:p>
              </table:table-cell>
              <table:table-cell office:value-type="float" office:value="270">
                <text:p>270</text:p>
              </table:table-cell>
              <table:table-cell office:value-type="float" office:value="-8.69">
                <text:p>-8.6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252534722222222">
                <text:p>0.252534722222222</text:p>
              </table:table-cell>
              <table:table-cell office:value-type="float" office:value="277.69">
                <text:p>277.69</text:p>
              </table:table-cell>
              <table:table-cell office:value-type="float" office:value="270">
                <text:p>270</text:p>
              </table:table-cell>
              <table:table-cell office:value-type="float" office:value="-7.69">
                <text:p>-7.6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252546296296296">
                <text:p>0.252546296296296</text:p>
              </table:table-cell>
              <table:table-cell office:value-type="float" office:value="278.81">
                <text:p>278.81</text:p>
              </table:table-cell>
              <table:table-cell office:value-type="float" office:value="270">
                <text:p>270</text:p>
              </table:table-cell>
              <table:table-cell office:value-type="float" office:value="-8.81">
                <text:p>-8.8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25255787037037">
                <text:p>0.25255787037037</text:p>
              </table:table-cell>
              <table:table-cell office:value-type="float" office:value="279.25">
                <text:p>279.25</text:p>
              </table:table-cell>
              <table:table-cell office:value-type="float" office:value="270">
                <text:p>270</text:p>
              </table:table-cell>
              <table:table-cell office:value-type="float" office:value="-9.25">
                <text:p>-9.2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252569444444444">
                <text:p>0.252569444444444</text:p>
              </table:table-cell>
              <table:table-cell office:value-type="float" office:value="279.25">
                <text:p>279.25</text:p>
              </table:table-cell>
              <table:table-cell office:value-type="float" office:value="270">
                <text:p>270</text:p>
              </table:table-cell>
              <table:table-cell office:value-type="float" office:value="-9.25">
                <text:p>-9.2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252581018518518">
                <text:p>0.252581018518518</text:p>
              </table:table-cell>
              <table:table-cell office:value-type="float" office:value="281.06">
                <text:p>281.06</text:p>
              </table:table-cell>
              <table:table-cell office:value-type="float" office:value="270">
                <text:p>270</text:p>
              </table:table-cell>
              <table:table-cell office:value-type="float" office:value="-11.06">
                <text:p>-11.0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252592592592593">
                <text:p>0.252592592592593</text:p>
              </table:table-cell>
              <table:table-cell office:value-type="float" office:value="282.44">
                <text:p>282.44</text:p>
              </table:table-cell>
              <table:table-cell office:value-type="float" office:value="270">
                <text:p>270</text:p>
              </table:table-cell>
              <table:table-cell office:value-type="float" office:value="-12.44">
                <text:p>-12.4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252604166666667">
                <text:p>0.252604166666667</text:p>
              </table:table-cell>
              <table:table-cell office:value-type="float" office:value="279.63">
                <text:p>279.63</text:p>
              </table:table-cell>
              <table:table-cell office:value-type="float" office:value="270">
                <text:p>270</text:p>
              </table:table-cell>
              <table:table-cell office:value-type="float" office:value="-9.63">
                <text:p>-9.6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252615740740741">
                <text:p>0.252615740740741</text:p>
              </table:table-cell>
              <table:table-cell office:value-type="float" office:value="279.94">
                <text:p>279.94</text:p>
              </table:table-cell>
              <table:table-cell office:value-type="float" office:value="270">
                <text:p>270</text:p>
              </table:table-cell>
              <table:table-cell office:value-type="float" office:value="-9.94">
                <text:p>-9.9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252627314814815">
                <text:p>0.252627314814815</text:p>
              </table:table-cell>
              <table:table-cell office:value-type="float" office:value="281.44">
                <text:p>281.44</text:p>
              </table:table-cell>
              <table:table-cell office:value-type="float" office:value="270">
                <text:p>270</text:p>
              </table:table-cell>
              <table:table-cell office:value-type="float" office:value="-11.44">
                <text:p>-11.4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252638888888889">
                <text:p>0.252638888888889</text:p>
              </table:table-cell>
              <table:table-cell office:value-type="float" office:value="282.38">
                <text:p>282.38</text:p>
              </table:table-cell>
              <table:table-cell office:value-type="float" office:value="270">
                <text:p>270</text:p>
              </table:table-cell>
              <table:table-cell office:value-type="float" office:value="-12.38">
                <text:p>-12.3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252650462962963">
                <text:p>0.252650462962963</text:p>
              </table:table-cell>
              <table:table-cell office:value-type="float" office:value="282.69">
                <text:p>282.69</text:p>
              </table:table-cell>
              <table:table-cell office:value-type="float" office:value="270">
                <text:p>270</text:p>
              </table:table-cell>
              <table:table-cell office:value-type="float" office:value="-12.69">
                <text:p>-12.6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252662037037037">
                <text:p>0.252662037037037</text:p>
              </table:table-cell>
              <table:table-cell office:value-type="float" office:value="285.56">
                <text:p>285.56</text:p>
              </table:table-cell>
              <table:table-cell office:value-type="float" office:value="270">
                <text:p>270</text:p>
              </table:table-cell>
              <table:table-cell office:value-type="float" office:value="-15.56">
                <text:p>-15.5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252673611111111">
                <text:p>0.252673611111111</text:p>
              </table:table-cell>
              <table:table-cell office:value-type="float" office:value="280.75">
                <text:p>280.75</text:p>
              </table:table-cell>
              <table:table-cell office:value-type="float" office:value="270">
                <text:p>270</text:p>
              </table:table-cell>
              <table:table-cell office:value-type="float" office:value="-10.75">
                <text:p>-10.7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252685185185185">
                <text:p>0.252685185185185</text:p>
              </table:table-cell>
              <table:table-cell office:value-type="float" office:value="279.88">
                <text:p>279.88</text:p>
              </table:table-cell>
              <table:table-cell office:value-type="float" office:value="270">
                <text:p>270</text:p>
              </table:table-cell>
              <table:table-cell office:value-type="float" office:value="-9.88">
                <text:p>-9.8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252696759259259">
                <text:p>0.252696759259259</text:p>
              </table:table-cell>
              <table:table-cell office:value-type="float" office:value="280.56">
                <text:p>280.56</text:p>
              </table:table-cell>
              <table:table-cell office:value-type="float" office:value="270">
                <text:p>270</text:p>
              </table:table-cell>
              <table:table-cell office:value-type="float" office:value="-10.56">
                <text:p>-10.5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252708333333333">
                <text:p>0.252708333333333</text:p>
              </table:table-cell>
              <table:table-cell office:value-type="float" office:value="282.94">
                <text:p>282.94</text:p>
              </table:table-cell>
              <table:table-cell office:value-type="float" office:value="270">
                <text:p>270</text:p>
              </table:table-cell>
              <table:table-cell office:value-type="float" office:value="-12.94">
                <text:p>-12.9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252719907407407">
                <text:p>0.252719907407407</text:p>
              </table:table-cell>
              <table:table-cell office:value-type="float" office:value="282.44">
                <text:p>282.44</text:p>
              </table:table-cell>
              <table:table-cell office:value-type="float" office:value="270">
                <text:p>270</text:p>
              </table:table-cell>
              <table:table-cell office:value-type="float" office:value="-12.44">
                <text:p>-12.4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252731481481481">
                <text:p>0.252731481481481</text:p>
              </table:table-cell>
              <table:table-cell office:value-type="float" office:value="283.56">
                <text:p>283.56</text:p>
              </table:table-cell>
              <table:table-cell office:value-type="float" office:value="270">
                <text:p>270</text:p>
              </table:table-cell>
              <table:table-cell office:value-type="float" office:value="-13.56">
                <text:p>-13.5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252743055555556">
                <text:p>0.252743055555556</text:p>
              </table:table-cell>
              <table:table-cell office:value-type="float" office:value="280.94">
                <text:p>280.94</text:p>
              </table:table-cell>
              <table:table-cell office:value-type="float" office:value="270">
                <text:p>270</text:p>
              </table:table-cell>
              <table:table-cell office:value-type="float" office:value="-10.94">
                <text:p>-10.9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25275462962963">
                <text:p>0.25275462962963</text:p>
              </table:table-cell>
              <table:table-cell office:value-type="float" office:value="283.06">
                <text:p>283.06</text:p>
              </table:table-cell>
              <table:table-cell office:value-type="float" office:value="270">
                <text:p>270</text:p>
              </table:table-cell>
              <table:table-cell office:value-type="float" office:value="-13.06">
                <text:p>-13.0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252766203703704">
                <text:p>0.252766203703704</text:p>
              </table:table-cell>
              <table:table-cell office:value-type="float" office:value="284.19">
                <text:p>284.19</text:p>
              </table:table-cell>
              <table:table-cell office:value-type="float" office:value="270">
                <text:p>270</text:p>
              </table:table-cell>
              <table:table-cell office:value-type="float" office:value="-14.19">
                <text:p>-14.1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252777777777778">
                <text:p>0.252777777777778</text:p>
              </table:table-cell>
              <table:table-cell office:value-type="float" office:value="287.25">
                <text:p>287.25</text:p>
              </table:table-cell>
              <table:table-cell office:value-type="float" office:value="270">
                <text:p>270</text:p>
              </table:table-cell>
              <table:table-cell office:value-type="float" office:value="-17.25">
                <text:p>-17.2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252789351851852">
                <text:p>0.252789351851852</text:p>
              </table:table-cell>
              <table:table-cell office:value-type="float" office:value="285.56">
                <text:p>285.56</text:p>
              </table:table-cell>
              <table:table-cell office:value-type="float" office:value="270">
                <text:p>270</text:p>
              </table:table-cell>
              <table:table-cell office:value-type="float" office:value="-15.56">
                <text:p>-15.5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252800925925926">
                <text:p>0.252800925925926</text:p>
              </table:table-cell>
              <table:table-cell office:value-type="float" office:value="286.69">
                <text:p>286.69</text:p>
              </table:table-cell>
              <table:table-cell office:value-type="float" office:value="270">
                <text:p>270</text:p>
              </table:table-cell>
              <table:table-cell office:value-type="float" office:value="-16.69">
                <text:p>-16.6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2528125">
                <text:p>0.2528125</text:p>
              </table:table-cell>
              <table:table-cell office:value-type="float" office:value="284.25">
                <text:p>284.25</text:p>
              </table:table-cell>
              <table:table-cell office:value-type="float" office:value="270">
                <text:p>270</text:p>
              </table:table-cell>
              <table:table-cell office:value-type="float" office:value="-14.25">
                <text:p>-14.2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252824074074074">
                <text:p>0.252824074074074</text:p>
              </table:table-cell>
              <table:table-cell office:value-type="float" office:value="282.06">
                <text:p>282.06</text:p>
              </table:table-cell>
              <table:table-cell office:value-type="float" office:value="270">
                <text:p>270</text:p>
              </table:table-cell>
              <table:table-cell office:value-type="float" office:value="-12.06">
                <text:p>-12.0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252835648148148">
                <text:p>0.252835648148148</text:p>
              </table:table-cell>
              <table:table-cell office:value-type="float" office:value="283.06">
                <text:p>283.06</text:p>
              </table:table-cell>
              <table:table-cell office:value-type="float" office:value="270">
                <text:p>270</text:p>
              </table:table-cell>
              <table:table-cell office:value-type="float" office:value="-13.06">
                <text:p>-13.0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252847222222222">
                <text:p>0.252847222222222</text:p>
              </table:table-cell>
              <table:table-cell office:value-type="float" office:value="281">
                <text:p>281</text:p>
              </table:table-cell>
              <table:table-cell office:value-type="float" office:value="270">
                <text:p>270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252858796296296">
                <text:p>0.252858796296296</text:p>
              </table:table-cell>
              <table:table-cell office:value-type="float" office:value="281">
                <text:p>281</text:p>
              </table:table-cell>
              <table:table-cell office:value-type="float" office:value="270">
                <text:p>270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252881944444444">
                <text:p>0.252881944444444</text:p>
              </table:table-cell>
              <table:table-cell office:value-type="float" office:value="281.25">
                <text:p>281.25</text:p>
              </table:table-cell>
              <table:table-cell office:value-type="float" office:value="270">
                <text:p>270</text:p>
              </table:table-cell>
              <table:table-cell office:value-type="float" office:value="-11.25">
                <text:p>-11.2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252893518518518">
                <text:p>0.252893518518518</text:p>
              </table:table-cell>
              <table:table-cell office:value-type="float" office:value="283.56">
                <text:p>283.56</text:p>
              </table:table-cell>
              <table:table-cell office:value-type="float" office:value="270">
                <text:p>270</text:p>
              </table:table-cell>
              <table:table-cell office:value-type="float" office:value="-13.56">
                <text:p>-13.5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252905092592593">
                <text:p>0.252905092592593</text:p>
              </table:table-cell>
              <table:table-cell office:value-type="float" office:value="281.56">
                <text:p>281.56</text:p>
              </table:table-cell>
              <table:table-cell office:value-type="float" office:value="270">
                <text:p>270</text:p>
              </table:table-cell>
              <table:table-cell office:value-type="float" office:value="-11.56">
                <text:p>-11.5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252916666666667">
                <text:p>0.252916666666667</text:p>
              </table:table-cell>
              <table:table-cell office:value-type="float" office:value="282">
                <text:p>282</text:p>
              </table:table-cell>
              <table:table-cell office:value-type="float" office:value="270">
                <text:p>27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252928240740741">
                <text:p>0.252928240740741</text:p>
              </table:table-cell>
              <table:table-cell office:value-type="float" office:value="284.06">
                <text:p>284.06</text:p>
              </table:table-cell>
              <table:table-cell office:value-type="float" office:value="270">
                <text:p>270</text:p>
              </table:table-cell>
              <table:table-cell office:value-type="float" office:value="-14.06">
                <text:p>-14.0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252939814814815">
                <text:p>0.252939814814815</text:p>
              </table:table-cell>
              <table:table-cell office:value-type="float" office:value="287.63">
                <text:p>287.63</text:p>
              </table:table-cell>
              <table:table-cell office:value-type="float" office:value="270">
                <text:p>270</text:p>
              </table:table-cell>
              <table:table-cell office:value-type="float" office:value="-17.63">
                <text:p>-17.6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252951388888889">
                <text:p>0.252951388888889</text:p>
              </table:table-cell>
              <table:table-cell office:value-type="float" office:value="283.63">
                <text:p>283.63</text:p>
              </table:table-cell>
              <table:table-cell office:value-type="float" office:value="270">
                <text:p>270</text:p>
              </table:table-cell>
              <table:table-cell office:value-type="float" office:value="-13.63">
                <text:p>-13.6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252962962962963">
                <text:p>0.252962962962963</text:p>
              </table:table-cell>
              <table:table-cell office:value-type="float" office:value="282.38">
                <text:p>282.38</text:p>
              </table:table-cell>
              <table:table-cell office:value-type="float" office:value="270">
                <text:p>270</text:p>
              </table:table-cell>
              <table:table-cell office:value-type="float" office:value="-12.38">
                <text:p>-12.3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252974537037037">
                <text:p>0.252974537037037</text:p>
              </table:table-cell>
              <table:table-cell office:value-type="float" office:value="286.69">
                <text:p>286.69</text:p>
              </table:table-cell>
              <table:table-cell office:value-type="float" office:value="270">
                <text:p>270</text:p>
              </table:table-cell>
              <table:table-cell office:value-type="float" office:value="-16.69">
                <text:p>-16.6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252986111111111">
                <text:p>0.252986111111111</text:p>
              </table:table-cell>
              <table:table-cell office:value-type="float" office:value="284.88">
                <text:p>284.88</text:p>
              </table:table-cell>
              <table:table-cell office:value-type="float" office:value="270">
                <text:p>270</text:p>
              </table:table-cell>
              <table:table-cell office:value-type="float" office:value="-14.88">
                <text:p>-14.8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252997685185185">
                <text:p>0.252997685185185</text:p>
              </table:table-cell>
              <table:table-cell office:value-type="float" office:value="283.31">
                <text:p>283.31</text:p>
              </table:table-cell>
              <table:table-cell office:value-type="float" office:value="270">
                <text:p>270</text:p>
              </table:table-cell>
              <table:table-cell office:value-type="float" office:value="-13.31">
                <text:p>-13.3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253009259259259">
                <text:p>0.253009259259259</text:p>
              </table:table-cell>
              <table:table-cell office:value-type="float" office:value="283.19">
                <text:p>283.19</text:p>
              </table:table-cell>
              <table:table-cell office:value-type="float" office:value="180">
                <text:p>180</text:p>
              </table:table-cell>
              <table:table-cell office:value-type="float" office:value="-103.19">
                <text:p>-103.1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253020833333333">
                <text:p>0.253020833333333</text:p>
              </table:table-cell>
              <table:table-cell office:value-type="float" office:value="277.75">
                <text:p>277.75</text:p>
              </table:table-cell>
              <table:table-cell office:value-type="float" office:value="180">
                <text:p>180</text:p>
              </table:table-cell>
              <table:table-cell office:value-type="float" office:value="-97.75">
                <text:p>-97.7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253032407407407">
                <text:p>0.253032407407407</text:p>
              </table:table-cell>
              <table:table-cell office:value-type="float" office:value="261.75">
                <text:p>261.75</text:p>
              </table:table-cell>
              <table:table-cell office:value-type="float" office:value="180">
                <text:p>180</text:p>
              </table:table-cell>
              <table:table-cell office:value-type="float" office:value="-81.75">
                <text:p>-81.7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253043981481481">
                <text:p>0.253043981481481</text:p>
              </table:table-cell>
              <table:table-cell office:value-type="float" office:value="234.38">
                <text:p>234.38</text:p>
              </table:table-cell>
              <table:table-cell office:value-type="float" office:value="180">
                <text:p>180</text:p>
              </table:table-cell>
              <table:table-cell office:value-type="float" office:value="-54.38">
                <text:p>-54.3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253055555555555">
                <text:p>0.253055555555555</text:p>
              </table:table-cell>
              <table:table-cell office:value-type="float" office:value="210.94">
                <text:p>210.94</text:p>
              </table:table-cell>
              <table:table-cell office:value-type="float" office:value="180">
                <text:p>180</text:p>
              </table:table-cell>
              <table:table-cell office:value-type="float" office:value="-30.94">
                <text:p>-30.9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25306712962963">
                <text:p>0.25306712962963</text:p>
              </table:table-cell>
              <table:table-cell office:value-type="float" office:value="194.94">
                <text:p>194.94</text:p>
              </table:table-cell>
              <table:table-cell office:value-type="float" office:value="180">
                <text:p>180</text:p>
              </table:table-cell>
              <table:table-cell office:value-type="float" office:value="-14.94">
                <text:p>-14.9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253078703703704">
                <text:p>0.253078703703704</text:p>
              </table:table-cell>
              <table:table-cell office:value-type="float" office:value="192.81">
                <text:p>192.81</text:p>
              </table:table-cell>
              <table:table-cell office:value-type="float" office:value="180">
                <text:p>180</text:p>
              </table:table-cell>
              <table:table-cell office:value-type="float" office:value="-12.81">
                <text:p>-12.8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253090277777778">
                <text:p>0.253090277777778</text:p>
              </table:table-cell>
              <table:table-cell office:value-type="float" office:value="193.38">
                <text:p>193.38</text:p>
              </table:table-cell>
              <table:table-cell office:value-type="float" office:value="180">
                <text:p>180</text:p>
              </table:table-cell>
              <table:table-cell office:value-type="float" office:value="-13.38">
                <text:p>-13.3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253101851851852">
                <text:p>0.253101851851852</text:p>
              </table:table-cell>
              <table:table-cell office:value-type="float" office:value="188.06">
                <text:p>188.06</text:p>
              </table:table-cell>
              <table:table-cell office:value-type="float" office:value="180">
                <text:p>180</text:p>
              </table:table-cell>
              <table:table-cell office:value-type="float" office:value="-8.06">
                <text:p>-8.0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253113425925926">
                <text:p>0.253113425925926</text:p>
              </table:table-cell>
              <table:table-cell office:value-type="float" office:value="189.56">
                <text:p>189.56</text:p>
              </table:table-cell>
              <table:table-cell office:value-type="float" office:value="180">
                <text:p>180</text:p>
              </table:table-cell>
              <table:table-cell office:value-type="float" office:value="-9.56">
                <text:p>-9.5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253125">
                <text:p>0.253125</text:p>
              </table:table-cell>
              <table:table-cell office:value-type="float" office:value="195.31">
                <text:p>195.31</text:p>
              </table:table-cell>
              <table:table-cell office:value-type="float" office:value="180">
                <text:p>180</text:p>
              </table:table-cell>
              <table:table-cell office:value-type="float" office:value="-15.31">
                <text:p>-15.3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253136574074074">
                <text:p>0.253136574074074</text:p>
              </table:table-cell>
              <table:table-cell office:value-type="float" office:value="198.81">
                <text:p>198.81</text:p>
              </table:table-cell>
              <table:table-cell office:value-type="float" office:value="180">
                <text:p>180</text:p>
              </table:table-cell>
              <table:table-cell office:value-type="float" office:value="-18.81">
                <text:p>-18.8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253148148148148">
                <text:p>0.253148148148148</text:p>
              </table:table-cell>
              <table:table-cell office:value-type="float" office:value="196.31">
                <text:p>196.31</text:p>
              </table:table-cell>
              <table:table-cell office:value-type="float" office:value="180">
                <text:p>180</text:p>
              </table:table-cell>
              <table:table-cell office:value-type="float" office:value="-16.31">
                <text:p>-16.3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253159722222222">
                <text:p>0.253159722222222</text:p>
              </table:table-cell>
              <table:table-cell office:value-type="float" office:value="193.19">
                <text:p>193.19</text:p>
              </table:table-cell>
              <table:table-cell office:value-type="float" office:value="180">
                <text:p>180</text:p>
              </table:table-cell>
              <table:table-cell office:value-type="float" office:value="-13.19">
                <text:p>-13.1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253171296296296">
                <text:p>0.253171296296296</text:p>
              </table:table-cell>
              <table:table-cell office:value-type="float" office:value="192.88">
                <text:p>192.88</text:p>
              </table:table-cell>
              <table:table-cell office:value-type="float" office:value="180">
                <text:p>180</text:p>
              </table:table-cell>
              <table:table-cell office:value-type="float" office:value="-12.88">
                <text:p>-12.8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25318287037037">
                <text:p>0.25318287037037</text:p>
              </table:table-cell>
              <table:table-cell office:value-type="float" office:value="196.31">
                <text:p>196.31</text:p>
              </table:table-cell>
              <table:table-cell office:value-type="float" office:value="180">
                <text:p>180</text:p>
              </table:table-cell>
              <table:table-cell office:value-type="float" office:value="-16.31">
                <text:p>-16.3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253194444444444">
                <text:p>0.253194444444444</text:p>
              </table:table-cell>
              <table:table-cell office:value-type="float" office:value="193.88">
                <text:p>193.88</text:p>
              </table:table-cell>
              <table:table-cell office:value-type="float" office:value="180">
                <text:p>180</text:p>
              </table:table-cell>
              <table:table-cell office:value-type="float" office:value="-13.88">
                <text:p>-13.8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253206018518518">
                <text:p>0.253206018518518</text:p>
              </table:table-cell>
              <table:table-cell office:value-type="float" office:value="193.44">
                <text:p>193.44</text:p>
              </table:table-cell>
              <table:table-cell office:value-type="float" office:value="180">
                <text:p>180</text:p>
              </table:table-cell>
              <table:table-cell office:value-type="float" office:value="-13.44">
                <text:p>-13.4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253217592592593">
                <text:p>0.253217592592593</text:p>
              </table:table-cell>
              <table:table-cell office:value-type="float" office:value="190.38">
                <text:p>190.38</text:p>
              </table:table-cell>
              <table:table-cell office:value-type="float" office:value="180">
                <text:p>180</text:p>
              </table:table-cell>
              <table:table-cell office:value-type="float" office:value="-10.38">
                <text:p>-10.3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253229166666667">
                <text:p>0.253229166666667</text:p>
              </table:table-cell>
              <table:table-cell office:value-type="float" office:value="194">
                <text:p>194</text:p>
              </table:table-cell>
              <table:table-cell office:value-type="float" office:value="180">
                <text:p>180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253240740740741">
                <text:p>0.253240740740741</text:p>
              </table:table-cell>
              <table:table-cell office:value-type="float" office:value="189.63">
                <text:p>189.63</text:p>
              </table:table-cell>
              <table:table-cell office:value-type="float" office:value="180">
                <text:p>180</text:p>
              </table:table-cell>
              <table:table-cell office:value-type="float" office:value="-9.63">
                <text:p>-9.6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253252314814815">
                <text:p>0.253252314814815</text:p>
              </table:table-cell>
              <table:table-cell office:value-type="float" office:value="192.31">
                <text:p>192.31</text:p>
              </table:table-cell>
              <table:table-cell office:value-type="float" office:value="180">
                <text:p>180</text:p>
              </table:table-cell>
              <table:table-cell office:value-type="float" office:value="-12.31">
                <text:p>-12.3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253263888888889">
                <text:p>0.253263888888889</text:p>
              </table:table-cell>
              <table:table-cell office:value-type="float" office:value="186">
                <text:p>186</text:p>
              </table:table-cell>
              <table:table-cell office:value-type="float" office:value="180">
                <text:p>18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253275462962963">
                <text:p>0.253275462962963</text:p>
              </table:table-cell>
              <table:table-cell office:value-type="float" office:value="188.06">
                <text:p>188.06</text:p>
              </table:table-cell>
              <table:table-cell office:value-type="float" office:value="180">
                <text:p>180</text:p>
              </table:table-cell>
              <table:table-cell office:value-type="float" office:value="-8.06">
                <text:p>-8.0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253287037037037">
                <text:p>0.253287037037037</text:p>
              </table:table-cell>
              <table:table-cell office:value-type="float" office:value="182.75">
                <text:p>182.75</text:p>
              </table:table-cell>
              <table:table-cell office:value-type="float" office:value="180">
                <text:p>180</text:p>
              </table:table-cell>
              <table:table-cell office:value-type="float" office:value="-2.75">
                <text:p>-2.7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253298611111111">
                <text:p>0.253298611111111</text:p>
              </table:table-cell>
              <table:table-cell office:value-type="float" office:value="187.25">
                <text:p>187.25</text:p>
              </table:table-cell>
              <table:table-cell office:value-type="float" office:value="180">
                <text:p>180</text:p>
              </table:table-cell>
              <table:table-cell office:value-type="float" office:value="-7.25">
                <text:p>-7.2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253310185185185">
                <text:p>0.253310185185185</text:p>
              </table:table-cell>
              <table:table-cell office:value-type="float" office:value="194.25">
                <text:p>194.25</text:p>
              </table:table-cell>
              <table:table-cell office:value-type="float" office:value="180">
                <text:p>180</text:p>
              </table:table-cell>
              <table:table-cell office:value-type="float" office:value="-14.25">
                <text:p>-14.2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253321759259259">
                <text:p>0.253321759259259</text:p>
              </table:table-cell>
              <table:table-cell office:value-type="float" office:value="193.38">
                <text:p>193.38</text:p>
              </table:table-cell>
              <table:table-cell office:value-type="float" office:value="180">
                <text:p>180</text:p>
              </table:table-cell>
              <table:table-cell office:value-type="float" office:value="-13.38">
                <text:p>-13.3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253333333333333">
                <text:p>0.253333333333333</text:p>
              </table:table-cell>
              <table:table-cell office:value-type="float" office:value="196.81">
                <text:p>196.81</text:p>
              </table:table-cell>
              <table:table-cell office:value-type="float" office:value="180">
                <text:p>180</text:p>
              </table:table-cell>
              <table:table-cell office:value-type="float" office:value="-16.81">
                <text:p>-16.8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253344907407407">
                <text:p>0.253344907407407</text:p>
              </table:table-cell>
              <table:table-cell office:value-type="float" office:value="194.63">
                <text:p>194.63</text:p>
              </table:table-cell>
              <table:table-cell office:value-type="float" office:value="180">
                <text:p>180</text:p>
              </table:table-cell>
              <table:table-cell office:value-type="float" office:value="-14.63">
                <text:p>-14.6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25337962962963">
                <text:p>0.25337962962963</text:p>
              </table:table-cell>
              <table:table-cell office:value-type="float" office:value="263.88">
                <text:p>263.88</text:p>
              </table:table-cell>
              <table:table-cell office:value-type="float" office:value="270">
                <text:p>270</text:p>
              </table:table-cell>
              <table:table-cell office:value-type="float" office:value="-6.12">
                <text:p>-6.1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253391203703704">
                <text:p>0.253391203703704</text:p>
              </table:table-cell>
              <table:table-cell office:value-type="float" office:value="275.44">
                <text:p>275.44</text:p>
              </table:table-cell>
              <table:table-cell office:value-type="float" office:value="270">
                <text:p>270</text:p>
              </table:table-cell>
              <table:table-cell office:value-type="float" office:value="-5.44">
                <text:p>-5.4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253402777777778">
                <text:p>0.253402777777778</text:p>
              </table:table-cell>
              <table:table-cell office:value-type="float" office:value="277.75">
                <text:p>277.75</text:p>
              </table:table-cell>
              <table:table-cell office:value-type="float" office:value="270">
                <text:p>270</text:p>
              </table:table-cell>
              <table:table-cell office:value-type="float" office:value="-7.75">
                <text:p>-7.7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253414351851852">
                <text:p>0.253414351851852</text:p>
              </table:table-cell>
              <table:table-cell office:value-type="float" office:value="272.81">
                <text:p>272.81</text:p>
              </table:table-cell>
              <table:table-cell office:value-type="float" office:value="270">
                <text:p>270</text:p>
              </table:table-cell>
              <table:table-cell office:value-type="float" office:value="-2.81">
                <text:p>-2.8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253425925925926">
                <text:p>0.253425925925926</text:p>
              </table:table-cell>
              <table:table-cell office:value-type="float" office:value="269.31">
                <text:p>269.31</text:p>
              </table:table-cell>
              <table:table-cell office:value-type="float" office:value="270">
                <text:p>270</text:p>
              </table:table-cell>
              <table:table-cell office:value-type="float" office:value="-0.689999999999998">
                <text:p>-0.68999999999999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2534375">
                <text:p>0.2534375</text:p>
              </table:table-cell>
              <table:table-cell office:value-type="float" office:value="271.69">
                <text:p>271.69</text:p>
              </table:table-cell>
              <table:table-cell office:value-type="float" office:value="270">
                <text:p>270</text:p>
              </table:table-cell>
              <table:table-cell office:value-type="float" office:value="-1.69">
                <text:p>-1.6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253449074074074">
                <text:p>0.253449074074074</text:p>
              </table:table-cell>
              <table:table-cell office:value-type="float" office:value="272.13">
                <text:p>272.13</text:p>
              </table:table-cell>
              <table:table-cell office:value-type="float" office:value="270">
                <text:p>270</text:p>
              </table:table-cell>
              <table:table-cell office:value-type="float" office:value="-2.13">
                <text:p>-2.1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253460648148148">
                <text:p>0.253460648148148</text:p>
              </table:table-cell>
              <table:table-cell office:value-type="float" office:value="276.31">
                <text:p>276.31</text:p>
              </table:table-cell>
              <table:table-cell office:value-type="float" office:value="270">
                <text:p>270</text:p>
              </table:table-cell>
              <table:table-cell office:value-type="float" office:value="-6.31">
                <text:p>-6.3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253483796296296">
                <text:p>0.253483796296296</text:p>
              </table:table-cell>
              <table:table-cell office:value-type="float" office:value="271.94">
                <text:p>271.94</text:p>
              </table:table-cell>
              <table:table-cell office:value-type="float" office:value="270">
                <text:p>270</text:p>
              </table:table-cell>
              <table:table-cell office:value-type="float" office:value="-1.94">
                <text:p>-1.9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25349537037037">
                <text:p>0.25349537037037</text:p>
              </table:table-cell>
              <table:table-cell office:value-type="float" office:value="268.19">
                <text:p>268.19</text:p>
              </table:table-cell>
              <table:table-cell office:value-type="float" office:value="270">
                <text:p>270</text:p>
              </table:table-cell>
              <table:table-cell office:value-type="float" office:value="-1.81">
                <text:p>-1.8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253506944444444">
                <text:p>0.253506944444444</text:p>
              </table:table-cell>
              <table:table-cell office:value-type="float" office:value="266.06">
                <text:p>266.06</text:p>
              </table:table-cell>
              <table:table-cell office:value-type="float" office:value="270">
                <text:p>270</text:p>
              </table:table-cell>
              <table:table-cell office:value-type="float" office:value="-3.94">
                <text:p>-3.9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253518518518519">
                <text:p>0.253518518518519</text:p>
              </table:table-cell>
              <table:table-cell office:value-type="float" office:value="261.63">
                <text:p>261.63</text:p>
              </table:table-cell>
              <table:table-cell office:value-type="float" office:value="270">
                <text:p>270</text:p>
              </table:table-cell>
              <table:table-cell office:value-type="float" office:value="-8.37">
                <text:p>-8.3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253530092592593">
                <text:p>0.253530092592593</text:p>
              </table:table-cell>
              <table:table-cell office:value-type="float" office:value="255.38">
                <text:p>255.38</text:p>
              </table:table-cell>
              <table:table-cell office:value-type="float" office:value="270">
                <text:p>270</text:p>
              </table:table-cell>
              <table:table-cell office:value-type="float" office:value="-14.62">
                <text:p>-14.6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253541666666667">
                <text:p>0.253541666666667</text:p>
              </table:table-cell>
              <table:table-cell office:value-type="float" office:value="265.38">
                <text:p>265.38</text:p>
              </table:table-cell>
              <table:table-cell office:value-type="float" office:value="270">
                <text:p>270</text:p>
              </table:table-cell>
              <table:table-cell office:value-type="float" office:value="-4.62">
                <text:p>-4.6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253553240740741">
                <text:p>0.253553240740741</text:p>
              </table:table-cell>
              <table:table-cell office:value-type="float" office:value="270.25">
                <text:p>270.25</text:p>
              </table:table-cell>
              <table:table-cell office:value-type="float" office:value="270">
                <text:p>270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253564814814815">
                <text:p>0.253564814814815</text:p>
              </table:table-cell>
              <table:table-cell office:value-type="float" office:value="274.06">
                <text:p>274.06</text:p>
              </table:table-cell>
              <table:table-cell office:value-type="float" office:value="270">
                <text:p>270</text:p>
              </table:table-cell>
              <table:table-cell office:value-type="float" office:value="-4.06">
                <text:p>-4.0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253576388888889">
                <text:p>0.253576388888889</text:p>
              </table:table-cell>
              <table:table-cell office:value-type="float" office:value="281.63">
                <text:p>281.63</text:p>
              </table:table-cell>
              <table:table-cell office:value-type="float" office:value="270">
                <text:p>270</text:p>
              </table:table-cell>
              <table:table-cell office:value-type="float" office:value="-11.63">
                <text:p>-11.6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253587962962963">
                <text:p>0.253587962962963</text:p>
              </table:table-cell>
              <table:table-cell office:value-type="float" office:value="290.81">
                <text:p>290.81</text:p>
              </table:table-cell>
              <table:table-cell office:value-type="float" office:value="270">
                <text:p>270</text:p>
              </table:table-cell>
              <table:table-cell office:value-type="float" office:value="-20.81">
                <text:p>-20.8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253599537037037">
                <text:p>0.253599537037037</text:p>
              </table:table-cell>
              <table:table-cell office:value-type="float" office:value="290.38">
                <text:p>290.38</text:p>
              </table:table-cell>
              <table:table-cell office:value-type="float" office:value="270">
                <text:p>270</text:p>
              </table:table-cell>
              <table:table-cell office:value-type="float" office:value="-20.38">
                <text:p>-20.3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253634259259259">
                <text:p>0.253634259259259</text:p>
              </table:table-cell>
              <table:table-cell office:value-type="float" office:value="349.88">
                <text:p>349.88</text:p>
              </table:table-cell>
              <table:table-cell office:value-type="float" office:value="360">
                <text:p>360</text:p>
              </table:table-cell>
              <table:table-cell office:value-type="float" office:value="-10.12">
                <text:p>-10.1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253645833333333">
                <text:p>0.253645833333333</text:p>
              </table:table-cell>
              <table:table-cell office:value-type="float" office:value="4.88">
                <text:p>4.88</text:p>
              </table:table-cell>
              <table:table-cell office:value-type="float" office:value="0">
                <text:p>0</text:p>
              </table:table-cell>
              <table:table-cell office:value-type="float" office:value="-4.88">
                <text:p>-4.8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253657407407407">
                <text:p>0.253657407407407</text:p>
              </table:table-cell>
              <table:table-cell office:value-type="float" office:value="9.38">
                <text:p>9.38</text:p>
              </table:table-cell>
              <table:table-cell office:value-type="float" office:value="0">
                <text:p>0</text:p>
              </table:table-cell>
              <table:table-cell office:value-type="float" office:value="-9.38">
                <text:p>-9.3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253668981481481">
                <text:p>0.253668981481481</text:p>
              </table:table-cell>
              <table:table-cell office:value-type="float" office:value="9.63">
                <text:p>9.63</text:p>
              </table:table-cell>
              <table:table-cell office:value-type="float" office:value="0">
                <text:p>0</text:p>
              </table:table-cell>
              <table:table-cell office:value-type="float" office:value="-9.63">
                <text:p>-9.6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253680555555555">
                <text:p>0.253680555555555</text:p>
              </table:table-cell>
              <table:table-cell office:value-type="float" office:value="13.88">
                <text:p>13.88</text:p>
              </table:table-cell>
              <table:table-cell office:value-type="float" office:value="0">
                <text:p>0</text:p>
              </table:table-cell>
              <table:table-cell office:value-type="float" office:value="-13.88">
                <text:p>-13.8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25369212962963">
                <text:p>0.25369212962963</text:p>
              </table:table-cell>
              <table:table-cell office:value-type="float" office:value="17.62">
                <text:p>17.62</text:p>
              </table:table-cell>
              <table:table-cell office:value-type="float" office:value="0">
                <text:p>0</text:p>
              </table:table-cell>
              <table:table-cell office:value-type="float" office:value="-17.62">
                <text:p>-17.6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253703703703704">
                <text:p>0.253703703703704</text:p>
              </table:table-cell>
              <table:table-cell office:value-type="float" office:value="19.69">
                <text:p>19.69</text:p>
              </table:table-cell>
              <table:table-cell office:value-type="float" office:value="0">
                <text:p>0</text:p>
              </table:table-cell>
              <table:table-cell office:value-type="float" office:value="-19.69">
                <text:p>-19.6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253715277777778">
                <text:p>0.253715277777778</text:p>
              </table:table-cell>
              <table:table-cell office:value-type="float" office:value="19.12">
                <text:p>19.12</text:p>
              </table:table-cell>
              <table:table-cell office:value-type="float" office:value="0">
                <text:p>0</text:p>
              </table:table-cell>
              <table:table-cell office:value-type="float" office:value="-19.12">
                <text:p>-19.1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253726851851852">
                <text:p>0.253726851851852</text:p>
              </table:table-cell>
              <table:table-cell office:value-type="float" office:value="16.19">
                <text:p>16.19</text:p>
              </table:table-cell>
              <table:table-cell office:value-type="float" office:value="0">
                <text:p>0</text:p>
              </table:table-cell>
              <table:table-cell office:value-type="float" office:value="-16.19">
                <text:p>-16.1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253738425925926">
                <text:p>0.253738425925926</text:p>
              </table:table-cell>
              <table:table-cell office:value-type="float" office:value="17.31">
                <text:p>17.31</text:p>
              </table:table-cell>
              <table:table-cell office:value-type="float" office:value="0">
                <text:p>0</text:p>
              </table:table-cell>
              <table:table-cell office:value-type="float" office:value="-17.31">
                <text:p>-17.3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25375">
                <text:p>0.25375</text:p>
              </table:table-cell>
              <table:table-cell office:value-type="float" office:value="17.69">
                <text:p>17.69</text:p>
              </table:table-cell>
              <table:table-cell office:value-type="float" office:value="0">
                <text:p>0</text:p>
              </table:table-cell>
              <table:table-cell office:value-type="float" office:value="-17.69">
                <text:p>-17.6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253761574074074">
                <text:p>0.253761574074074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253773148148148">
                <text:p>0.253773148148148</text:p>
              </table:table-cell>
              <table:table-cell office:value-type="float" office:value="18.19">
                <text:p>18.19</text:p>
              </table:table-cell>
              <table:table-cell office:value-type="float" office:value="0">
                <text:p>0</text:p>
              </table:table-cell>
              <table:table-cell office:value-type="float" office:value="-18.19">
                <text:p>-18.1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253784722222222">
                <text:p>0.253784722222222</text:p>
              </table:table-cell>
              <table:table-cell office:value-type="float" office:value="18.19">
                <text:p>18.19</text:p>
              </table:table-cell>
              <table:table-cell office:value-type="float" office:value="0">
                <text:p>0</text:p>
              </table:table-cell>
              <table:table-cell office:value-type="float" office:value="-18.19">
                <text:p>-18.1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253796296296296">
                <text:p>0.253796296296296</text:p>
              </table:table-cell>
              <table:table-cell office:value-type="float" office:value="20.44">
                <text:p>20.44</text:p>
              </table:table-cell>
              <table:table-cell office:value-type="float" office:value="0">
                <text:p>0</text:p>
              </table:table-cell>
              <table:table-cell office:value-type="float" office:value="-20.44">
                <text:p>-20.4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25380787037037">
                <text:p>0.25380787037037</text:p>
              </table:table-cell>
              <table:table-cell office:value-type="float" office:value="22.81">
                <text:p>22.81</text:p>
              </table:table-cell>
              <table:table-cell office:value-type="float" office:value="0">
                <text:p>0</text:p>
              </table:table-cell>
              <table:table-cell office:value-type="float" office:value="-22.81">
                <text:p>-22.8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253819444444444">
                <text:p>0.253819444444444</text:p>
              </table:table-cell>
              <table:table-cell office:value-type="float" office:value="27.75">
                <text:p>27.75</text:p>
              </table:table-cell>
              <table:table-cell office:value-type="float" office:value="0">
                <text:p>0</text:p>
              </table:table-cell>
              <table:table-cell office:value-type="float" office:value="-27.75">
                <text:p>-27.7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253831018518518">
                <text:p>0.253831018518518</text:p>
              </table:table-cell>
              <table:table-cell office:value-type="float" office:value="21.94">
                <text:p>21.94</text:p>
              </table:table-cell>
              <table:table-cell office:value-type="float" office:value="0">
                <text:p>0</text:p>
              </table:table-cell>
              <table:table-cell office:value-type="float" office:value="-21.94">
                <text:p>-21.9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253842592592593">
                <text:p>0.253842592592593</text:p>
              </table:table-cell>
              <table:table-cell office:value-type="float" office:value="22.19">
                <text:p>22.19</text:p>
              </table:table-cell>
              <table:table-cell office:value-type="float" office:value="0">
                <text:p>0</text:p>
              </table:table-cell>
              <table:table-cell office:value-type="float" office:value="-22.19">
                <text:p>-22.1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253854166666667">
                <text:p>0.253854166666667</text:p>
              </table:table-cell>
              <table:table-cell office:value-type="float" office:value="22.44">
                <text:p>22.44</text:p>
              </table:table-cell>
              <table:table-cell office:value-type="float" office:value="0">
                <text:p>0</text:p>
              </table:table-cell>
              <table:table-cell office:value-type="float" office:value="-22.44">
                <text:p>-22.4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253865740740741">
                <text:p>0.253865740740741</text:p>
              </table:table-cell>
              <table:table-cell office:value-type="float" office:value="22.25">
                <text:p>22.25</text:p>
              </table:table-cell>
              <table:table-cell office:value-type="float" office:value="0">
                <text:p>0</text:p>
              </table:table-cell>
              <table:table-cell office:value-type="float" office:value="-22.25">
                <text:p>-22.2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253877314814815">
                <text:p>0.253877314814815</text:p>
              </table:table-cell>
              <table:table-cell office:value-type="float" office:value="21.81">
                <text:p>21.81</text:p>
              </table:table-cell>
              <table:table-cell office:value-type="float" office:value="0">
                <text:p>0</text:p>
              </table:table-cell>
              <table:table-cell office:value-type="float" office:value="-21.81">
                <text:p>-21.8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253888888888889">
                <text:p>0.253888888888889</text:p>
              </table:table-cell>
              <table:table-cell office:value-type="float" office:value="23.19">
                <text:p>23.19</text:p>
              </table:table-cell>
              <table:table-cell office:value-type="float" office:value="0">
                <text:p>0</text:p>
              </table:table-cell>
              <table:table-cell office:value-type="float" office:value="-23.19">
                <text:p>-23.1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253900462962963">
                <text:p>0.253900462962963</text:p>
              </table:table-cell>
              <table:table-cell office:value-type="float" office:value="18.81">
                <text:p>18.81</text:p>
              </table:table-cell>
              <table:table-cell office:value-type="float" office:value="0">
                <text:p>0</text:p>
              </table:table-cell>
              <table:table-cell office:value-type="float" office:value="-18.81">
                <text:p>-18.8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253912037037037">
                <text:p>0.253912037037037</text:p>
              </table:table-cell>
              <table:table-cell office:value-type="float" office:value="345.5">
                <text:p>345.5</text:p>
              </table:table-cell>
              <table:table-cell office:value-type="float" office:value="360">
                <text:p>360</text:p>
              </table:table-cell>
              <table:table-cell office:value-type="float" office:value="-14.5">
                <text:p>-14.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253946759259259">
                <text:p>0.253946759259259</text:p>
              </table:table-cell>
              <table:table-cell office:value-type="float" office:value="214.44">
                <text:p>214.44</text:p>
              </table:table-cell>
              <table:table-cell office:value-type="float" office:value="180">
                <text:p>180</text:p>
              </table:table-cell>
              <table:table-cell office:value-type="float" office:value="-34.44">
                <text:p>-34.4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253958333333333">
                <text:p>0.253958333333333</text:p>
              </table:table-cell>
              <table:table-cell office:value-type="float" office:value="201.44">
                <text:p>201.44</text:p>
              </table:table-cell>
              <table:table-cell office:value-type="float" office:value="180">
                <text:p>180</text:p>
              </table:table-cell>
              <table:table-cell office:value-type="float" office:value="-21.44">
                <text:p>-21.4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253969907407407">
                <text:p>0.253969907407407</text:p>
              </table:table-cell>
              <table:table-cell office:value-type="float" office:value="203">
                <text:p>203</text:p>
              </table:table-cell>
              <table:table-cell office:value-type="float" office:value="180">
                <text:p>180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253981481481481">
                <text:p>0.253981481481481</text:p>
              </table:table-cell>
              <table:table-cell office:value-type="float" office:value="204.06">
                <text:p>204.06</text:p>
              </table:table-cell>
              <table:table-cell office:value-type="float" office:value="180">
                <text:p>180</text:p>
              </table:table-cell>
              <table:table-cell office:value-type="float" office:value="-24.06">
                <text:p>-24.0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253993055555556">
                <text:p>0.253993055555556</text:p>
              </table:table-cell>
              <table:table-cell office:value-type="float" office:value="205.63">
                <text:p>205.63</text:p>
              </table:table-cell>
              <table:table-cell office:value-type="float" office:value="180">
                <text:p>180</text:p>
              </table:table-cell>
              <table:table-cell office:value-type="float" office:value="-25.63">
                <text:p>-25.6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25400462962963">
                <text:p>0.25400462962963</text:p>
              </table:table-cell>
              <table:table-cell office:value-type="float" office:value="206.88">
                <text:p>206.88</text:p>
              </table:table-cell>
              <table:table-cell office:value-type="float" office:value="180">
                <text:p>180</text:p>
              </table:table-cell>
              <table:table-cell office:value-type="float" office:value="-26.88">
                <text:p>-26.8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254016203703704">
                <text:p>0.254016203703704</text:p>
              </table:table-cell>
              <table:table-cell office:value-type="float" office:value="210.44">
                <text:p>210.44</text:p>
              </table:table-cell>
              <table:table-cell office:value-type="float" office:value="180">
                <text:p>180</text:p>
              </table:table-cell>
              <table:table-cell office:value-type="float" office:value="-30.44">
                <text:p>-30.4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254027777777778">
                <text:p>0.254027777777778</text:p>
              </table:table-cell>
              <table:table-cell office:value-type="float" office:value="209.44">
                <text:p>209.44</text:p>
              </table:table-cell>
              <table:table-cell office:value-type="float" office:value="180">
                <text:p>180</text:p>
              </table:table-cell>
              <table:table-cell office:value-type="float" office:value="-29.44">
                <text:p>-29.4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254039351851852">
                <text:p>0.254039351851852</text:p>
              </table:table-cell>
              <table:table-cell office:value-type="float" office:value="210.19">
                <text:p>210.19</text:p>
              </table:table-cell>
              <table:table-cell office:value-type="float" office:value="180">
                <text:p>180</text:p>
              </table:table-cell>
              <table:table-cell office:value-type="float" office:value="-30.19">
                <text:p>-30.1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254050925925926">
                <text:p>0.254050925925926</text:p>
              </table:table-cell>
              <table:table-cell office:value-type="float" office:value="209.06">
                <text:p>209.06</text:p>
              </table:table-cell>
              <table:table-cell office:value-type="float" office:value="180">
                <text:p>180</text:p>
              </table:table-cell>
              <table:table-cell office:value-type="float" office:value="-29.06">
                <text:p>-29.0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254074074074074">
                <text:p>0.254074074074074</text:p>
              </table:table-cell>
              <table:table-cell office:value-type="float" office:value="208.5">
                <text:p>208.5</text:p>
              </table:table-cell>
              <table:table-cell office:value-type="float" office:value="180">
                <text:p>180</text:p>
              </table:table-cell>
              <table:table-cell office:value-type="float" office:value="-28.5">
                <text:p>-28.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254085648148148">
                <text:p>0.254085648148148</text:p>
              </table:table-cell>
              <table:table-cell office:value-type="float" office:value="204.56">
                <text:p>204.56</text:p>
              </table:table-cell>
              <table:table-cell office:value-type="float" office:value="180">
                <text:p>180</text:p>
              </table:table-cell>
              <table:table-cell office:value-type="float" office:value="-24.56">
                <text:p>-24.5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254097222222222">
                <text:p>0.254097222222222</text:p>
              </table:table-cell>
              <table:table-cell office:value-type="float" office:value="209.94">
                <text:p>209.94</text:p>
              </table:table-cell>
              <table:table-cell office:value-type="float" office:value="180">
                <text:p>180</text:p>
              </table:table-cell>
              <table:table-cell office:value-type="float" office:value="-29.94">
                <text:p>-29.9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254108796296296">
                <text:p>0.254108796296296</text:p>
              </table:table-cell>
              <table:table-cell office:value-type="float" office:value="208.69">
                <text:p>208.69</text:p>
              </table:table-cell>
              <table:table-cell office:value-type="float" office:value="180">
                <text:p>180</text:p>
              </table:table-cell>
              <table:table-cell office:value-type="float" office:value="-28.69">
                <text:p>-28.6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25412037037037">
                <text:p>0.25412037037037</text:p>
              </table:table-cell>
              <table:table-cell office:value-type="float" office:value="206.63">
                <text:p>206.63</text:p>
              </table:table-cell>
              <table:table-cell office:value-type="float" office:value="180">
                <text:p>180</text:p>
              </table:table-cell>
              <table:table-cell office:value-type="float" office:value="-26.63">
                <text:p>-26.6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254131944444444">
                <text:p>0.254131944444444</text:p>
              </table:table-cell>
              <table:table-cell office:value-type="float" office:value="206.31">
                <text:p>206.31</text:p>
              </table:table-cell>
              <table:table-cell office:value-type="float" office:value="180">
                <text:p>180</text:p>
              </table:table-cell>
              <table:table-cell office:value-type="float" office:value="-26.31">
                <text:p>-26.3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254143518518518">
                <text:p>0.254143518518518</text:p>
              </table:table-cell>
              <table:table-cell office:value-type="float" office:value="210.38">
                <text:p>210.38</text:p>
              </table:table-cell>
              <table:table-cell office:value-type="float" office:value="180">
                <text:p>180</text:p>
              </table:table-cell>
              <table:table-cell office:value-type="float" office:value="-30.38">
                <text:p>-30.3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254155092592593">
                <text:p>0.254155092592593</text:p>
              </table:table-cell>
              <table:table-cell office:value-type="float" office:value="213.69">
                <text:p>213.69</text:p>
              </table:table-cell>
              <table:table-cell office:value-type="float" office:value="180">
                <text:p>180</text:p>
              </table:table-cell>
              <table:table-cell office:value-type="float" office:value="-33.69">
                <text:p>-33.6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254166666666667">
                <text:p>0.254166666666667</text:p>
              </table:table-cell>
              <table:table-cell office:value-type="float" office:value="213.75">
                <text:p>213.75</text:p>
              </table:table-cell>
              <table:table-cell office:value-type="float" office:value="180">
                <text:p>180</text:p>
              </table:table-cell>
              <table:table-cell office:value-type="float" office:value="-33.75">
                <text:p>-33.7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254178240740741">
                <text:p>0.254178240740741</text:p>
              </table:table-cell>
              <table:table-cell office:value-type="float" office:value="205.81">
                <text:p>205.81</text:p>
              </table:table-cell>
              <table:table-cell office:value-type="float" office:value="180">
                <text:p>180</text:p>
              </table:table-cell>
              <table:table-cell office:value-type="float" office:value="-25.81">
                <text:p>-25.8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254189814814815">
                <text:p>0.254189814814815</text:p>
              </table:table-cell>
              <table:table-cell office:value-type="float" office:value="202.13">
                <text:p>202.13</text:p>
              </table:table-cell>
              <table:table-cell office:value-type="float" office:value="180">
                <text:p>180</text:p>
              </table:table-cell>
              <table:table-cell office:value-type="float" office:value="-22.13">
                <text:p>-22.1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254201388888889">
                <text:p>0.254201388888889</text:p>
              </table:table-cell>
              <table:table-cell office:value-type="float" office:value="202.56">
                <text:p>202.56</text:p>
              </table:table-cell>
              <table:table-cell office:value-type="float" office:value="180">
                <text:p>180</text:p>
              </table:table-cell>
              <table:table-cell office:value-type="float" office:value="-22.56">
                <text:p>-22.5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254212962962963">
                <text:p>0.254212962962963</text:p>
              </table:table-cell>
              <table:table-cell office:value-type="float" office:value="202.31">
                <text:p>202.31</text:p>
              </table:table-cell>
              <table:table-cell office:value-type="float" office:value="180">
                <text:p>180</text:p>
              </table:table-cell>
              <table:table-cell office:value-type="float" office:value="-22.31">
                <text:p>-22.3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254224537037037">
                <text:p>0.254224537037037</text:p>
              </table:table-cell>
              <table:table-cell office:value-type="float" office:value="204.13">
                <text:p>204.13</text:p>
              </table:table-cell>
              <table:table-cell office:value-type="float" office:value="180">
                <text:p>180</text:p>
              </table:table-cell>
              <table:table-cell office:value-type="float" office:value="-24.13">
                <text:p>-24.1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254236111111111">
                <text:p>0.254236111111111</text:p>
              </table:table-cell>
              <table:table-cell office:value-type="float" office:value="204.63">
                <text:p>204.63</text:p>
              </table:table-cell>
              <table:table-cell office:value-type="float" office:value="180">
                <text:p>180</text:p>
              </table:table-cell>
              <table:table-cell office:value-type="float" office:value="-24.63">
                <text:p>-24.6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254247685185185">
                <text:p>0.254247685185185</text:p>
              </table:table-cell>
              <table:table-cell office:value-type="float" office:value="205">
                <text:p>205</text:p>
              </table:table-cell>
              <table:table-cell office:value-type="float" office:value="180">
                <text:p>180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254259259259259">
                <text:p>0.254259259259259</text:p>
              </table:table-cell>
              <table:table-cell office:value-type="float" office:value="203.88">
                <text:p>203.88</text:p>
              </table:table-cell>
              <table:table-cell office:value-type="float" office:value="180">
                <text:p>180</text:p>
              </table:table-cell>
              <table:table-cell office:value-type="float" office:value="-23.88">
                <text:p>-23.8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254270833333333">
                <text:p>0.254270833333333</text:p>
              </table:table-cell>
              <table:table-cell office:value-type="float" office:value="207.81">
                <text:p>207.81</text:p>
              </table:table-cell>
              <table:table-cell office:value-type="float" office:value="180">
                <text:p>180</text:p>
              </table:table-cell>
              <table:table-cell office:value-type="float" office:value="-27.81">
                <text:p>-27.8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254282407407407">
                <text:p>0.254282407407407</text:p>
              </table:table-cell>
              <table:table-cell office:value-type="float" office:value="214.38">
                <text:p>214.38</text:p>
              </table:table-cell>
              <table:table-cell office:value-type="float" office:value="180">
                <text:p>180</text:p>
              </table:table-cell>
              <table:table-cell office:value-type="float" office:value="-34.38">
                <text:p>-34.3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254293981481481">
                <text:p>0.254293981481481</text:p>
              </table:table-cell>
              <table:table-cell office:value-type="float" office:value="214.44">
                <text:p>214.44</text:p>
              </table:table-cell>
              <table:table-cell office:value-type="float" office:value="180">
                <text:p>180</text:p>
              </table:table-cell>
              <table:table-cell office:value-type="float" office:value="-34.44">
                <text:p>-34.4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254305555555556">
                <text:p>0.254305555555556</text:p>
              </table:table-cell>
              <table:table-cell office:value-type="float" office:value="212">
                <text:p>212</text:p>
              </table:table-cell>
              <table:table-cell office:value-type="float" office:value="180">
                <text:p>180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25431712962963">
                <text:p>0.25431712962963</text:p>
              </table:table-cell>
              <table:table-cell office:value-type="float" office:value="211.75">
                <text:p>211.75</text:p>
              </table:table-cell>
              <table:table-cell office:value-type="float" office:value="180">
                <text:p>180</text:p>
              </table:table-cell>
              <table:table-cell office:value-type="float" office:value="-31.75">
                <text:p>-31.7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254328703703704">
                <text:p>0.254328703703704</text:p>
              </table:table-cell>
              <table:table-cell office:value-type="float" office:value="210.5">
                <text:p>210.5</text:p>
              </table:table-cell>
              <table:table-cell office:value-type="float" office:value="180">
                <text:p>180</text:p>
              </table:table-cell>
              <table:table-cell office:value-type="float" office:value="-30.5">
                <text:p>-30.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254340277777778">
                <text:p>0.254340277777778</text:p>
              </table:table-cell>
              <table:table-cell office:value-type="float" office:value="211.38">
                <text:p>211.38</text:p>
              </table:table-cell>
              <table:table-cell office:value-type="float" office:value="180">
                <text:p>180</text:p>
              </table:table-cell>
              <table:table-cell office:value-type="float" office:value="-31.38">
                <text:p>-31.3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254351851851852">
                <text:p>0.254351851851852</text:p>
              </table:table-cell>
              <table:table-cell office:value-type="float" office:value="210.56">
                <text:p>210.56</text:p>
              </table:table-cell>
              <table:table-cell office:value-type="float" office:value="180">
                <text:p>180</text:p>
              </table:table-cell>
              <table:table-cell office:value-type="float" office:value="-30.56">
                <text:p>-30.5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254363425925926">
                <text:p>0.254363425925926</text:p>
              </table:table-cell>
              <table:table-cell office:value-type="float" office:value="211.06">
                <text:p>211.06</text:p>
              </table:table-cell>
              <table:table-cell office:value-type="float" office:value="180">
                <text:p>180</text:p>
              </table:table-cell>
              <table:table-cell office:value-type="float" office:value="-31.06">
                <text:p>-31.0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254375">
                <text:p>0.254375</text:p>
              </table:table-cell>
              <table:table-cell office:value-type="float" office:value="210.44">
                <text:p>210.44</text:p>
              </table:table-cell>
              <table:table-cell office:value-type="float" office:value="180">
                <text:p>180</text:p>
              </table:table-cell>
              <table:table-cell office:value-type="float" office:value="-30.44">
                <text:p>-30.4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254386574074074">
                <text:p>0.254386574074074</text:p>
              </table:table-cell>
              <table:table-cell office:value-type="float" office:value="208.13">
                <text:p>208.13</text:p>
              </table:table-cell>
              <table:table-cell office:value-type="float" office:value="180">
                <text:p>180</text:p>
              </table:table-cell>
              <table:table-cell office:value-type="float" office:value="-28.13">
                <text:p>-28.1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254398148148148">
                <text:p>0.254398148148148</text:p>
              </table:table-cell>
              <table:table-cell office:value-type="float" office:value="200.31">
                <text:p>200.31</text:p>
              </table:table-cell>
              <table:table-cell office:value-type="float" office:value="180">
                <text:p>180</text:p>
              </table:table-cell>
              <table:table-cell office:value-type="float" office:value="-20.31">
                <text:p>-20.3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254409722222222">
                <text:p>0.254409722222222</text:p>
              </table:table-cell>
              <table:table-cell office:value-type="float" office:value="198">
                <text:p>198</text:p>
              </table:table-cell>
              <table:table-cell office:value-type="float" office:value="180">
                <text:p>180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254421296296296">
                <text:p>0.254421296296296</text:p>
              </table:table-cell>
              <table:table-cell office:value-type="float" office:value="203.06">
                <text:p>203.06</text:p>
              </table:table-cell>
              <table:table-cell office:value-type="float" office:value="180">
                <text:p>180</text:p>
              </table:table-cell>
              <table:table-cell office:value-type="float" office:value="-23.06">
                <text:p>-23.0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25443287037037">
                <text:p>0.25443287037037</text:p>
              </table:table-cell>
              <table:table-cell office:value-type="float" office:value="207.31">
                <text:p>207.31</text:p>
              </table:table-cell>
              <table:table-cell office:value-type="float" office:value="180">
                <text:p>180</text:p>
              </table:table-cell>
              <table:table-cell office:value-type="float" office:value="-27.31">
                <text:p>-27.3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254479166666667">
                <text:p>0.254479166666667</text:p>
              </table:table-cell>
              <table:table-cell office:value-type="float" office:value="122.25">
                <text:p>122.25</text:p>
              </table:table-cell>
              <table:table-cell office:value-type="float" office:value="90">
                <text:p>90</text:p>
              </table:table-cell>
              <table:table-cell office:value-type="float" office:value="-32.25">
                <text:p>-32.2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254490740740741">
                <text:p>0.254490740740741</text:p>
              </table:table-cell>
              <table:table-cell office:value-type="float" office:value="116.12">
                <text:p>116.12</text:p>
              </table:table-cell>
              <table:table-cell office:value-type="float" office:value="90">
                <text:p>90</text:p>
              </table:table-cell>
              <table:table-cell office:value-type="float" office:value="-26.12">
                <text:p>-26.1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254502314814815">
                <text:p>0.254502314814815</text:p>
              </table:table-cell>
              <table:table-cell office:value-type="float" office:value="112.5">
                <text:p>112.5</text:p>
              </table:table-cell>
              <table:table-cell office:value-type="float" office:value="90">
                <text:p>90</text:p>
              </table:table-cell>
              <table:table-cell office:value-type="float" office:value="-22.5">
                <text:p>-22.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254513888888889">
                <text:p>0.254513888888889</text:p>
              </table:table-cell>
              <table:table-cell office:value-type="float" office:value="114.5">
                <text:p>114.5</text:p>
              </table:table-cell>
              <table:table-cell office:value-type="float" office:value="90">
                <text:p>90</text:p>
              </table:table-cell>
              <table:table-cell office:value-type="float" office:value="-24.5">
                <text:p>-24.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254525462962963">
                <text:p>0.254525462962963</text:p>
              </table:table-cell>
              <table:table-cell office:value-type="float" office:value="115.37">
                <text:p>115.37</text:p>
              </table:table-cell>
              <table:table-cell office:value-type="float" office:value="90">
                <text:p>90</text:p>
              </table:table-cell>
              <table:table-cell office:value-type="float" office:value="-25.37">
                <text:p>-25.3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254537037037037">
                <text:p>0.254537037037037</text:p>
              </table:table-cell>
              <table:table-cell office:value-type="float" office:value="117.31">
                <text:p>117.31</text:p>
              </table:table-cell>
              <table:table-cell office:value-type="float" office:value="90">
                <text:p>90</text:p>
              </table:table-cell>
              <table:table-cell office:value-type="float" office:value="-27.31">
                <text:p>-27.3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254548611111111">
                <text:p>0.254548611111111</text:p>
              </table:table-cell>
              <table:table-cell office:value-type="float" office:value="116.31">
                <text:p>116.31</text:p>
              </table:table-cell>
              <table:table-cell office:value-type="float" office:value="90">
                <text:p>90</text:p>
              </table:table-cell>
              <table:table-cell office:value-type="float" office:value="-26.31">
                <text:p>-26.3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254560185185185">
                <text:p>0.254560185185185</text:p>
              </table:table-cell>
              <table:table-cell office:value-type="float" office:value="121">
                <text:p>121</text:p>
              </table:table-cell>
              <table:table-cell office:value-type="float" office:value="90">
                <text:p>90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254571759259259">
                <text:p>0.254571759259259</text:p>
              </table:table-cell>
              <table:table-cell office:value-type="float" office:value="117.5">
                <text:p>117.5</text:p>
              </table:table-cell>
              <table:table-cell office:value-type="float" office:value="90">
                <text:p>90</text:p>
              </table:table-cell>
              <table:table-cell office:value-type="float" office:value="-27.5">
                <text:p>-27.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254583333333333">
                <text:p>0.254583333333333</text:p>
              </table:table-cell>
              <table:table-cell office:value-type="float" office:value="118.94">
                <text:p>118.94</text:p>
              </table:table-cell>
              <table:table-cell office:value-type="float" office:value="90">
                <text:p>90</text:p>
              </table:table-cell>
              <table:table-cell office:value-type="float" office:value="-28.94">
                <text:p>-28.9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254594907407407">
                <text:p>0.254594907407407</text:p>
              </table:table-cell>
              <table:table-cell office:value-type="float" office:value="117.62">
                <text:p>117.62</text:p>
              </table:table-cell>
              <table:table-cell office:value-type="float" office:value="90">
                <text:p>90</text:p>
              </table:table-cell>
              <table:table-cell office:value-type="float" office:value="-27.62">
                <text:p>-27.6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254606481481481">
                <text:p>0.254606481481481</text:p>
              </table:table-cell>
              <table:table-cell office:value-type="float" office:value="118.44">
                <text:p>118.44</text:p>
              </table:table-cell>
              <table:table-cell office:value-type="float" office:value="90">
                <text:p>90</text:p>
              </table:table-cell>
              <table:table-cell office:value-type="float" office:value="-28.44">
                <text:p>-28.4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254618055555556">
                <text:p>0.254618055555556</text:p>
              </table:table-cell>
              <table:table-cell office:value-type="float" office:value="116.69">
                <text:p>116.69</text:p>
              </table:table-cell>
              <table:table-cell office:value-type="float" office:value="90">
                <text:p>90</text:p>
              </table:table-cell>
              <table:table-cell office:value-type="float" office:value="-26.69">
                <text:p>-26.6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25462962962963">
                <text:p>0.25462962962963</text:p>
              </table:table-cell>
              <table:table-cell office:value-type="float" office:value="117">
                <text:p>117</text:p>
              </table:table-cell>
              <table:table-cell office:value-type="float" office:value="90">
                <text:p>90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254641203703704">
                <text:p>0.254641203703704</text:p>
              </table:table-cell>
              <table:table-cell office:value-type="float" office:value="119.56">
                <text:p>119.56</text:p>
              </table:table-cell>
              <table:table-cell office:value-type="float" office:value="90">
                <text:p>90</text:p>
              </table:table-cell>
              <table:table-cell office:value-type="float" office:value="-29.56">
                <text:p>-29.5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254652777777778">
                <text:p>0.254652777777778</text:p>
              </table:table-cell>
              <table:table-cell office:value-type="float" office:value="116.94">
                <text:p>116.94</text:p>
              </table:table-cell>
              <table:table-cell office:value-type="float" office:value="90">
                <text:p>90</text:p>
              </table:table-cell>
              <table:table-cell office:value-type="float" office:value="-26.94">
                <text:p>-26.9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254664351851852">
                <text:p>0.254664351851852</text:p>
              </table:table-cell>
              <table:table-cell office:value-type="float" office:value="122.25">
                <text:p>122.25</text:p>
              </table:table-cell>
              <table:table-cell office:value-type="float" office:value="90">
                <text:p>90</text:p>
              </table:table-cell>
              <table:table-cell office:value-type="float" office:value="-32.25">
                <text:p>-32.2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254675925925926">
                <text:p>0.254675925925926</text:p>
              </table:table-cell>
              <table:table-cell office:value-type="float" office:value="119.94">
                <text:p>119.94</text:p>
              </table:table-cell>
              <table:table-cell office:value-type="float" office:value="90">
                <text:p>90</text:p>
              </table:table-cell>
              <table:table-cell office:value-type="float" office:value="-29.94">
                <text:p>-29.9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2546875">
                <text:p>0.2546875</text:p>
              </table:table-cell>
              <table:table-cell office:value-type="float" office:value="118.31">
                <text:p>118.31</text:p>
              </table:table-cell>
              <table:table-cell office:value-type="float" office:value="90">
                <text:p>90</text:p>
              </table:table-cell>
              <table:table-cell office:value-type="float" office:value="-28.31">
                <text:p>-28.3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254699074074074">
                <text:p>0.254699074074074</text:p>
              </table:table-cell>
              <table:table-cell office:value-type="float" office:value="119.56">
                <text:p>119.56</text:p>
              </table:table-cell>
              <table:table-cell office:value-type="float" office:value="90">
                <text:p>90</text:p>
              </table:table-cell>
              <table:table-cell office:value-type="float" office:value="-29.56">
                <text:p>-29.5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254710648148148">
                <text:p>0.254710648148148</text:p>
              </table:table-cell>
              <table:table-cell office:value-type="float" office:value="116.62">
                <text:p>116.62</text:p>
              </table:table-cell>
              <table:table-cell office:value-type="float" office:value="90">
                <text:p>90</text:p>
              </table:table-cell>
              <table:table-cell office:value-type="float" office:value="-26.62">
                <text:p>-26.6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254722222222222">
                <text:p>0.254722222222222</text:p>
              </table:table-cell>
              <table:table-cell office:value-type="float" office:value="117.75">
                <text:p>117.75</text:p>
              </table:table-cell>
              <table:table-cell office:value-type="float" office:value="90">
                <text:p>90</text:p>
              </table:table-cell>
              <table:table-cell office:value-type="float" office:value="-27.75">
                <text:p>-27.7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254733796296296">
                <text:p>0.254733796296296</text:p>
              </table:table-cell>
              <table:table-cell office:value-type="float" office:value="118.87">
                <text:p>118.87</text:p>
              </table:table-cell>
              <table:table-cell office:value-type="float" office:value="90">
                <text:p>90</text:p>
              </table:table-cell>
              <table:table-cell office:value-type="float" office:value="-28.87">
                <text:p>-28.8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25474537037037">
                <text:p>0.25474537037037</text:p>
              </table:table-cell>
              <table:table-cell office:value-type="float" office:value="120.69">
                <text:p>120.69</text:p>
              </table:table-cell>
              <table:table-cell office:value-type="float" office:value="90">
                <text:p>90</text:p>
              </table:table-cell>
              <table:table-cell office:value-type="float" office:value="-30.69">
                <text:p>-30.6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254756944444444">
                <text:p>0.254756944444444</text:p>
              </table:table-cell>
              <table:table-cell office:value-type="float" office:value="120.37">
                <text:p>120.37</text:p>
              </table:table-cell>
              <table:table-cell office:value-type="float" office:value="90">
                <text:p>90</text:p>
              </table:table-cell>
              <table:table-cell office:value-type="float" office:value="-30.37">
                <text:p>-30.3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254768518518518">
                <text:p>0.254768518518518</text:p>
              </table:table-cell>
              <table:table-cell office:value-type="float" office:value="120.56">
                <text:p>120.56</text:p>
              </table:table-cell>
              <table:table-cell office:value-type="float" office:value="90">
                <text:p>90</text:p>
              </table:table-cell>
              <table:table-cell office:value-type="float" office:value="-30.56">
                <text:p>-30.5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254780092592593">
                <text:p>0.254780092592593</text:p>
              </table:table-cell>
              <table:table-cell office:value-type="float" office:value="122.31">
                <text:p>122.31</text:p>
              </table:table-cell>
              <table:table-cell office:value-type="float" office:value="90">
                <text:p>90</text:p>
              </table:table-cell>
              <table:table-cell office:value-type="float" office:value="-32.31">
                <text:p>-32.3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254803240740741">
                <text:p>0.254803240740741</text:p>
              </table:table-cell>
              <table:table-cell office:value-type="float" office:value="120.56">
                <text:p>120.56</text:p>
              </table:table-cell>
              <table:table-cell office:value-type="float" office:value="90">
                <text:p>90</text:p>
              </table:table-cell>
              <table:table-cell office:value-type="float" office:value="-30.56">
                <text:p>-30.5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254814814814815">
                <text:p>0.254814814814815</text:p>
              </table:table-cell>
              <table:table-cell office:value-type="float" office:value="125.5">
                <text:p>125.5</text:p>
              </table:table-cell>
              <table:table-cell office:value-type="float" office:value="90">
                <text:p>90</text:p>
              </table:table-cell>
              <table:table-cell office:value-type="float" office:value="-35.5">
                <text:p>-35.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254826388888889">
                <text:p>0.254826388888889</text:p>
              </table:table-cell>
              <table:table-cell office:value-type="float" office:value="122.37">
                <text:p>122.37</text:p>
              </table:table-cell>
              <table:table-cell office:value-type="float" office:value="90">
                <text:p>90</text:p>
              </table:table-cell>
              <table:table-cell office:value-type="float" office:value="-32.37">
                <text:p>-32.3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254837962962963">
                <text:p>0.254837962962963</text:p>
              </table:table-cell>
              <table:table-cell office:value-type="float" office:value="119">
                <text:p>119</text:p>
              </table:table-cell>
              <table:table-cell office:value-type="float" office:value="90">
                <text:p>90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254849537037037">
                <text:p>0.254849537037037</text:p>
              </table:table-cell>
              <table:table-cell office:value-type="float" office:value="116.31">
                <text:p>116.31</text:p>
              </table:table-cell>
              <table:table-cell office:value-type="float" office:value="90">
                <text:p>90</text:p>
              </table:table-cell>
              <table:table-cell office:value-type="float" office:value="-26.31">
                <text:p>-26.3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254861111111111">
                <text:p>0.254861111111111</text:p>
              </table:table-cell>
              <table:table-cell office:value-type="float" office:value="119.06">
                <text:p>119.06</text:p>
              </table:table-cell>
              <table:table-cell office:value-type="float" office:value="90">
                <text:p>90</text:p>
              </table:table-cell>
              <table:table-cell office:value-type="float" office:value="-29.06">
                <text:p>-29.0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254872685185185">
                <text:p>0.254872685185185</text:p>
              </table:table-cell>
              <table:table-cell office:value-type="float" office:value="121.31">
                <text:p>121.31</text:p>
              </table:table-cell>
              <table:table-cell office:value-type="float" office:value="90">
                <text:p>90</text:p>
              </table:table-cell>
              <table:table-cell office:value-type="float" office:value="-31.31">
                <text:p>-31.3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254884259259259">
                <text:p>0.254884259259259</text:p>
              </table:table-cell>
              <table:table-cell office:value-type="float" office:value="123.25">
                <text:p>123.25</text:p>
              </table:table-cell>
              <table:table-cell office:value-type="float" office:value="90">
                <text:p>90</text:p>
              </table:table-cell>
              <table:table-cell office:value-type="float" office:value="-33.25">
                <text:p>-33.2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254895833333333">
                <text:p>0.254895833333333</text:p>
              </table:table-cell>
              <table:table-cell office:value-type="float" office:value="122.25">
                <text:p>122.25</text:p>
              </table:table-cell>
              <table:table-cell office:value-type="float" office:value="90">
                <text:p>90</text:p>
              </table:table-cell>
              <table:table-cell office:value-type="float" office:value="-32.25">
                <text:p>-32.2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254907407407407">
                <text:p>0.254907407407407</text:p>
              </table:table-cell>
              <table:table-cell office:value-type="float" office:value="123.25">
                <text:p>123.25</text:p>
              </table:table-cell>
              <table:table-cell office:value-type="float" office:value="90">
                <text:p>90</text:p>
              </table:table-cell>
              <table:table-cell office:value-type="float" office:value="-33.25">
                <text:p>-33.2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254918981481481">
                <text:p>0.254918981481481</text:p>
              </table:table-cell>
              <table:table-cell office:value-type="float" office:value="123.69">
                <text:p>123.69</text:p>
              </table:table-cell>
              <table:table-cell office:value-type="float" office:value="90">
                <text:p>90</text:p>
              </table:table-cell>
              <table:table-cell office:value-type="float" office:value="-33.69">
                <text:p>-33.6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254930555555556">
                <text:p>0.254930555555556</text:p>
              </table:table-cell>
              <table:table-cell office:value-type="float" office:value="123.62">
                <text:p>123.62</text:p>
              </table:table-cell>
              <table:table-cell office:value-type="float" office:value="90">
                <text:p>90</text:p>
              </table:table-cell>
              <table:table-cell office:value-type="float" office:value="-33.62">
                <text:p>-33.6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25494212962963">
                <text:p>0.25494212962963</text:p>
              </table:table-cell>
              <table:table-cell office:value-type="float" office:value="113.19">
                <text:p>113.19</text:p>
              </table:table-cell>
              <table:table-cell office:value-type="float" office:value="90">
                <text:p>90</text:p>
              </table:table-cell>
              <table:table-cell office:value-type="float" office:value="-23.19">
                <text:p>-23.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